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2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196"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197" style:family="paragraph" style:parent-style-name="Standard">
      <style:text-properties style:font-name="Lohit Hindi" fo:font-size="11pt" style:font-size-asian="11pt" style:font-name-complex="Lohit Hindi" style:font-size-complex="11pt"/>
    </style:style>
    <style:style style:name="P198"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199"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00"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01" style:family="paragraph" style:parent-style-name="Heading_20_1">
      <style:text-properties fo:font-weight="bold" style:font-weight-asian="bold" style:font-weight-complex="bold"/>
    </style:style>
    <style:style style:name="P202"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03" style:family="paragraph" style:parent-style-name="Standard">
      <style:paragraph-properties fo:margin-left="0in" fo:margin-right="0in" fo:text-align="justify" style:justify-single-word="false" fo:orphans="0" fo:widows="0" fo:text-indent="0.1665in" style:auto-text-indent="false" fo:padding="0in" fo:border="none"/>
      <style:text-properties fo:color="#000000" style:font-name="Lohit Hindi" fo:font-size="11pt" officeooo:paragraph-rsid="00e66364" style:font-size-asian="11pt" style:font-name-complex="Lohit Hindi" style:font-size-complex="11pt"/>
    </style:style>
    <style:style style:name="P204"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05"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06"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07"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08"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09"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11" style:family="paragraph" style:parent-style-name="Standard">
      <style:paragraph-properties fo:margin-left="0in" fo:margin-right="0in" fo:text-align="justify" style:justify-single-word="false" fo:orphans="0" fo:widows="0" fo:text-indent="0.1665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12" style:family="paragraph" style:parent-style-name="Standard">
      <style:text-properties style:font-name="Lohit Hindi" fo:font-size="11pt" style:font-size-asian="11pt" style:font-name-complex="Lohit Hindi" style:font-size-complex="11pt"/>
    </style:style>
    <style:style style:name="P213"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14"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15" style:family="paragraph" style:parent-style-name="Heading_20_2">
      <style:paragraph-properties fo:line-height="100%"/>
      <style:text-properties fo:font-weight="normal" style:font-weight-asian="normal" style:font-weight-complex="normal"/>
    </style:style>
    <style:style style:name="P216" style:family="paragraph" style:parent-style-name="Heading_20_2" style:list-style-name="">
      <style:text-properties fo:font-weight="normal" style:font-weight-asian="normal" style:font-weight-complex="normal"/>
    </style:style>
    <style:style style:name="P217" style:family="paragraph" style:parent-style-name="Heading_20_2">
      <style:text-properties fo:color="#000000" fo:font-weight="normal" style:font-weight-asian="normal" style:font-weight-complex="normal"/>
    </style:style>
    <style:style style:name="P218" style:family="paragraph" style:parent-style-name="Heading_20_2" style:list-style-name="">
      <style:paragraph-properties fo:line-height="100%"/>
      <style:text-properties fo:color="#000000" fo:font-weight="normal" style:font-weight-asian="normal" style:font-weight-complex="normal"/>
    </style:style>
    <style:style style:name="P219" style:family="paragraph" style:parent-style-name="Heading_20_2">
      <style:paragraph-properties fo:break-before="page"/>
      <style:text-properties fo:font-weight="normal" style:font-weight-asian="normal" style:font-weight-complex="normal"/>
    </style:style>
    <style:style style:name="P220" style:family="paragraph" style:parent-style-name="Heading_20_2">
      <style:paragraph-properties fo:line-height="100%" fo:break-before="page"/>
      <style:text-properties fo:font-weight="normal" style:font-weight-asian="normal" style:font-weight-complex="normal"/>
    </style:style>
    <style:style style:name="P221" style:family="paragraph" style:parent-style-name="Heading_20_2">
      <style:paragraph-properties fo:line-height="100%" fo:break-before="page"/>
    </style:style>
    <style:style style:name="P222" style:family="paragraph" style:parent-style-name="Heading_20_2">
      <style:paragraph-properties fo:break-before="page"/>
      <style:text-properties officeooo:paragraph-rsid="00e66364"/>
    </style:style>
    <style:style style:name="P223" style:family="paragraph" style:parent-style-name="Contents_20_Heading" style:master-page-name="Standard">
      <style:paragraph-properties style:page-number="1"/>
    </style:style>
    <style:style style:name="P22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fo:font-weight="normal" officeooo:rsid="00dd619f" style:font-weight-asian="normal" style:font-weight-complex="normal"/>
    </style:style>
    <style:style style:name="T19" style:family="text">
      <style:text-properties style:font-name="Lohit Hindi" style:font-name-complex="Lohit Hindi"/>
    </style:style>
    <style:style style:name="T20" style:family="text">
      <style:text-properties officeooo:rsid="0025514e"/>
    </style:style>
    <style:style style:name="T21" style:family="text">
      <style:text-properties officeooo:rsid="00272a5a"/>
    </style:style>
    <style:style style:name="T22" style:family="text">
      <style:text-properties officeooo:rsid="0028e07c"/>
    </style:style>
    <style:style style:name="T23" style:family="text">
      <style:text-properties officeooo:rsid="002acda6"/>
    </style:style>
    <style:style style:name="T24" style:family="text">
      <style:text-properties style:font-weight-complex="normal"/>
    </style:style>
    <style:style style:name="T25" style:family="text">
      <style:text-properties officeooo:rsid="001624d3" style:font-weight-complex="normal"/>
    </style:style>
    <style:style style:name="T26" style:family="text">
      <style:text-properties officeooo:rsid="0017b666" style:font-weight-complex="normal"/>
    </style:style>
    <style:style style:name="T27" style:family="text">
      <style:text-properties officeooo:rsid="00326c21" style:font-weight-complex="normal"/>
    </style:style>
    <style:style style:name="T28" style:family="text">
      <style:text-properties officeooo:rsid="002af6d3" style:font-weight-complex="normal"/>
    </style:style>
    <style:style style:name="T29" style:family="text">
      <style:text-properties officeooo:rsid="00db4f54" style:font-weight-complex="normal"/>
    </style:style>
    <style:style style:name="T30" style:family="text">
      <style:text-properties officeooo:rsid="00e15f93" style:font-weight-complex="normal"/>
    </style:style>
    <style:style style:name="T31" style:family="text">
      <style:text-properties officeooo:rsid="002af6d3"/>
    </style:style>
    <style:style style:name="T32" style:family="text">
      <style:text-properties officeooo:rsid="002e3e5b"/>
    </style:style>
    <style:style style:name="T33" style:family="text">
      <style:text-properties officeooo:rsid="002f3293"/>
    </style:style>
    <style:style style:name="T34" style:family="text">
      <style:text-properties officeooo:rsid="0030eb33"/>
    </style:style>
    <style:style style:name="T35" style:family="text">
      <style:text-properties officeooo:rsid="00317dac"/>
    </style:style>
    <style:style style:name="T36" style:family="text">
      <style:text-properties officeooo:rsid="00326c21"/>
    </style:style>
    <style:style style:name="T37" style:family="text">
      <style:text-properties officeooo:rsid="003a0e1f"/>
    </style:style>
    <style:style style:name="T38" style:family="text">
      <style:text-properties officeooo:rsid="003bb744"/>
    </style:style>
    <style:style style:name="T39" style:family="text">
      <style:text-properties officeooo:rsid="003e2708"/>
    </style:style>
    <style:style style:name="T40" style:family="text">
      <style:text-properties officeooo:rsid="0046fd50"/>
    </style:style>
    <style:style style:name="T41" style:family="text">
      <style:text-properties officeooo:rsid="00482db4"/>
    </style:style>
    <style:style style:name="T42" style:family="text">
      <style:text-properties officeooo:rsid="004ac7a6"/>
    </style:style>
    <style:style style:name="T43" style:family="text">
      <style:text-properties officeooo:rsid="004c6b6c"/>
    </style:style>
    <style:style style:name="T44" style:family="text">
      <style:text-properties officeooo:rsid="004c9351"/>
    </style:style>
    <style:style style:name="T45" style:family="text">
      <style:text-properties officeooo:rsid="004e56e5"/>
    </style:style>
    <style:style style:name="T46" style:family="text">
      <style:text-properties officeooo:rsid="004f4b57"/>
    </style:style>
    <style:style style:name="T47" style:family="text">
      <style:text-properties officeooo:rsid="00510720"/>
    </style:style>
    <style:style style:name="T48" style:family="text">
      <style:text-properties officeooo:rsid="00526fc9"/>
    </style:style>
    <style:style style:name="T49" style:family="text">
      <style:text-properties officeooo:rsid="00528d4f"/>
    </style:style>
    <style:style style:name="T50" style:family="text">
      <style:text-properties officeooo:rsid="0053a3b0"/>
    </style:style>
    <style:style style:name="T51" style:family="text">
      <style:text-properties officeooo:rsid="00582d33"/>
    </style:style>
    <style:style style:name="T52" style:family="text">
      <style:text-properties officeooo:rsid="00593f36"/>
    </style:style>
    <style:style style:name="T53" style:family="text">
      <style:text-properties style:text-position="super 58%"/>
    </style:style>
    <style:style style:name="T54" style:family="text">
      <style:text-properties style:text-position="super 58%" officeooo:rsid="008896c5"/>
    </style:style>
    <style:style style:name="T55" style:family="text">
      <style:text-properties style:text-position="super 58%" officeooo:rsid="008e8b9c"/>
    </style:style>
    <style:style style:name="T56" style:family="text">
      <style:text-properties officeooo:rsid="005b5c14"/>
    </style:style>
    <style:style style:name="T57" style:family="text">
      <style:text-properties officeooo:rsid="005f6c37"/>
    </style:style>
    <style:style style:name="T58" style:family="text">
      <style:text-properties officeooo:rsid="00605fbf"/>
    </style:style>
    <style:style style:name="T59" style:family="text">
      <style:text-properties officeooo:rsid="0061f633"/>
    </style:style>
    <style:style style:name="T60" style:family="text">
      <style:text-properties officeooo:rsid="00629ef3"/>
    </style:style>
    <style:style style:name="T61" style:family="text">
      <style:text-properties officeooo:rsid="0063a114"/>
    </style:style>
    <style:style style:name="T62" style:family="text">
      <style:text-properties style:font-name-asian="Arial"/>
    </style:style>
    <style:style style:name="T63" style:family="text">
      <style:text-properties officeooo:rsid="00e66364" style:font-name-asian="Arial"/>
    </style:style>
    <style:style style:name="T64" style:family="text">
      <style:text-properties fo:font-weight="bold" style:font-weight-asian="bold"/>
    </style:style>
    <style:style style:name="T65" style:family="text">
      <style:text-properties fo:font-weight="bold" officeooo:rsid="0063a114" style:font-weight-asian="bold"/>
    </style:style>
    <style:style style:name="T66" style:family="text">
      <style:text-properties fo:font-weight="bold" officeooo:rsid="00da1c40" style:font-weight-asian="bold" style:font-weight-complex="bold"/>
    </style:style>
    <style:style style:name="T67" style:family="text">
      <style:text-properties officeooo:rsid="00640b6e"/>
    </style:style>
    <style:style style:name="T68" style:family="text">
      <style:text-properties officeooo:rsid="00651936"/>
    </style:style>
    <style:style style:name="T69" style:family="text">
      <style:text-properties officeooo:rsid="0066f411"/>
    </style:style>
    <style:style style:name="T70" style:family="text">
      <style:text-properties officeooo:rsid="00679f26"/>
    </style:style>
    <style:style style:name="T71" style:family="text">
      <style:text-properties officeooo:rsid="0068a356"/>
    </style:style>
    <style:style style:name="T72" style:family="text">
      <style:text-properties officeooo:rsid="0069c23e"/>
    </style:style>
    <style:style style:name="T73" style:family="text">
      <style:text-properties officeooo:rsid="006adbeb"/>
    </style:style>
    <style:style style:name="T74" style:family="text">
      <style:text-properties officeooo:rsid="006b5c0e"/>
    </style:style>
    <style:style style:name="T75" style:family="text">
      <style:text-properties officeooo:rsid="006d51d3"/>
    </style:style>
    <style:style style:name="T76" style:family="text">
      <style:text-properties officeooo:rsid="006f39e9"/>
    </style:style>
    <style:style style:name="T77" style:family="text">
      <style:text-properties officeooo:rsid="0074f51b"/>
    </style:style>
    <style:style style:name="T78" style:family="text">
      <style:text-properties officeooo:rsid="00799cfc"/>
    </style:style>
    <style:style style:name="T79" style:family="text">
      <style:text-properties officeooo:rsid="007bc644"/>
    </style:style>
    <style:style style:name="T80" style:family="text">
      <style:text-properties officeooo:rsid="008112da"/>
    </style:style>
    <style:style style:name="T81" style:family="text">
      <style:text-properties officeooo:rsid="0087901f"/>
    </style:style>
    <style:style style:name="T82" style:family="text">
      <style:text-properties officeooo:rsid="008896c5"/>
    </style:style>
    <style:style style:name="T83" style:family="text">
      <style:text-properties officeooo:rsid="0088970d"/>
    </style:style>
    <style:style style:name="T84" style:family="text">
      <style:text-properties officeooo:rsid="008e8b9c"/>
    </style:style>
    <style:style style:name="T85" style:family="text">
      <style:text-properties officeooo:rsid="008fc4bc"/>
    </style:style>
    <style:style style:name="T86" style:family="text">
      <style:text-properties officeooo:rsid="0090b50b"/>
    </style:style>
    <style:style style:name="T87" style:family="text">
      <style:text-properties officeooo:rsid="0090f0e7"/>
    </style:style>
    <style:style style:name="T88" style:family="text">
      <style:text-properties officeooo:rsid="0091f286"/>
    </style:style>
    <style:style style:name="T89" style:family="text">
      <style:text-properties officeooo:rsid="0097e7ce"/>
    </style:style>
    <style:style style:name="T90" style:family="text">
      <style:text-properties officeooo:rsid="00983efe"/>
    </style:style>
    <style:style style:name="T91" style:family="text">
      <style:text-properties officeooo:rsid="0099cda4"/>
    </style:style>
    <style:style style:name="T92" style:family="text">
      <style:text-properties officeooo:rsid="009ab841"/>
    </style:style>
    <style:style style:name="T93" style:family="text">
      <style:text-properties officeooo:rsid="009cd8c5"/>
    </style:style>
    <style:style style:name="T94" style:family="text">
      <style:text-properties officeooo:rsid="009e7ed1"/>
    </style:style>
    <style:style style:name="T95" style:family="text">
      <style:text-properties officeooo:rsid="00a16a58"/>
    </style:style>
    <style:style style:name="T96" style:family="text">
      <style:text-properties officeooo:rsid="00ad2e7a"/>
    </style:style>
    <style:style style:name="T97" style:family="text">
      <style:text-properties officeooo:rsid="00ad8fa6"/>
    </style:style>
    <style:style style:name="T98" style:family="text">
      <style:text-properties officeooo:rsid="00b05bf7"/>
    </style:style>
    <style:style style:name="T99" style:family="text">
      <style:text-properties officeooo:rsid="00b231e6"/>
    </style:style>
    <style:style style:name="T100" style:family="text">
      <style:text-properties officeooo:rsid="00b5aa20"/>
    </style:style>
    <style:style style:name="T101" style:family="text">
      <style:text-properties officeooo:rsid="00b88851"/>
    </style:style>
    <style:style style:name="T102" style:family="text">
      <style:text-properties officeooo:rsid="00ba8841"/>
    </style:style>
    <style:style style:name="T103" style:family="text">
      <style:text-properties officeooo:rsid="00be19d9"/>
    </style:style>
    <style:style style:name="T104" style:family="text">
      <style:text-properties officeooo:rsid="00c1d75c"/>
    </style:style>
    <style:style style:name="T105" style:family="text">
      <style:text-properties officeooo:rsid="00cf7f53"/>
    </style:style>
    <style:style style:name="T106" style:family="text">
      <style:text-properties officeooo:rsid="00cf934a"/>
    </style:style>
    <style:style style:name="T107" style:family="text">
      <style:text-properties officeooo:rsid="00d37404"/>
    </style:style>
    <style:style style:name="T108" style:family="text">
      <style:text-properties officeooo:rsid="00d469dd"/>
    </style:style>
    <style:style style:name="T109" style:family="text">
      <style:text-properties officeooo:rsid="00d475c0"/>
    </style:style>
    <style:style style:name="T110" style:family="text">
      <style:text-properties officeooo:rsid="00da1c40"/>
    </style:style>
    <style:style style:name="T111" style:family="text">
      <style:text-properties officeooo:rsid="00e15f93"/>
    </style:style>
    <style:style style:name="T112" style:family="text">
      <style:text-properties officeooo:rsid="00e2103c"/>
    </style:style>
    <style:style style:name="T113" style:family="text">
      <style:text-properties officeooo:rsid="00e32f18"/>
    </style:style>
    <style:style style:name="T114" style:family="text">
      <style:text-properties officeooo:rsid="00e40e84"/>
    </style:style>
    <style:style style:name="T115" style:family="text">
      <style:text-properties fo:language="en" fo:country="IN" style:font-name-asian="Arial"/>
    </style:style>
    <style:style style:name="T116" style:family="text">
      <style:text-properties officeooo:rsid="00e9473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3">अनुक्रम</text:p>
          </text:index-title>
          <text:p text:style-name="P224"><text:a xlink:type="simple" xlink:href="#__RefHeading___Toc39563_3981774137" text:style-name="Index_20_Link" text:visited-style-name="Index_20_Link">निशा (६००० ईसा पूर्व)<text:tab/>2</text:a></text:p>
          <text:p text:style-name="P224"><text:a xlink:type="simple" xlink:href="#__RefHeading___Toc39566_3981774137" text:style-name="Index_20_Link" text:visited-style-name="Index_20_Link">दिवा (३५०० ईसा पूर्व)<text:tab/>11</text:a></text:p>
          <text:p text:style-name="P224"><text:a xlink:type="simple" xlink:href="#__RefHeading___Toc39571_3981774137" text:style-name="Index_20_Link" text:visited-style-name="Index_20_Link">अमृताश्व (३००० ईसा पूर्व)<text:tab/>22</text:a></text:p>
          <text:p text:style-name="P224"><text:a xlink:type="simple" xlink:href="#__RefHeading___Toc21025_3467261772" text:style-name="Index_20_Link" text:visited-style-name="Index_20_Link">पुरुहूत (२५०० ईसा पूर्व)<text:tab/>31</text:a></text:p>
          <text:p text:style-name="P224"><text:a xlink:type="simple" xlink:href="#__RefHeading___Toc20686_754169864" text:style-name="Index_20_Link" text:visited-style-name="Index_20_Link">पुरुधान (२००० ईसा पूर्व)<text:tab/>42</text:a></text:p>
          <text:p text:style-name="P224"><text:a xlink:type="simple" xlink:href="#__RefHeading___Toc19934_2472134671" text:style-name="Index_20_Link" text:visited-style-name="Index_20_Link">अंगिरा (१८०० ईसा पूर्व)<text:tab/>49</text:a></text:p>
          <text:p text:style-name="P224"><text:a xlink:type="simple" xlink:href="#__RefHeading___Toc19394_3290723130" text:style-name="Index_20_Link" text:visited-style-name="Index_20_Link">सुदास् (१५०० ईसा पूर्व)<text:tab/>59</text:a></text:p>
          <text:p text:style-name="P224"><text:a xlink:type="simple" xlink:href="#__RefHeading___Toc18941_1166538761" text:style-name="Index_20_Link" text:visited-style-name="Index_20_Link">प्रवाहण (७०० ईसा पूर्व)<text:tab/>70</text:a></text:p>
          <text:p text:style-name="P224"><text:a xlink:type="simple" xlink:href="#__RefHeading___Toc18378_510523326" text:style-name="Index_20_Link" text:visited-style-name="Index_20_Link">बन्धुल मल्ल (४६० ईसा पूर्व)<text:tab/>79</text:a></text:p>
          <text:p text:style-name="P224"><text:a xlink:type="simple" xlink:href="#__RefHeading___Toc17256_1714902626" text:style-name="Index_20_Link" text:visited-style-name="Index_20_Link">नागदत्त (३३५ ईसा पूर्व)<text:tab/>91</text:a></text:p>
          <text:p text:style-name="P224"><text:a xlink:type="simple" xlink:href="#__RefHeading___Toc17258_1714902626" text:style-name="Index_20_Link" text:visited-style-name="Index_20_Link">प्रभा (५० ईसवीं)<text:tab/>105</text:a></text:p>
          <text:p text:style-name="P224"><text:a xlink:type="simple" xlink:href="#__RefHeading___Toc16158_3427730883" text:style-name="Index_20_Link" text:visited-style-name="Index_20_Link">सुपर्ण यौधेय (४२० ईसवीं)<text:tab/>122</text:a></text:p>
          <text:p text:style-name="P224"><text:a xlink:type="simple" xlink:href="#__RefHeading___Toc14894_1665137901" text:style-name="Index_20_Link" text:visited-style-name="Index_20_Link">दुर्मुख (६३० ईसवीं)<text:tab/>133</text:a></text:p>
          <text:p text:style-name="P224"><text:a xlink:type="simple" xlink:href="#__RefHeading___Toc14208_1739666397" text:style-name="Index_20_Link" text:visited-style-name="Index_20_Link">चक्रपाणि (१२०० ईसवीं)<text:tab/>142</text:a></text:p>
          <text:p text:style-name="P224"><text:a xlink:type="simple" xlink:href="#__RefHeading___Toc14210_1739666397" text:style-name="Index_20_Link" text:visited-style-name="Index_20_Link">बाबा नूरदीन् (१३०० ईसवीं)<text:tab/>152</text:a></text:p>
          <text:p text:style-name="P224"><text:a xlink:type="simple" xlink:href="#__RefHeading___Toc13177_2258740056" text:style-name="Index_20_Link" text:visited-style-name="Index_20_Link">सुरैया (१६०० ईसवीं)<text:tab/>162</text:a></text:p>
          <text:p text:style-name="P224"><text:a xlink:type="simple" xlink:href="#__RefHeading___Toc13187_2258740056" text:style-name="Index_20_Link" text:visited-style-name="Index_20_Link">रेखा भगत् (१८०० ईसवीं)<text:tab/>172</text:a></text:p>
          <text:p text:style-name="P224"><text:a xlink:type="simple" xlink:href="#__RefHeading___Toc12367_4218099787" text:style-name="Index_20_Link" text:visited-style-name="Index_20_Link">मंगल सिंह (१८५७ ईसवीं)<text:tab/>182</text:a></text:p>
          <text:p text:style-name="P224"><text:a xlink:type="simple" xlink:href="#__RefHeading___Toc11578_3046365102" text:style-name="Index_20_Link" text:visited-style-name="Index_20_Link">सफ़दर (१६२२ ईसवीं)<text:tab/>193</text:a></text:p>
          <text:p text:style-name="P224"><text:a xlink:type="simple" xlink:href="#__RefHeading___Toc11583_3046365102" text:style-name="Index_20_Link" text:visited-style-name="Index_20_Link">सुमेर (१६४२ ईसवीं)<text:tab/>205</text:a></text:p>
        </text:index-body>
      </text:table-of-content>
      <text:p text:style-name="P201"/>
      <text:h text:style-name="P219" text:outline-level="2"><text:bookmark-start text:name="__RefHeading___Toc39563_3981774137"/>निशा (६००० ईसा पूर्व)<text:bookmark-end text:name="__RefHeading___Toc39563_3981774137"/></text:h>
      <text:p text:style-name="P198"/>
      <text:p text:style-name="P197">देश : वोल्गा-तट (ऊपरी)</text:p>
      <text:p text:style-name="P197">जाति : हिन्दी-योरोपीय</text:p>
      <text:p text:style-name="P197">काल : ६००० ईसा पूर्व</text:p>
      <text:p text:style-name="P184"/>
      <text:p text:style-name="P188"><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84"/>
      <text:p text:style-name="P188"><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88"/>
      <text:p text:style-name="P188"><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88"/>
      <text:p text:style-name="P188"><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88"/>
      <text:p text:style-name="P188"><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88"/>
      <text:p text:style-name="P184">"अगिन ! आ । यहाँ आ अगिन ! दादी यहाँ।"</text:p>
      <text:p text:style-name="P188"/>
      <text:p text:style-name="P189"><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0"/>
      <text:p text:style-name="P109">"दादी ! रोचना ने हड्डी छीनी । अगिन रोता ।।</text:p>
      <text:p text:style-name="P188"/>
      <text:p text:style-name="P188"><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184">"अगि--िनि".</text:p>
      <text:p text:style-name="P188"><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88"/>
      <text:p text:style-name="P188">2.</text:p>
      <text:p text:style-name="P188"/>
      <text:p text:style-name="P188">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88"/>
      <text:p text:style-name="P188"><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text:span><text:soft-page-break/><text:span text:style-name="T2">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88"/>
      <text:p text:style-name="P188"><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84">"मै काटता हूँ, माँ ! तू थक गई है।</text:p>
      <text:p text:style-name="P188"><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88"/>
      <text:p text:style-name="P188"><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88"/>
      <text:p text:style-name="P188"><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88"><text:span text:style-name="T2">"गुर्र, गुर्र, वृक, वृक</text:span> <text:span text:style-name="T2">(भेड़िया)। </text:span></text:p>
      <text:p text:style-name="P184">माँ ने भी ऊपर-नीचे सिर हिलाते हुए कहा ...... </text:p>
      <text:p text:style-name="P188"><text:span text:style-name="T2">"गुर्र,गुर्र, वृक।</text:span> <text:span text:style-name="T2">बहुत वृक, बहुत वृक।" </text:span><text:s/><text:span text:style-name="T2">फिर उत्तेजनापूर्ण स्वर में कहा-"तैयार ।"</text:span></text:p>
      <text:p text:style-name="P184"/>
      <text:p text:style-name="P188"><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88"/>
      <text:p text:style-name="P188"><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88"><text:span text:style-name="T2">"निशा-</text:span>ा<text:span text:style-name="T2">-</text:span>ा<text:span text:style-name="T2">! आ गई </text:span>?<text:span text:style-name="T2">"</text:span></text:p>
      <text:p text:style-name="P188"><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88"/>
      <text:p text:style-name="P188"><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88"/>
      <text:p text:style-name="P188"><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88"/>
      <text:p text:style-name="P188"><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188"><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88"/>
      <text:p text:style-name="P188"><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88"/>
      <text:p text:style-name="P188">3.</text:p>
      <text:p text:style-name="P188"/>
      <text:p text:style-name="P188"><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88"/>
      <text:p text:style-name="P188"><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88"/>
      <text:p text:style-name="P188"><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text:span><text:soft-page-break/><text:span text:style-name="T2">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88"/>
      <text:p text:style-name="P188"><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88"/>
      <text:p text:style-name="P188"><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88"/>
      <text:p text:style-name="P188"><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text:span><text:soft-page-break/><text:span text:style-name="T2">वोल्गा 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88"/>
      <text:p text:style-name="P189"><text:span text:style-name="T2">परिवार की बलिष्ठ स्त्री रोचना निशा-परिवार की स्वामिनी बनी </text:span><text:span text:style-name="T4">। </text:span></text:p>
      <text:p text:style-name="P188"/>
      <text:p text:style-name="P188"/>
      <text:p text:style-name="P188">___</text:p>
      <text:p text:style-name="P187"/>
      <text:p text:style-name="P199">आज से ३६१ पीढ़ी पहले की कथा है। उस वक्त हिन्द, ईरान और यूरोप की सारी जातियाँ एक कबीले के रूप में थी। मानवता का आरम्भिक काल था।</text:p>
      <text:p text:style-name="P188"/>
      <text:p text:style-name="P188"/>
      <text:p text:style-name="P185"/>
      <text:h text:style-name="P219" text:outline-level="2"><text:bookmark-start text:name="__RefHeading___Toc39566_3981774137"/>दिवा (३५०० ईसा पूर्व) <text:bookmark-end text:name="__RefHeading___Toc39566_3981774137"/></text:h>
      <text:p text:style-name="P186"/>
      <text:p text:style-name="P183">देश : वोल्गा-तट (मध्य)</text:p>
      <text:p text:style-name="P183">जाति : हिन्दी-स्लाव</text:p>
      <text:p text:style-name="P183">काल : ३५०० ई० पू०</text:p>
      <text:p text:style-name="P188"/>
      <text:p text:style-name="P188">1.</text:p>
      <text:p text:style-name="P188"/>
      <text:p text:style-name="P188"><text:span text:style-name="T2">"दिवा । धूप तेज है, देख तेरे शरीर में पसीना । आ, यहाँ शिला पर</text:span> <text:span text:style-name="T2">बैठें।"</text:span></text:p>
      <text:p text:style-name="P188"><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88"><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188"/>
      <text:p text:style-name="P188"><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84">सूर के पास आने पर दिवा ने मुस्कराते हुए कहा-</text:p>
      <text:p text:style-name="P184">"कितने सुन्दर, कितने सुगन्धित हैं ये फूल !"</text:p>
      <text:p text:style-name="P184">सूर ने फूलों को शिलातल पर रखते हुए कहा-"जब मैं इन्हें तेरेसुनहरे केशों में गूंथ हूँगा, तो ये और सुन्दर लगेंगे।"</text:p>
      <text:p text:style-name="P184">"तो सूर ! तू मेरे लिए इन फूलों को ला रहा है ?"</text:p>
      <text:p text:style-name="P188"><text:span text:style-name="T2">"हाँ, दिवा ! मैंने इन फूलों को देखा, तुझे देखा, फिर याद आई जल</text:span> <text:span text:style-name="T2">की परियाँ ।"</text:span></text:p>
      <text:p text:style-name="P184">"जल की परियाँ ?"</text:p>
      <text:p text:style-name="P188"><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84">"तो सूर ! तू मुझे कैसी जल-परी समझता है ?"</text:p>
      <text:p text:style-name="P184">"नाराज होने वाली नहीं ।"</text:p>
      <text:p text:style-name="P184">"किन्तु, मैं तुझ पर कभी खुश नहीं हुई।</text:p>
      <text:p text:style-name="P184">दिवा ठंडी सॉस लेकर चुप हो गई। सूर ने फिर दुहराते हुए कहा-</text:p>
      <text:p text:style-name="P188"><text:span text:style-name="T2">"नहीं दिवा ! तू मुझपर कभी नाराज नहीं हुई। याद है बचपन के</text:span> <text:span text:style-name="T2">दिन ?’</text:span></text:p>
      <text:p text:style-name="P184">"तब भी तू शर्मीला था।"</text:p>
      <text:p text:style-name="P184">"किन्तु तू मुझपर नाराज न होती थी।"</text:p>
      <text:p text:style-name="P184">"तब मैं तुझे अपने आप चूमती थी।"</text:p>
      <text:p text:style-name="P184">"हाँ, वह चूमना बहुत मीठा था।"</text:p>
      <text:p text:style-name="P188"><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84">"लेकिन दिवा ! इसमें तेरा दोष नहीं है।"</text:p>
      <text:p text:style-name="P184">"फिर किसका दोष ?"</text:p>
      <text:p text:style-name="P188"><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88"><text:span text:style-name="T2">"किन्तु सूर' ! तू भी वैसा ही, उनसे भी बढ़कर चतुर, कुशल, पुष्ट</text:span> <text:span text:style-name="T2">तरुण था, और मैंने तेरी आशा को भंग किया।</text:span></text:p>
      <text:p text:style-name="P184">"दिवा । किन्तु मैंने कभी आशा नहीं प्रकट की।"</text:p>
      <text:p text:style-name="P188"><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84">"तो मैं फिर वही सूर और तू वही दिवा बनेगी।"</text:p>
      <text:p text:style-name="P184">"हाँ, और मैं तेरे ओठों को चूमँगी।"</text:p>
      <text:p text:style-name="P188"><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84">"और तू मेरी अपनी माँ का बेटा, मैं तुझे भूल गई !"</text:p>
      <text:p text:style-name="P188"><text:span text:style-name="T2">दिवा की आँखें गीली थीं। सूर ने उन्हें अपने गालों से पोछते हुए</text:span> <text:span text:style-name="T2">कहा-</text:span></text:p>
      <text:p text:style-name="P188"><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84">"अपने मन से नहीं सूर !</text:p>
      <text:p text:style-name="P184">"तो, दिवा !--"</text:p>
      <text:p text:style-name="P184">"नहीं, कह तू मुझसे अब फिर नहीं शर्माएगा ?"</text:p>
      <text:p text:style-name="P188"><text:span text:style-name="T2">"नहीं शर्माऊँगा, अच्छा इन फूलों को ग</text:span>ूं<text:span text:style-name="T2">थने दे।"</text:span></text:p>
      <text:p text:style-name="P188"><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84">"दिवा ! ये फूल पहले से अधिक सुन्दर हैं ?"</text:p>
      <text:p text:style-name="P184">"फूल या मैं ?"</text:p>
      <text:p text:style-name="P184">सूर को कोई उत्तर नहीं सूझा, उसने जरा रुककर कहा-</text:p>
      <text:p text:style-name="P188"><text:span text:style-name="T2">"मैंने हटकर देखा, तुझे ज्यादा सुन्दर पाया। और हटकर देखा, और</text:span> <text:span text:style-name="T2">सुन्दर पाया।</text:span></text:p>
      <text:p text:style-name="P184">"और यदि वोल्गा-तट से देखता ?"</text:p>
      <text:p text:style-name="P184">"नहीं, उतनी दूर से नहीं-"</text:p>
      <text:p text:style-name="P184">सूर की आँखों में चिन्ता की झलक उतर आई थी। </text:p>
      <text:p text:style-name="P188"><text:span text:style-name="T2">"दूर से तेरी</text:span> <text:span text:style-name="T2">सुगन्धि जाती रहती है, और रूप भी दूर हो जाता है।"</text:span></text:p>
      <text:p text:style-name="P184">"तू सूर ! तू मुझे दूर से देखना चाहता है या पास रहना चाहता है।</text:p>
      <text:p text:style-name="P184"><text:soft-page-break/>"पास रहना, दिवा ! जैसे दिवा के पास चमकता सूर !"</text:p>
      <text:p text:style-name="P184">"आज मेरे साथ नाचेगा सूर ?"</text:p>
      <text:p text:style-name="P184">"जरूर !"</text:p>
      <text:p text:style-name="P184">"आज मेरे साथ रहेगा ?"</text:p>
      <text:p text:style-name="P184">"जरूर।"</text:p>
      <text:p text:style-name="P184">"सारी रात ?"</text:p>
      <text:p text:style-name="P184">"जरूर !"</text:p>
      <text:p text:style-name="P188"><text:span text:style-name="T2">"तो आज मैं जन के किसी तरुण के पास नहीं रहूँगी।" कह दिवा ने</text:span> <text:span text:style-name="T2">सूर का आलिंगन किया।</text:span></text:p>
      <text:p text:style-name="P188"><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84">"दिवा ! आज तूने सूर को अपना साथी चुना ?"</text:p>
      <text:p text:style-name="P188"><text:span text:style-name="T2">"हाँ ! और मुँह को उनकी ओर घुमाकर कहा-"देखो ये फूल सूर ने</text:span> <text:span text:style-name="T2">सजाये हैं।"</text:span></text:p>
      <text:p text:style-name="P188"><text:span text:style-name="T2">एक तरुणी--"सूर ! तू फूल अच्छे सजाता है। मेरे केशों को भी सजा</text:span> <text:span text:style-name="T2">दे।"</text:span></text:p>
      <text:p text:style-name="P184">दिवा-"आज नहीं, आज सूर मेरा। कल।"</text:p>
      <text:p text:style-name="P184">तरुणी-"कल सूर मेरा।"</text:p>
      <text:p text:style-name="P184">दिवा-"कल ? कल भी सूर मेरा।</text:p>
      <text:p text:style-name="P184">तरुणी-"रोज-रोज सूर तेरा दिवा ! यह तो ठीक नहीं ।"</text:p>
      <text:p text:style-name="P188"><text:span text:style-name="T2">दिवा ने अपनी गलती को समझकर कहा-"रोज-रोज नहीं स्वसर</text:span> <text:span text:style-name="T2">(बहन) ! आज और कल भर ।"</text:span></text:p>
      <text:p text:style-name="P188"><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88"/>
      <text:p text:style-name="P188">2.</text:p>
      <text:p text:style-name="P188"/>
      <text:p text:style-name="P188"><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88"/>
      <text:p text:style-name="P188"><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88"/>
      <text:p text:style-name="P188"><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88"/>
      <text:p text:style-name="P188"><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88"><text:span text:style-name="T2">"ओ-|-|-ग-ग-न्-</text:span>ा<text:span text:style-name="T2">-</text:span>ा<text:span text:style-name="T2"> आ-</text:span>ा<text:span text:style-name="T2">-</text:span>ा<text:span text:style-name="T2">-या-"</text:span></text:p>
      <text:p text:style-name="P188"><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88"/>
      <text:p text:style-name="P188"><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88"/>
      <text:p text:style-name="P188"><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88"/>
      <text:p text:style-name="P188"><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88"/>
      <text:p text:style-name="P188"><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90"/>
      <text:p text:style-name="P188">3.</text:p>
      <text:p text:style-name="P188"/>
      <text:p text:style-name="P188"><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88"/>
      <text:p text:style-name="P188"><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188"/>
      <text:p text:style-name="P188"><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88"/>
      <text:p text:style-name="P188"><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88"><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88"/>
      <text:p text:style-name="P188"><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88"/>
      <text:p text:style-name="P188"><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88"/>
      <text:p text:style-name="P188"><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88"/>
      <text:p text:style-name="P188"><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84"/>
      <text:p text:style-name="P188"><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88"/>
      <text:p text:style-name="P188">4.</text:p>
      <text:p text:style-name="P188"/>
      <text:p text:style-name="P188"><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88"/>
      <text:p text:style-name="P188"><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88"/>
      <text:p text:style-name="P188"><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84">"हाँ, मेरा है, किन्तु मैंने तुझे कभी नहीं देखा।</text:p>
      <text:p text:style-name="P184">"मैं कुरु-जन की हैं। यह कुरु-जन की भूमि है।"</text:p>
      <text:p text:style-name="P188"><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88"><text:span text:style-name="T2">ऋक्ष को चुप देख तरुणी ने कहा-"इस खरगोश को तेरे कुत्ते ने मारा</text:span> <text:span text:style-name="T2">है, इसे तू ले जा ।</text:span></text:p>
      <text:p text:style-name="P184">"लेकिन, यह कुरुओं के मृगया-क्षेत्र में मरा है।"</text:p>
      <text:p text:style-name="P184">"हाँ, मरा है, किन्तु मैं कुत्ते के मालिक की प्रतीक्षा में थी।"</text:p>
      <text:p text:style-name="P184">"प्रतीक्षा में ?</text:p>
      <text:p text:style-name="P184">"हाँ कि उसके आने पर इस खरगोश को दे दें।"</text:p>
      <text:p text:style-name="P188"><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88"><text:span text:style-name="T2">"शिकार ही नहीं, तूने मेरे श्वक (कुत्ते) को भी मुझे दिया। यह कुत्ता</text:span> <text:span text:style-name="T2">मुझे बहुत प्रिय है।</text:span></text:p>
      <text:p text:style-name="P184">"सुन्दर श्वक है।"</text:p>
      <text:p text:style-name="P188"><text:span text:style-name="T2">"सारे जन के बीच क्यों न हो, मेरी आवाज सुनते ही मेरे पास चला</text:span> <text:span text:style-name="T2">आता है।"</text:span></text:p>
      <text:p text:style-name="P184"><text:soft-page-break/>"इसका नाम ?"</text:p>
      <text:p text:style-name="P184">"शम्भू ।"</text:p>
      <text:p text:style-name="P184">"और तेरा मित्र !"</text:p>
      <text:p text:style-name="P184">"ऋक्षश्रवा रोचना-सूनु ।"</text:p>
      <text:p text:style-name="P188"><text:span text:style-name="T2">"रोचना-सूनु ! मेरी माँ का नाम भी रोचना था। ऋक्ष जल्दी न हो तो</text:span> <text:span text:style-name="T2">थोड़ा बैठ।"</text:span></text:p>
      <text:p text:style-name="P188"><text:span text:style-name="T2">ऋक्ष ने धनुष और कंचुक बरफ पर रखकर सुन्दरी के पैरों के</text:span> <text:span text:style-name="T2">पास बैठते हुए कहा-</text:span></text:p>
      <text:p text:style-name="P184">"तो अब तेरी माँ नहीं है ?"</text:p>
      <text:p text:style-name="P188"><text:span text:style-name="T2">"नहीं, वह निशा-जन के युद्ध में मारी गई। वह मुझे बहुत प्यार करती</text:span> <text:span text:style-name="T2">थी।'-कहते --कहते तरुणी की आँखों में आँसू भर आये।।</text:span></text:p>
      <text:p text:style-name="P184">ऋक्ष ने अपने हाथ से उसके आँसुओं को पोंछते हुए कहा-</text:p>
      <text:p text:style-name="P184">"यह युद्ध कितना बुरा है !" ।</text:p>
      <text:p text:style-name="P184">"हाँ, जिसमें इतने प्रियों का बिछोह होता है।"</text:p>
      <text:p text:style-name="P184">"और अब भी वह बन्द नहीं हुआ।</text:p>
      <text:p text:style-name="P188"><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84">"और तेरी जैसी ही तरुणियाँ कुरुओं में भी होंगी।"</text:p>
      <text:p text:style-name="P184">"फिर भी हमें एक दूसरे को मारना होगा, ऋक्ष ! यह कैसा है !"</text:p>
      <text:p text:style-name="P188"><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84">"लेकिन हम अब नहीं लड़ेंगे।"</text:p>
      <text:p text:style-name="P184">"नहीं ! कुरु नहीं लड़ेंगे।"</text:p>
      <text:p text:style-name="P188"><text:span text:style-name="T2">"हाँ, हमारी संख्या इतनी कम रह गई है, कि हमें जीतने की आशा</text:span> <text:span text:style-name="T2">नहीं।"</text:span></text:p>
      <text:p text:style-name="P184">"फिर कुरु क्या करेंगे ?"</text:p>
      <text:p text:style-name="P188"><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84">"तो तू वोल्गा को फिर न देख सकेगी।"</text:p>
      <text:p text:style-name="P188"><text:span text:style-name="T2">"न तैर सकेंगी। इस गम्भीर उद (जल) में तैरने में कितना आनन्द</text:span> <text:span text:style-name="T2">आता था !"-सुन्दरी के कपोलों पर अश्रुबिन्दु ढलक रहे थे।</text:span></text:p>
      <text:p text:style-name="P184">"कितना क्रूर, कितना निष्ठुर !"--उदास हो ऋक्ष ने कहा।</text:p>
      <text:p text:style-name="P184">'किन्तु यह जन-धर्म है, रोचना-सूनु।"</text:p>
      <text:p text:style-name="P184">"और बर्बर-धर्म है।"</text:p>
      <text:p text:style-name="P188"/>
      <text:p text:style-name="P188"/>
      <text:p text:style-name="P188"/>
      <text:p text:style-name="P188"><text:soft-page-break/></text:p>
      <text:p text:style-name="P188">---</text:p>
      <text:p text:style-name="P194"><text:span text:style-name="T7">आज से सवा दो सौ पीढी पहले के एक आर्य-जन की यह कहानी है। उस वक्त</text:span><text:span text:style-name="T19"> </text:span><text:span text:style-name="T7">भारत, ईरान और रूस की श्वेत जातियों की एक जाति थी, जिसे हिन्दी स्लाव या शतं-वंश कहते हैं।</text:span></text:p>
      <text:h text:style-name="P219" text:outline-level="2"><text:bookmark-start text:name="__RefHeading___Toc39571_3981774137"/>अमृताश्व (३००० ईसा पूर्व)<text:bookmark-end text:name="__RefHeading___Toc39571_3981774137"/></text:h>
      <text:p text:style-name="P200"/>
      <text:p text:style-name="P124">देश : मध्य-एशिया; पामीर (उत्तर-कुरु)</text:p>
      <text:p text:style-name="P124">जाति : हिन्दी-ईरानी</text:p>
      <text:p text:style-name="P124">काल : ३००० ई० पू०</text:p>
      <text:p text:style-name="P191"/>
      <text:p text:style-name="P125">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24">"हाँ, ऋज्राश्व ! किन्तु तू किधर भूल पड़ा ?".</text:p>
      <text:p text:style-name="P124">"भूला नहीं सखी ! मैं तेरे ही पास चला आया।"</text:p>
      <text:p text:style-name="P124">"मेरे पास ! बहुत दिनों बाद।"</text:p>
      <text:p text:style-name="P124">"आज सोमा याद आ गई !"</text:p>
      <text:p text:style-name="P124">"बहुत अच्छा, मुझे पानी भरकर घर में पहुँचाना है। अमृताश्व खाने बैठा है।"</text:p>
      <text:p text:style-name="P124">बात करते हुए दोनों नदी तक जा, घर लौटे। ऋज्राश्व ने कहा-</text:p>
      <text:p text:style-name="P124">"अमृताश्व बड़ा हो गया।</text:p>
      <text:p text:style-name="P124">"हाँ, तूने तो कई वर्षों से नहीं देखा ?"</text:p>
      <text:p text:style-name="P124">"चार वर्ष से ?"</text:p>
      <text:p text:style-name="P124">"इस वक्त यह बारह वर्ष का है। सच कहती हूँ ऋज्राश्व ! रूप में वह तेरे समान है।</text:p>
      <text:p text:style-name="P124">"कौन जाने, उस वक्त मैं भी तो तेरा कृपा-पात्र था। अमृताश्व इतने दिनों कहाँ रहा ?"</text:p>
      <text:p text:style-name="P124">"नाना के यहाँ, वाहलीकों में ।"</text:p>
      <text:p text:style-name="P124">सुन्दरी ने जलपूर्ण मशक तम्बू में रखी और अपने पति कृच्छ्राश्व को ऋज्राश्व के आने की खबर दी। दोनों और उनके पीछे अमृताश्व भी तम्<text:span text:style-name="T20">बू</text:span> से बाहर निकले। ऋज्राश्व ने सम्मान प्रदर्शित करते हुए कहा--"कह, मित्र कृच्छ्राश्व ! तू कैसे रहा ?"</text:p>
      <text:p text:style-name="P124">"अग्निदेव की कृपा है, ऋज्राश्व ! आ जा फिर, अभी-अभी सोम (भ<text:span text:style-name="T20">ां</text:span>ग) को घोटकर मधु और अश्विनी-क्षीर के साथ तैयार किया है।"</text:p>
      <text:p text:style-name="P124">"मधु-सोम । किन्तु इतने सबेरे कैसे ?" </text:p>
      <text:p text:style-name="P124"><text:soft-page-break/>"मैं घोड़ों के रेवड़ में जा रहा हूँ। बाहर देखा नहीं, घोड़ा तैयार है ?</text:p>
      <text:p text:style-name="P124">"तो आज शाम को लौटना नहीं चाहता !"</text:p>
      <text:p text:style-name="P124">"शायद। इसीलिए तैयार है। यह सोम की मशक और मधुर अश्वमांस ।"</text:p>
      <text:p text:style-name="P124">"अश्व-म<text:span text:style-name="T20">ां</text:span>स !"</text:p>
      <text:p text:style-name="P124">"हाँ, हमारे पशुओं पर अग्निदेव की कृपा है। मैं तो अश्वों को ही अधिक पालता हूँ।"</text:p>
      <text:p text:style-name="P124">"हाँ, कृच्छ्राश्व ! तेरा नाम उल्टा है।"</text:p>
      <text:p text:style-name="P124">"माँ-बाप के समय हमारे घर में अश्वों की कृच्छ्रता थी, इसीलिए यह नाम रख दिया।</text:p>
      <text:p text:style-name="P124">"लेकिन अब तो ऋद्धाश्व होना चाहिए।</text:p>
      <text:p text:style-name="P124">"अच्छा, चलो भीतर ।"</text:p>
      <text:p text:style-name="P119">"किन्तु, मित्र ! इसी देव-द्रुम की छाया में हरी घास पर क्यों न ?"</text:p>
      <text:p text:style-name="P119">"ठीक, सोमा ! तू ला, सोम और माँस से यहीं मित्र को तृप्त करें।"</text:p>
      <text:p text:style-name="P124">"किन्तु कृच्छ्र ! तू अश्वों में जा रहा था।</text:p>
      <text:p text:style-name="P124">"चला जाऊँगा, आज नहीं कल। बैठ ऋज्राश्व !"</text:p>
      <text:p text:style-name="P126">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24">"अच्छा, यह बतला ऋजु ! लवण के साथ उबाला मॉस खायेगा, या आग में भूना ? बछेड़ा आठ महीने का था, मांस बहुत कोमल है।"</text:p>
      <text:p text:style-name="P124">"मुझे तो सोमे ! भूना बछेड़ा पसन्द आता है। मैं तो कभी-कभी सम्पूर्ण बछेड़े को आग पर भूनता हूँ। देर लगती है, किन्तु म<text:span text:style-name="T21">ां</text:span>स बहुत मधुर होता है। और तुझे भी सोमे ! मेरे चषक को अपने ओठों से मीठा करना होगा।</text:p>
      <text:p text:style-name="P124">"हाँ, हाँ सोमे ! ऋज बहुत समय बाद आया है।"- कृच्छ्र<text:span text:style-name="T21">ा</text:span>श्व ने कहा।</text:p>
      <text:p text:style-name="P124">"मैं जल्दी आती हूँ, आग बहुत है, माँस भूनते देर न लगेगी।"</text:p>
      <text:p text:style-name="P124">कृच्छ्राश्व को चषक पर अँड़ेलते देख ऋज्राश्व ने कहा "क्या जल्दी है?"</text:p>
      <text:p text:style-name="P124">"सोम मधुरतम है। सोमा का हाथ और सोम ! सोम अमृत है। यह सोमपायी को अमृत बनाता है। पी सोम और अमृत बन जा।"</text:p>
      <text:p text:style-name="P124">"तू अमृत क्या बनेगा ? जिस तरह चषक पर चषक उँडेले जा रहा है, उससे तो अ-चिर में मृत-सा बन जायेगा।"</text:p>
      <text:p text:style-name="P124">"किन्तु तू जानता है ऋज्र ! मैं सोम से कितना प्रेम रखता हूँ ?"</text:p>
      <text:p text:style-name="P124">इसी वक्त भुने माँस के तीन टुकड़ों को चमड़े पर लिये सोमा आकर बोली-'किन्तु कृच्छ्र ! तू सोमा से प्रेम नहीं रखता ?"</text:p>
      <text:p text:style-name="P124">"सोमा से भी और सोम से भी।" कृच्छ्र ने परिवर्तित स्वर में कहा।</text:p>
      <text:p text:style-name="P124">उसकी आँखें लाल हो रही थीं, "और सोमा, आज तुझे क्या परवाह ?"</text:p>
      <text:p text:style-name="P124">"हाँ, आज तो मैं अतिथि ऋज़ की हूँ।"</text:p>
      <text:p text:style-name="P124">"अतिथि या पुराने मित्र की ?" -हँसने की कोशिश करते हुए कृच्छ्र ने कहा।</text:p>
      <text:p text:style-name="P126">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24">कृच्छ्राश्व पर सोम का असर होने लगा था। उसने झटपट अपने चषक को भरकर सोमा की ओर बढ़ाते हुए लड़खड़ाती जबान से कहा-"तो---सो---- ! इस-स्-से-भी--म्-क-ध्-धु-र-व्-ब-ना-I दे।"</text:p>
      <text:p text:style-name="P124">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24">"हाँ, तेरे जैसे गायक क्या कुरु में कहीं है?"</text:p>
      <text:p text:style-name="P124">"ठ-ठी-कम्-मे-रे-ज-जै–सा-ग-गायक-न-ही-तू-तो सु-सु-न-"</text:p>
      <text:p text:style-name="P124">"पृपि-व्-वे--म्-मसो-मं-"</text:p>
      <text:p text:style-name="P124">"रहने दे कृच्छ्र ! देख तेरे संगीत से सारे पशु-पक्षी जंगल छोड़ भाग रहे हैं।"</text:p>
      <text:p text:style-name="P124">"ह. हु-म्-म!"</text:p>
      <text:p text:style-name="P127"><text:s/></text:p>
      <text:p text:style-name="P43"><text:span text:style-name="T21">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24">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26"/>
      <text:p text:style-name="P5">2.</text:p>
      <text:p text:style-name="P5"/>
      <text:p text:style-name="P126"><text:soft-page-break/>"मधुरा ! तू थक तो नहीं गई ?"</text:p>
      <text:p text:style-name="P126">"नहीं, मुझे घोड़े की सवारी पसन्द है ?"</text:p>
      <text:p text:style-name="P126">"किन्तु उन दस्युओं ने मुझे बुरी तरह पकड़ रखा था ?"</text:p>
      <text:p text:style-name="P126">"हाँ, बाह्लीक पक्यों की गौओं और अश्वों को नहीं, बल्कि लड़कियों को लूटने आये थे।</text:p>
      <text:p text:style-name="P126">"हाँ पशु का लूटना दोनों जनों में चिरस्थायी शत्रुता पैदा करता है, किन्तु कन्या को लूटना थोड़े ही समय के लिए-आखिर ससुर को</text:p>
      <text:p text:style-name="P126">जमाता का सत्कार करना ही पड़ता है।"</text:p>
      <text:p text:style-name="P124">"किन्तु मुझे तेरा नाम नहीं मालूम ?"</text:p>
      <text:p text:style-name="P124">"अमृताश्व, कुच्छ्राश्व-पुत्र, कौरव ।"</text:p>
      <text:p text:style-name="P124">"कौरव ! कुरु मेरे मामा के कुल होते हैं।"</text:p>
      <text:p text:style-name="P124">"मधुरा, अब तू सुरक्षित है। बोल कहाँ जाना चाहती है?"</text:p>
      <text:p text:style-name="P124">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24">"सभी लूटकर ?"</text:p>
      <text:p text:style-name="P124">"नहीं, उनमें मातुल पुत्रियाँ अधिक हैं।"</text:p>
      <text:p text:style-name="P124">"तभी तो। किन्तु लड़कियों के लिए यह लूट-मार मुझे बहुत बुरी मालूम होती है।"</text:p>
      <text:p text:style-name="P124">"और मुझे भी मधुरा ! वहाँ पुरुष-स्त्री यह भी जानते हैं कि उनमें प्रेम की सम्भावना है भी।',</text:p>
      <text:p text:style-name="P124">"मातुल-पुत्री का ब्याह इससे अच्छा है; क्योंकि उसमें पहले से परिचित होने का मौका मिलता है ।" </text:p>
      <text:p text:style-name="P124">'तेरा कोई ऐसा प्रेमी था मधुरा ?"</text:p>
      <text:p text:style-name="P124">"नहीं, मेरी कोई बुआ नहीं है।"</text:p>
      <text:p text:style-name="P124">"कोई दूसरा ?"</text:p>
      <text:p text:style-name="P124">"स्थायी नहीं।</text:p>
      <text:p text:style-name="P124">"क्या तू मुझे भाग्यवान् बना सकती है ?"</text:p>
      <text:p text:style-name="P124">"मधुरा की शर्मीली निगाहें नीची हो गई। अमृताश्व ने कहा-</text:p>
      <text:p text:style-name="P124">"मधुरा! ऐसे भी जनपद हैं, जहाँ स्त्रियाँ दूसरे की नहीं, अपनी होती हैं।"</text:p>
      <text:p text:style-name="P124">"नहीं समझी अमृताश्व ।" ।</text:p>
      <text:p text:style-name="P124">"उन्हें कोई लूटता नहीं, उन्हें कोई सदा के लिए अपनी पत्नी नहीं बना पाता। वहाँ स्त्री-पुरुष समान होते हैं।"</text:p>
      <text:p text:style-name="P124">"समान हथियार चला सकते हैं ।</text:p>
      <text:p text:style-name="P124">"हाँ, स्त्री स्वतन्त्र है।</text:p>
      <text:p text:style-name="P124">"कहाँ है वह जनपद, अमृत-आँ अमृताश्व !"</text:p>
      <text:p text:style-name="P124">"नहीं अमृत ही कह मधुरा ! वह जनपद यहाँ से पश्चिम में बहुत दूर है।</text:p>
      <text:p text:style-name="P124">"तू वहाँ गया है अमृत ?"</text:p>
      <text:p text:style-name="P124">"हाँ। वहाँ की स्त्री आजीवन स्वतन्त्र रहती है; जैसे जंगल में स्वतन्त्र विचरता मृग, जैसे वृक्षों पर उड़ती चिड़ियाँ।"</text:p>
      <text:p text:style-name="P124">"वह बड़ा अच्छा जनपद होगा ! वहाँ स्त्री को कोई नहीं लूटता न ?"</text:p>
      <text:p text:style-name="P124"><text:soft-page-break/>"स्वतन्त्र बाघिन को कौन जीते जी लूट सकता है?"</text:p>
      <text:p text:style-name="P124">"और पुरुष, अमृत ?"</text:p>
      <text:p text:style-name="P124">"पुरुष भी स्वतन्त्र है।</text:p>
      <text:p text:style-name="P124">"बाल-बच्चे ।"</text:p>
      <text:p text:style-name="P124">"मधुरा ! वहाँ को घर-बार दूसरी ही तरह का है; और सारे ग्राम का एक परिवार होता है।"</text:p>
      <text:p text:style-name="P124">"उसमें बाप का कर्तव्य ?"</text:p>
      <text:p text:style-name="P124">"बाप नहीं कह सकते मधुरा ! वहाँ स्त्री किसी की पत्नी नहीं, उसका प्रेम स्वच्छन्द है।"</text:p>
      <text:p text:style-name="P124">"तो वहाँ कोई बाप को नहीं जानता ?"</text:p>
      <text:p text:style-name="P124">"सारे घर के पुरुष बाप हैं।"</text:p>
      <text:p text:style-name="P124">"यह कैसा रिवाज है ?"</text:p>
      <text:p text:style-name="P124">"इसीलिए वहाँ स्त्री स्वतन्त्र है; वह योद्धा है, शिकारी है।"</text:p>
      <text:p text:style-name="P124">"और गाय-घोड़ों का पालन-पोषण ?"</text:p>
      <text:p text:style-name="P124">"वहाँ गाय-घोड़े जंगलों में पलते हैं, वैसे ही जैसे यहाँ हरिण ।"</text:p>
      <text:p text:style-name="P124">"और भेड़-बकरियाँ ?"</text:p>
      <text:p text:style-name="P124">"वहाँ लोग पशु-पालन नहीं जानते। शिकार, मछली और जंगल के फल पर गुजारा करते हैं।"</text:p>
      <text:p text:style-name="P124">'सिर्फ शिकार ! फिर उन लोगों को दूध नहीं मिलता होगा ?"</text:p>
      <text:p text:style-name="P124">"मानवी का दूध और वह भी बचपन ही में।"</text:p>
      <text:p text:style-name="P124">"घोड़े पर चढ़ना भी नहीं ?"</text:p>
      <text:p text:style-name="P124">"नहीं। और चमड़े के सिवा दूसरा परिधान भी नहीं जानते ।</text:p>
      <text:p text:style-name="P124">"उन्हें बड़ा दुःख होता होगा?"</text:p>
      <text:p text:style-name="P124">"किन्तु वहाँ की स्त्रियाँ स्वतन्त्र, पुरुषों की तरह स्वतन्त्र हैं। वह फल जमा करती हैं, शिकार करती हैं, युद्ध में शत्रुओं पर पाषाण-परशु और बाण चलाती हैं।"</text:p>
      <text:p text:style-name="P124">"मुझे भी यह पसन्द है। मैंने शस्त्र चलाना सीखा है, किन्तु युद्ध में पुरुषों की भाँति जाने का सुभीता कहाँ ?"</text:p>
      <text:p text:style-name="P124">"पुरुष ने यह काम अपने ऊपर लिया है। घोड़ों-गायों, भेड़-बकरियों को वह पालता है, स्त्री को उसने पशु-पत्नी नहीं, गृह-पत्नी बनाया है।"</text:p>
      <text:p text:style-name="P124">"और लड़कियों को लूटने लायक बनाया है। वहाँ तो लड़कियाँ नहीं लूटी जाती होंगी, अमृत ?"</text:p>
      <text:p text:style-name="P124">'एक जन के लड़के-लड़की सदा उसी जन में रहते हैं, न बाहर देना, न बाहर से लेना।"</text:p>
      <text:p text:style-name="P124">"कैसा रिवाज है ?"</text:p>
      <text:p text:style-name="P124">"वह यहाँ नहीं चल सकता।"</text:p>
      <text:p text:style-name="P124">"इसलिए लड़कियाँ लूटी जाती रहेंगी ?"</text:p>
      <text:p text:style-name="P124">"हाँ तो मधुरा ? क्या कहती है ?"</text:p>
      <text:p text:style-name="P124">"किस बारे में ?"</text:p>
      <text:p text:style-name="P124">"मेरे प्रेम के बारे में ।"</text:p>
      <text:p text:style-name="P124"><text:soft-page-break/>"मैं तेरे वश में हैं, अमृत ।"</text:p>
      <text:p text:style-name="P124">"किन्तु मैं लूटकर नहीं ले जाना चाहता।"</text:p>
      <text:p text:style-name="P124">"क्या, मुझे युद्ध करने देगा ?"</text:p>
      <text:p text:style-name="P124">"जहाँ तक मेरा बस होगा।"</text:p>
      <text:p text:style-name="P124">"और शिकार करने ?",</text:p>
      <text:p text:style-name="P124">"जहाँ तक मेरा बस होगा।"</text:p>
      <text:p text:style-name="P124">"बस ?"</text:p>
      <text:p text:style-name="P124">"क्योंकि मुझे महापितर की आज्ञा तो माननी पड़ेगी। अपनी ओर से मधुरा ! मैं मुझे स्वतन्त्र समझेंगा।"</text:p>
      <text:p text:style-name="P124">"प्रेम करने न करने के लिए भी।"</text:p>
      <text:p text:style-name="P124">"प्रेम हमारा सम्बन्ध स्थापित कर रहा है। अच्छा उसके लिए भी।"</text:p>
      <text:p text:style-name="P124">"तो अमृत ! मैं तेरा प्रेम स्वीकार करती हूँ।"</text:p>
      <text:p text:style-name="P124">"तो हम कुरुओं में चलें या पक्थों में ?"</text:p>
      <text:p text:style-name="P128">"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24"/>
      <text:p text:style-name="P129">|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2">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24">बाप ने कहा-"तो तरुण ने तुझे नहीं ले जाना चाहा ?"</text:p>
      <text:p text:style-name="P124">"बलात् नहीं।"</text:p>
      <text:p text:style-name="P124">"किन्तु हमारे जनपद के नियम से अनुसार तू उसकी हुई।</text:p>
      <text:p text:style-name="P124">"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24"/>
      <text:p text:style-name="P46">अब अमृताश्व अपने कुरु ग्राम का महापित<text:span text:style-name="T23">र</text:span> था। उसके पास पचासों घोड़े, गायें तथा बहुत-सी भेड़-बकरियाँ थीं । उसके चार बेटे</text:p>
      <text:p text:style-name="P124">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4">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20"/>
      <text:p text:style-name="P47"><text:span text:style-name="T24">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5">त्स</text:span><text:span text:style-name="T24">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6">ज</text:span><text:span text:style-name="T24">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3">।</text:span> और सम्पत्ति? जहाँ स्त्री के राज्य में परिवार का परिवार सदा एकत्र रहता, एक साथ काम करता; वहाँ अब <text:span text:style-name="T24">अपना-अपना परिवार, अपना-अपना पशुधन और उसका हानि-लाभ भी </text:span>अपने ही को था। हाँ, सबके संकट के वक्त जन फिर एक बार पुराने जन <text:span text:style-name="T24">का रूप लेना चाहता था।</text:span></text:p>
      <text:p text:style-name="P124"/>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3">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24">"हाँके लिये जा रहे है ! और हमारे सारे तरुण नशे में चूर हैं ! तू कहाँ तक गई थी मधुरा ?"</text:p>
      <text:p text:style-name="P124">"उतनी ही दूर तक जितने में कि मैं इतना जान सकी ।</text:p>
      <text:p text:style-name="P124">"सारे पशुओं को ले जा रहे हैं ?"</text:p>
      <text:p text:style-name="P124">"देर से जान पड़ता है, बिखरे रेवड़ को एकत्र करने में लगे हुए थे।</text:p>
      <text:p text:style-name="P124">"तू क्या सोचती है मधुरा ?"</text:p>
      <text:p text:style-name="P124">"देर करने का समय नहीं !"</text:p>
      <text:p text:style-name="P124"><text:soft-page-break/>"और हमारे सारे तरुण नशे में चूर हैं।"</text:p>
      <text:p text:style-name="P124">"जो चले सकें, उन्हें लेकर धावा बोलना चाहिए।</text:p>
      <text:p text:style-name="P124">'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24">"और कुरुआनियाँ ?"</text:p>
      <text:p text:style-name="P124">"मैं कुरुओं के महापितर की हैसियत से आज्ञा दे सकता हूँ, उन्हें युद्धक्षेत्र में उतरने की; उस पुरानी विस्मृत प्रथा को हमें जगाना होगा।"</text:p>
      <text:p text:style-name="P130">"मैं आगे आने की कोशिश नहीं करूँगी; अच्छा जल्दी<text:span text:style-name="T23">।"</text:span></text:p>
      <text:p text:style-name="P47"><text:s/></text:p>
      <text:p text:style-name="P130">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24"/>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24">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27">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1">।</text:span> पुरु और कुरु अब दोनों ही पैदल थ<text:span text:style-name="T31">‌े,</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1">र</text:span> ने एक से अधिक पत्नी रखने का विधान कर दिया और इसी वक्त कुरुओं में पहले-पहल सपत्नी देखी गई ।</text:p>
      <text:p text:style-name="P7"/>
      <text:p text:style-name="P127">---</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85"/>
      <text:p text:style-name="P195"/>
      <text:h text:style-name="P215" text:outline-level="2"><text:bookmark-start text:name="__RefHeading___Toc21025_3467261772"/>पुरुहूत <text:span text:style-name="T31">(२५०० ईसा पूर्व)</text:span><text:bookmark-end text:name="__RefHeading___Toc21025_3467261772"/></text:h>
      <text:p text:style-name="P112"/>
      <text:p text:style-name="P46">देश : वक्षु-उपत्यका (ताजिकिस्तान)</text:p>
      <text:p text:style-name="P124">जाति : हिन्दी-ईरानी</text:p>
      <text:p text:style-name="P124">काल : २५०० ई० पू०</text:p>
      <text:p text:style-name="P124"/>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24">"बडी गर्मी है।"</text:p>
      <text:p text:style-name="P124">"गर्मी नहीं है, चढ़ाई में चलकर आने से ऐसा ही मालूम होता है। थोड़े-से विश्राम से ही पसीना चला जायेगा।"</text:p>
      <text:p text:style-name="P124">"अभी दिन अच्छा है।"</text:p>
      <text:p text:style-name="P124">"अभी दस-पन्द्रह दिन और वर्षा का डर नहीं ।"</text:p>
      <text:p text:style-name="P124">"वर्षा से मुझे डर लगता है। नालों और बिछली के कारण रास्ते बहुत खराब हो जाते हैं।"</text:p>
      <text:p text:style-name="P124">"गदहों के लिए चलना और मुश्किल होता है।"</text:p>
      <text:p text:style-name="P124">"घर पर भेड़ें नहीं थी, इसलिए मैंने गदहों को ही ले लिया। अच्छा, तुझे कहाँ जाना है, मित्र !"</text:p>
      <text:p text:style-name="P124">"डाँडे पर ! आजकल हमारे घोड़े, गायें, भेड़ें वहीं हैं।"</text:p>
      <text:p text:style-name="P124">"मैं भी वही जा रही हूँ। सत्तू, दाना, फल, नमक पहुँचाने जा रही हूँ।"</text:p>
      <text:p text:style-name="P124">"तेरे पशुओं को कौन देखता है ?"</text:p>
      <text:p text:style-name="P124">"मेरा परदादा, और भाई-बहनें भी।"</text:p>
      <text:p text:style-name="P124">''परदादा । वह तो बहुत बूढ़ा होगा?"</text:p>
      <text:p text:style-name="P124">"बहुत बूढा, उतना बूढ़ा आदमी तो शायद कहीं नहीं मिलेगा।"</text:p>
      <text:p text:style-name="P124">"फिर वह पशुओं को क्या देखता होगा?"</text:p>
      <text:p text:style-name="P124">"अभी वह बहुत मजबूत है। उसके बाल, भौं सब सफेद है, किन्तु उसके नये दाँत हैं। देखने में पचास-पचपन का मालूम होता है।</text:p>
      <text:p text:style-name="P124">"तो उसे घर पर रखना चाहिए ।</text:p>
      <text:p text:style-name="P124">"वह मानता ही नहीं, मेरे पैदा होने के पहले से वह गाँव नहीं गया।"</text:p>
      <text:p text:style-name="P124"><text:soft-page-break/>"गॉव नहीं गया ?"</text:p>
      <text:p text:style-name="P124">"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24">"पुरुहूत. माद्री-पुत्र पौरव । ।</text:p>
      <text:p text:style-name="P124">"और तेरा नाम स्वसर (बहिन) ?"</text:p>
      <text:p text:style-name="P124">"रोचन<text:span text:style-name="T32">ा</text:span> माद्री ।"</text:p>
      <text:p text:style-name="P124">"तो तू मेरे मातुल-कुल की है स्वसर ! ऊपरी मद्र या निचला ?</text:p>
      <text:p text:style-name="P124">"ऊपरी मद्र ।"</text:p>
      <text:p text:style-name="P46"/>
      <text:p text:style-name="P124">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24">"रोचना ! लेकिन आज हम डाँडे पर नहीं पहुँच सकते । तूने अकेले आने का साहस कैसे किया ?"</text:p>
      <text:p text:style-name="P124">"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24">"रास्ते चलते आग नहीं जलाई जा सकती। अरणी है तेरे पास, रोचना ?"</text:p>
      <text:p text:style-name="P131">"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24">"और हमारा झबरा भी है, रोचना ।"</text:p>
      <text:p text:style-name="P124">"झबरा!"</text:p>
      <text:p text:style-name="P124">"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31">पुरुहूत ने कहा-"झबरा बहुत समझदार श्वक है रोचना !" </text:p>
      <text:p text:style-name="P49">"और मजबूत भी।"</text:p>
      <text:p text:style-name="P131">"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24">"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24">'हाँ. पुरुहूत ! इससे अच्छी जगह नहीं मिलेगी। आज यहीं ठहरें, अगले चश्मे तक पहुँचने में अँधेरा हो जाएगा।"</text:p>
      <text:p text:style-name="P124">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24">"कल शाम तक हम ऊपर पहुँच जाएँगे रोचना ! तेरा गोष्ठ बहुत दूर तो न होगा ?"</text:p>
      <text:p text:style-name="P124">"जहाँ हम डाँडे पर पहुँचते हैं, वहाँ से तीन कोस पूरब है।"</text:p>
      <text:p text:style-name="P124">"और मेरा छै कोस पूरब। तब तो बाबा का गोष्ठ रोचना ! मेरे रास्ते पर ही पड़ेगा।"</text:p>
      <text:p text:style-name="P124">"तो, तू बाबा को देख पायेगा। मैं सोचती थी बाबा की तुझसे कैसे भेंट हो।"</text:p>
      <text:p text:style-name="P124">'एक ही दिन तो और है, इसीलिए एक चौथाई रान काफी है। यह पिछली रान है रोचना ! बेहद् (बहिला) की ।"</text:p>
      <text:p text:style-name="P124">"मेरे पास बछेड़े की आधी टाँग है, आजकल माँस ज्यादा देर होने पर बसाने भी तो लगता है ?"</text:p>
      <text:p text:style-name="P124">"नमक डालकर माँस को पकाना कैसा रहेगा ?"</text:p>
      <text:p text:style-name="P124">"बहुत अच्छा और मेरे पास गोड़ी भी है पुरुहूत ! मांस, गोड़ी और पीछे थोड़ा-सा सत्तू मिलाने पर अच्छा सूप तैयार हो जायेगा, सोते वक्त सूप तैयार मिलेगा।"</text:p>
      <text:p text:style-name="P124">"मैं अकेला होता तो रोचना ! सूप न बनाता, बहुत देर लगाती है; किन्तु तब तक हम पशुओं को बाँधने, बातचीत करने में लगे रहेंगे।"</text:p>
      <text:p text:style-name="P124">"बाबा मेरे सूप को बहुत पसन्द करता है, पुरुहूत ! और यह ताँबे की पतीलो।"</text:p>
      <text:p text:style-name="P124">"हाँ, ताँबा बहुत महँगा है रोचना ! इस पतीली पर एक घोड़े का दाम खर्च हुआ है, किन्तु रास्ते में यह अच्छी रहती है।"</text:p>
      <text:p text:style-name="P124">"तो तेरे घर बहुत पशु होंगे पुरुहत ?"</text:p>
      <text:p text:style-name="P124">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2">ो</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24"/>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31">"पुरुहूत ! तू बंशी बजाता है ?"</text:p>
      <text:p text:style-name="P131">"यह बंशी मुझे बहुत प्यारी है, रोचना ! जान पड़ता है, मेरा प्राण इसी बंशी में बसता है।</text:p>
      <text:p text:style-name="P131">"मुझे बंशी सुना, पुरुहूत ।</text:p>
      <text:p text:style-name="P131">"अभी या खाने के बाद !!"</text:p>
      <text:p text:style-name="P131">"जरा-सा अभी।"</text:p>
      <text:p text:style-name="P131">"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31">"पुरुहूत ! तेरा बंशी का गान बहुत मधुर है, बड़ा ही मधुर। मैंने ऐसी वंशी नहीं सुनी। कितनी प्यारी है यह लय<text:span text:style-name="T32">।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31">"और रोचना ! माँ ने चलते वक्त यह द्राक्षा-सुरा दी थी। थोड़ा है, किन्तु मॉस के साथ पीने में अच्छी होगी।"</text:p>
      <text:p text:style-name="P49">"सुरा प्रिय है, तुझे पुरु?"</text:p>
      <text:p text:style-name="P124">"प्रिय नहीं कह सकता, रोचना ! प्रिय तृप्ति नहीं होती; किन्तु मै तो आँखों में हल्की लाली उछलने के बाद एक बूंट भी नहीं पी सकता।"</text:p>
      <text:p text:style-name="P124">"यह हाल मेरा भी है, पुरु ! नशे में चूर आदमी को देखकर मुझे बड़ी घृणा होती है।"-रोचना ने अपने काष्ठ-चषक को निकाल कर नीचे रख दिया।</text:p>
      <text:p text:style-name="P46"/>
      <text:p text:style-name="P124">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24">दूसरे दिन सबेरे उठे तो दोनों अनुभव करते थे, रात भर ही में जैसे उन्होंने सगे बहिन-भाई पा लिये। रोचना के उठने पर पुरुहूत अपने को रोक नहीं सका और बोला-</text:p>
      <text:p text:style-name="P124">"मेरा मन तेरा मुख चूमने को करता है, स्वसर (बहिन) !"</text:p>
      <text:p text:style-name="P124">"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2">।</text:span> रोचना ने परिचय दिया और बाबा ने पुरुओं की वीरता की प्रशंसा करते हुए पुरुहूत का स्वागत किया।</text:p>
      <text:p text:style-name="P46"/>
      <text:p text:style-name="P8">2.</text:p>
      <text:p text:style-name="P8"/>
      <text:p text:style-name="P124">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24">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24"/>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24"><text:soft-page-break/>"इस ताँबे और खेतों को देखकर मेरा दिल जल जाता है। जबसे ये चीजें व<text:span text:style-name="T33">क्षु</text:span> के तट पर आई<text:span text:style-name="T33">ं</text:span>, तब से चारों ओर पाप-अधर्म बढ़ गया, देवता भी नाराज हो गये, अधिक महामारी पड़ने लगीं, अधिक मार-काट भी।"</text:p>
      <text:p text:style-name="P124">"तो पहले ये चीजें नहीं थी बाबा ?"-पुरुहूत ने कहा।।</text:p>
      <text:p text:style-name="P124">"नहीं बच्चा ! ये चीजें मेरे बचपन में जरा-जरा आई। मेरे दादा ने तो इनका नाम तक न सुना था। उस वक्त पत्थर, हड्डी, सींग, लकड़ी के ही सारे हथियार होते थे।"</text:p>
      <text:p text:style-name="P124">"तो लकडी कैसे काटते थे, बाबा !"</text:p>
      <text:p text:style-name="P124">"पत्थर के कुल्हाड़े से ।"</text:p>
      <text:p text:style-name="P124">"बहुत देर लगती होगी; और इतनी अच्छी तो नहीं कटती होगी ?</text:p>
      <text:p text:style-name="P124">"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3">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24">"बाबा ! मैं तेरी एक बात से सहमत हूँ, मनुष्य एक जगह बाँधकर रखने के लिए नहीं पैदा किया गया।"</text:p>
      <text:p text:style-name="P124">"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24">"हाँ बाबा ! मैं भी ऐसी ही धरती को पसन्द करता हूँ। ऐसी धरती पर मेरी बंशी ज्यादा सुरीली आवाज निकालती है।"</text:p>
      <text:p text:style-name="P124">"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24">"किन्तु बाबा ! इन अयः- कुठारों, अयः-खड्गों, अयः- शल्यों को छोड़कर हम जिन्दा कैसे रह सकते हैं ? इन्हें छोड़ दें तो शत्रु हमें एक दिन में खा जाये ?"</text:p>
      <text:p text:style-name="P124">"मैं मानता हूँ, वत्स ! दो महीने को भोजन या आधी जिन्दगी की सवारी वाले घोड़े को खुशी-खुशी बेंचकर लोगों ने अयः- खण<text:span text:style-name="T33">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3">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24">"उष्ट्र (शुतुर, ऊँट) बाबा ! लेकिन वह पहाड़ जितना नहीं होता। एक दिन एक निचला माद्र उष्ट्र का बच्चा लाया था। छै महीने का बतलाता था, वह हमारे घोड़ों के बराबर था।"</text:p>
      <text:p text:style-name="P124"><text:soft-page-break/>"हाँ वत्स ! जो बाहर के देशों से घूमकर आते हैं, वे झूठ बोलना बहुत सीख जाते हैं। कहते थे-क्या कहते हैं ?</text:p>
      <text:p text:style-name="P124">"उष्ट्र।"</text:p>
      <text:p text:style-name="P124">"हाँ, उष्ट्र की गर्दन इतनी लम्बी होती है, कि वह वक्षु के इस तट पर खड़ा हो उस तट की घास चर सकता है। यह भी झूठ है न बच्चा ?"</text:p>
      <text:p text:style-name="P124">"हाँ, बाबा ! उस बच्चे की गर्दन घोड़े से जरूर बड़ी थी, किन्तु घास चरने की बात बिलकुल झूठ।"</text:p>
      <text:p text:style-name="P124">"इन्हीं झूठे मद्रों और पशुओं ने अयः- कुठार, अयः-खड्ग की बीमारी फैलाई। प<text:span text:style-name="T33">र्</text:span>शुओं ने हम उत्तर मद्रों पर इन हथियारों से हमला किया, यह बाप के समय की बात है। दो-दो घोड़े देकर एक-एक अयः- कुठार निचले मद्रों से हमारे लोगों ने खरीदा।"</text:p>
      <text:p text:style-name="P124">"अयः- कुठार के सामने पाषाण-कुठार बेकार थे न बाबा ।"</text:p>
      <text:p text:style-name="P124">"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3">र्</text:span>शुओं ने यह बात तोड़ दी। कहाँ से देखकर धरती माता की छाती चीरी, इन्होंने इन्हीं अयः-शस्त्रों से । ऐसा पाप कभी किसी ने नहीं किया। धरती को माता कहते हैं न वत्स !"</text:p>
      <text:p text:style-name="P124">"हाँ, बाबा ! धरती को माता कहते हैं, देवी कहते हैं, उसकी पूजा करते हैं।"</text:p>
      <text:p text:style-name="P124">"और उस धरती माता की छाती को अपने हाथों से इन पापियों ने चीरा ! और क्या किया-नाम भूलता हूँ, स्मृति काम नहीं करती वत्स !"</text:p>
      <text:p text:style-name="P124">"कृषि, खेती।"</text:p>
      <text:p text:style-name="P124">"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24">"बाबा ! आपने कितने शरद (जाड़े) देखे हैं ?"</text:p>
      <text:p text:style-name="P132">"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24"><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4">्रों</text:span>, प<text:span text:style-name="T34">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4">ाँ</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4">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24">"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5">ह</text:span>ते हैं-से कराते हैं।"</text:p>
      <text:p text:style-name="P124">"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5">र्</text:span>शुओं को वक्षु -तट पर रहने देना पाप है, पुत्र ! मैं अब ज्यादा दिन तक देखने के लिए नहीं रहूँगा।"</text:p>
      <text:p text:style-name="P46"/>
      <text:p text:style-name="P124">माद्र बाबा की कहानियाँ बड़ी मनोरंजक होती थीं, किन्तु पुरुहूत इतना समझने की भी शक्ति रखता था कि जो ह<text:span text:style-name="T35">थि</text:span>यार आ गये हैं, उन्हें छोड़कर मनुष्य तथा पशु-शत्रुओं के बीच जिया नहीं जा सकता। तीसरे दिन जब वह विदा होने लगा, तो <text:span text:style-name="T35">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33">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24"/>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24"/>
      <text:p text:style-name="P111"><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34">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24"/>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93"><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221" text:outline-level="2"><text:bookmark-start text:name="__RefHeading___Toc20686_754169864"/><text:span text:style-name="T24">पुरु</text:span><text:span text:style-name="T27">धान</text:span><text:span text:style-name="T24"> </text:span><text:span text:style-name="T13">(</text:span><text:span text:style-name="T28">२००० ईसा पूर्व</text:span><text:span text:style-name="T13">)</text:span><text:bookmark-end text:name="__RefHeading___Toc20686_754169864"/></text:h>
      <text:p text:style-name="P113"/>
      <text:p text:style-name="P53">देश : <text:span text:style-name="T36">ऊपरी स्वात</text:span></text:p>
      <text:p text:style-name="P134">जाति : हिन्दी-<text:span text:style-name="T36">आर्य</text:span></text:p>
      <text:p text:style-name="P134">काल : २००० ई० पू०</text:p>
      <text:p text:style-name="P124"/>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24">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24">'मित्र पुरु ! यह तुम्हारी इंडियाँ बड़ी हल्की और चिकनी हैं। हमारे यहाँ तो ऐसे वस्त्र नहीं बनते, यह दूसरी ही तरह की भेड़ें होंगी!"</text:p>
      <text:p text:style-name="P124">"यह भेड़ों का ऊन नहीं है, सुमेध !"</text:p>
      <text:p text:style-name="P124">"तो फिर ?"</text:p>
      <text:p text:style-name="P124">"यह ऐसा ऊन है जो वृक्ष पर उगता है।"</text:p>
      <text:p text:style-name="P124">"हमारे यहाँ जैसे भेड़ों के शरीर पर ऊन उगता है, उसी तरह यह ऊन जंगल में वृक्ष पर उगता है।"</text:p>
      <text:p text:style-name="P124">"ऐसा ही सुना जाता है, मित्र ! मैने स्वयं उस वृक्ष को नहीं देखा।"</text:p>
      <text:p text:style-name="P124">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24">"सो मालूम नहीं। सर्दी-गर्मी को वह वृक्ष कितना बर्दाश्त कर सकता है, इसे हम नहीं जानते; किन्तु सुमेध ! माँस तो वृक्ष पर नहीं पैदा होता ?"</text:p>
      <text:p text:style-name="P124">"जब किसी देश में ऊन वृक्ष पर पैदा होता है, तो किसी में मॉस भी हो सकता है। और इसका दाम ?"</text:p>
      <text:p text:style-name="P124">"दाम ऊनी कपड़े से बहुत कम, किन्तु ऊन के बराबर यह ठहरता नहीं ।"</text:p>
      <text:p text:style-name="P124">"कहाँ से खरीदा ?"</text:p>
      <text:p text:style-name="P124">"असुर लोगों के पास से। यहाँ से पचास कोस पर उनका देश है, वह लोग इसी का कपड़ा पहनते हैं।"</text:p>
      <text:p text:style-name="P124">"इतना सस्ता है, तो हम लोग भी इसे क्यों न पहने ?"</text:p>
      <text:p text:style-name="P124"><text:soft-page-break/>"किन्तु इससे जाड़ा नहीं जा सकता।"</text:p>
      <text:p text:style-name="P124">"फिर असुर कैसे पहनते हैं ?"</text:p>
      <text:p text:style-name="P124">"उनके यहाँ सर्दी कम पड़ती है, बरफ तो देखने को नहीं मिलती।"</text:p>
      <text:p text:style-name="P124">"तुम वाणिज्य के लिए पूर्व, उत्तर, पश्चिम न जा दक्खिन को ही क्यों जाते हो ?"</text:p>
      <text:p text:style-name="P124">"उधर नफा अधिक रहता है; और चीजें भी बहुत तरह की मिलती है; लेकिन एक बड़ी तकलीफ है—वहाँ बहुत गर्मी है, मधुर शीतल जल के लिए तो जी तरस जाता है।"</text:p>
      <text:p text:style-name="P124">"लोग कैसे होते हैं, पुरुधान ?"</text:p>
      <text:p text:style-name="P124">"लोग नाटे-नाटे होते हैं रंग ताँबे-जैसा । बड़े कुरूप। नाक तो मालूम होती है, है ही नहीं-बहुत चिपटी-चिपटी, भौंड़ी-भौंडी। और एक बहुत बुरा रिवाज है वहाँ, आदमी खरीदे-बेचे जाते हैं।"</text:p>
      <text:p text:style-name="P124">"खरीदे-बेचे ?"</text:p>
      <text:p text:style-name="P124">"उन्हें दास कहते हैं।"</text:p>
      <text:p text:style-name="P124">"दासों और स्वामियों की सूरत-शकल में क्या कुछ अंतर होता है ?"</text:p>
      <text:p text:style-name="P124">"नहीं! हाँ, दास बहुत गरीब, परतन्त्र होते हैं-उनका तन-प्राण स्वामी के हाथ में होता है।"</text:p>
      <text:p text:style-name="P124">|"इन्द्र हमारी रक्षा करे, ऐसे लोगों का मुँह देखने को न मिले ।"</text:p>
      <text:p text:style-name="P124">"और मित्र सुमेध ! अब भी तुम्हारा तकला चल रहा है, यज्ञ में नहीं चलना है?"</text:p>
      <text:p text:style-name="P124">"चलना क्यों नहीं है, इन्द्र की कृपा से पीवर पशु और मधुर सोम मिलता है। उसी इन्द्र की पूजा में कौन अभागा है, जो न शामिल होगा ?"</text:p>
      <text:p text:style-name="P124">"और तुम्हारी गृहपत्नी का क्या हाल है ? आजकल तो अखाड़े में उसका पता ही नहीं चलता ?"</text:p>
      <text:p text:style-name="P124">"चसक गये हो क्या पुरुधान ?"</text:p>
      <text:p text:style-name="P124">"चसकने का सवाल ही क्या है? तुमने तो सुमेध जान-बूझकर बुढ़ापे में तरुणी से प्रणय करना चाहा।"</text:p>
      <text:p text:style-name="P124">"पचास में बुढ़ापा नहीं आ<text:span text:style-name="T37">ता</text:span> ।"</text:p>
      <text:p text:style-name="P124">"लेकिन, पचास और बीस में कितना अन्तर होता है ?"</text:p>
      <text:p text:style-name="P124">"तो उसने उसी दिन इन्कार कर दिया होता ?"</text:p>
      <text:p text:style-name="P124">"उस दिन तो दाढ़ी-मूछ मुड़ाकर अठारह वर्ष के बन गये थे; और उषा के माँ-बाप की नजर पचास वर्ष पर नहीं, तुम्हारे पशुओं पर थी।"</text:p>
      <text:p text:style-name="P124">"छोड़ो इस बात को पुरु ! तुम तरुण लोग तो हमेशा...."</text:p>
      <text:p text:style-name="P124">"अच्छा छोड़ता हूँ सुमेध ! देखा बाजा बजने लगा है यज्ञ आरम्भ होगा।"</text:p>
      <text:p text:style-name="P124">"देर करा दोगे तुम और गाली सुनेगा बेचारा सुमेध ।"</text:p>
      <text:p text:style-name="P124">"तो चलो, उषा को भी साथ ले चलें ।"</text:p>
      <text:p text:style-name="P124">"वह क्या अब तक घर पर बैठी होगी ?"</text:p>
      <text:p text:style-name="P124">"और इस ऊन और तकले को तो लाओ रख चलें ।"</text:p>
      <text:p text:style-name="P124">"इसने यज्ञ में बाधा नहीं पड़ने की।"</text:p>
      <text:p text:style-name="P124">"इसीलिए तो उषा तुम्हें पसन्द नहीं करती।</text:p>
      <text:p text:style-name="P124"><text:soft-page-break/>"पसन्द तो करती; किन्तु तुम मंगलपुर के तरुण यदि पसन्द करने दो तब न ?"</text:p>
      <text:p text:style-name="P46"/>
      <text:p text:style-name="P124">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24">"मंगलपुर के कलंक हैं ये तरुण !"</text:p>
      <text:p text:style-name="P124">"मित्र-वित्र नहीं, मुझको देखकर हँसते हैं।"</text:p>
      <text:p text:style-name="P124">"यह बदमाश है मित्र, तुम तो जानते ही हो, इसकी बात को क्या लिये हो।"</text:p>
      <text:p text:style-name="P124">"मुझे तो मंगलपुर में भलामानुष कोई दिखलायी ही नहीं पड़ता।"</text:p>
      <text:p text:style-name="P46"/>
      <text:p text:style-name="P124">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24">उषा ने दोनों जोड़ीदारों को आते देखा और वह सुमेध के पास आकर उसके हाथ को अपने हाथों में ले तरुण-तरुणियों का-सा प्रेमाभिनय करते बोली-</text:p>
      <text:p text:style-name="P124">"प्रिय सुमेध ! सवेरे से ढूंढती-ढूँढ़ती मर गई. तुम्हारा कहीं पता नहीं !"</text:p>
      <text:p text:style-name="P124">"मैं क्या कहीं मर गया था ?"</text:p>
      <text:p text:style-name="P124">"ऐसा वचन मुँह से मत निकालो, सुमेध ! जीते-जी मुझे विधवा न बनाओ।"</text:p>
      <text:p text:style-name="P124">"विधवाओं को पुरुओं में देवरों की कमी नहीं।"</text:p>
      <text:p text:style-name="P124">"और सधवाओं को क्या देवर विष लगते है ?"–पुरुधान ने कहा।</text:p>
      <text:p text:style-name="P124">"हाँ, ठीक कहा पुरु ! यह मुझको चराने आई है। सवेरे से ही घर से निकली है, न जाने कितने घर न्योते बाँटे होंगे और शाम को एक</text:p>
      <text:p text:style-name="P124">कहेगा मेरे साथ नाच, दूसरा कहेगा मेरे साथ झगड़ा होगा, खून-खराबी होगी और इस स्त्री के लिए बदनाम होगा सुमेध ।"</text:p>
      <text:p text:style-name="P46"/>
      <text:p text:style-name="P124">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24">उषा ने एकान्त पा पुरुधान को देख मुस्कुरा दिया, और वह वेदी के गिर्द की भीड़ में गायब हो गई।</text:p>
      <text:p text:style-name="P46"/>
      <text:p text:style-name="P124">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24"/>
      <text:p text:style-name="P124">आज सचमुच मधु-क्षीर- मिश्रित सोम (भंग) रस की नदियाँ बह रही थीं। गाँव-गाँव के लोगों की ओर से बछड़े या बेहद के स्वादिष्ट म<text:span text:style-name="T37">ाँ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24">इन्द्रोत्सव मुख्यतः तरुणों का त्योहार था। इस एक दिन-रात के लिए तरुण सारे बन्धनों से मुक्त हो जाते थे।</text:p>
      <text:p text:style-name="P124"/>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7">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24"><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24">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24"/>
      <text:p text:style-name="P46"/>
      <text:p text:style-name="P135">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37">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24"/>
      <text:p text:style-name="P46">पुरुधान को पता था कि असुर-भट सीमान्त के पहाड़ी दर<text:span text:style-name="T37">्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7">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24">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24"/>
      <text:p text:style-name="P46">असुरों और पीतकेशों के महान् विग्रह-देवासुर-संग्राम-का इस प्रकार प्रारम्भ हुआ। पुरुधान ने लौटकर अब्जा दर<text:span text:style-name="T37">्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24"/>
      <text:p text:style-name="P46">---</text:p>
      <text:p text:style-name="P135">आज से एक सौ आठ पीढ़ी <text:span text:style-name="T38">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20" text:outline-level="2"><text:bookmark-start text:name="__RefHeading___Toc19934_2472134671"/>अंगिर<text:span text:style-name="T39">ा (१८०० ईसा पूर्व)</text:span><text:bookmark-end text:name="__RefHeading___Toc19934_2472134671"/></text:h>
      <text:p text:style-name="P114"/>
      <text:p text:style-name="P54">स्थान : गंधार (तक्षशिला)</text:p>
      <text:p text:style-name="P135">जाति : हिन्दी-आर्य</text:p>
      <text:p text:style-name="P135">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36">"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24">पहला तरुण-"हम अभी एक योजन जा सकते थे, और कल सबेरे ही गंधार नगर में (तक्षशिला) पहुँच जाते, किन्तु इस पानी और हवा को क्या किया जाये।"</text:p>
      <text:p text:style-name="P124">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24">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24">"पाल मद्र। और तेरा ?"</text:p>
      <text:p text:style-name="P124">"वरुण सौवर। तो तू पूर्व से आता है ?"</text:p>
      <text:p text:style-name="P124">"हाँ, मद्रों में से और तू दक्खिन से ? बतला मित्र ! दक्खिन में, सुनते है, असुर अब भी आर्यों से लड़ रहे हैं।"</text:p>
      <text:p text:style-name="P124">"सिर्फ समुद्र-तट पर उनका एक नगर बच रहा था। जानता है, न मित्र ! हमारे मधवा इन्द्र ने किस तरह असुरों के सौ नगर-दुर्गों को तोड़ा था।"</text:p>
      <text:p text:style-name="P124">"सुना है, असुरों के नगर-दुर्ग लौह (ताँबा) के थे ?"</text:p>
      <text:p text:style-name="P136">"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24">"शायद, हमारे इन्द्र को इन दुर्गों के तोड़ने में जितनी शक्ति लगानी पड़ी, उसी के कारण यह नाम पड़ा हो।"</text:p>
      <text:p text:style-name="P124">"और शंबर के पराक्रम की भी तो बड़ी-बड़ी कथाएँ सुनी जाती हैं, उसका समुद्र में घर था, उसका रथ आकाश में चलता था।"</text:p>
      <text:p text:style-name="P124"><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24">"तो शंबर यदि इतना साधारण शत्रु था, तो उसके जीतने से हमारे इन्द्र की इतनी महिमा क्यों हुई ?"</text:p>
      <text:p text:style-name="P124">"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4">-नहीं,</text:span> आर्य-सेनानी महापराक्रमी था।"</text:p>
      <text:p text:style-name="P124">"दक्खिन में क्या अब भी असुरों का बल मौजूद है, वरुण !"</text:p>
      <text:p text:style-name="P124">"कहा नहीं, सागर-तीर का उनका अन्तिम दुर्ग अभी हाल में टूटा है, इस युद्ध में <text:span text:style-name="T40">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24">"तुम्हारा इन्द्र कौन था ?"</text:p>
      <text:p text:style-name="P124">"इन्द्र का पद हमने तोड़ दिया है।"</text:p>
      <text:p text:style-name="P124">"तोड़ दिया है ?"</text:p>
      <text:p text:style-name="P124">"हाँ, क्योंकि इससे हम दक्षिणी आर्यों को डर लगने लगा।"</text:p>
      <text:p text:style-name="P124">'डर क्यों ?"</text:p>
      <text:p text:style-name="P124">"इन्द्र का अर्थ हम सेना नायक समझते हैं न?"</text:p>
      <text:p text:style-name="P124">"हाँ।"</text:p>
      <text:p text:style-name="P124">"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24">"हाँ, यह है।"</text:p>
      <text:p text:style-name="P124">"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24">"ऐसे इन्द्र को हम लोग कभी पसन्द नहीं कर सकते ।"</text:p>
      <text:p text:style-name="P124">"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24">"हाँ, मैंने भी देखा है, असुर पुरोहित अपने लोगों को गदहा बनाकर रखते हैं।"</text:p>
      <text:p text:style-name="P124">"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24"><text:soft-page-break/>"इसमें क्या शक।"</text:p>
      <text:p text:style-name="P124">"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24">"देवपुर !"</text:p>
      <text:p text:style-name="P124">'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1">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24">"पूरब में भी असुरों के नगर हैं, किन्तु हम मद्रों की (स्यालकोट वाली) भूमि से वह बहुत आगे हैं।"</text:p>
      <text:p text:style-name="P124">"मैंने देखा है मित्र! और ऐसे नगरों के बसाने, बनाने वाले हमसे अधिक चतुर थे, इसे हमें मानना पड़ेगा। सागर के बारे में तो नहीं सुना होगा ?" ।</text:p>
      <text:p text:style-name="P124">"नाम सुना है।"</text:p>
      <text:p text:style-name="P124">"सिर्फ नाम सुनने या वर्णन करने से अन्दाजा नहीं लग सकता। सागर के तट पर खड़े होकर देखने से ही कुछ-कुछ पता लगता है।</text:p>
      <text:p text:style-name="P124">सामने ऊपर नील जल नीले आकाश से मिला हुआ है।"</text:p>
      <text:p text:style-name="P124">"आकाश से मिला हुआ, वरुण !"</text:p>
      <text:p text:style-name="P124">"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1">ु</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24">"बिना बोले ! क्या कहा मित्र ?"</text:p>
      <text:p text:style-name="P124">"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24">"तब जरूर असुर हमसे अधिक चतुर थे।"</text:p>
      <text:p text:style-name="P124">"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24">"और तूने कहा कि असुर वीर भी होते हैं।"</text:p>
      <text:p text:style-name="P124">"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24">"उनमें योद्धा कितने होंगे ?"</text:p>
      <text:p text:style-name="P124">"सौ में एक से भी कम, और दास-दासी सौ में चालीस, अर्धदास सौ में चालीस-शिल्पी और किसान अर्धदास हैं। और सौ में दस व्यापारी, बाकी दूसरे ।।</text:p>
      <text:p text:style-name="P124">"तभी तो असुर आर्यों से हार गये।"</text:p>
      <text:p text:style-name="P124">"हाँ, उनकी हार में यह एक प्रधान कारण था। और एक बड़ा कारण था, उनका राजा को सारे जन के ऊपर देवता मान लेना।"</text:p>
      <text:p text:style-name="P124">"इसे तो हम आर्य कभी नहीं मान सकते।"</text:p>
      <text:p text:style-name="P124">"इसीलिए हमें इन्द्र का पद तोड़ना पड़ा। मधवा के बाद के किसी इन्द्र की बात है, उसने असुर राजा जैसा बनना चाहा।"</text:p>
      <text:p text:style-name="P124">"असुर राजा जैसा ! आर्यजन के साथ मनमानी करना !’’</text:p>
      <text:p text:style-name="P124">"हाँ ? और वही एक नहीं, उसके बाद दूसरे ने, फिर इस बात में कुछ आर्य भी उनकी सहायता करते पकड़े गये।"</text:p>
      <text:p text:style-name="P124">"सहायता करते ?"</text:p>
      <text:p text:style-name="P124">"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24">"अच्छा किया सौवीर-जन ने मित्र !"</text:p>
      <text:p text:style-name="P124">"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24">"लेकिन, शिश्न-पूजा को कौन आर्य पसन्द करेगा ?"</text:p>
      <text:p text:style-name="P124">"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24">"यह तो बुरा होगा, वरुण !"</text:p>
      <text:p text:style-name="P124">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24">"कैसा संयोग है, मैं भी ऋषि अंगिरा के पास ही जा रहा हूँ, उनसे युद्ध-विद्या सीखने।"</text:p>
      <text:p text:style-name="P124">"किन्तु पाल ! तूने पूरब के आर्यजनों की बात नहीं बतलाई ?"</text:p>
      <text:p text:style-name="P124">"पूरब में आर्यजन वन की आग की तरह बढ़ रहे हैं। इस गन्धार से आगे की भूमि को हम मद्रों ने लिया है। उससे आगे मल्लों ने अपना</text:p>
      <text:p text:style-name="P124">जनपद (जन की भूमि) बनाया है। इसी तरह कुरु, पंचाल आदि जनों से भी बड़े-बड़े प्रदेश अपने हाथों में किये।"</text:p>
      <text:p text:style-name="P124">"तो वहाँ बहुत भारी संख्या में आर्य होंगे ?"</text:p>
      <text:p text:style-name="P124">"बहुत भारी संख्या में नहीं, जितना ही आगे बढ़ते जायें, उतनी ही असुरों और दूसरों की संख्या अधिक मिलती है।</text:p>
      <text:p text:style-name="P124">"दूसरे कौन मित्र ?"</text:p>
      <text:p text:style-name="P124">"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37">"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24">"तो तेरे यहाँ पाल! असुरों के चाल-व्यवहार के पकड़ने का डर नहीं है?"</text:p>
      <text:p text:style-name="P137">"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24"/>
      <text:p text:style-name="P12">2.</text:p>
      <text:p text:style-name="P12"/>
      <text:p text:style-name="P138">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24">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2">ुँ</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39">तक्षशिला के पूर्व के सारे पहाड़ सुजल-सुफल, हरे-भरे थे। ऋ<text:span text:style-name="T42">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40"><text:soft-page-break/>"आज वत्स ! ताँबे के हथियारों से काम चल रहा है, कल इससे भी तीक्ष्ण कोई हथियार निकल आयेगा, फिर लोग सवाल करेंगे- <text:span text:style-name="T44">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40"/>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4">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24">ऋषि-"हाँ, किन्तु इसके लिए उतना ध्यान देने को तैयार नहीं हैं। क्या असुर अथवा कोल स्त्रियों के साथ आर्य समागम नहीं करते ?"</text:p>
      <text:p text:style-name="P124">वरुण-"सीमान्त पर करते हैं, और असुर पुरों की वेश्याओं के पास तो हमारे भट आम तौर से जाते हैं ।"</text:p>
      <text:p text:style-name="P124">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24"/>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3">ं</text:span>गे।</text:p>
      <text:p text:style-name="P59"/>
      <text:p text:style-name="P141">"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3">ु</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24">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41">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3">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3">़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4">गया कि वहाँ आर्यों का पता लगता </text:span>है असुर-कन्याओं के नृत्यों तथा सुरा-गोष्ठियों में<text:span text:style-name="T45">।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41">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41">आज से १२५ पीढ़ी पहले की आर्य-कहानी।</text:p>
      <text:p text:style-name="P141"/>
      <text:h text:style-name="P220" text:outline-level="2"><text:bookmark-start text:name="__RefHeading___Toc19394_3290723130"/>सुदास् <text:span text:style-name="T45">(१५०० ईसा पूर्व)</text:span><text:bookmark-end text:name="__RefHeading___Toc19394_3290723130"/></text:h>
      <text:p text:style-name="P112"/>
      <text:p text:style-name="P46">देश : कुरु-पंचाल (पश्चिमी युक्त प्रान्त)</text:p>
      <text:p text:style-name="P124">जाति : वैदिक आर्य</text:p>
      <text:p text:style-name="P124">काल : १५०० ई० पू०</text:p>
      <text:p text:style-name="P124"/>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6">े</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24"/>
      <text:p text:style-name="P142">पथिक ने स्वर्णकेशों पर कुमारियों की संजा, शरीर पर उत्तरासंग (चादर), कंचुक और अन्तरवासक (ल<text:span text:style-name="T46">ुँ</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24">पथिक ने साहसपूर्वक अपने गिरते कलेजे को दृढ़ करने में असफल होते हुए कहा-"हाँ, मैं बहुत प्यासा हूँ।"</text:p>
      <text:p text:style-name="P124">"तो मैं पानी लाती हूँ।"</text:p>
      <text:p text:style-name="P124">तरुणी ने बाल्टी में पानी भरा<text:span text:style-name="T46">।</text:span> तब तक तरुण भी उ<text:span text:style-name="T46">स</text:span>के पास आकर खड़ा हो गया था। उसका दीर्घ गोत्र और मोटी हडि<text:span text:style-name="T46">्</text:span>ड<text:span text:style-name="T46">याँ</text:span> बतला</text:p>
      <text:p text:style-name="P124">रही थीं कि अभी उनके भीतर से असाधारण पौरुष <text:span text:style-name="T46">लुप्त नहीं हुआ </text:span>है। मशक से लटकते चमड़े के गिलास को पथिक के हा<text:span text:style-name="T46">थ</text:span> <text:span text:style-name="T46">में दे तरुणी ने </text:span>उसमें बाल्टी से पानी भर दिया। पथिक ने बड़ी <text:span text:style-name="T46">घूँ</text:span>ट भरी और गले से उतारने के बाद नीचे मुँहकर बैठ गया। फिर एक स<text:span text:style-name="T46">ँ</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24">"मुझे कष्ट नहीं है, पर मैं तो डर गई थी, ऐसा क्यों हुआ ?"</text:p>
      <text:p text:style-name="P124">"कोई बात नहीं, खाली पेट था, प्यास में बहुत पानी पी गया। किन्तु अब कोई हर्ज नहीं।"</text:p>
      <text:p text:style-name="P124">"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24">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24">"हाँ, बहुत दूर पूरब से-पंचाल से ।"</text:p>
      <text:p text:style-name="P124">"कहाँ जायेगा ?"</text:p>
      <text:p text:style-name="P124">"यहाँ, वहाँ कहीं भी।"</text:p>
      <text:p text:style-name="P124">"तो भी।"</text:p>
      <text:p text:style-name="P124">"अभी तो कोई काम चाहता ह<text:span text:style-name="T46">ूँ</text:span>, जिसमें अपने तन और कपड़ों की व्यवस्था कर सक<text:span text:style-name="T46">ूँ</text:span>।"</text:p>
      <text:p text:style-name="P124">"खेतों में काम करेगा?"</text:p>
      <text:p text:style-name="P124">"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42">"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24">"यह परदेशी तरुण काम करना चाहता है, पितर ।"</text:p>
      <text:p text:style-name="P124">"खेतों में दुहितर ?"</text:p>
      <text:p text:style-name="P124">"हाँ, कहीं भी।"</text:p>
      <text:p text:style-name="P124">"तो यहाँ काम करे। वेतन जो यहाँ दूसरे पुरुषों को मिलेगा, वही इसे भी मिल जायेगा।"</text:p>
      <text:p text:style-name="P124">तरुण सुन रहा था। वृद्ध ने यही बात उसके सामने दुहराई, जिसे उसने स्वीकार किया। फिर वृद्ध ने कहा-"आ तरुण ! तू भी आ जा। हम सब मध्यान्ह भोजन कर रहे हैं।"</text:p>
      <text:p text:style-name="P124">"अभी मैंने सत्तू पिया है, तेरी दुहिता ने दिया था, आर्य !"</text:p>
      <text:p text:style-name="P124">"आर्य-वार्य नहीं मैं जेता ऋभु-पुत्र माद्र हूँ। तू जो कुछ भी खा-पी सके खा-पी<text:span text:style-name="T47">।</text:span> अपाला ! मैरेय (कच्ची शराब ) देना, <text:soft-page-break/>अश्विनीक्षीर क<text:span text:style-name="T47">ा</text:span> । धूप में अच्छा होता है। तरुण ! बात शाम को कराँगा, इस वक्त नाम-भर जानना चाहता हूँ।"</text:p>
      <text:p text:style-name="P124">"सुदास् पांचाल" ।</text:p>
      <text:p text:style-name="P124">"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24"/>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24"/>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24"/>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7">ु</text:span>आँ तथा पानी से भरा कुण्ड था। स्त्री-पुरुषों ने कण्ड पर जाकर हाथ-मुंह धोये । जिन्हें शरीर धोने की इच्छा थी, उन्होंने शरीर भी धोया<text:span text:style-name="T47">।</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7">।</text:span></text:p>
      <text:p text:style-name="P46"/>
      <text:p text:style-name="P124">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7">ं</text:span> व हड्डियाँ पेशियों से ढंक रही थीं ।</text:p>
      <text:p text:style-name="P124"/>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24">"पंचाल (रुहेलखंड) कैसा लगा, आर्यवृद्ध ?"</text:p>
      <text:p text:style-name="P124">"जनपद में कोई दोष नहीं। वह मद्र-जैसा ही स्वस्थ-समृद्ध है, बल्कि उसके खेत यहाँ से अधिक उपजाऊ मालूम हुए; किन्तु..."</text:p>
      <text:p text:style-name="P124"><text:soft-page-break/>"किन्तु क्या ?"</text:p>
      <text:p text:style-name="P124">*क्षमा करना सुदाः ! वहाँ मानव नहीं बसते ।"</text:p>
      <text:p text:style-name="P124">"मानव नहीं बसते ? तो क्या देव या दानव बसते हैं ?"</text:p>
      <text:p text:style-name="P124">"मैं इतन<text:span text:style-name="T47">ा ही कहूँगा </text:span>कि वहाँ मानव नहीं बसते ।</text:p>
      <text:p text:style-name="P124">"मैं नाराज नहीं होऊँगा, आर्यवृद्ध ! तुझे क्यों ऐसा ख्याल हुआ ?"</text:p>
      <text:p text:style-name="P124">"सुदाः! तूने देखा, मेरे खेतों में काम करने वाले दो स<text:span text:style-name="T47">ौ</text:span> नर-नारियों को ?"</text:p>
      <text:p text:style-name="P124">"हाँ।"</text:p>
      <text:p text:style-name="P124">"क्या मेरे खेत में काम करने, मेरे हाथ से वेतन पाने के कारण उन्हें जरा भी मेरे सामने दैन्य प्रकट करते देखा ?"</text:p>
      <text:p text:style-name="P124">"नहीं, बल्कि मालूम होता था, सभी तेरे परिवार के आदमी हैं ।"</text:p>
      <text:p text:style-name="P124">"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24">"सत्य कहा, आर्यवृद्ध ! मानव का मूल्य मैंने शतद्रु (सतलज) पारकर- खासकर इस मद्रभूमि में आकर देखा। मानव में रहना आनन्द, अभिमान और भाग्य की बात है।"</text:p>
      <text:p text:style-name="P124">"मुझे खुशी है, पुत्र ! तूने बुरा नहीं माना। अपनी-अपनी जन्मभूमि का सबको प्रेम होता है।"</text:p>
      <text:p text:style-name="P124">" किन्तु प्रेम का अर्थ दोषों से आँख मींचना नहीं होना चाहिए ।"</text:p>
      <text:p text:style-name="P124">"मैंने कुरु-पंचाल की यात्रा करते वक्त बहुत बार सोचा, यहाँ के भी पंडितों से चर्चा की । मुझे इस दोष के आने का कारण तो मालूम हुआ किन्तु प्रतिकार नहीं । ।</text:p>
      <text:p text:style-name="P124">"क्या कारण, आर्यवृद्ध ?"</text:p>
      <text:p text:style-name="P124">"यद्यपि पंचाल जनपद पंचालों का कहा जाता है, किन्तु उसके निवासियों में आधे भी पंचाल-जन नहीं हैं।"</text:p>
      <text:p text:style-name="P124">"हाँ, आगन्तुक बहुत हैं।"</text:p>
      <text:p text:style-name="P124">"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24">"हाँ, पंचाल-जनों से बिल्कल भिन्न काला, साँवला या ताम्रवर्ण ।"</text:p>
      <text:p text:style-name="P124">"और पंचाल-जनों का वर्ण मद्रों-जैसा गौर होता है ?"</text:p>
      <text:p text:style-name="P124">"बहुत कुछ ।"</text:p>
      <text:p text:style-name="P124">"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24">"और शायद, आर्यवृद्ध ! तुझको मालूम होगा कि इन आर्य-भिन्नों –जिन्हें पूर्वज असुर कहते थे-मैं पहले ही से ऊँच-नीच और दास-स्वामी होते आते थे।"</text:p>
      <text:p text:style-name="P143">"हाँ, किन्तु पंचाल तो आर्य-जन थे, एक खून, एक शरीर से उत्पन्न।"</text:p>
      <text:p text:style-name="P61">"<text:span text:style-name="T48">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43">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24">'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24">"तुझे तो ऐसा नहीं करना पड़ा, आर्यवृद्ध ?"</text:p>
      <text:p text:style-name="P124">"मैं तो लड़ पड़ता, यदि मुझे ऐसा करने को कहा जाता । पूरबे वाले राजा हमें वैसा करने को नहीं कहते। यह सनातन से चला आया है।"</text:p>
      <text:p text:style-name="P124">"क्यों ?"</text:p>
      <text:p text:style-name="P124">"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24">"लालायित क्यों होने लगे ?"</text:p>
      <text:p text:style-name="P124">"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24">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24">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24"><text:soft-page-break/>"तू भी तो अपाले ! आर-पार तैर गई, और मैं तो दो क्या, समय हो तो दस बार चन्द्रभागा को पार कर सकता हूँ।"</text:p>
      <text:p text:style-name="P124">"बाहर निकलने पर मैंने देखा, तेरे वक्ष कितने फूले हुए थे? तेरी बॉहों और जॉघों की पेशियाँ तो दुनी मोटी हो गई थीं ।"</text:p>
      <text:p text:style-name="P124">"तैरना भारी व्यायाम है। यह शरीर को बलिष्ठ और सुन्दर बनाता है।"</text:p>
      <text:p text:style-name="P124">"किन्तु तेरे सौन्दर्य में क्या वृद्धि होगी, अपाले ! तू तो अभी भी तीनों लोकों की अनुपम सुन्दरी है।"</text:p>
      <text:p text:style-name="P124">"अपनी आँखों से कहता है न, सुदास् ?"</text:p>
      <text:p text:style-name="P124">"किन्तु मोह से नहीं अपाले ! तू यह जानती है।"</text:p>
      <text:p text:style-name="P124">"हाँ, तूने चुम्बन तक कभी मुझसे नहीं माँगा, यद्यपि मद्र-तरुणियाँ इसके वितरण में बहुत उदार होती हैं।"</text:p>
      <text:p text:style-name="P124">"बिना माँगे भी तो तूने उसे देने की उदारता की है।"</text:p>
      <text:p text:style-name="P124">"किन्तु उस वक्त, जबकि मैं तुझमें भैया श्वेतश्रवा को देखा करती थी।"</text:p>
      <text:p text:style-name="P124">"और अब क्या न देगी ?"</text:p>
      <text:p text:style-name="P124">"माँगने पर चुम्बन क्यों न द<text:span text:style-name="T48">ूँ</text:span>गी?"</text:p>
      <text:p text:style-name="P124">"और माँगने पर तू मेरी-"</text:p>
      <text:p text:style-name="P124">"यह मत कह, सुदास् ! इनकार करके मुझे दुःख होगा।"</text:p>
      <text:p text:style-name="P124">"किन्तु उस दुःख को न आने देना तेरे हाथ में है ?"</text:p>
      <text:p text:style-name="P124">"मेरे नहीं, तेरे हाथ में है।"</text:p>
      <text:p text:style-name="P124">"कैसे ?"</text:p>
      <text:p text:style-name="P124">"क्या तू सदा के लिए मेरे पिता के घर में रहने के लिए तैयार है ?"</text:p>
      <text:p text:style-name="P124">"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24">"यह मैं जानती हैं, और मेरी भी बात तुझे मालूम है। मैं सदा के लिए तेरी बनना चाहती हूँ। पिता भी इससे प्रसन्न होंगे; किन्तु फिर तुझे पंचाल से मुँह मोड़ना होगा।"</text:p>
      <text:p text:style-name="P124">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24">"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24">"तेरे हृदय का वचन क्या है, अपाले ?"</text:p>
      <text:p text:style-name="P124">"कि मानव-भूमि से अमानव-भूमि में न जाऊँगी।"</text:p>
      <text:p text:style-name="P124">"अमानव-भूमि पंचाल-जनपद ?"</text:p>
      <text:p text:style-name="P124">"हाँ, जहाँ मानव का मूल्य नहीं, स्त्री को स्वातन्त्र्य नहीं ।"</text:p>
      <text:p text:style-name="P124">"मैं तुझसे सहमत हूँ।"</text:p>
      <text:p text:style-name="P124">"और इसके लिए मैं तुझे चुम्बन देती हूँ।"-कह अश्रु-सिक्त कपोल को अपाला ने सुदास् के ओठों पर रख दिया <text:span text:style-name="T49">।</text:span> सुदास् के चुम्बन कर लेने पर उसने फिर कहा—तू जा, एक बार माँ का दर्शन कर आ; मैं तेरे लिए मद्रपुर में प्रतीक्षा करूँगी।"</text:p>
      <text:p text:style-name="P46"><text:soft-page-break/></text:p>
      <text:p text:style-name="P124">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24"/>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24">चलते वक्त अपाला ने फिर आलिंगनपूर्वक कहा-"सुदास् ! मैं तेरे लिए मद्रपुर में प्रतीक्षा कहँगी।"</text:p>
      <text:p text:style-name="P124">अपाला के ये शब्द सारे जीवन के लिए सुदास् के कलेजे में गड़ गये।</text:p>
      <text:p text:style-name="P124"/>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49">।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24"/>
      <text:p text:style-name="P46">वर्षों बीत जाने पर माँ पुत्र से निराश हो चुकी थी, और रोते-रोते उसकी आँखों की ज्योति मन्द पड़ गई थी <text:span text:style-name="T49">।</text:span> सुदास् एक दिन चुपचाप बिना किसी को खबर दिए. पिता से बिना मिले, माँ के सामने जाकर खड़ा हो गया। निष्प्रभ आँखों से उसे अपनी ओर विलोकते देख सुदास् ने कहा-</text:p>
      <text:p text:style-name="P124">'माँ ! मैं हूँ तेरा सुदास् ।’</text:p>
      <text:p text:style-name="P124">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24">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24">"आज ही के दिन भर वत्स ! आज ही घड़ी भर पुत्र ! यह अंतिम आँसू है, सुदास् ! मेरी आँखों के तारे !"</text:p>
      <text:p text:style-name="P124"/>
      <text:p text:style-name="P124">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24"/>
      <text:p text:style-name="P46">वृद्ध दिवोदास ने एक दिन पुत्र से कहा-"वत्स सुदास् ! मैं जीवन के अन्तिम तट पर पहुँच गया हूँ, मेरे लिए पंचाल का भार उठाना अब सम्भव नहीं है।"</text:p>
      <text:p text:style-name="P124">"तो आर्य ! क्यों न यह भार पंचालों को ही दे दिया जाय ?"</text:p>
      <text:p text:style-name="P124">"पंचालों को ! पुत्र, तेरा अभिप्राय मैंने नहीं समझा।"</text:p>
      <text:p text:style-name="P124">"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49">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24">"नहीं पुत्र ! विश्न (=सारे) जन को हम अपना राजकृत (=राजा बनाने वाला) स्वीकार करते हैं। अभिषेक की प्रतिज्ञा के वक्त वही हमें राजचिह्न पलाश-दण्ड देते हैं।"</text:p>
      <text:p text:style-name="P124">"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24">"यहाँ यदि हमें वैसा करें, तो किसी दिन भी शत्रु मार देगा या विष दे देगा।"</text:p>
      <text:p text:style-name="P124">"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24">"पुत्र ! इसके लिए तू मुझे दोषी ठहराता है ?"</text:p>
      <text:p text:style-name="P124">"बिल्कुल नहीं, आर्य ! तेरी जगह पर आने पर मुझे भी इच्छा या अनिच्छा से वही करना होगा। मैं अपने पिता दिवोदास् को इसके लिए दोषी नहीं ठहराता ।"</text:p>
      <text:p text:style-name="P144"><text:soft-page-break/>"तू राज्य को जन के पास लौटाने की बात कहता है, क्या यह सम्भव <text:span text:style-name="T49">है</text:span> ? तुझे समझना चाहिए पुत्र ! जन के भोग का अपहारक सिर्फ पंचाल राज दिवोदास ही नहीं है। वह अनेक अपहारक-चोर सामन्तों में से एक <text:span text:style-name="T49">है</text:span>। वह बड़ा हो सकत<text:span text:style-name="T49">ा</text:span> है, किन्तु उनके सम्मिलित बल के सामने पंगु है। अनेक प्रदेश-पति, उग्र राजपुत्र (राजवंशिक). सेनापति के अतिरिक्त सबसे <text:span text:style-name="T50">भा</text:span>री सामन्त तो पुरोहित है<text:span text:style-name="T50">ं</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24">"और पुत्र ! तूने एक भारी संख्या को नहीं गिना ।</text:p>
      <text:p text:style-name="P124">"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24">"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24">"हॉ. रास्ते में ये वशिष्ठ, विश्वामित्र-जैसे ग्राह जो वैठे हुए हैं ?"</text:p>
      <text:p text:style-name="P124">"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0">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24">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0">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24">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24"/>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44">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44">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24">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24"/>
      <text:h text:style-name="P218" text:outline-level="2"/>
      <text:h text:style-name="P221"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12"/>
      <text:p text:style-name="P46">स्थान : पंचाल (युक्त-प्रान्त)</text:p>
      <text:p text:style-name="P124">काल : ७०० ई० पू०</text:p>
      <text:p text:style-name="P46"/>
      <text:p text:style-name="P124">"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24">"लोपा, तेरी आँखें वह दृश्य देखती हैं और मैं आँखों को देखकर तृप्त हो जाता हूँ।"</text:p>
      <text:p text:style-name="P124">"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24">"सचमुच प्रवाहण के बारे में तेरी यही सम्मति है, लोपा ?"</text:p>
      <text:p text:style-name="P124">"सम्मति कुछ भी हो; किन्तु उसके साथ एक पक्की सम्मति है कि प्रवाहण सदा के लिए मेरा है।"</text:p>
      <text:p text:style-name="P124">"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24">"और मैं उसके लिए सदा तैयार रहती हूँ।"</text:p>
      <text:p text:style-name="P124">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24">"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45">"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24">"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24">"मुझे याद नहीं, प्रवाहण ! मेरे लिए इतना ही बहुत है कि मैंने तेरे कोमल हाथ का स्पर्श अपने कन्धे पर अनुभव किया<text:span text:style-name="T56">।</text:span>"</text:p>
      <text:p text:style-name="P124">"और तू संकोच के मारे गोल-मटोल हो गई।"</text:p>
      <text:p text:style-name="P124">"तूने मेरे हाथ को अपने हाथों में लिया; किन्तु तेरे ओठ सिले-से रहे, तब माँ ने क्या कहा ?"</text:p>
      <text:p text:style-name="P124">"मामी की एक-एक बात मुझे याद है। मामी को क्या भूल सकता हूँ ? माँ मुझे गार्<text:span text:style-name="T51">ग्य</text:span> मामा के पास छोड़कर घर लौट गई; किन्तु मामी के प्रेम ने मुझे माँ की भुला दिया। मामी को मैं कैसे भूल सकता हूँ ?"</text:p>
      <text:p text:style-name="P124">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24">मा<text:span text:style-name="T51">मी</text:span> बोलत<text:span text:style-name="T51">ी</text:span>-वत्स, जागो ! फिर वह तेरे मुँह को चूमतीं; किन्तु तू बेसुध सोती रहती ?"</text:p>
      <text:p text:style-name="P124">लोपा की आँखों में भी आँसू थे। उसने उदास होकर कहा-'माँ को मैं इतना कम देख सकी !"</text:p>
      <text:p text:style-name="P124">"हाँ, तो उस समय मुझे तेरे पास मूक खड़ा देख मामी ने कहा-"यह तेरी बहन है, वत्स ! इसके ओठों को चूम और कह कि आ, घोड़ा-घोड़ा खेलें ।"</text:p>
      <text:p text:style-name="P124">"हाँ, तो तूने मेरे ओठों को चूमा और फिर घोड़ा-घोड़ा खेलने के लिए कहा। मैंने माँ के केशों से अपने मुँह को बाहर किया। तू वहाँ घोड़ा बन गया। मैं तेरी पीठ पर चढ़ गई।"</text:p>
      <text:p text:style-name="P124">"और मैं उसी वक्त तुझे बाहर ले गया।"</text:p>
      <text:p text:style-name="P124">"मैं कितनी धृष्ट थी !"</text:p>
      <text:p text:style-name="P124">"तू सदा निडर थी, लोपा ! और मेरे लिए तो तू सब कुछ थी। मामा के डर से मैं अपना पाठ याद करने में लगा रहता और जब थक</text:p>
      <text:p text:style-name="P124">जाता तो तेरे पास आ जाता।"</text:p>
      <text:p text:style-name="P124">"और तेरे ही लिए मैं भी तेरे पास बैठने लगी।"</text:p>
      <text:p text:style-name="P124">"और मैं समझता हूँ, लोपा ! यदि तू मुझसे आधा भी परिश्रम करती. तो मामा के अन्तेवासियों में सबसे आगे बढ़ जाती ।"</text:p>
      <text:p text:style-name="P124">"लेकिन तुझसे नहीं" लोपा ने प्रवाहण की आँखों को एक बार खूब गौर से देखकर कहा-"मैं तुझसे आगे बढ़ना नहीं चाहती।"</text:p>
      <text:p text:style-name="P124">"किन्तु मुझे प्रसन्नता होती।"</text:p>
      <text:p text:style-name="P124">"क्योंकि हम दोनों में अलग अपनापन नहीं है।"</text:p>
      <text:p text:style-name="P124">"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24">"किन्तु अब तो तू समाप्ति पर पहुँच चुका है। पिता कहते हैं कि प्रवाहण मेरे समान है।"</text:p>
      <text:p text:style-name="P124">"यह मैं भी समझता हूँ। ब्राह्मणों की विद्या पढ़ने को अब बहुत कम रह गई है, किन्तु विद्या ब्राह्मणों ही तक समाप्त नहीं हो जाती।"</text:p>
      <text:p text:style-name="P124">"यही मैं तुझसे कहने वाली थी। किन्तु क्या अभी यह तेरा पलाश-दण्ड और रूखा केश चलता ही रहेगा ?</text:p>
      <text:p text:style-name="P124">"नहीं, इसकी चिन्ता मत कर, लोपा ! पलाश-दण्ड अब छूटने वाला है। और सोलह साल के इन रूखे केशों में तू सुगंधित तेल डालने को स्वतंत्र होगी।"</text:p>
      <text:p text:style-name="P124"><text:soft-page-break/>"प्रवाहण, मेरी समझ में यह नहीं आता कि रूखे केशों के लिए इतना जोर क्यों ! तूने तो मेरे इन ओठों का चूमना कभी छोड़ा नहीं।"</text:p>
      <text:p text:style-name="P124">"क्योंकि वह बचपन से लगी आदत थी<text:span text:style-name="T58">।</text:span>"</text:p>
      <text:p text:style-name="P124">"तो क्या दूसरे आचार्य-कुलों के अन्तेवासी इन कठोर व्रतों का पालन करते हैं ?"</text:p>
      <text:p text:style-name="P124">"मजबूरी होने पर, नहीं तो, लोपा, यह सब मान प्रतिष्ठा के लिए किया जाता है ! लोग इसे ब्राह्मण-कुमारों की कठिन तपस्या समझते हैं।"</text:p>
      <text:p text:style-name="P124">"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24">"बेच दे, लोपा ! तरुणी हैं, एक-एक से तीस-तीस निष्क (अशर्फियाँ) मिल जायेंगे।"</text:p>
      <text:p text:style-name="P146">"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51">पा </text:span>के आरक्त कपोलों को अपनी आँखों में लगाकर कहा-"हमारा प्रेम मतभेद रखने ही के लिए हुआ है।"</text:p>
      <text:p text:style-name="P124">"और मतभेद हमारे प्रेम को और पुष्ट करता है।</text:p>
      <text:p text:style-name="P124">"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24">"क्योंकि हमारे अपने भीतर भी दो तरह के विचारों के द्वन्द्व अक्सर चलते रहते हैं, और हम उनके प्रति सहिष्णुता रखते हैं, इसीलिए कि वह हमारे अभिन्न अंग हैं।"</text:p>
      <text:p text:style-name="P124">"तू भी मेरा अभिन्न अंग है, लोपा !"</text:p>
      <text:p text:style-name="P124"/>
      <text:p text:style-name="P17">2.</text:p>
      <text:p text:style-name="P64"/>
      <text:p text:style-name="P64">"तूने शिवि के इन दुशालों को कभी नहीं ओढ़ा और काशी के चंदन तथा सागर के मोतियों से अपने को कभी नहीं विभूषित किया<text:span text:style-name="T51">। </text:span>प्रिये, इनसे इतनी उदासीनता क्यों ?"</text:p>
      <text:p text:style-name="P124">"क्या मैं इनमें ज्यादा सुन्दर लग<text:span text:style-name="T51">ूँ</text:span>गी ?"</text:p>
      <text:p text:style-name="P124">"मेरे लिए तू सदा सुन्दर है।"</text:p>
      <text:p text:style-name="P124">"फिर इन बोझों को लादकर शरीर को स<text:span text:style-name="T51">ाँ</text:span>सत देने से लाभ क्या ? सच कहती ह<text:span text:style-name="T51">ूँ</text:span>, प्रिय ! मुझे बड़ा बुरा लगता है, जब तू उस भारी <text:soft-page-break/>बोझ को अपने सर पर मुकुट के नाम से उठाता है।"</text:p>
      <text:p text:style-name="P124">'किन्तु दूसरी स्त्रियाँ तो वस्त्र-आभूषण के लिए मार करती हैं।"</text:p>
      <text:p text:style-name="P124">"मैं वैसी स्त्री नहीं हूँ।"</text:p>
      <text:p text:style-name="P124">"तू पंचाल-राज के हृदय पर शासन करने वाली स्त्री है।"</text:p>
      <text:p text:style-name="P124">"प्रवाहण की स्त्री हूँ, पंचालों की रानी ।"</text:p>
      <text:p text:style-name="P124">"हाँ प्रिये ! हमने कब इस दिन की कल्पना की थी। मामा ने हमसे बिल्कुल छिपा रखा था कि मैं पंचाल-राज का पुत्र हूँ।"</text:p>
      <text:p text:style-name="P124">"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24">"अच्छा, किन्तु तुझे यह राज-भवन क्यों नहीं पसन्द आता लोपा ?"</text:p>
      <text:p text:style-name="P124">"क्योंकि मैं गार<text:span text:style-name="T51">्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24">"तभी तो वह कठोर वाग्वाणों को सह सकता है।"</text:p>
      <text:p text:style-name="P124">"नहीं, मानव को ऐसा नहीं होना चाहिए ।</text:p>
      <text:p text:style-name="P124">"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24">"तू पछताता तो नहीं, प्रवाहण ! मेरे साथ प्रेम करके ?"</text:p>
      <text:p text:style-name="P124">"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24">"किन्तु मैं जितना अवलम्ब देना चाहती हूँ, उतना नहीं दे सकती, प्रवाहण ! इसका मुझे अफसोस है।"</text:p>
      <text:p text:style-name="P124">"क्योंकि मैं राज्य करने के लिए पैदा किया गया हूँ।"</text:p>
      <text:p text:style-name="P124">"लेकिन कभी तू महाब्राह्मण बनने की धुन में था ।"</text:p>
      <text:p text:style-name="P124">"उस वक्त मुझे पता न था कि मैं पंचालपुर (कन्नौज) के राजभवन का अधिकारी हूँ ?"</text:p>
      <text:p text:style-name="P124">"किन्तु राज-काज से बाहर जो तू हाथ डाल रहा है, इसकी क्या आवश्यकता ?"</text:p>
      <text:p text:style-name="P124">"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24">"तो यह पुराने देवता काफी थे, अब इस नये ब्रह्म की क्या आवश्यकता थी ?"</text:p>
      <text:p text:style-name="P124"><text:soft-page-break/>"पीढ़ियों से किसी ने इन्द्र, वरुण, ब्रह्मा को नहीं देखा। अब कितनों के मन में संदेह होने लगा है।"</text:p>
      <text:p text:style-name="P124">"तो ब्रह्म में क्या संदेह न होगा ?"</text:p>
      <text:p text:style-name="P124">"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24">"तू जो आकाश-आकाश कहकर साधारण नहीं, बल्कि उद्दालक, आरुणि-जैसे ब्राह्मणों को भी भरमा रहा है, क्या वह प्रजा को भ्रम में रखने ही के लिए ?"</text:p>
      <text:p text:style-name="P124">"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24">"किन्तु तू ब्रह्म की सत्ता और उसके दर्शन की बात भी तो करता है ?"</text:p>
      <text:p text:style-name="P124">"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24">"हाँ, जब मैं तेरे साथ दक्षिण के जंगल में गई थी।"</text:p>
      <text:p text:style-name="P124">"हाँ, यमुना के उस पार। शबरों के वह पत्थर और ताँबे के हथियार क्या हमारे कृष्ण-लौह (असली लोहे) के इन हथियारों का मुकाबला कर सकते हैं ?"</text:p>
      <text:p text:style-name="P124">"नहीं।"</text:p>
      <text:p text:style-name="P124">"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24">"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24">"क्योंकि तू असली रहस्य (उपनिषद्) को जानती है ?"</text:p>
      <text:p text:style-name="P124">"ब्राहाण समझदार होते, तो क्या तेरे रहस्य को नहीं जान पाते ।"</text:p>
      <text:p text:style-name="P124">"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24">"यह तो व्यापार हुआ ?"</text:p>
      <text:p text:style-name="P124">"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24"><text:soft-page-break/>"यह बहुत निकृष्ट भावना है, प्रवाहण !"</text:p>
      <text:p text:style-name="P124">"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1">ा</text:span> आविष्कार है।"</text:p>
      <text:p text:style-name="P124">"कौन ?"</text:p>
      <text:p text:style-name="P124">"मरकर फिर इसी दुनिया में लौटना-'पुनर्जन्म' "</text:p>
      <text:p text:style-name="P124">"यह सबसे भारी जाल है !"</text:p>
      <text:p text:style-name="P124">"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24">"ऐसे तो चोर भी अपने चोरी के माल को पूर्वजन्म की कमाई कह सकता है?"</text:p>
      <text:p text:style-name="P124">"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24">"किन्तु तूने भी तो, प्रवाहण ! रटने में बहुत-सा समय लगाया था?"</text:p>
      <text:p text:style-name="P124">"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24">"इसलिए तूने दृढ़ नाव बनाई ?"</text:p>
      <text:p text:style-name="P124">"सत्य या असत्य से मुझे मतलब नहीं, मेरा मतलब है उसके कार्योपयोगी होने से। लोपा ! संसार में लौटकर जन्मने की बात आज न<text:span text:style-name="T52">यी</text:span> मालूम होती है और मुझे उसके भीतर छिपा हुआ स्वार्थ भी मालूम है: किन्त<text:span text:style-name="T52">ु</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24">"लेकिन यह अपने पेट के लिए सैकड़ों पीढ़ियों को भाड़ में झोंकना है।"</text:p>
      <text:p text:style-name="P147">"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2">पो</text:span>तों, भाई-बन्धुओं के पेट का भी प्रबन्ध कर डालते हैं<text:span text:style-name="T53">१ </text:span>, तो हम शाश्वत यश के भागी होते हैं ? प्रवाहण वह काम कर रहा है, जिसे पूर्वज ऋषि भी नहीं कर पाये-जिसे धर्म की रोटी खाने वाले ब्राह्मण भी नहीं कर सके ।"</text:p>
      <text:p text:style-name="P124">"तू बड़ा निष्ठुर है, प्रवाहण !"</text:p>
      <text:p text:style-name="P147">"किन्तु मैंने अपने काम को योग्यतापूर्वक पूरा किया <text:span text:style-name="T52">।"</text:span></text:p>
      <text:p text:style-name="P65"/>
      <text:p text:style-name="P147"><text:span text:style-name="T52">(</text:span>१. <text:tab/>त्वं तदुक्थमिन्द्र वर्हणा कः प्रयच्छता सहसा शूर दर्ष ।</text:p>
      <text:p text:style-name="P147"><text:tab/>अब गिरेर्दासं शंबरं हन् प्रावो दिसोदासं चित्राभिरूती ।।</text:p>
      <text:p text:style-name="P147"><text:tab/><text:tab/><text:tab/><text:tab/><text:tab/>ऋग्वेद ६|२६५ ।।<text:span text:style-name="T52">)</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24">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24"/>
      <text:p text:style-name="P46">जीवन में प्रवाहण की बातों का वह बराबर विरोध किया करती थी; किन्त<text:span text:style-name="T52">ु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24"/>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24">''मल्लयुद्ध करने गई थी, गार्गी बेटी ।"</text:p>
      <text:p text:style-name="P124">"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24">"तो कुरु-पंचाल के बहुत से ब्रह्मवादी अखाड़े में उतरे होंगे ?"</text:p>
      <text:p text:style-name="P147">"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24">"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47">"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24">"नाव में चोर-डाकू तो नहीं लगे ?"</text:p>
      <text:p text:style-name="P124">"नहीं, बुआ ! व्यापारियों के बड़े-बड़े सार्थों (कारवाँ) में भटों का प्रबन्ध रहता है। हम ब्रह्मवादी इतने मूर्ख नहीं हैं कि अकेले-दुकेले अपने प्राणों को संकट में डालते फिरें ।"</text:p>
      <text:p text:style-name="P124">"और याज्ञवल्क्य ने सबको परास्त कर दिया ?"</text:p>
      <text:p text:style-name="P124">"उसे परास्त करना ही न कहना चाहिए !"</text:p>
      <text:p text:style-name="P124">"सो क्यों ?"</text:p>
      <text:p text:style-name="P124">"क्योंकि प्रश्नकर्ता याज्ञवल्क्य का उत्तर सुन चुप रह गये<text:span text:style-name="T59">।"</text:span></text:p>
      <text:p text:style-name="P124">"तू भी?"</text:p>
      <text:p text:style-name="P124">"मैं भी; किन्तु मुझे उसने वाद से नहीं, बकवाद से चुप कर दिया।"</text:p>
      <text:p text:style-name="P124">"बकवाद से ?" ।</text:p>
      <text:p text:style-name="P147">"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24">"उसने यह कहकर प्रश्न का उत्तर माँगने से मुझे रोक दिया- 'तेरा सिर गिर जाएगा, गार्गी यदि आगे प्रश्न किया तो'।"</text:p>
      <text:p text:style-name="P124"><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24">"तुझे कैसे मालूम हुआ. बुआ।"</text:p>
      <text:p text:style-name="P124">"इसी से कि मैं अपनी आँखों से तेरे सिर को कंधे पर देख रही हूँ।"</text:p>
      <text:p text:style-name="P124">"तो क्या तुझे विश्वास है, बुआ ! यदि मैं आगे प्रश्न करती, तो मेरा सिर गिर जाता।"</text:p>
      <text:p text:style-name="P124">"जरूर। किन्तु याज्ञवलक्य के ब्रह्मबल से नहीं, बल्कि वैसे ही, जैसे औरों के सिर <text:span text:style-name="T52">गिरते </text:span>देखे जाते हैं।"</text:p>
      <text:p text:style-name="P147">"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0">ा</text:span> जन्मदाता मेरी बगल में सोता था। यह राज-सत्ता और ब्राह्मण-सत्ता को दृढ़ करने का भारी साधन है-वैसे ही, जैसे कृष्ण-लौह(लोहे) का खड<text:span text:style-name="T60">़्ग</text:span>, जैसे उम्र लेहितपाणि भट।"</text:p>
      <text:p text:style-name="P124">"बुआ, मैंने ऐसा नहीं समझा था।"</text:p>
      <text:p text:style-name="P124">"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2">।</text:span> प्रवाहण को किसी देवता, देवलोक, पितृलोक, यज्ञ और ब्रह्मवाद में विश्वास नहीं था। उसे विश्वास था सिर्फ भ<text:span text:style-name="T60">ो</text:span>ग में, और उसने अपने जीवन के एक-एक क्षण को उस भ<text:span text:style-name="T60">ो</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24">"गायों को दान कर विदेहराज की दी हुई सुन्दर दासियों को याज्ञवल्क्य अपने साथ लाया है, बुआ !"</text:p>
      <text:p text:style-name="P124">"मैंने अभी कहा कि वह प्रवाहण का पक्का चेला है। देखा न उसका ब्रह्मवाद ? और यह तो तूने दूर से देखा। यदि नजदीक से देखने का मौका मिलता तो देखती बेटी!"</text:p>
      <text:p text:style-name="P124">"तो बुआ, तू सचमुच समझती है कि यदि मैं आगे प्रश्न करती, तो मेरा सिर गिर जाता ?"</text:p>
      <text:p text:style-name="P124">"निस्संदेहः किन्तु याज्ञवल्क्य के ब्रह्म-तेज से नहीं, <text:span text:style-name="T52">बे</text:span>टी। दुनिया में कितनों के सिर चुपचाप गिरा दिए जाते हैं।"</text:p>
      <text:p text:style-name="P124">"मेरा सिर चकराता है, बुआ !"</text:p>
      <text:p text:style-name="P124">"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24">"क्या मानव-हृदय हमें इस वंचना से घृणा करने की प्रेरणा नहीं देगा ?"</text:p>
      <text:p text:style-name="P124">"देगा बेटी ! और मुझे एकमात्र उसी की आशा है।’’</text:p>
      <text:p text:style-name="P46"/>
      <text:p text:style-name="P46">---</text:p>
      <text:p text:style-name="P147">आज से १०८ पीढ़ी पहले की यह कहा<text:span text:style-name="T57">नी</text:span> है, <text:span text:style-name="T52">जबकि </text:span>ऊपरी अन्तर्वेद में उपनिषद् के ब्रह्मज्ञान की रचना आरम्भ हुई थी । उस वक्त त<text:span text:style-name="T52">क</text:span>, उद्यान और अ<text:span text:style-name="T52">स</text:span>ली लोहा भारत में प्रवलित हो चुका था।</text:p>
      <text:p text:style-name="P147"/>
      <text:h text:style-name="P220" text:outline-level="2"><text:bookmark-start text:name="__RefHeading___Toc18378_510523326"/>बन्धुल मल्ल <text:span text:style-name="T52">(४६० ईसा पूर्व)</text:span><text:bookmark-end text:name="__RefHeading___Toc18378_510523326"/></text:h>
      <text:p text:style-name="P147">काल : ४६० ई०पू०</text:p>
      <text:p text:style-name="P65"/>
      <text:p text:style-name="P124">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24">"मल्लिका ! इस वल्मीक को देखने में इतनी तन्मय क्यों है ?"</text:p>
      <text:p text:style-name="P124">"देख, यह दो पोरिसाका है।"</text:p>
      <text:p text:style-name="P124">"हाँ, साधारण वल्मीकों से बड़ा है, किन्तु इससे भी बड़े वल्मीक होते हैं। तुझे ख्याल आता होगा, क्या सचमुच वर्षा बरसने पर इससे आग और धुआँ निकलता ?"</text:p>
      <text:p text:style-name="P124">"नहीं वह शायद झूठी दन्तकथा है; किन्तु यह चींटी जैसे छोटे-छोटे और उससे कहीं कोमल रक्तमुख श्वेत कीट जैसे इतने बड़े वल्मीक को बना लेते हैं !"</text:p>
      <text:p text:style-name="P124">"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24">"इसलिए मैं भी उत्सुकतापूर्वक इसे देख रही थी, इनमें आपस में कितना मेल है। यह अति क्षुद्र प्राणी समझे जाते हैं, और शत- <text:span text:style-name="T60">स</text:span>हस्त्र मिलकर एक साथ रह, इतने बड़े-बड़े प्रासादों को बनाते हैं। मुझे दुःख है, हमारे मल्ल इन दीमकों से कुछ शिक्षा नहीं लेते<text:span text:style-name="T60">।"</text:span></text:p>
      <text:p text:style-name="P124">"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24">"किन्तु उसकी ईर्ष्या ! यदि यह ई<text:span text:style-name="T60">र्ष्या</text:span> न होती, तो कितना अच्छा होता !"</text:p>
      <text:p text:style-name="P124">"मुझे मल्लों की ई<text:span text:style-name="T60">र्ष्या</text:span> को ख्याल आता है !"</text:p>
      <text:p text:style-name="P124">"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24">"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24">"किन्तु उन्हें तेरे गुणों को देखकर प्रसन्न होना चाहिए था<text:span text:style-name="T60">।</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24">"हम तक्षशिला में दस साल तक एक साथ पढ़ते रहे। उसे मेरे गुण ज्ञात हैं।"</text:p>
      <text:p text:style-name="P124">"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24">"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24">बन्धुल के गौर मुख की कान्ति को फीकी पड़ी देख मल्लिका को अफसोस होने लगा, और उसने ध्यान को दूसरी ओर खींचते हुए कहा-</text:p>
      <text:p text:style-name="P124">"तेरे साथी शिकार के लिए तैयार खड़े होंगे ! और मैं भी चलना चाहती हूँ, घोड़े पर या पैदल ?"</text:p>
      <text:p text:style-name="P124">"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24">"ये तुझे बुरे लगते हैं ?"</text:p>
      <text:p text:style-name="P124">"बुरे !" मल्लिका के लाल ओठों को चूमकर, "मल्लिका नाम से भी जिसका सम्बन्ध हो, वह मुझे बुरा नहीं लग सकता। किन्तु शिकार में जाने पर जंगल की झाड़ियों में दौड़ना पड़ता है।"</text:p>
      <text:p text:style-name="P124">"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24">पगड़ी बाँध, बन्धुल कंचुकी के भीतर से उठे क्षुद्र-विल्व-स्पर्धी स्तनों का अर्धालिंगन करते हुए बोला-"और ये तेरे स्तन ?"</text:p>
      <text:p text:style-name="P124">"स्तन सभी मल्ल-कुमारियों के होते हैं।"</text:p>
      <text:p text:style-name="P124">"किन्तु, यह कितने सुन्दर हैं ?</text:p>
      <text:p text:style-name="P124">"तो क्या कोई इन्हें छीन ले जायेगा ?"</text:p>
      <text:p text:style-name="P124">"तरुणों की नजर लग जायेगी।"</text:p>
      <text:p text:style-name="P124">"वह जानते हैं, यह बन्धुल के हैं।"</text:p>
      <text:p text:style-name="P124">"नहीं, तुझे उज्र न हो तो मल्लिका ! भीतर से मैं इन्हें अपने अंगोछे से बाँध <text:span text:style-name="T60">दूँ ।"</text:span></text:p>
      <text:p text:style-name="P124"/>
      <text:p text:style-name="P46"/>
      <text:p text:style-name="P124">"कपड़ों के बाहर के दर्शन से तुझे तृप्ति नहीं हो रही है ?" मल्लिका ने मुस्करा कर बन्धुल के मुँह को चूमते हुए कहा।</text:p>
      <text:p text:style-name="P124">बन्धुल ने कंचुकी को हटा शुभ्र स्फटिक-शिला सदृश वक्ष पर आसीन उन आरक्त गोल स्तनों को अंगोछे से बाँध दिया<text:span text:style-name="T61">।</text:span> मल्लिका ने फिर कंचुकी को पहनकर कहा-</text:p>
      <text:p text:style-name="P124">"अब तो तेरा खतरा जाता रहा बन्धुल !"</text:p>
      <text:p text:style-name="P124">"बन्धूल को अपनी चीज के लिए खतरा नहीं है प्रिये ! अब दौड़ने में यह ज्यादा हिलेंगे भी नहीं ।"</text:p>
      <text:p text:style-name="P124">सभी तरुण मल्लमल्लियाँ शिकारी वेश में तैयार इस जोड़े की प्रती<text:span text:style-name="T61">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1">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1">़ा</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1">।</text:span> इसी वक्त कई धनुषों के ज्या की टंकार हुई । नील गवय के कलेजे को ताककर बन्धुल ने अपना निशाना लगाया<text:span text:style-name="T61">।</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48">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1">। </text:span>माँस-खंड काटने में बन्धुल के दोनों हाथ लगे हुए थे, इसलिए मल्लिका ने अपने हाथ से मुँह में भुना टुकड़ा और सुरा-चषक दिया।</text:p>
      <text:p text:style-name="P148"/>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48"/>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24"/>
      <text:p text:style-name="P124">"भन्ते गण ! सुनै <text:span text:style-name="T61">।</text:span> गण आयुष्मान् बन्धुल को उपसेनापति का पद दे रहा है, जिस आयुष्मान् को यह स्वीकार हो, वह चुप रहे, जिसे <text:soft-page-break/>स्वीकार न हो, वह बोले ।"</text:p>
      <text:p text:style-name="P124">"दूसरी बार भी, भन्ते गण ! सुनै। गण आयुष्मान् बंधुल को उपसेनापति का पद दे रहा है। जिस आयुष्मान् को यह स्वीकार हो, वह चुप रहे, जिसे स्वीकार न हो, वह बोले ।"</text:p>
      <text:p text:style-name="P124">"तीसरी बार भी, भन्ते गण । सुनै। गण अन्युष्मान् बन्धुल को उपसेनापति का पद दे रहा है। जिस आयुष्मान् को यह स्वीकार हो, वह चुप रहे, जिसे स्वीकार न हो, वह बोले ।"</text:p>
      <text:p text:style-name="P124"/>
      <text:p text:style-name="P46">इसी वक्त एक सदस्य-रोज मल्ल-उत्तरासंग (चादर) को हटा दाहिना कन्धा नंगा रख कान्हासोती कर खड़ा हो गया। गणपति ने कहा-</text:p>
      <text:p text:style-name="P124">"आयुष्मान् कुछ बोलना चाहता है, अच्छा बोल ।"</text:p>
      <text:p text:style-name="P124">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24">रोज-मल्ल के बैठ जाने पर दो-तीन दूसरे सदस्यों ने भी यही बात कही। कुछ सदस्यों ने परीक्षा की आवश्यकता नहीं है, इस बात पर जोर दिया। अन्त में गणपति ने कहा-</text:p>
      <text:p text:style-name="P124">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24">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24">गणपति ने घोषित किया-</text:p>
      <text:p text:style-name="P124">"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24">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24"/>
      <text:p text:style-name="P46">सातवें दिन कुसीनारा के मैदान में स्त्री-पुरुषों की भारी भीड़ जमा हुई । मल्लिका भी वहाँ मौजूद थी। जरा-जरा दूर पर कठोर काष्ठ <text:soft-page-break/>के सात <text:span text:style-name="T61">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24">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24">"मल्लिका! मेरे साथ भारी धोखा किया गया। मुझे इसकी आशा न थी।"</text:p>
      <text:p text:style-name="P124">"क्या हुआ प्रिय !"</text:p>
      <text:p text:style-name="P192"><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24">"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24">"तो बन्धुल मल्ल कुसीनारा से नाराज हो रहा है ?</text:p>
      <text:p text:style-name="P124">"कुसीनारा मेरी माँ है; जिसने पाल-पोसकर मुझे बड़ा किया, किन्तु अब मैं कुसीनारा में नहीं रहूँगा।" </text:p>
      <text:p text:style-name="P124">"कुसीनारा को छोड़ जाना चाहता है?"</text:p>
      <text:p text:style-name="P124">"क्योंकि कुसीनारा को बन्धुल मल्ल की जरूरत नहीं है।"</text:p>
      <text:p text:style-name="P124">"तो कहाँ चलेगा ?"</text:p>
      <text:p text:style-name="P124">"मल्लिका, तू मेरा साथ देगी !"–विकसित बदन हो बन्धुल ने कहा।</text:p>
      <text:p text:style-name="P124">"छाया की भाँति मेरे बन्धुल !"-मल्लिका ने बन्धुल की लाल आँखों को चूम लिया और तुरन्त उसकी रुक्षत<text:span text:style-name="T61">ा</text:span> जाती रही।</text:p>
      <text:p text:style-name="P124">"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24">"तो प्रिय ! कहाँ चलने को तय कर रहा है और कब ?"</text:p>
      <text:p text:style-name="P124">"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24">'<text:span text:style-name="T61">अन्</text:span>याय का परिमार्जन क्यों नहीं होने देता ?"</text:p>
      <text:p text:style-name="P124">"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24"><text:soft-page-break/></text:p>
      <text:p text:style-name="P105"><text:span text:style-name="T62">उसी रात को ले चलने लायक चीजों को ले मल्लिका और वन्धुल ने कुसीनारा को छोड़ दिया, और दूसरे दिन अचिरवती (राप्ती के तट पर) </text:span><text:span text:style-name="T64">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65">प्</text:span><text:span text:style-name="T64">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24">"खुशी से कह, मित्र बन्धुल !"</text:p>
      <text:p text:style-name="P124">"मैं मल्ल-पुत्र हूँ।"</text:p>
      <text:p text:style-name="P124">"हाँ, मैं जानता हूँ और मल्लों के विरुद्ध जाने की मैं तुझे कभी आज्ञा नहीं <text:span text:style-name="T61">दूँ</text:span>गा।" </text:p>
      <text:p text:style-name="P124">"बस इतना ही।"</text:p>
      <text:p text:style-name="P124">"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24">"नहीं, महाराज ! बस इतना ही।"</text:p>
      <text:p text:style-name="P124"/>
      <text:p text:style-name="P21">4.</text:p>
      <text:p text:style-name="P21"/>
      <text:p text:style-name="P124">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24">"प्रिये ! किसी चीज का दोहद हो तो कहना।"</text:p>
      <text:p text:style-name="P124">"हाँ, दोहद है प्रियतम ! किन्तु बड़ा दुष्कर ।"</text:p>
      <text:p text:style-name="P124">"बन्धुल मल्ल के लिए दुष्कर नहीं हो सकता, मल्लिके ! बोल क्या दोहद है ?"</text:p>
      <text:p text:style-name="P124"><text:soft-page-break/>"अभिषेक-पुष्करिणी में नहाना।"</text:p>
      <text:p text:style-name="P124">"मल्लों की ?"</text:p>
      <text:p text:style-name="P124">"नहीं, वैशाली में लिच्छवियों की ।"</text:p>
      <text:p text:style-name="P124">"तूने ठीक कहा, मल्लिके ! तेरा दोहद दुष्कर है। किन्तु बन्धुल मल्ल उसे पूरा करेगा। कल सवेरे तैयार हो जा, रथ पर हम दोनों चलेंगे।"</text:p>
      <text:p text:style-name="P124">दूसरे दिन पाथेय ले अपने खड्ग, धनुष आदि के साथ दोनों रथ पर सवार हुए।</text:p>
      <text:p text:style-name="P46"/>
      <text:p text:style-name="P124">दूर की मंजिल को अनेक सप्ताह में पार कर एक दिन बन्धुल का रथ वैशाली में इसी द्वार से प्रविष्ट हुआ, जिस पर उसका सहपाठी—कुछ लिच्छवियों की ई<text:span text:style-name="T61">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24">अभिषेक-पुष्करिणी के घाटों पर पहरा था। वहाँ जीवन में सिर्फ एक बार किसी लिच्छव<text:span text:style-name="T61">ि-</text:span>पुत्र को नहाने (अभिषेक पाने) का सौभाग्य होता था, जबकि वह लिच्छवि गण के <text:span text:style-name="T61">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24">महालि ने सुना तो उसने मना किया, किन्तु गर्वीले लिच्छवि कहाँ मानने वाले थे। दूर से रथों के चक्करों की आवाज सुन पीछे देख मल्लिका ने कहा-</text:p>
      <text:p text:style-name="P124">"प्रिय ! बहुत से रथ आ रहे हैं।"</text:p>
      <text:p text:style-name="P124">"तो प्रिये ! जिस वक्त सारे रथ एक रेखा में हों, उस वक्त कहना।"</text:p>
      <text:p text:style-name="P46"/>
      <text:p text:style-name="P124">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24">"मैं तुम्हारे जैसे भरों से नहीं लड़ता।"</text:p>
      <text:p text:style-name="P124">"देख भी तो हम कैसे मरे हैं।"</text:p>
      <text:p text:style-name="P124">"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24">कमरबन्द खोलने पर सचमुच ही पाँचों सौ लिच्छवि मरे पाये गये।</text:p>
      <text:p text:style-name="P46"/>
      <text:p text:style-name="P21">5.</text:p>
      <text:p text:style-name="P21"/>
      <text:p text:style-name="P124">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24">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1">ं</text:span>कर) अपने-अपने विचारों को लोगों के सामने साधारण सभाओं में रखते थे-कहीं उसका रूप साधारण उपदेश अपवाद, सूक्य के रूप में होता था, कहीं कोई वाद के आ<text:span text:style-name="T61">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24">अजित केस कम्बल बिल्कुल जड़वादी था, सिवाय भौतिक पदार्थों के वह किसी आत्मा, ईश्वर-भक्ति, नित्य तत्त्व या स्वर्ग- <text:span text:style-name="T61">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24"/>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67">गत</text:span>, हृदयंगम जान पड़ते थे। किन्तु, ऐसे अनित्यवाद से लोक-मर्यादा, गरीब-अमीर, दास-स्वामी के भेद को ठोकर लग सकती थी, इसीलिए तो अजित क<text:span text:style-name="T67">ा</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24"/>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24">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67">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67">जँ</text:span>च गई। वह उसके और अपने शत्रुओं के हाथ में खेलने लगा। बन्धुल मल्ल को चिन्तित देख एक दिन मल्लिका ने कहा--</text:p>
      <text:p text:style-name="P124">"प्रिय ! तू क्यों इतना चिन्तित है?"</text:p>
      <text:p text:style-name="P124">"क्योंकि राजा मुझ पर संदेह करने लगा है।"</text:p>
      <text:p text:style-name="P124">"तो क्यों न सेनापति का स्थान छोड़ कुसीनारा चले चलें । वहाँ अपनी जीविका के लिए हमारे पास काफी कर्मान्त (कामत, खेती) है।"</text:p>
      <text:p text:style-name="P124">"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24">"और मित्र-द्रोह भी।" </text:p>
      <text:p text:style-name="P124">"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24">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67">आँ</text:span>सू क्या मुंह को म्लान तक नहीं होने दिया। चिट्ठी को आँचर के कोने में बाँध उसने सारे संघ को भोजन कराया<text:span text:style-name="T67">।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24">समय बीतने पर प्रसेनजित् को सच्ची बातें मालूम हुई<text:span text:style-name="T67">।</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21">6</text:p>
      <text:p text:style-name="P22"/>
      <text:p text:style-name="P124">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24">"हम दासों का भी कोई जीवन है ! आदमी की जगह यदि बैठे पैदा हुए होते, तो अच्छा था; उस वक्त हमें मनुष्य जैसा ज्ञात तो न होता।"</text:p>
      <text:p text:style-name="P124">"ठीक कहते हो काक ! कल मेरे मालिक दंडपाणि ने लाल लोहा करके मेरी स्त्री को दाग दिया ।"</text:p>
      <text:p text:style-name="P124">"क्यों दादा ?"</text:p>
      <text:p text:style-name="P124">"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67">।</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24">"तो उस कसाई दंडपाणि को लोहे से दागने से भी संतोष नहीं आया ?"</text:p>
      <text:p text:style-name="P124">"नहीं भाई ! वह कहता है कि बारह वर्ष बाद उस बच्ची के उसे पचास निष्क (अशर्फियाँ) मिलते । मानो, हमने जान-बूझकर उसके पचास निष्क बर्बाद कर दिये।"</text:p>
      <text:p text:style-name="P124">"और मानो, हम दासों के पास माँ-बाप का हृदय ही नहीं है।"</text:p>
      <text:p text:style-name="P124">"एक तीसरे वृद्ध दास ने बीच में कहा-"और एक यह भी दासी ही का लड़का है, जिसके स्वागत के लिए यह सारी तैयारी की जा रही है।"</text:p>
      <text:p text:style-name="P124">"कौन दादा ?"</text:p>
      <text:p text:style-name="P124">"यही कौसल-राजकुमार विदूडभ<text:span text:style-name="T67">।</text:span>"</text:p>
      <text:p text:style-name="P124">"दासी का पुत्र !"</text:p>
      <text:p text:style-name="P124">"हाँ, महानाम शाक्य की उस बुढ़िया दासी को नहीं जानता, हमारे जैसी काली नहीं—किसी शाक्य के वीर्य से होगी।"</text:p>
      <text:p text:style-name="P124"><text:soft-page-break/>"और दासियों में उसकी क्या कमी है दादा ?"</text:p>
      <text:p text:style-name="P124">"हाँ तो उसी दासी से महानाम की एक लड़की पैदा हुई थी। बड़ी गौर, बड़ी सुन्दर, देखने में शाक्यानी मालूम होती थी।"</text:p>
      <text:p text:style-name="P124">"क्यों न मालूम होगी ? और सुन्दर लड़कियों को चाहे वह दासी की हों, मालिक बड़े चाव से पालते-पोसते हैं।"</text:p>
      <text:p text:style-name="P124">"कोसलराज प्रसेनजित् किसी शाक्य-कुमारी से ब्याह करना चाहता था, किन्तु कोई शाक्य अपनी कन्या को देना नहीं चाहता था- <text:span text:style-name="T67">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24">"लेकिन अब तो वह भी हमारे खून का वैसा ही प्यासा होगा, जैसे शाक्य।"</text:p>
      <text:p text:style-name="P124"/>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67">ा</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24">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24">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24">बन्धुल के खून क<text:span text:style-name="T67">ा</text:span> यह बदला था, दासता के दुष्कर्म का यह परिणाम था।</text:p>
      <text:p text:style-name="P46"/>
      <text:p text:style-name="P46">---</text:p>
      <text:p text:style-name="P149"><text:soft-page-break/>आज से सौ पीढ़ी पहले की यह ऐतिहासिक कहानी है। उस वक्त तक सामाजिक विषमताएँ बहुत बढ़ चुकी थीं। धनी व्याप<text:span text:style-name="T69">ा</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15"/>
      <text:h text:style-name="P220" text:outline-level="2"><text:bookmark-start text:name="__RefHeading___Toc17256_1714902626"/>नागदत्त <text:span text:style-name="T68">(३३५ ईसा पूर्व)</text:span><text:bookmark-end text:name="__RefHeading___Toc17256_1714902626"/></text:h>
      <text:p text:style-name="P149">काल : ३३५ ई० पू०</text:p>
      <text:p text:style-name="P69"/>
      <text:p text:style-name="P23">1.</text:p>
      <text:p text:style-name="P23"/>
      <text:p text:style-name="P124">"उचित पर हमें ध्यान देना चाहिए, विष्णुगुप्त ! मनुष्य होने से हमारे कुछ कर्तव्य हैं, इसलिए हमें उचित का ख्याल रखना चाहिए ।</text:p>
      <text:p text:style-name="P124">"कर्त्तव्य धर्म है न ?"</text:p>
      <text:p text:style-name="P124">"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24">"तो मैं कहता हूँ, जो आवश्यक है, वही उचित है।"</text:p>
      <text:p text:style-name="P124">"तब तो उचित-अनुचित का भेद ही नहीं रह जायेगा।"</text:p>
      <text:p text:style-name="P124">"भेद रहेगा मित्र ! आवश्यक से मतलब मैं सिर्फ एक के लिए जो आवश्यक हो, उसे नहीं लेता।"</text:p>
      <text:p text:style-name="P124">"जरा साफ करके कह विष्णुगुप्त !"</text:p>
      <text:p text:style-name="P124">"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70">ं</text:span> ।"</text:p>
      <text:p text:style-name="P124">"और मजबूत बनने के लिए क्या करें ?" </text:p>
      <text:p text:style-name="P124">"छोटे से गण से काम नहीं चलेगा, हमें छोटे-छोटे जनपदों की जगह विशाल राज्य कायम करना चाहिए।"</text:p>
      <text:p text:style-name="P124">"उस विशाल राज्य में छोटे-छोटे जनपदों का क्या स्थान रहेगा ?"</text:p>
      <text:p text:style-name="P124">"अपनेपन का ख्याल।"</text:p>
      <text:p text:style-name="P124">"यह गोल-मोल शब्द है विष्णुगुप्त ! दास कभी स्वामी में अपनेपन का ख्याल रखता है?" ।</text:p>
      <text:p text:style-name="P124">"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24">"गुलाम का स्थान ?"</text:p>
      <text:p text:style-name="P124">"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24">"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24">"उस संघ में, प्रत्येक गण स्वतन्त्र रहेगा, या संघ सर्वोपरि रहेगा ?"</text:p>
      <text:p text:style-name="P124">"मैं समझता हूँ, जैसे हम सब व्यक्तियों के ऊपर गण हैं, उसी तरह गन्धार, मद्र, मल्ल, शिवि आदि सभी गणों के ऊपर संघ को मानना होगा।"</text:p>
      <text:p text:style-name="P124">"इसे कैसे मनवायेंगे ? आखिर गण के बाहरी शत्रुओं की रक्षा के लिए हमें सेना रखनी होगी। बलि (कर) लेनी होगी।"</text:p>
      <text:p text:style-name="P124">"जैसे हम गण के भीतर के लोगों से कराते हैं, वैसे संघ के भीतर गणों से करा सकते हैं।"</text:p>
      <text:p text:style-name="P124">"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70">च</text:span>ली आई है, फिर कैसे हम संघ के नियम को मनवा सकते हैं ? यदि मित्र ! त<text:span text:style-name="T70">ू</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70">क</text:span>हाँ से आयेगी ?"</text:p>
      <text:p text:style-name="P124">"मैं समझता हूँ, उसे भीतर से पैदा करनी चाहिए।"</text:p>
      <text:p text:style-name="P124">"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24">"राजा स्वीकार कर भी?"</text:p>
      <text:p text:style-name="P124">"सिर्फ तक्षशिला का नहीं, तक्षशिला-गान्धार जैसे अनेक जनपद का एक राजा–चक्रवर्ती-भी स्वीकार करता, तो हर्ज नहीं।"</text:p>
      <text:p text:style-name="P124">"तो फिर पार्शव दारयोश् को ही क्यों न राजा मान लें ?"</text:p>
      <text:p text:style-name="P124">"पार्शव दारयोश् हमारा नहीं है, मित्र ! यह तू खुद जानता है ह<text:span text:style-name="T70">म</text:span> जम्बूद्वीप के हैं।"</text:p>
      <text:p text:style-name="P124">"अच्छा, तो नन्द को।"</text:p>
      <text:p text:style-name="P124">"यदि हम उत्तरापथ (पंजाब) के सारे गणों का संघ नह<text:span text:style-name="T70">ीं</text:span> बना सकते, तो हमें नन्द को स्वीकार करने में भी उज<text:span text:style-name="T70">्र</text:span> नहीं होना चाहिए। पश्चिमी गान्धार की भाँति दारयोश् का दास बनना अच्छा है, या अपने एक जम्बूद्वीपीय चक्रवर्ती के अधीन रहना अच्छा है?"</text:p>
      <text:p text:style-name="P150">"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24">"उन्हें कितनी सफलता मिली इसे मैं नजदीक से देखना चाहता हूँ"</text:p>
      <text:p text:style-name="P124">"नजदीक से ?"</text:p>
      <text:p text:style-name="P124">"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24">"यह इसीलिए, कि नन्द के राज्य में तक्षशिला जैसा कोई स्वाभिमानी, स्वतंत्रता प्रेमी गण नहीं सम्मिलित हुआ" </text:p>
      <text:p text:style-name="P124">"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71">।"</text:span></text:p>
      <text:p text:style-name="P124">"मित्र नागदत्त ! मैं भी किसी वक्त तेरी ही तरह से विचारता थ<text:span text:style-name="T71">ा,</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24">"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71">ा।</text:span> इसे मैं अपनी आँखों देखना चाहता हूँ।"</text:p>
      <text:p text:style-name="P150">"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50">"किन्तु, तू उससे भी लाभ की विद्या ज्योतिष और सामुद्रिक यंत्र-मंत्र जानता है।"</text:p>
      <text:p text:style-name="P150">"तू जानता है, मित्र ! यह झूठी विद्याएँ हैं।"</text:p>
      <text:p text:style-name="P150">"लेकिन विष्णुगुप्त चाणक्य को झूठी-सच्ची विद्याओं से वास्ता? उसके लिए तो जो आवश्यक है, वह उचित है।"</text:p>
      <text:p text:style-name="P150"/>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24">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71">।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24">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24"/>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24">वैद्य के मलिन कपड़ों की ओर देखकर राजकर्मचारी का मुँह पहले <text:span text:style-name="T72">बि</text:span>गड़ सा गया। फिर उसने चेहरे की ओर देखा। वह उन कपड़ों के</text:p>
      <text:p text:style-name="P124">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24">"तुम वैद्य हो।"</text:p>
      <text:p text:style-name="P124">"हाँ !"</text:p>
      <text:p text:style-name="P124">"कहाँ के ?"</text:p>
      <text:p text:style-name="P124">"तक्षशिला का।"</text:p>
      <text:p text:style-name="P124">तक्षशिला का नाम सुनकर राजकर्मचारी और नम्र हो गया, और बोला-</text:p>
      <text:p text:style-name="P124">"हमारे क्षत्रप-वक्षु सोग्द के क्षत्रप की स्त्री शाहंशाह की बहिन बीमार हैं, क्या तुम उनकी चिकित्सा कर सकते हो ?"</text:p>
      <text:p text:style-name="P124">"क्यों नहीं, मैं वैद्य जो हूँ।"</text:p>
      <text:p text:style-name="P124">"किन्तु, यह तुम्हारे कपड़े ।"</text:p>
      <text:p text:style-name="P124">"कपड़े नहीं चिकित्सा करेंगे, मैं चिकित्सा करूँगा।"</text:p>
      <text:p text:style-name="P124">"किन्तु, यह ज्यादा मैले हैं।"</text:p>
      <text:p text:style-name="P124">"आज इन्हें बदलने ही वाला था। एक क्षण के लिए ठहरें"-कह वैद्य ने एक धुले ऊनी चोंगे-जो पहले से थोड़ा ही अधिक साफ था-क<text:span text:style-name="T72">ो </text:span>पहना और हाथ में दवाओं की पोटलियों से भरी एक चमड़े की थैली ले राजकर्मचारी के साथ चल पड़ा।"</text:p>
      <text:p text:style-name="P124"/>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24"/>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72">।</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72">ी</text:span> औ<text:span text:style-name="T72">र </text:span>सुन्दरियाँ खड़ी थीं, जिनके चेहरे और विनीत भाव को देखने से वैद्य को समझने में देर नहीं हुई कि यह क्षत्रप के अन्तःपुर की परिचारिकाएँ हैं।</text:p>
      <text:p text:style-name="P46"/>
      <text:p text:style-name="P124">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72">र्</text:span>शुपुरी (पर्सेपोलोस) के सुन्दरतम तरुणों में गिना जायेगा। क्षत्रप ने विनीत स्वर में कहा-</text:p>
      <text:p text:style-name="P124">"आप तक्षशिला के वैद्य हैं ?</text:p>
      <text:p text:style-name="P124">"हाँ, महाक्षत्रप!<text:span text:style-name="T72">"</text:span></text:p>
      <text:p text:style-name="P124">"मेरी स्त्री बहुत बीमार है। कल से उसकी अवस्था बहुत खराब हो गई है। मेरे अपने दो वैद्यों की दवाओं का कोई प्रभाव नहीं पड़ रहा है।"</text:p>
      <text:p text:style-name="P124">"मैं महाक्षत्रप की पत्नी को देखने के बाद आपके वैद्यों से बात करना चाहूँगा।" </text:p>
      <text:p text:style-name="P124">"वह यहाँ हाजिर रहेंगे। अच्छा तो भीतर चलें।"</text:p>
      <text:p text:style-name="P124">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24">क्षत्रप ने मुँह नजदीक ले जाकर कहा-"अपशा !"</text:p>
      <text:p text:style-name="P124"><text:soft-page-break/>रोगिणी ने जरा-सी आँखें खोलीं, फिर बंद कर लिया।</text:p>
      <text:p text:style-name="P124">वैद्य ने कहा-"मू<text:span text:style-name="T72">र्च्छा</text:span>, आंशिक मू<text:span text:style-name="T72">र्</text:span>च्छ<text:span text:style-name="T72">ा</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24">"थोड़ी-सी द्राक्षी सुरा, पुरानी जितनी मिल सके।<text:span text:style-name="T72">"</text:span></text:p>
      <text:p text:style-name="P124">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72">घूँ</text:span>ट सुरा मुँह में डाल दी, रोगिणी को घोंटते देख वैद्य को संतोष हो गया। उसने क्षत्रप से कहा-</text:p>
      <text:p text:style-name="P124">"अब मैं बाहर महाक्षत्रप के वैद्य से मिलना चाहता हूँ, थोड़ी देर में <text:span text:style-name="T72">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24">क्षत्रप ने कहा-"यही बात मुझसे यह हिन्दू वैद्य भी कह रहे थे।"</text:p>
      <text:p text:style-name="P124">चेहरे को और उज्ज्वल करते हुए क्षत्रपानी ने कहा-'हिन्दू वैद्य जानते हैं, मेरी बीमारी को; मेरी बीमारी खतम हो चुकी है, क्यों वैद्य ?"</text:p>
      <text:p text:style-name="P124"/>
      <text:p text:style-name="P124">"हाँ, बीमारी खतम हो गई, किन्तु महाक्षत्रपानी को थोड़ा-सा विश्राम करना पड़ेगा। मैं यही सोच रहा हूँ, कि कितनी जल्दी आपको प<text:span text:style-name="T72">र्</text:span>शुपुरी जाने लायक कर दिया जाय। मेरे पास अद्भुत रसायन है, हिन्दुओं के रसायन को मैं दे रहा हूँ। थोड़ा-थोड़ा द्राक्षा और दाड़िम का रस पीना होगा।"</text:p>
      <text:p text:style-name="P124">"वैद्य ! तुम रोग को पहचानते हो. दूसरे तो गदहे हैं, गदहे। तुम जैसा कहोगे, वैसा ही क<text:span text:style-name="T73">रूँ</text:span>गी। रोशना !<text:span text:style-name="T73">"</text:span></text:p>
      <text:p text:style-name="P151">षोड्शी सामने खड़ी बोली-"माँ ?<text:span text:style-name="T73">"</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73">तू</text:span> अपने हाथ से देना। वैद्य रोशना को कुछ बातें बतलाकर बाहर निकला। क्षत्रप का चेहरा खिला हुआ <text:span text:style-name="T73">था।</text:span> वैद्य ने कुछ दवाओं को भोजपत्र के टुकड़ों में बाँधक<text:span text:style-name="T73">र,</text:span> क्षत्रप के हवाले कर जब अपनी पांथशाला में जाना चाहा, तो क्षत्रप ने कहा-</text:p>
      <text:p text:style-name="P124">"तुमको हमारे साथ रहना चाहिए।"</text:p>
      <text:p text:style-name="P124">"किन्तु मैं दरबार में रहने का तरीका नहीं जानता<text:span text:style-name="T73">।</text:span>"</text:p>
      <text:p text:style-name="P124">"तो भी मनुष्य के रहने का तरीका तुम अच्छी तरह जानते हो। तरीका जाति-जाति का अलग होता है !"</text:p>
      <text:p text:style-name="P124">"मेरी रहन-सहन से आपके परिचायकों को कष्ट होगा।" ।</text:p>
      <text:p text:style-name="P124">"मैं एक बिल्कुल अलग कमरा, पास ही दे रहा हूँ। तुम्हारे पास रहने से हमें संतोष रहेगा।"</text:p>
      <text:p text:style-name="P124">"महाक्षत्रपानी की अब कोई चिन्ता न करें। वैद्यों ने बीमारी को ठीक से पहचाना नहीं था। मैं दो घण्टा और न आया होता, तो फिर आशा न थी। किन्तु अब उनकी बीमारी चली गई समझे<text:span text:style-name="T73">ं</text:span>।"</text:p>
      <text:p text:style-name="P124"><text:soft-page-break/>क्षत्रप के आग्रह पर वैद्य ने वहीं एक कमरे में रहना स्वीकार किया।</text:p>
      <text:p text:style-name="P124">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24">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24">"वैद्य ! मैं तुम्हारी बड़ी कृतज्ञ हूँ। इस निर्जन बयाबान में मज्दा ने तुम्हें मुझे बचाने के लिए भेजा। तुम्हारा जन्म-नगर क्या है?"</text:p>
      <text:p text:style-name="P124">"तक्षशिला।"</text:p>
      <text:p text:style-name="P124">"तक्षशिला ! बहुत प्रसिद्ध नगर है, विद्या के लिए प्रख्यात है। तुम उसके रत्न हो।"</text:p>
      <text:p text:style-name="P124">"नहीं, मैं उसका एक अति साधारण नया वैद्य हूँ।"</text:p>
      <text:p text:style-name="P124">"तुम तरुण हो निस्सन्देह, किन्तु तरुणाई और गुण से बैर नहीं है। तुम्हारा नाम क्या है, वैद्यराज ?"</text:p>
      <text:p text:style-name="P124">"नागदत्त काष्य।"</text:p>
      <text:p text:style-name="P124">"पूरा नाम बोलना मेरे लिए मुश्किल होगा, नाग कहना काफी होगा?"</text:p>
      <text:p text:style-name="P124">"काफी होगा, महाक्षत्रपानी !"</text:p>
      <text:p text:style-name="P124">"तुम कहाँ जा रहे हो ?"</text:p>
      <text:p text:style-name="P124">"अभी तो पर<text:span text:style-name="T73">्शु</text:span>पुरी (पर्सेपोलीस)<text:span text:style-name="T73">"</text:span></text:p>
      <text:p text:style-name="P124">"फिर?"</text:p>
      <text:p text:style-name="P124">"चलने, यात्रा करने की इच्छा से ही मैंने घर छोड़ा है।"</text:p>
      <text:p text:style-name="P124">"हम भी प<text:span text:style-name="T73">र्</text:span>शुपुरी जा रहे हैं, तुम हमारे साथ चलो। हम तुम्हारा हर तरह से ख्याल रखेंगे। रोशना ! तू वैद्यराज के आराम का खुद ख्याल किया कर<text:span text:style-name="T73">।</text:span> दास बेपर<text:span text:style-name="T73">वा</text:span>ही करेंगे।"</text:p>
      <text:p text:style-name="P124">"नहीं, माँ ! मैं खुद देखती रहती हूँ, मैंने सोफिया को इस काम में लगा दिया है।"</text:p>
      <text:p text:style-name="P124">"सोफिया यवनी (यूनानी) जिसे मेरे भाई ने यहाँ मेरे लिए भेजा था?"</text:p>
      <text:p text:style-name="P124">"हाँ, माँ ! तुम्हारा तो कोई काम न था, और लड़की बहुत होशियार मालूम होती है, इसलिए मैंने उसे ही लगा दिया है।"</text:p>
      <text:p text:style-name="P124">"तो वैद्यराज ! हमारे साथ पर्युपुरी चलना होगा। मैं तुम्हारी इच्छा के प्रतिकूल कुछ न करूंगी, किन्तु मैं चाहूँ तुम हमारे परिवार के वैद्य रहो।<text:span text:style-name="T73">"</text:span></text:p>
      <text:p text:style-name="P124">नागदत्त कुछ देर बैठ कर अपने कमरे में चला गया।</text:p>
      <text:p text:style-name="P124"/>
      <text:p text:style-name="P25">3.</text:p>
      <text:p text:style-name="P25"/>
      <text:p text:style-name="P124">संसार के इतने विशाल राज्य की राजधानी इन नंगे, वृक्ष-वनस्पतिहीन पहाड़ों में, इतनी प्राकृतिक दरिद्रता के साथ होगी, नागदत्त को इसका ख्याल भी न था। प<text:span text:style-name="T73">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24"><text:soft-page-break/>प<text:span text:style-name="T73">र्</text:span>शुपुरी और शाहंशाह के वैभव को देखने के लिए शाहंशाह की बहिन अफ़शा के आश्रय से बढ़कर अच्छा अवसर नहीं मिल सकता था। क्षत्रपानी ने प<text:span text:style-name="T73">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24">"भाग्य या संयोग भी कैसी चीज है, मुझे कभी आशा नहीं हुई थी, कि मैं तुम्हारे जैसे कोमल स्वभाव के स्वामी की दासी बनूंगी।"</text:p>
      <text:p text:style-name="P124">"नहीं, सोफिया ! तुम यदि क्षत्रपानी के साथ रहतीं, तो तुम्हें शायद ज्यादा आराम होता। लेकिन सोफी ! मुझे स्वामी न कहो। दासप्रथा का नाम सुनकर मुझे ज्वर आता है।</text:p>
      <text:p text:style-name="P124">"किन्तु मैं तुम्हारी दासी हूँ ?<text:span text:style-name="T73">"</text:span></text:p>
      <text:p text:style-name="P124">"तुम दासी नहीं हो, मैंने क्षत्रप-दम्पति को सूचित कर दिया है, कि सोफिया को मैंने दासता से मुक्त कर दिया।"</text:p>
      <text:p text:style-name="P124">"तो मैं अब दासी नहीं हूँ ?"</text:p>
      <text:p text:style-name="P124">"नहीं, अब तुम मेरी ही तरह स्वतन्त्र हो और जहाँ चाहो, मैं कोशिश करूंगा, तुम्हें वहाँ पहुँचाने की।"</text:p>
      <text:p text:style-name="P124">"किन्तु, यदि मैं तुम्हारे पास और रहना चाहूँ, तो बाहर तो नहीं करोगे।"</text:p>
      <text:p text:style-name="P124">"यह बिल्कुल तुम्हारी इच्छा पर है।"</text:p>
      <text:p text:style-name="P124">"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24">"तुम कैसे दासी हुई, सोफी ! यदि कष्ट न हो तो बताओ।"</text:p>
      <text:p text:style-name="P124">"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24">"तो सोफी ! तुम्हारी पिता से फिर भेंट नहीं हो सकी ?"</text:p>
      <text:p text:style-name="P124">"मुझे विश्वास नहीं कि वह जिन्दा बचे होंगे। अब तो हम हवा में उड़ते सूखे पत्ते हैं। प्यारी एथेन्स बर्बाद हो गई। अब जीवित होने पर भी मिलने का ठाँव कहाँ रहा ?"</text:p>
      <text:p text:style-name="P124">"एथेन्स महानगरी है सोफिया ?<text:span text:style-name="T73">"</text:span></text:p>
      <text:p text:style-name="P124">"थी कभी स्वामी !"-</text:p>
      <text:p text:style-name="P124">"स्वामी नहीं, नाग कहो, सोफी !"</text:p>
      <text:p text:style-name="P124"><text:soft-page-break/>"थी कभी नाग ! किन्तु अब तो वह उजड़ चुकी है; हमारा गण जिसने महान् दारयोश् के दाँत खट्टे किय<text:span text:style-name="T73">े</text:span>, उसे क्षुद्र फिलिप ने आनतशिर कर दिया।"</text:p>
      <text:p text:style-name="P124">"क्यों ऐसा हुआ, सोफी ?"</text:p>
      <text:p text:style-name="P124">"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24">"आह, तक्षशिला ! तूने भी विष्णुगुप्त को पैदा किया !"</text:p>
      <text:p text:style-name="P124">"तक्षशिला, विष्णुगुप्त क्या है नाग !" </text:p>
      <text:p text:style-name="P124">"अभिमानिनी तक्षशिला, मेरी जन्मभूमि, पूर्व की एथेन्स<text:span text:style-name="T74">।</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24">"क्या तक्षशिला भी हमारे एथेन्स की भाँति ही गण है ?"</text:p>
      <text:p text:style-name="P124">"हाँ गण है। और हमारी तक्षशिला में कोई दास नहीं, उसकी भूमि पर पैर रखते ही दास अदास हो जाते हैं।"</text:p>
      <text:p text:style-name="P124">"आह, करुणामयी तक्षशिला ! तभी, नाग मैंने पहले दिन से ही देखा, दासों के साथ बरतने का तुम्हें ढंग नहीं मालूम है।"</text:p>
      <text:p text:style-name="P124">"और मैं कभी मालूम नहीं होने द<text:span text:style-name="T74">ूँ</text:span>गा। मैंने विष्णुगुप्त को कहा, यदि तुम मागधों को लाओगे, तो तक्षशिला की पवित्र भूमि पर दासता का कलंक लगे बिना नहीं रहेगा।"</text:p>
      <text:p text:style-name="P124">"मागध कौन हैं नाग !<text:span text:style-name="T74">"</text:span></text:p>
      <text:p text:style-name="P124">"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24">"किन्तु, नाग ! हमारे देश में यह भी करके देख लिया गया। हमारी हेल्ला जाति के कितने ही गणों ने संघ बाँध कर पार्शवों क<text:span text:style-name="T74">ा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24">"तो क्या मैं गलत साबित होऊँगा और विष्णुगुप्त ही सही<text:span text:style-name="T74">।</text:span>"</text:p>
      <text:p text:style-name="P152">"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24">"शायद नाग ! तुम्हारा मित्र ठीक कहता है, किन्तु हमने अन्त तक एथेन्स की स्वतंत्रता को खुशी से देने का ख्याल मन में नहीं आने दिया।<text:span text:style-name="T74">"</text:span></text:p>
      <text:p text:style-name="P124">"तो सोफी ! गण होते हुए एथेन्स ने इस दासता को क्यों स्वीकार किया?<text:span text:style-name="T74">"</text:span></text:p>
      <text:p text:style-name="P124">"अपने पतन को जल्दी बुलाने के लिए। धनिकों के लोभ ने दासता को जारी किया, और धीरे-धीरे दास स्वामियों से भी संख्या में बढ़ गये।"</text:p>
      <text:p text:style-name="P124">"तुम्हें यहाँ पार्शवों में सब से बुरी बातें क्या मालूम हूई ?"</text:p>
      <text:p text:style-name="P124"><text:soft-page-break/>"दासता जो कि हमारे यहाँ भी थी। फिर शाहंशाहों और धनिकों का रनिवास।"</text:p>
      <text:p text:style-name="P124">"तुम्हारे यहाँ ऐसा नहीं होता ?"</text:p>
      <text:p text:style-name="P124">"हमारे यहाँ मकदूनिया का राजा फिलिप् भी एक से अधिक ब्याह नहीं कर सकता। यहाँ तो छोटे-छोटे राजकर्मचारी तक कई-कई शादियाँ करते हैं।"</text:p>
      <text:p text:style-name="P152">"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52">"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24">"हमारे घरों पर गिरे पानी को छीनकर समुद्र को महान् जलराशि मिली है।"</text:p>
      <text:p text:style-name="P124">"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74">र</text:span>, गर्मियों में जलकर मरने वाले कमकरों की आह निकलती देखी, उसकी लाल मदिरा मुझे सताई गई प्रजा के खून के रूप में दिखलाई पड़ी। मैं पर<text:span text:style-name="T74">्शु</text:span>पुरी से तंग आ गया हूँ, और जल्दी निकल भागना चाहता हूँ।"</text:p>
      <text:p text:style-name="P124">"कहाँ जाना चाहते हो नाग ?"</text:p>
      <text:p text:style-name="P124">"पहले तुम्हारे बारे में जानना चाहता हूँ।"</text:p>
      <text:p text:style-name="P124">"मैं कहाँ बतला सकती हूँ।"</text:p>
      <text:p text:style-name="P124">"यवन लोक (यूनान)"</text:p>
      <text:p text:style-name="P124">"पसन्द होगा।"</text:p>
      <text:p text:style-name="P124">"तो उधर ही चलेंगे।"</text:p>
      <text:p text:style-name="P124">"किन्तु रास्ते में मुझे फिर कोई छीन लेगा, और अबकी बार नाग जैसा त्राता नहीं प्राप्त कर सक<text:span text:style-name="T74">ूँ</text:span>गी !"-सोफिया का स्वर असाधारण</text:p>
      <text:p text:style-name="P124">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24">"क्या ?"</text:p>
      <text:p text:style-name="P124">"क्षत्रप, क्षत्रपानी और शाहंशाह से अपने बारे में पत्र ले लूंगा, कि यह शाहंशाह से सम्मानित हिन्दू वैद्य है।"</text:p>
      <text:p text:style-name="P124">"तो तुमको कोई नहीं छेड़ेगा।"</text:p>
      <text:p text:style-name="P124">"और तुम दुनिया को दिखलाने के लिए वैद्य की स्त्री यदि बनना चाहो; तो पत्र में तुम्हारा नाम भी लिखवा <text:span text:style-name="T74">दूँ</text:span>गा।"</text:p>
      <text:p text:style-name="P72">सोफिया की आँखों में आँसू छल-छल उतर आये थे। उसने नागदत्त के हाथ को अपने हाथों में लेकर कहा-</text:p>
      <text:p text:style-name="P152">"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52">"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74">ूँ</text:span>! शायद यवन देश में तुम्हारा कोई प्रिय मिल जाय, कि तुम अपना रास्ता लेना।"</text:p>
      <text:p text:style-name="P46"/>
      <text:p text:style-name="P26">4.</text:p>
      <text:p text:style-name="P26"/>
      <text:p text:style-name="P124">वैद्य नागदत्त की हर जगह आवभगत होती थी, वह हिन्दू वैद्य था, पार्शव शाहंशाह दारयोश् का वैद्य रह चुका था, साथ ही चिकित्सा में उसका अद्भुत अधिकार था। प<text:span text:style-name="T74">र्</text:span>शुपुरी में रहते ही वह यवन भाषा सीख गया थ<text:span text:style-name="T74">ा</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24">नागदत्त ने अरस्तू से एथेन्स जाकर लौट आने के लिए छुट्टी ली थी, किन्तु उसे क्या मालूम था कि यही उसकी यवन दार्शनिक से अंतिम भेंट होगी।</text:p>
      <text:p text:style-name="P124"/>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24">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74">ँ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24">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75">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24">नागदत्त को यह देखकर आश्चर्य नहीं, अपार हर्ष हुआ। उसके पूछने पर सोफिया ने कहा-</text:p>
      <text:p text:style-name="P124">"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24">"मुझे बड़ी प्रसन्नता है सोफी ! तुम्हें इतना आनन्दित देखकर।"</text:p>
      <text:p text:style-name="P124">"मुझे आनन्द क्यों न होगा, मैंने एथेन्स में लौटकर अपने प्रिय को पा लिया।"</text:p>
      <text:p text:style-name="P124">नागदत्त ने हर्षोल्लास से पुलकित होकर कहा-"यह और भी आनन्द की बात है कि तुमने अपने प्रिय को इतने दिनों बाद पा लिया।"</text:p>
      <text:p text:style-name="P124">"मैं देखती हूँ, नाग ! तुम मनुष्य नहीं हो; देवताओं से भी ऊपर हो; तुममें ई<text:span text:style-name="T75">र्ष्या</text:span> छू तक नहीं गई है।"</text:p>
      <text:p text:style-name="P124">"ई<text:span text:style-name="T75">र्ष्या</text:span> ! ई<text:span text:style-name="T75">र्</text:span>ष्य<text:span text:style-name="T75">ा</text:span> का यहाँ क्या काम ? मैंने सोफी ! क्या जिम्मा नहीं लिया था, तुम्हें यवन-देश में पहुँचाने का ? मैंने क्या तुम से कहा नहीं था कि तुम वहाँ अपने प्रिय को ढूंढ़ लेना ?"</text:p>
      <text:p text:style-name="P124">"हाँ, कहा था।"</text:p>
      <text:p text:style-name="P124">"तुम्हारे इस असाधारण हर्ष को देखकर मुझे ख्याल होने लगा था, कि तुम्हें कोई असाधारण प्रिय वस्तु प्राप्त हुई है।"</text:p>
      <text:p text:style-name="P124">"तुम्हारा ख्याल ठीक निकला, नाग।"</text:p>
      <text:p text:style-name="P124">"अच्छा तो मुझे आज्ञा दो तुम्हारे प्रियतम को यहाँ निमन्त्रित करने की, या यदि वह अभी यहाँ न आ सकता हो तो उसे देखने की<text:span text:style-name="T75">।"</text:span></text:p>
      <text:p text:style-name="P124">"किन्तु तुम इतने उतावले क्यों हो रहे हो ?"</text:p>
      <text:p text:style-name="P124">"सचमुच ही मैं उतावला हो रहा हूँ ? तुम गलत नहीं कह रही हो। नागदत्त ने अपने को रोकने की कोशिश की।"</text:p>
      <text:p text:style-name="P124">सोफिया को भय मालूम होने लगा, कि वह अपने आँसुओं को रोक न सकेगी। उसने एक ओर मुँह फेरकर कहा-</text:p>
      <text:p text:style-name="P124">"देख सकते हो, किन्तु तुम्हें एथेन्स के तरुण का भेष धारण करना होगा, इससे कुछ अच्छा<text:span text:style-name="T75">।"</text:span></text:p>
      <text:p text:style-name="P124">"वह नया होगा, नया चप्पल जो तुम कल खरीद लाई, मैं उसे पहने लेता हूँ।"</text:p>
      <text:p text:style-name="P124">"जाओ, पहन आओ, तब तक मैं अपने प्रियतम के लिए माला ले ल<text:span text:style-name="T75">ूँ,</text:span> लिदिया उसे गूंथ रही है।"</text:p>
      <text:p text:style-name="P124">"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24">"नाग ! बहुत देर हो रही है, कहीं मेरा प्रियतम किसी प्रमोदशाला में न चला जाये।"</text:p>
      <text:p text:style-name="P124">"जल्दी कर रहा हूँ, सोफी ! यह तुमने कैसा तोगा ला दिया है, इसकी चुन्दन ठीक नहीं बैठ रही है !"</text:p>
      <text:p text:style-name="P124">"मैं सहायता कर द<text:span text:style-name="T75">ूँ ?</text:span>"</text:p>
      <text:p text:style-name="P124">"बड़ी कृपा होगी !"</text:p>
      <text:p text:style-name="P124">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24">"तुमने देख लिया सोफी ! यही बहुत है। विनीत भेष होना चाहिए।"</text:p>
      <text:p text:style-name="P124"><text:soft-page-break/>"हाँ, मैं तो समझती हूँ, विनीत है, किन्तु एक बार देख लेना बुरा नहीं है।"</text:p>
      <text:p text:style-name="P124">सोफी ने नागदत्त को दर्पण के सामने खड़ा कर दिया, वह अपने वस्त्र को देखने लगा। उसी वक्त उसने माला निकालकर कहा-</text:p>
      <text:p text:style-name="P124">"यह माला मैंने प्रियतम के लिए बनाई है।"</text:p>
      <text:p text:style-name="P124">"बहुत अच्छी माला है, सोफी !"</text:p>
      <text:p text:style-name="P124">"किन्तु मालूम नहीं उसे कैसी लगेगी।"</text:p>
      <text:p text:style-name="P124">"क्यों, बहुत अच्छी लगेगी।"</text:p>
      <text:p text:style-name="P124">"उसके पीले केश, और यह माला अतिरिक्त गुलाबों की है।</text:p>
      <text:p text:style-name="P124">"सुन्दर मालूम होगी।"</text:p>
      <text:p text:style-name="P124">"जरा तुम्हारे सिर पर रखकर देख ल<text:span text:style-name="T75">ूँ</text:span>।"</text:p>
      <text:p text:style-name="P153">"तुम्हारी मर्जी। मेरे भी केश पीले हैं।"</text:p>
      <text:p text:style-name="P153">"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53">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75">ो </text:span>बाँध, उसके ओठों पर अपने ओठों को रख दिया। नागदत्त कितनी देर तक चुप रहा, फिर सोफी ने ओठों को हटा अपने कपोल से उसके कपोल को लगाकर कहा-</text:p>
      <text:p text:style-name="P153">"मेरा प्रियतम ! कितना अच्छा है, नाग?"</text:p>
      <text:p text:style-name="P153">"सोफी ! मैं अपने को तुम्हारे योग्य नहीं समझता।"</text:p>
      <text:p text:style-name="P153">"मैं अपने को समझती हूँ। मेरे नाग! अब मृत्यु तक हम साथ रहेंगे।"</text:p>
      <text:p text:style-name="P153">नागदत्त के आँसुओं का बाँध अब टूटा, उसने कहा-"मृत्यु तक !"</text:p>
      <text:p text:style-name="P153"/>
      <text:p text:style-name="P27">5.</text:p>
      <text:p text:style-name="P27"/>
      <text:p text:style-name="P124">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24">"हाँ, वह सारे यवन (भूमध्य सागर के तट पर अधिकार करना चाहता है। किन्तु इसका पूर्वी और दक्षिणी (मिस्र) का तट तो पार्शवों के हाथ में है।"</text:p>
      <text:p text:style-name="P124">"जिसका अर्थ है, वह पार्शवों से युद्ध करना चाहता है।"</text:p>
      <text:p text:style-name="P124">"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24">"अरस्तू ने उसको शिक्षा दी, अरस्तू ने उसके साहस को बढ़ाया।"</text:p>
      <text:p text:style-name="P124"><text:soft-page-break/>"दार्शनिक अरस्तू ने?"</text:p>
      <text:p text:style-name="P124">"हाँ, और उसके गुरु अफलातूं ने एक आदर्श गण की कल्पना की थी, किन्तु उसने भी साधारण जनता को हरवाहा-चरवाहा ही रखना चाहा<text:span text:style-name="T76">। </text:span>अरस्तू ने आदर्श गण की जगह आदर्श राजा चकवर्ती की कल्पना की<text:span text:style-name="T76">।</text:span> क्या जाने, यह यवन-चकवर्ती पार्शव शाहंशाह को हराकर कहाँ तक जाय<text:span text:style-name="T76">े</text:span>।"</text:p>
      <text:p text:style-name="P124">"एक बार पैर बढ़ा देने पर उसे रोकना अपने हाथ में नहीं रहता सोफी ! और मेरा सहपाठी विष्णुगुप्त चाणक्य भी मगध में चक्रवर्ती खोजने गया था।"</text:p>
      <text:p text:style-name="P124">"क्या यवन और हिन्दू चक्रवर्तियों का सिन्धु-तट पर मिलन तो न होगा ?"</text:p>
      <text:p text:style-name="P124">"पहली पीढ़ी में नहीं तो दूसरी पीढ़ी में सोफी ! किन्तु तब पृथ्वी कितनी छोटी हो जायेगी।"</text:p>
      <text:p text:style-name="P124"/>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54">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24">दूसरे क्षण नाव उलट गई, दोनों सचमुच मृत्यु तक साथी रहे।</text:p>
      <text:p text:style-name="P46"/>
      <text:h text:style-name="P221" text:outline-level="2"><text:bookmark-start text:name="__RefHeading___Toc17258_1714902626"/><text:span text:style-name="T12">प्रभ</text:span><text:span text:style-name="T16">ा (५० ईसवीं)</text:span><text:span text:style-name="T76"> </text:span><text:bookmark-end text:name="__RefHeading___Toc17258_1714902626"/></text:h>
      <text:p text:style-name="P116"/>
      <text:p text:style-name="P73">काल : ५० ईसवी<text:span text:style-name="T98">ं</text:span></text:p>
      <text:p text:style-name="P73"/>
      <text:p text:style-name="P124">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77">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24">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77">़</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55">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77">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24">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78">ु</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78">श</text:span> सबसे आगे बढ़कर एक पाँती में जा रहे हैं। तट और नजदीक आ गया। लोग आशा रखते थे कि उनमें से एक आगे निकल जायेगा; किन्तु देखा, दोनों एक ही प<text:span text:style-name="T78">ाँ</text:span>ती में चल रहे हैं ! शायद नौका-रोहियों में से किसी ने उन्हें एक-दूसरे को आगे जाने के लिए जोर देते सुना भी।</text:p>
      <text:p text:style-name="P124"/>
      <text:p text:style-name="P124">दोनों साथ ही तीर पर पहुँचे। उनमें एक तरुण था और दूसरी तरुणी। लोगों ने हर्ष-ध्वनि की। दोनों ने कपडे पहने। ख<text:span text:style-name="T78">ु</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24">"सुवर्णाक्षी-पुत्र अश्वघोष का नाम नहीं सुना ?"</text:p>
      <text:p text:style-name="P124">"नहीं, मैं अपने पुरोहित के ही कुल को जानता हूँ। हम व्यापारी इतना जानने की फुर्सत कहाँ रखते हैं<text:span text:style-name="T78">।</text:span>"</text:p>
      <text:p text:style-name="P124">तीसरे ने कहा-"अरे अश्वघोष की विद्या की ख्याति साकेत से दूर-दूर तक पहुँच गई है। यह सारे वेदों और सारी विद्याओं में पारंगत है।"</text:p>
      <text:p text:style-name="P124">पहला-"लेकिन इसकी उम्र तो चौबीस से अधिक की न होगी।"</text:p>
      <text:p text:style-name="P124">तीसरा-"हाँ, इसी उम्र में। और इसकी कविताएँ लोग झूम-झूम कर पढ़ते-गाते हैं।"</text:p>
      <text:p text:style-name="P124">दूसरा-"अरे, यही कवि अश्वघोष है, जिसके प्रेमगीत हमारे तरुण-तरुणियों की जीभ पर रहते हैं !"</text:p>
      <text:p text:style-name="P124">तीसरा-"हाँ, यह वही अश्वघोष है! और कुमारी का क्या नाम है, सौम्य?"</text:p>
      <text:p text:style-name="P124">पहला-'साकेत में हमारे यवन-कुल के प्रमुख तथा कोसल के विख्यात सार्थ-वाह दत्तमित्र की पुत्री प्रभा<text:span text:style-name="T78">।"</text:span></text:p>
      <text:p text:style-name="P124"><text:soft-page-break/>दूसरा-"तभी तो ! ऐसी सुन्दरता दूसरों में बहुत कम पाई जाती है। देखने में शरीर कितना कोमल मालूम होता है; किन्तु तैरने में कितना दृढ़ !"</text:p>
      <text:p text:style-name="P124">पहला-"इसके माँ-बाप दोनों बड़े स्वस्थ-बलिष्ठ हैं।"</text:p>
      <text:p text:style-name="P46"/>
      <text:p text:style-name="P124">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56"/>
      <text:p text:style-name="P156">साकेत का पुष्पोद्यान सेनापति पुष्यमित्र के शासन का स्मारक था। सेनापति ने इसके निर्माण में बहुत धन और श्रम लगाया था और यद्यपि <text:span text:style-name="T78">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78">ों</text:span> के कमल खिले तथा हंस-मिथुन तैर रहे थे। चारों ओर श्वेत पाषाण के घाट थे, जिनके सोपान स्फटिक की भ<text:span text:style-name="T78">ाँ</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78">ा</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24">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24"/>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24"><text:soft-page-break/>"महाकवि ! मैं कवि भी नहीं हैं, सौम्य !"</text:p>
      <text:p text:style-name="P124">"मुझे अपनी श्रद्धा के अनुसार कहने दो, कवि ! साकेत के हम यवनों की एक छोटी-सी नाट्यशाला है।"</text:p>
      <text:p text:style-name="P124">"नृत्य के लिए ? मुझे भी नृत्य का शौक है।"</text:p>
      <text:p text:style-name="P156">"नृत्य के लिए ही नहीं, उसमें हम अभिनय भी किया करते हैं।" </text:p>
      <text:p text:style-name="P75">"अभिनय !"</text:p>
      <text:p text:style-name="P124">"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24">"मुझे कितना अफसोस है, सौम्य ! साकेत में जन्म लेकर भी मैंने ऐसे अभिनय को नहीं देखा।"</text:p>
      <text:p text:style-name="P124">"हमारे अभिनयों के दर्शक यहाँ के यवन- परिवारों तथा कुछ इष्टमित्रों तक ही सीमित हैं, इसलिए बहुत-से साकेतवासी यवन-अभिनय..."</text:p>
      <text:p text:style-name="P124">"नाटक कहना चाहिए, सौम्य ?"</text:p>
      <text:p text:style-name="P124">"हाँ, यवन नाटक को। आज हम लोग एक नाटक करने वाले हैं। हम चाहते हैं कि तुम भी हमारे नाटक को देखो।"</text:p>
      <text:p text:style-name="P124">"खुशी से। यह आप मित्रों का बहुत अनुग्रह है।"</text:p>
      <text:p text:style-name="P46"/>
      <text:p text:style-name="P156">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78">ा,</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24">"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24">"हमें भी पूरा विश्वास है, यदि कवि ! तुम करना चाहो, तुम मूल यवन नाटक से भी अच्छी नाटक तैयार कर सकते हो।"</text:p>
      <text:p text:style-name="P124">"इतना मत कहो, सौम्य ! यवन-नाटककार का मैं शिष्य-भर ही होने लायक हूँ। अच्छा, यदि मैं उर्वशी-वियोग पर एक नाटक लि<text:span text:style-name="T78">खूँ</text:span>?"</text:p>
      <text:p text:style-name="P124">"हम उसका अभिनय करने के लिए तैयार हैं; लेकिन साथ ही पुरुरवा का पार्ट तुम्हें लेना होगा।"</text:p>
      <text:p text:style-name="P124">"मुझे उज<text:span text:style-name="T78">्र</text:span> न होगा, और मैं समझता हूँ, थोड़ा- सा अभ्यास कर लेने पर मैं उसे बुरा न करूँगा।"</text:p>
      <text:p text:style-name="P124">"हम चित्रपट भी तैयार करा लेंगे।"</text:p>
      <text:p text:style-name="P124"><text:soft-page-break/>"चित्रपट पर हमें पुरुरवा के देश के दृश्य अंकित करने होंगे। मैं भी चित्र कुछ खींच लेता हूँ। अवसर मिलने पर उसमें मैं कुछ मदद करूंगा।"</text:p>
      <text:p text:style-name="P124">"तुम्हारे आदेश के अनुसार दृश्यों का अंकित होना अच्छा होगा। पात्रों की वेश-भूषा का निर्देश भी, सौम्य, तुम्हें ही देना होगा ! और पात्र ?"</text:p>
      <text:p text:style-name="P124">"पात्र तो, सौम्य सभी अभी नहीं बतलाए जा सकते। हाँ, उनकी संख्या कम रखनी होगी।"</text:p>
      <text:p text:style-name="P124">"कितनी रखनी चाहिए?"</text:p>
      <text:p text:style-name="P124">"सोलह से बीस तक को हम आसानी से तैयार कर सकते है।</text:p>
      <text:p text:style-name="P124">"मैं सोलह तक ही रखने की कोशिश करूंगा।"</text:p>
      <text:p text:style-name="P124">"पुरुरवा, तो सौम्य ! तुम्हें बनना होगा और उर्वशी के लिए हमारी प्रभा कैसी रहेगी ? आज तुमने देखा उसके अभिनय को<text:span text:style-name="T78">।</text:span>"</text:p>
      <text:p text:style-name="P156">"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56">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24">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24">"उर्वशी और पुरुरवा के कथानक को।"</text:p>
      <text:p text:style-name="P124">"कथानक तो मैं भी जानती हूँ। उर्वशी को अप्सरा करके तुमने बार-बार संबोधित किया था।"</text:p>
      <text:p text:style-name="P124">"उर्वशी थी ही अप्सरा।"</text:p>
      <text:p text:style-name="P124">"फिर उसमें पुरुरवा को उर्वशी के वियोग में सरिता, सरोवर, पर्वत, वन सब में ढूँढने में विहल चित्रित किया था।"</text:p>
      <text:p text:style-name="P124">"पुरुरवा की उस अवस्था में यह स्वाभाविक था।"</text:p>
      <text:p text:style-name="P124">"फिर उर्वशी-वियोग के गायक ने लतागृह में अश्रुधारा को वीणा की भाँति गीत का संगी बना दिया था।</text:p>
      <text:p text:style-name="P124"><text:soft-page-break/>"गायक और अभिनेता को तन्मय हो जाना चाहिए, प्रभा !"</text:p>
      <text:p text:style-name="P124">"नहीं, तुम मुझे साफ बतलाना नहीं चाहते।"</text:p>
      <text:p text:style-name="P124">"तुम क्या समझती हो ?"</text:p>
      <text:p text:style-name="P124">"मैं समझती हूँ तुमने किसी पुरानी उर्वशी के वियोग का गान नहीं गाया था।"</text:p>
      <text:p text:style-name="P124">"और फिर?"</text:p>
      <text:p text:style-name="P124">"तुम्हारी उर्वशी-उर-वसी (हृदय में बसी)-थी, वह अप्सरा अप-सरयू के जल में, स<text:span text:style-name="T78">रा</text:span>=तैरने वाली थी।"</text:p>
      <text:p text:style-name="P124">"और फिर ?"</text:p>
      <text:p text:style-name="P124">"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24">"और फिर ?"</text:p>
      <text:p text:style-name="P124">"उसके आँसू किसी पुराने पुरुरवा की सहानुभूति में नहीं, बल्कि अपनी ही आग को बुझाने के लिए निकले थे।"</text:p>
      <text:p text:style-name="P124">"और एक बात मैं कहूँ, प्रभा !"</text:p>
      <text:p text:style-name="P124">"कहो, अब तक मैंने ही अधिक कहा।"</text:p>
      <text:p text:style-name="P124">"और उस दिन लतागृह से निकलते वक्त मैंने तुम्हारे इन मनहर नीले नयनों को आरक्त और अधिक सूजे देखा था।"</text:p>
      <text:p text:style-name="P124">"तुमने अपने गान से रुलाया था।"</text:p>
      <text:p text:style-name="P124">"तुमने अपने वियोग से वह गीत प्रदान किया था।"</text:p>
      <text:p text:style-name="P124">"किन्तु तुम्हारे गीत की उर्वशी कोई पाषाणी थी, कवि ! कम से कम तुमने उसे वैसा ही चित्रित किया था।"</text:p>
      <text:p text:style-name="P124">"क्योंकि मैं व्याकुल और निराश था।"</text:p>
      <text:p text:style-name="P124">"क्या समझकर ?"</text:p>
      <text:p text:style-name="P124">"मैं उस अचिर प्रभा (बिजली) के दर्शन का सौभाग्य न प्राप्त कर सक<text:span text:style-name="T78">ूँ</text:span>गा ! वह कब की मुझे भूल गई होगी।"</text:p>
      <text:p text:style-name="P124">"तुम इतने अकिंचन थे, कवि ?"</text:p>
      <text:p text:style-name="P124">"जब तक आत्म-विश्वास का कोई कारण न हो, तब तक आदमी अकिंचन छोड़ अपने को और क्या समझ सकता है।"</text:p>
      <text:p text:style-name="P124">"तुम साकेत ही नहीं, हमारे इस विस्तृत भूखंड के महिमा-प्राप्त कवि हो। तुम साकेत के सरिता-तरुण के विजेता हो। तुम्हारी विद्या की प्रशंसा हर साकेतवासी की जिह<text:span text:style-name="T78">्वा</text:span> पर है। और नारी की दृष्टि से देखो, तो साकेत की सुन्दरियाँ तुम्हें अपनी आँखों का तारा बनाकर रखने को तैयार हैं।"</text:p>
      <text:p text:style-name="P124">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24">"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24">"मैंने नहीं सुना"</text:p>
      <text:p text:style-name="P124">"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79">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24">"मेरे लिए तुम्हारे हृदय का अभिमान ही सब-कुछ है, प्रभा !"</text:p>
      <text:p text:style-name="P124">"कवि ! तुम अपना मूल्य नहीं जानते<text:span text:style-name="T79">।"</text:span></text:p>
      <text:p text:style-name="P124">"मेरे मूल्य की कसौटी तुम थीं, प्रभा ! अब मैं उसे जानता हूँ।"</text:p>
      <text:p text:style-name="P124">"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24">"तुम जैसा कहोगी, इस बात में मैं तुम्हारा अनुसरण करूँगा।"</text:p>
      <text:p text:style-name="P124">"मैंने अपने को इतनी सौभाग्यशालिनी होने की कभी आशा ने की थी।"</text:p>
      <text:p text:style-name="P124">"क्यों ?'</text:p>
      <text:p text:style-name="P124">"सोचती थी, तुम मुझे भूल चुके होगे।"</text:p>
      <text:p text:style-name="P124">"तुम इतनी साधारण थीं ।"</text:p>
      <text:p text:style-name="P124">"तुम्हारे सामने थी और अब भी हूँ।"</text:p>
      <text:p text:style-name="P124">"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24">"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24">"मुझे खेद है, प्रभा ! जो अश्वघोष ने तुम्हारे चित्त को इस तरह दुखाया।"</text:p>
      <text:p text:style-name="P124">"तो तुम-"प्रभा कहते - कहते वह रुक गई।</text:p>
      <text:p text:style-name="P124">"अश्वघोष ने प्रभा के बाष्पपूर्ण नेत्रों को चूम कण्ठ से लगाकर कहा-"प्रभा, अश्वघोष सदा तुम्हारा रहेगा। काल भी तुम्हें उससे पराई नहीं बना सकता।"</text:p>
      <text:p text:style-name="P124">प्रभा के नेत्रों से छलछल ऑसू बह रहे थे और अश्वघोष कण्ठ से लगाये उसके आँसुओं को पोंछ रहा था।</text:p>
      <text:p text:style-name="P46"/>
      <text:p text:style-name="P157">'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57">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57">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24">अश्वघोष के लिए प्रभा का त्याग अचिन्तनीय था।</text:p>
      <text:p text:style-name="P46"/>
      <text:p text:style-name="P124">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58">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58">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24">"वह अद्भुत मेधावी मालूम होता है।"</text:p>
      <text:p text:style-name="P124">"हाँ, और बहुत दूर-दूर तक घूमा भी। उसका जन्म मिस्र की अलसन्दा (सिकन्दरिया) नगरी का है।"</text:p>
      <text:p text:style-name="P124">"हाँ, मैंने सुना है, एक बात मुझे समझ में नहीं आती, प्रिये ! यवन सारे ही बौद्ध धर्म को क्यों मानते हैं ?"</text:p>
      <text:p text:style-name="P124">"क्योंकि वह उनकी मनोवृत्ति और स्वतंत्र प्रकृति के अनुकूल मालूम होता है।"</text:p>
      <text:p text:style-name="P124">"लेकिन बौद्ध सब को विरागी, तपस्वी और भिक्षु बनाना चाहते हैं ?"</text:p>
      <text:p text:style-name="P124">"बौद्धों में गृहस्थों की अपेक्षा भिक्षु बहुत कम होते हैं और बौद्ध गृहस्थ जीवन का रस लेने में किसी से पीछे नहीं रहते<text:span text:style-name="T80">।</text:span>"</text:p>
      <text:p text:style-name="P124">"इस देश में और भी कितने ही धर्म हैं, आखिर यवनों का बौद्धधर्म पर इतना पक्षपात क्यों ? यह फिर भी समझ में नहीं आता।"</text:p>
      <text:p text:style-name="P124">"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24">"अपने देश में भी ?"</text:p>
      <text:p text:style-name="P158">"हाँ, चन्द्रगुप्त मौर्य के पौत्र अशोक के समय कितने ही बौद्ध-भिक्षु यवन लोक (यूनानी लोकों) में पहुँचे थे। हमारे धर्मरक्षित इस देश में आकर भिक्षु नहीं बने। वह मिस<text:span text:style-name="T80">्र</text:span> में अलसन्दा (सिकन्दरिया) के विहार में भिक्षु हुए थे।" </text:p>
      <text:p text:style-name="P77">"मैं उनसे फिर मिलना चाहता हूँ, प्रभा !"</text:p>
      <text:p text:style-name="P124">"जरूर मिलना चाहिए। वह तुम्हें और गंभीर बातें बतलाएँगे- बौद्धधर्म के बारे में ही नहीं, यवन-दर्शन के बारे में भी।"</text:p>
      <text:p text:style-name="P124">"यवन भी दार्शनिक हुए हैं ?"</text:p>
      <text:p text:style-name="P158">"अनेक महान् दार्शनिक, जिनके बारे में भदन्त धर्मरक्षित तुम्हें बतलाएँगे। किन्तु प्रिय, कहीं बौद्ध-दर्शन सुन प्रभा से वैराग्य न कर लेना <text:span text:style-name="T80">।" </text:span>-कह प्रभा ने अपनी बाँहों में अश्वघोष को बाँध लिया, मानों उसे कोई छीने लिये जा रहा हो।</text:p>
      <text:p text:style-name="P124">"कुछ बातें तो कालकाराम की मुझे भी बहुत आकर्षक मालूम हुई। ख्याल आता था, यदि हमारा सारा देश कालकाराम- जैसा होता<text:span text:style-name="T80">।"</text:span></text:p>
      <text:p text:style-name="P124">प्रभा ने बैठकर कहा-"नहीं, प्रिय ! कहीं तुम मुझे छोड़कर कालकाराम में न चले जाना।"</text:p>
      <text:p text:style-name="P124">"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24">"महास्थविर धर्मसेन। वह साकेत के सभी विहारों के भिक्षुओं के प्रधान हैं।"</text:p>
      <text:p text:style-name="P124">"सुना है, उनका जन्म-कुल चण्डाल है। और उनके सामने मेरे अपने चचा भिक्षु शुभगुप्त उक<text:span text:style-name="T80">ड़ूँ</text:span> बैठ प्रणाम करते हैं। ख्याल करो, कहाँ शुभगुप्त एक समृद्ध श्रोत्रिय ब्राह्मण-कुल के विद्वान् पुत्र और कहाँ चाण्डाल-पुत्र धर्मसेन !"</text:p>
      <text:p text:style-name="P124">"किन्तु महास्थविर धर्मसेन भी बड़े विद्वान् हैं।"</text:p>
      <text:p text:style-name="P124">"मैं ब्राह्मणों के धर्म की दृष्टि से कहता हूँ, प्रभा ! क्या उनका बस चलता, तो धर्मसेन मनुष्य भी बन सकते थे, देवता बनकर पूजित होने की तो बात ही और ?"</text:p>
      <text:p text:style-name="P124">"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24">"बौद्ध गृहस्थ देश के दूसरे गृहस्थों से छिन्न-भिन्न होकर रह नहीं सकते। आखिर उनके ऊपर परिवार का बोझ होता है।"</text:p>
      <text:p text:style-name="P124">"मैं तो बहुत अच्छा समझता, यदि कालकाराम के भिक्षुओं की भाँति सारे पुर और जनपद (देहात) के लोग भेद-शून्य हो जाते—न कोई जाति का भेद होता, न कोई वर्ण का<text:span text:style-name="T80">।"</text:span></text:p>
      <text:p text:style-name="P124">"एक बात मैंने तुमसे नहीं कही, प्रिय ! तुम्हारे पिता ने एक दिन मेरे सामने पगड़ी रख दी, और कहने लगे कि प्रभा ! अश्वघोष को तू मुक्त कर दे।"</text:p>
      <text:p text:style-name="P124">"गोया तुम्हारे मुक्त करने पर वह अपने पुत्र को पा सकेंगे ! तुमने क्या कहा, प्रभा ?"</text:p>
      <text:p text:style-name="P124">"मैंने कहा, आपकी बात मैं अश्वघोष से कहूँगी।"</text:p>
      <text:p text:style-name="P124">"और तुमने कह दिया। मुझे ब्राह्मणों के पाखण्डों से अपार घृणा है। घृणा से सारा गात्र जलता है। एक ओर वह कहते हैं कि हम अपने</text:p>
      <text:p text:style-name="P124">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80">।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24">"गरीबों और जिनको यह नीच जातियाँ कहते हैं, वह सभी गरीब हैं-उनके लिए इनके धर्म में कोई स्थान नहीं है।"</text:p>
      <text:p text:style-name="P124">"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58">"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24">"मैं एक स्त्री-मात्र हूँ।"</text:p>
      <text:p text:style-name="P124">"और जो स्त्री - मात्र होने से किसी को नीच कहता है, उसे मैं घृणा की दृष्टि से देखता हूँ।"</text:p>
      <text:p text:style-name="P124">"यवनों में स्त्रियों का सम्मान तब भी दूसरे से ज्यादा है। उनमें आज भी चाहे निस्सन्तान मर जाय; किन्तु एक स्त्री के रहते दूसरे से ब्याह नहीं हो सकता।"</text:p>
      <text:p text:style-name="P124">"और यह ब्राह्मण सौ-सौ ब्याह कराते फिरते हैं, सिर्फ दक्षिणा के लिए, छिः! मैं खुश हैं, जो कोई यवन ब्राह्मण-धर्म को नहीं मानता।"</text:p>
      <text:p text:style-name="P158">"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24">"तो क्या मैं तुम्हारे ब्राह्मणत्व के अभिमान को दूर करने में कारण तो नहीं बनी ?"</text:p>
      <text:p text:style-name="P124">"बुरा नहीं हुआ। यदि ब्राह्मण-अभिमाने मुझमें और तुममें भेद डालना चाहता है, तो वह मेरे लिए तुच्छ, घृणास्पद वस्तु है।"</text:p>
      <text:p text:style-name="P124">"यह जानकर मुझे कितनी खुशी है कि तुम मुझे प्रेम करते हो, घोष !"</text:p>
      <text:p text:style-name="P124">"अन्तस्तम से प्रिये ! तुम्हारे प्रेम से वंचित अश्वघोष निष्प्राण जड़ रह जायेगा।"</text:p>
      <text:p text:style-name="P124">"तो मेरे प्रेम का पुरस्कार, वरदान भी देना चाहते हो ?"</text:p>
      <text:p text:style-name="P124">"उसी एक प्रेम को छोड़ कर सब कुछ ।"</text:p>
      <text:p text:style-name="P124">"मेरा प्रेम यदि मेरे शाश्वत अश्वघोष, युग के महान् कवि अश्वघोष को जरा भी हानि पहुँचा सका, तो उसे धिक्कार है।"</text:p>
      <text:p text:style-name="P124">"साफ कह, प्रिये !" </text:p>
      <text:p text:style-name="P124">"प्रेम में मैं बाधा नहीं डालना चाहती; किन्तु मैं उसे तुम्हारे शाश्वत निर्माण में सहायक देखना चाहती हूँ। और यदि मैं न रही-"</text:p>
      <text:p text:style-name="P158">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24">"फिर तुमने मुझे बात भी समाप्त नहीं करने दी ?"</text:p>
      <text:p text:style-name="P124">"किन्तु तुम तो वज्र-अक्षर अपने मुंह से निकालना चाहती थीं।"</text:p>
      <text:p text:style-name="P124">"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24">"तो वास्तविक प्रभा की जगह तुम काल्पनिक प्रभा को मेरे सामने रखना चाहती हो ?"</text:p>
      <text:p text:style-name="P124">"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58"><text:soft-page-break/>"और मैंने अमर प्रभा का एक चित्र अपने मन पर अंकित किया है।"</text:p>
      <text:p text:style-name="P158">"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24">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24">"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24"/>
      <text:p text:style-name="P124">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24">"तो भदन्त ! क्या बुद्ध के धर्म में दर्शन का स्थान नहीं है ?" </text:p>
      <text:p text:style-name="P124">"स्थान क्यों नहीं, बुद्ध का धर्म दर्शनमय है; किन्तु बुद्ध उसे बेड़े की भाँति पार उतरने के लिए बतलाते हैं, सिर पर उठा कर ढोने के लिए नहीं।"</text:p>
      <text:p text:style-name="P124">"क्या कहा, बेड़े की भॉति ?"</text:p>
      <text:p text:style-name="P124">"हाँ, बिना नाव वाली नदी में लोग बेड़ा बाँधकर उससे पार उतर जाते हैं; किन्तु पार उतरकर बेड़े की उन लकड़ियों को उपकारी समझ सिर पर ढोते नहीं फिरते ।"</text:p>
      <text:p text:style-name="P124">"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24">"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24">"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24"><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80">ा</text:span>; किन्तु इसमें उसका एक वैयक्तिक स्वार्थ था।"</text:p>
      <text:p text:style-name="P124">"दर्शन-विचार में वैयक्तिक स्वार्थ !"</text:p>
      <text:p text:style-name="P124">"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24">"हमें परिवर्तन चाहिए, किन्तु आगे बढ़ने के लिए, पीछे लौटने के लिए नहीं । मैं समझता हूँ, भदन्त ! अतीत मुर्दा है।"</text:p>
      <text:p text:style-name="P124">"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24">"जहाँ जात-पाँत नहीं, जहाँ ऊँच-नीच नहीं।"</text:p>
      <text:p text:style-name="P124">"जहाँ सबके लिए भोग समान है, जहाँ सबके लिए सेवा करना समान है। तुमने हमारे महास्थविर धर्मसेन को बाहर झाडू लगाते देखा होगा ?"</text:p>
      <text:p text:style-name="P124">"वह काले-काले?"</text:p>
      <text:p text:style-name="P124">"हाँ, वह हममें सबसे श्रेष्ठ हैं। हम रोज पंच-प्रतिष्ठित से उनकी वन्दना करते हैं। सारे कोसल-देश के भिक्षु-संघ के वह नायक हैं।" "सुना है, वह चण्डाल-कुल के हैं?"</text:p>
      <text:p text:style-name="P124">"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24">"इस तरह का संघ यदि सारे देश के लिए बनता ?"</text:p>
      <text:p text:style-name="P124">"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58"><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58">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58">"पैरों में गुदगुदी लगती है।"</text:p>
      <text:p text:style-name="P124">"जिससे हर्षातिरेक हो रोमांच हो उठता है। प्यारी सरयू सरिता !"</text:p>
      <text:p text:style-name="P124">"मैं कई बार सोचता था; प्रिये ! कि हम दोनों भाग चलें । भाग चलें उस देश में, जहाँ हमारे प्रेम की कोई ई<text:span text:style-name="T80">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24">"प्रिय ! बुरा न मानना। मैं कभी-कभी सोचती हूँ, जब मैं न रही-"</text:p>
      <text:p text:style-name="P124">अश्वघोष ने बाँहों में कसकर प्रभा को छाती से लगा लिया और कहा-"नहीं प्रिये ! कदापि नहीं । हम इसी तरह रहेंगे।"</text:p>
      <text:p text:style-name="P124">"मैं दूसरे अभिप्राय से कह रही हूँ, प्रिय ! मान लो, तुम न रहे, मैं अकेली रह गयी। दुनिया में ऐसा होता है कि नहीं ?"</text:p>
      <text:p text:style-name="P124">"होता है।"</text:p>
      <text:p text:style-name="P124">"अपनी बार तुम नहीं तिलमिलाये, घोष ! तुम्हारे न रहने पर शोक का पहाड़ केवल मेरे ऊपर टूटेगा इसीलिए न ?"</text:p>
      <text:p text:style-name="P124">"तुम मेरे साथ कितनी निष्ठुरता दिखला रही हो, प्रभा !"</text:p>
      <text:p text:style-name="P124">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24">मुँह गिराकर लम्बी साँस ले अश्वघोष ने कहा-"कहो ।"</text:p>
      <text:p text:style-name="P124">"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24">"बहुत, प्रभा ! कितनी ही बार तुम्हें वीणा देकर मैं निश्चिंत हो गाता हूँ।"</text:p>
      <text:p text:style-name="P124">"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58">इन शब्दों को सुनकर अश्वघोष का अन्तस्तल से लेकर सारा शरीर क<text:span text:style-name="T80">ाँ</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24">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24">उसी वक्त अश्वघोष के कानों में प्रभा के शब्द गूंजने लगे-"मुझे सरयू की लहरें बुला रही हैं।" उसका कलेजा सिहर उठा। माँ ने फिर कहा-"प्रभा कहाँ है, पुत्र !" </text:p>
      <text:p text:style-name="P124">"पिता के घर गई हैं, माँ ! शाम तक तो यहीं थी।"</text:p>
      <text:p text:style-name="P124">"प्रभो ! मेरी बेटी ! अच्छा पुत्र, उसे कभी न भूलन<text:span text:style-name="T80">ा</text:span> ..."</text:p>
      <text:p text:style-name="P124">शब्द समाप्त भी न होने पाये थे कि एक खाँसी आई, और दो हिचकियों के बाद सुवर्णाक्षी का शरीर निश्चल हो गया।</text:p>
      <text:p text:style-name="P124">सुवर्णाक्षी गई। सुवर्णाक्षी- पुत्र का हृदय फटने लगा। वह रात-भर रोता रहा।</text:p>
      <text:p text:style-name="P46"/>
      <text:p text:style-name="P124">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24">"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80">कर </text:span>रही है।"</text:p>
      <text:p text:style-name="P124">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80">ाँ</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24">सवेरे जब प्रभा की माँ आई तो देखा कि अश्वघोष प्रकृतिस्थ हो किसी चिन्ता में बैठा है। माँ ने पूछा-"मन कैसा है ?"</text:p>
      <text:p text:style-name="P124">"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24">"माँ ने अश्वघोष के भाव को समझा । अश्वघोष उठ खड़ा हुआ। माँ ने देखकर पूछा-"कहाँ चले, बेटा ?"</text:p>
      <text:p text:style-name="P124">"भदन्त धर्मरक्षित से मिलना चाहता हूँ और सरयू को देखना भी।"</text:p>
      <text:p text:style-name="P124">"भदन्त धर्मरक्षित नीचे बैठे हैं, और सरयू देखने म<text:span text:style-name="T80">ैं </text:span>भी चल<text:span text:style-name="T80">ूँ</text:span>गी।" कहते - कहते उसका गला भर आया।</text:p>
      <text:p text:style-name="P158">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24">"दारुण है; किन्तु मैं उसके कारण नहीं कह रहा हूँ। प्रभा ने मुझको इसके लिए तैयार किया है। मैं जल्दी नहीं कर रहा हूँ।"</text:p>
      <text:p text:style-name="P124">"तो भी तुम्हें कुछ दिन ठहरना होगा, संघ इतनी जल्दी नहीं करेगा।"</text:p>
      <text:p text:style-name="P124">"मैं प्रतीक्षा करूंगा, भन्ते ! किन्तु संघ की शरण में रहकर ।"</text:p>
      <text:p text:style-name="P124">"पहले तुम्हें अपने पिता से आज्ञा लेनी होगी। माता पिता की आज्ञा के बिना संघ किसी को भिक्षु नहीं बनाता।"</text:p>
      <text:p text:style-name="P124">"तो मैं आज्ञा लेकर आऊँगा।"</text:p>
      <text:p text:style-name="P158">अश्वघोष घर से निकला। माँ उसके स्वस्थ-मस्तिष्क से ऐसे वचन सुनकर भी शंकित-हृदया थी, इसलिए वह भी पीछे-पीछे चली<text:span text:style-name="T80">।</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24">"अच्छा तो कल शाम तक सोचने का अवसर दो।"</text:p>
      <text:p text:style-name="P124">"मैं सात दिन तक इन्तजार कर सकता हूँ, तात !"</text:p>
      <text:p text:style-name="P158">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24"/>
      <text:p text:style-name="P31">10.</text:p>
      <text:p text:style-name="P31"/>
      <text:p text:style-name="P124"><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58">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80">।</text:span></text:p>
      <text:p text:style-name="P77"/>
      <text:h text:style-name="P220" text:outline-level="2"><text:bookmark-start text:name="__RefHeading___Toc16158_3427730883"/>सुपर्ण यौधेय <text:span text:style-name="T80">(४२० ईसवीं)</text:span><text:bookmark-end text:name="__RefHeading___Toc16158_3427730883"/></text:h>
      <text:p text:style-name="P158">काल : ४२० ई०</text:p>
      <text:p text:style-name="P158"/>
      <text:p text:style-name="P32">1.</text:p>
      <text:p text:style-name="P32"/>
      <text:p text:style-name="P124">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24">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24">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24">उस दिन घर लौटते वक्त मेरा चेहरा बहुत उदास था। माँ ने मेरे सूखे ओंठों को देख मुँह चूमकर कहा-</text:p>
      <text:p text:style-name="P124">"बेटा ! आज इतना उदास क्यों है?"</text:p>
      <text:p text:style-name="P159">मैंने पहले टालना चाहा, किन्तु, बहुत आग्रह करने पर कहा- "माँ हमारे कुल के बारे में कोई बात है, जिसके कारण लोग हमें ब्राह्मण नहीं मानना चाहते !'</text:p>
      <text:p text:style-name="P159">"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59">"इन्हीं ब्राह्मणों के कहने पर।"</text:p>
      <text:p text:style-name="P159">"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59">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24">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24">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24">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24">"इसके पूछने की क्या जरूरत है, बच्चा ?" </text:p>
      <text:p text:style-name="P124">"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81">ूँ</text:span>।"</text:p>
      <text:p text:style-name="P124">"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24">"यौधेय क्या दादा ?"</text:p>
      <text:p text:style-name="P124">"हमारे कुल का नाम है बच्चा ! इसी को लेकर लोग हमें 'जुझवा' कहते हैं।"</text:p>
      <text:p text:style-name="P124">"यौधेय ब्राह्मण थे, दादा ?"</text:p>
      <text:p text:style-name="P124">"ब्राह्मणों से अधिक शुद्ध आर्य ।"</text:p>
      <text:p text:style-name="P124">"लेकिन ब्राह्मण नहीं ।"</text:p>
      <text:p text:style-name="P124">"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81">,</text:span>सारे यौधेय स्वामी थे।"</text:p>
      <text:p text:style-name="P124">"सारे यौधेय।"</text:p>
      <text:p text:style-name="P124">"हाँ, उनमें कोई एक राजा न था, उनके राज्य को गण-राज्य कहा जाता था। गण या पंचायत सारा राजकाज चलाती थी। वह एक आदमी राजा के-राज्य के बड़े विरोधी थे।"</text:p>
      <text:p text:style-name="P124">"ऐसा राज्य होना तो मैंने कभी नहीं सुना, दादा !"</text:p>
      <text:p text:style-name="P124">"लेकिन ऐसा होता था बच्चा ! मेरे पास यौधेय गण के तीन रुपये हैं, मेरे पिता से वह मुझे मिले। देश से भागते वक्त उनके पास जो रुपये थे; उन्हीं में से यह हैं।"</text:p>
      <text:p text:style-name="P124">"तो दादा ! तुम यौधेयों के देश में नहीं पैदा हुए !"</text:p>
      <text:p text:style-name="P159">"मैं दस वर्ष का था जब मेरे पिता-माती को देश छोड़ना पड़ा, मेरे दो बड़े भाई थे, जिनके वंशजों को तुम यहाँ देखते हो।"</text:p>
      <text:p text:style-name="P78">"देश क्यों छोड़ना पड़ा, दादा ?"</text:p>
      <text:p text:style-name="P124">"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24">"कैसा रहा होगा वह गण-शासन दादा ?"</text:p>
      <text:p text:style-name="P124">"उसमें हर एक यौधेय सिर ऊँचा करके चलता था, किसी के सामने दीनता दिखलाना वह जानता न था। य<text:span text:style-name="T81">ु</text:span>द्ध उनके लिए खेल था, इसीलिए उसके वंश का नाम यौधेय पड़ा था।"</text:p>
      <text:p text:style-name="P124">"तो हमारी तरह और भी यौधेय होंगे न दादा ?"</text:p>
      <text:p text:style-name="P124">"होंगे बच्चा ! किन्तु, वह तो सूखे पत्तों की भाँति हवा में बिखेर दिये गये हैं और हमारी तरह किसी नागर वंश में मिलकर आत्म-विस्मृत बन जाने वाले हैं ?"</text:p>
      <text:p text:style-name="P124">"हम अपने को ब्राह्मण क्यों कहते हैं, दादा ?"</text:p>
      <text:p text:style-name="P124">"यह और पुरानी कहानी है बच्चा ! पहले सब जगह राजा नहीं, गण ही का राज्य था । उस वक्त ब्राह्मण, क्षत्रिय का फर्क नहीं था !"</text:p>
      <text:p text:style-name="P124">"ब्राह्म-क्षत्र एक ही वर्ण था, दादा ?"</text:p>
      <text:p text:style-name="P124">"हाँ, जब जरूरत होती तो आदमी पूजा-पाठ करता, जब जरूरत होती खड्ग उठाता । किन्तु, पीछे विश्वामित्र, वशिष्ठ ने आकर वर्ण बाँटना शुरू किया।"</text:p>
      <text:p text:style-name="P124">"तभी तो एक पिता के दो पुत्रों में कोई रन्तिदेव की भाँति क्षत्रिय, कोई गौरिवीति की भाँति ब्राह्मण ऋषि होने लगा।"</text:p>
      <text:p text:style-name="P124">"ऐसा लिखा है, बच्चा ?"</text:p>
      <text:p text:style-name="P124">"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24">"हाँ, बच्चा ! कई बार। अवन्ती (मालवा) में ही तो है। मैं कितनी ही बार बारात गया हूँ। वहाँ नागरों के बहुत से घर हैं, जिनमें कितने ही भारी व्यापारी सार्थवाह हैं।"</text:p>
      <text:p text:style-name="P124">"यही दशपुर रन्तिदेव की राजधानी थी। और चर्मण्वती नाम क्यों पड़ा, यह तो और अचरज की बात है।"</text:p>
      <text:p text:style-name="P124">"क्या बच्चा ?"</text:p>
      <text:p text:style-name="P124">"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24">"क्या सच ही यह पुराने ग्रन्थों में लिखा है. बच्चा ?"</text:p>
      <text:p text:style-name="P160">"हाँ, दादा ! महाभारत<text:span text:style-name="T53">१</text:span> में साफ लिखा है।"</text:p>
      <text:p text:style-name="P124"><text:soft-page-break/></text:p>
      <text:p text:style-name="P46"><text:span text:style-name="T81">(</text:span>१. "राज्ञो महान् से पूर्व रन्तिदेवस्य वै द्विज !</text:p>
      <text:p text:style-name="P124">अहन्यहनि वध्येते द्वे सहस्रे गवां तथा।"</text:p>
      <text:p text:style-name="P124">"समांसं ददतो ह्यन्नं रन्तिदेवस्य नित्यशः।</text:p>
      <text:p text:style-name="P124">अतुला कीर्तिरभन्नृवपस्य द्विजसत्तम !"-वनपर्व, २०८ ८-१०</text:p>
      <text:p text:style-name="P124">"महानदी चर्मराशेरुक्लेदात् संसृजे यतः।</text:p>
      <text:p text:style-name="P124">ततश्चर्मण्वतीत्येवं विख्याता सा महानदी ।" - शान्तिपर्व, २६-१२३<text:span text:style-name="T81">)</text:span></text:p>
      <text:p text:style-name="P124"/>
      <text:p text:style-name="P124">"महाभारत में, पाँचवें वेद में ? गोमांस-भक्षण !"</text:p>
      <text:p text:style-name="P124">"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24">"ब्राह्मण गोमांस खाते थे, क्या कहते हो, बच्चा ?"</text:p>
      <text:p text:style-name="P160">"महाभारत<text:span text:style-name="T54">२</text:span><text:span text:style-name="T82"> </text:span>, पाँचवाँ वेद झूठ कह सकता है, दादा ?"</text:p>
      <text:p text:style-name="P34">(२. "सांकृति रन्तिदेवं च मृतं सञ्जय ! शुश्रुम।</text:p>
      <text:p text:style-name="P160">आसन् द्विशत्साहस्रा तस्य सूदा महात्मनः ।।</text:p>
      <text:p text:style-name="P160">गृहानभ्यागतान् विप्रान् अतिथीन् परिवेषकाः ।'-द्रोणपर्व, ६७ ॥१-२</text:p>
      <text:p text:style-name="P160">"तत्र स्म सूदाः क्रोशान्ति सुमृष्टमणिकुण्डलाः ।।</text:p>
      <text:p text:style-name="P160">सूपं भूयिष्टमश्नीध्वं नाद्य मांसं यथा पुरा।" द्रोणपर्व, ६६ ॥१५-१६</text:p>
      <text:p text:style-name="P160">"सूपं भूमिष्टमश्नीध्वं नाद्य भोज्यं यथा पुरा ।।'-शान्तिपर्व, २७-२८<text:span text:style-name="T82">)</text:span></text:p>
      <text:p text:style-name="P34"/>
      <text:p text:style-name="P124">"क्या दुनियाँ इतनी उलट-पलट गई है?"</text:p>
      <text:p text:style-name="P124">"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24">"ह<text:span text:style-name="T82">ाँ</text:span>, और वह ब्राह्मणों को कभी अपने से ऊँचा नहीं मानते थे।"</text:p>
      <text:p text:style-name="P124">"यहाँ आकर दादा ! तुमने अपने लड़कों-भतीजों की शादी आवन्तक (मालवीय) ब्राह्मणों को छोड़ नागरों में क्यों की ?"</text:p>
      <text:p text:style-name="P124">"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82">ाँ</text:span>ति ज्यादा गौर होते हैं, और हमारी ही भाँति ब्राह्मणों के न मानने पर भी अपने को ब्राह्मण कहते हैं।"</text:p>
      <text:p text:style-name="P124">"नागर कौन हैं, दादा ?"</text:p>
      <text:p text:style-name="P160">"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60">"लेकिन वह वस्तुतः हैं कौन, दादा ?"</text:p>
      <text:p text:style-name="P160">"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60">"तो वर्ण और जातियाँ इस मानने-मनवाने पर चल रही हैं, दादा ?"</text:p>
      <text:p text:style-name="P160">"देखने में तो ऐसा ही आ रहा हे, बच्चा !"</text:p>
      <text:p text:style-name="P160"/>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24">"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24">"विक्रमादित्य वस्तुतः धर्म का संस्थापक है, सुपर्ण ! उसने देखो, हूणों से भारतभूमि को मुक्त किया।"</text:p>
      <text:p text:style-name="P124">"किन्तु, उत्तरापथ (पंजाब) और कश्मीर में अब भी हूण हैं, आचार्य !"</text:p>
      <text:p text:style-name="P124">"बहुत भाग से उन्हें निकाला।"</text:p>
      <text:p text:style-name="P124">"राजा इस तरह एक-दूसरे को निकाला ही करते हैं, और दूसरे की जगह अपने राज्य को स्थापित करते हैं।"</text:p>
      <text:p text:style-name="P124">'किन्तु, गुप्त-वंश गो-ब्राह्मण-रक्षक है।"</text:p>
      <text:p text:style-name="P160">"आचार्य ! मूढ़ों को भरमाने वाली ऐसी बातों के सुनने की आशा मैं आपसे नहीं रखता। आप जानते हैं, हमारे पूर्वज ऋषि गोरक्षा करते थे, किन्तु गोभक्षण के लिए 'मेघदूत<text:span text:style-name="T53">३</text:span>'में आप ही ने चर्मण्वती (चम्बल) को गाय मारने से उत्पन्न रन्तिदेव की कीर्ति लिखा है।"</text:p>
      <text:p text:style-name="P124">"तुम धृष्ट हो सुपर्ण ! मेरे प्रिय शिष्य !"</text:p>
      <text:p text:style-name="P160"><text:span text:style-name="T82">(</text:span>३. "व्यालम्बेथाः सुरभितनयालम्भजां मानविष्यन् ।</text:p>
      <text:p text:style-name="P160">स्त्रोतोमूत्र्या भूविपरिणतां रन्तिदेवस्य कीर्तिम् ।"-मेघदूत १४५<text:span text:style-name="T82">)</text:span></text:p>
      <text:p text:style-name="P124">"यह मैं सुनने के लिए तैयार हैं, लेकिन मैं यह सहने के लिए तैयार नहीं हूँ कि मेरा अनन्त काल का चक्रवर्ती इन धर्मध्वंसक गुप्त राजाओं के सामने घुटने टेके ।"</text:p>
      <text:p text:style-name="P124">"तुम उनको धर्मध्वंसक कहते हो सुपर्ण ?"</text:p>
      <text:p text:style-name="P160">"हाँ, जरूर<text:span text:style-name="T82">।</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24"><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24">"लेकिन, राजा विष्णु का अंश है।"</text:p>
      <text:p text:style-name="P124">"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24">"लेकिन, क्या कह रहे हो सुपर्ण! तुम राजा के विरुद्ध इतनी कड़ी बात कह रहे हो।"</text:p>
      <text:p text:style-name="P160">"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24">"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24">"मैं नहीं समझता आचार्य ! यदि आप 'बु<text:span text:style-name="T82">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24">"मैं उस तरह के भी काव्य लि<text:span text:style-name="T82">खूँ</text:span>गा।"</text:p>
      <text:p text:style-name="P124">'किन्तु ऐसा कुछ भी नहीं लिखेंगे जिसमें गुप्तों के पापघट पर प्रहार होगा !"</text:p>
      <text:p text:style-name="P160">"वह हमसे नहीं होगा, सुपर्ण ! हम इतने सुकुमार हो गये हैं।" </text:p>
      <text:p text:style-name="P79">"और राजाओं के हर पाप के लिए धर्म की दोहाई भी देंगे ?"</text:p>
      <text:p text:style-name="P124">"उसकी तो जरूरत है, बिना उसके राजशक्ति दृढ़ नहीं हो सकती। वशिष्ठ, और विश्वामित्र ने भी ऐसा करना जरूरी समझा।"</text:p>
      <text:p text:style-name="P124">"वशिष्ठ और विश्वामित्र भी कवि कालिदास ही की भाँति प्रासाद और सुन्दरी के लिए यह सब पाप करने पर उतारू थे<text:span text:style-name="T82">।</text:span>"</text:p>
      <text:p text:style-name="P124">"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24">"मैं किसी को अपना शरीर न बेचूँगा, आचार्य !"</text:p>
      <text:p text:style-name="P124">"अच्छा राज-पुरोहितों में स्थाने कैसा रहेगा ?"</text:p>
      <text:p text:style-name="P124"><text:soft-page-break/>"ब्राह्मणों के स्वार्थीपन से मुझे बहुत चिढ़ है।"</text:p>
      <text:p text:style-name="P124">"तो क्या करोगे ?"</text:p>
      <text:p text:style-name="P124">"अभी विद्या और पढ़ने को है।</text:p>
      <text:p text:style-name="P46"/>
      <text:p text:style-name="P34">4.</text:p>
      <text:p text:style-name="P160"/>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60">पुस्तक की पढ़ाई समाप्त कर मैंने देशाटन द्वारा अपने ज्ञान को बढ़ा<text:span text:style-name="T82">ना</text:span> चाहा, उसी वक्त मुझे पता लगा कि विदर्म में अचिन्त्य <text:span text:style-name="T82">(</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24"><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24"/>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24">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61">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83">थे</text:span>। वह कहते थे, इस द्रविड़ नास्तिक के सामने विष्णु क्या, तै<text:span text:style-name="T83">ं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24">दिन वह कह रहे थे-</text:p>
      <text:p text:style-name="P124">"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83">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24"/>
      <text:p text:style-name="P124">मैंने अपने यौधेयों के आत्मोत्सर्ग की कहानी कही, तो आचार्य क<text:span text:style-name="T83">ा</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24">उनके आशीर्वाद को लेकर मैं जा रहा हूँ यौधेयों की भूमि की ओर, चाहे तो उस मृत भूमि का फिर से उत्थान करूँगा, या रेत के पद-चिह्न की भाँति मिट जाऊँगा।</text:p>
      <text:h text:style-name="P220" text:outline-level="2"><text:bookmark-start text:name="__RefHeading___Toc14894_1665137901"/>दुर्मुख <text:span text:style-name="T83">(</text:span>६३० ईसवीं)<text:bookmark-end text:name="__RefHeading___Toc14894_1665137901"/></text:h>
      <text:p text:style-name="P106"/>
      <text:p text:style-name="P124">काल : ६३० ई०</text:p>
      <text:p text:style-name="P46"/>
      <text:p text:style-name="P35">1.</text:p>
      <text:p text:style-name="P35"/>
      <text:p text:style-name="P124">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84">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24"/>
      <text:p text:style-name="P162">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24">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62">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62">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24">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62">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62">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84">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84">ू</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24">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84">ी</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24">"होने पर भी नहीं मिलतीं ?"</text:p>
      <text:p text:style-name="P124">"एक दिन के चुम्बन, एक दिन के आलिंगन या एक दिन की सहशरया के बाद जहाँ लाखों तरुणियाँ अंतःपुरों में बन्द करके रख दी जायँ, वहाँ कलाकार स्त्रियाँ कहाँ से मिलें ?"</text:p>
      <text:p text:style-name="P124">"ठीक कहते हो, आचार्य ! मैं इसे अनुभव करता हैं, किन्तु एक बार अन्तःपुर में रख लेने पर हम उन्हें निकालें कैसे ?"</text:p>
      <text:p text:style-name="P124">"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62"><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84">)</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84">ष्य</text:span> सैकड़ों स्त्रियों में-जिन्हें तुम आग में भूनकर सती बना रहे हो-कितनी हैं, जिनका उस नर-पशु के साथ जरा भी प्रेम है, जिसने उन्हें जीवन भर के लिए <text:span text:style-name="T84">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24">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24">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62">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84">े</text:span> की चोट से कहा-'बुद्धि के भी ऊपर पोथी को रखना, संसार के क<text:span text:style-name="T84">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5">१</text:span></text:p>
      <text:p text:style-name="P122">(१: वेदप्रामाण्यं कस्यचित्कर्तृवादः स्नाने धर्मेच्छा जातिवादावलेपः ।</text:p>
      <text:p text:style-name="P162">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24">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24">"तो आचार्य ! आपको इस अन्धरात्रि से निकलने का कोई रास्ता सूझता है ?"</text:p>
      <text:p text:style-name="P124">"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24">"तो हताश हो बैठ जाना चाहिए ?"</text:p>
      <text:p text:style-name="P124">"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24"/>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24"/>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24">राजा ने अकेले में बात की उसने पहले तो कहा-"मैं एक बार बहुत-सा कोष खर्च कर मुक्त तो कर सकता हैं, किन्तु फिर गरीबी के <text:soft-page-break/>कारण वह बिक जायेंगे।"</text:p>
      <text:p text:style-name="P124">"आगे के लिए मनुष्य का क्रय-विक्रय दण्डनीय कर दें।"</text:p>
      <text:p text:style-name="P124">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24"/>
      <text:p text:style-name="P46">बेचारे शीलादित्य को ही मैं क्यों दोष हूँ ? आजकल कुलीन, नागरिक होने का यह लक्षण है कि सब एक-दूसरे की वंचना करें<text:span text:style-name="T85">।</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85">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85">।</text:span></text:p>
      <text:p text:style-name="P46"/>
      <text:p text:style-name="P124">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24">"कुत्ते से बदतर नहीं हैं। उनमें भी वह अंकुर, जीवन-प्रवाह मौजूद है, जो कभी विकसित हो बुद्ध बन सकता है।"</text:p>
      <text:p text:style-name="P124">"फिर क्यों नहीं राज्य में डुग्गी पिटवा देते कि आज से किसी चण्डाल को नगर में डंडा या थूक का बर्तन लाने की जरूरत नहीं ।"</text:p>
      <text:p text:style-name="P124">"यह मेरी शक्ति से बाहर की चीज है।"</text:p>
      <text:p text:style-name="P124">"शक्ति से बाहर !"</text:p>
      <text:p text:style-name="P124">"हाँ, धर्म-व्यवस्था ऐसी ही बँधी हुई है।"</text:p>
      <text:p text:style-name="P124">"बोधिसत्वों के धर्म की--महायान की यही व्यवस्था है ?"</text:p>
      <text:p text:style-name="P124">"लेकिन यहाँ की सारी प्रजा महायान पर तो नहीं चलती।"</text:p>
      <text:p text:style-name="P124">"मैं गाँव, पुर, सर्वत्र त्रिरत्न की जयदुन्दुभी बजते देखता हूँ।"</text:p>
      <text:p text:style-name="P124">"हाँ, कहने के लिए। जिस दिन मैं यह घोषित करूँगा, उसी दिन मेरे प्रतिद्वन्दी भड़काकर तूफान खड़ा करेंगे कि यह तो सनातन से चले आये सेतु को तोड़ रहा है।"</text:p>
      <text:p text:style-name="P124">"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24">"राज्य के भीतर का सवाल ही नहीं, हमारे परमभट्टारक देव भी नाराज हो जायेंगे।"</text:p>
      <text:p text:style-name="P124">"शीलादित्य हर्ष ! जिन्होंने 'नागानंद’ नाटक में बोधिसत्व-जीवन का भव्य चित्र चित्रित किया है।"</text:p>
      <text:p text:style-name="P124">"हाँ, चला आया सेतु तोड़ना किसी के बस की बात नहीं है।"</text:p>
      <text:p text:style-name="P124">"यही बात यदि तथागत समझते ? यही बात यदि आर्य अश्वघोष समझते ? यही बात यदि आर्य नागार्जुन समझते ?"</text:p>
      <text:p text:style-name="P163">"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24">"क्या मुझे आप अपने मुँह से कायर कहलाकर ही छोड़ेंगे ?"</text:p>
      <text:p text:style-name="P124">"कायर नहीं, किन्तु यह जरूर कि धर्म हमारे लिए ढोंग है।"</text:p>
      <text:p text:style-name="P124">"मेरे दिल से पूछिए तो मैं 'हाँ' कहूँगा, किन्तु यदि जीभ से पूछिए, तो वह या तो साफ 'नहीं' कहेगी, अथवा <text:span text:style-name="T85">गूँ</text:span>गी बन जायेगी।"</text:p>
      <text:p text:style-name="P46"/>
      <text:p text:style-name="P163">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20" text:outline-level="2"><text:bookmark-start text:name="__RefHeading___Toc14208_1739666397"/>चक्रपाणि <text:span text:style-name="T85">(१२०० ईसवीं)</text:span><text:bookmark-end text:name="__RefHeading___Toc14208_1739666397"/></text:h>
      <text:p text:style-name="P124">काल : १२०० ई०</text:p>
      <text:p text:style-name="P46"/>
      <text:p text:style-name="P124">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64">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86">्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86">ं</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24"><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86">ि</text:span>र तक भी वह आपस में मिलने के लिए तैयार न थे।</text:p>
      <text:p text:style-name="P46"/>
      <text:p text:style-name="P37">1.</text:p>
      <text:p text:style-name="P124"/>
      <text:p text:style-name="P124">"महाराज, चिन्ता न करें। सिद्धगुरु ने ऐसी साधना शुरू की है, जिससे कि तुर्क-सेना हवा में सूखे पत्तों की भाँति उड़ जायेगी।"</text:p>
      <text:p text:style-name="P124">"गुरु मित्रपाद (जगन्मित्रानन्द) की मुझ पर कितनी कृपा है ? जब-जब मुझ पर, मेरे परिवार पर, कोई संकट आया, गुरु महाराज ने अपने दिव्य बल से बचाया।"</text:p>
      <text:p text:style-name="P124">"महाराज ! सिद्धगुरु ने हिमालय के उस पार भोट देश से कान्यकुब्ज के संकट को देखा। इन्होंने इसीलिए मुझे आपके पास भेजा है।"</text:p>
      <text:p text:style-name="P124">"कितनी कृपा है !"</text:p>
      <text:p text:style-name="P124">"कहा है, तारिणी (तारादेवी) महाराज की सहायता करेंगी। तुर्को की चिन्ता न करें ।"</text:p>
      <text:p text:style-name="P124">"तारामाई पर मुझे पूरा भरोसा है। तारिणी ? आपच्छरण्ये ! माँ, म्लेच्छों से रक्षा कर<text:span text:style-name="T86">।"</text:span></text:p>
      <text:p text:style-name="P46"/>
      <text:p text:style-name="P124">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86">्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86">ा</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24">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24">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86">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87">ं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87">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87">ा</text:span>--ता-है। स् - सब्-न्-नंगी ना-<text:span text:style-name="T87">ा</text:span>- चे ।'</text:p>
      <text:p text:style-name="P46"/>
      <text:p text:style-name="P165">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87">ाँ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87">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65">"आइये कवि चक्रवर्ती !" कह राजा ने अधेड़ पुरुष के लिए आसन की ओर संकेत किया, और बैठ जाने पर पान के दो ब<text:span text:style-name="T87">ी</text:span>ड़े बड़े सम्मान के साथ प्रदान किये<text:span text:style-name="T87">।</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24"><text:soft-page-break/>कवि ने सुवासित सुवर्णपत्र-वेष्टित पान मुंह में रखते हुए कहा- "देव ! यात्रा क्षेम से तो हुई ? शरीर स्वस्थ तो था ? रातें सुख की नींद तो लाती हैं न?"</text:p>
      <text:p text:style-name="P124">"अब पौरुष थकता जा रहा है, कवि- पुंगव !"</text:p>
      <text:p text:style-name="P124">"महाराज ! आप अपने कवि श्रीहर्ष का खूब उपहास करते हैं।"</text:p>
      <text:p text:style-name="P124">"पुंगव उपहास नही, प्रशंसा का शब्द है।"</text:p>
      <text:p text:style-name="P124">"पुंगव बैल को कहते हैं, देव<text:span text:style-name="T87">।"</text:span></text:p>
      <text:p text:style-name="P124">"जानता हूँ, साथ ही श्रेष्ठ को भी कहते हैं।"</text:p>
      <text:p text:style-name="P124">"मैं तो इसे बैल के अर्थ में ही लेता हूँ।"</text:p>
      <text:p text:style-name="P124">"और मैं श्रेष्ठ के अर्थ में। फिर कवि मित्र ! तुम्हारे जैसे नर्म सचिव (ल<text:span text:style-name="T87">ं</text:span>गोटिया यार से) उपहास-परिहास नहीं किया जाय, तो किससे किया जाय ?"</text:p>
      <text:p text:style-name="P124">"दरबार में तो नहीं, महाराज ! श्री हर्ष ने धीरे से कहा।"</text:p>
      <text:p text:style-name="P165">जयचन्द्र कवि का हाथ पकड़ आस्थानशाला (दरबार हाल) से निकल क्रीड<text:span text:style-name="T87">़ो</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87">ी</text:span> क्या पूछते हो, कवि ! अब तो मैं अनुभव करने लगा हूँ कि मैं दरअसल बूढ़ा हूँ।"</text:p>
      <text:p text:style-name="P124">"कैसे ?"</text:p>
      <text:p text:style-name="P124">"नग्न सुन्दरियाँ भी मेरे काम को नहीं जा सकतीं ।"</text:p>
      <text:p text:style-name="P124">"तब तो महाराज ! आप पूरे योगी हैं।"</text:p>
      <text:p text:style-name="P124">"इस योगी के पास की यह सोलह हजार सुन्दरियाँ क्या करेंगी ?"</text:p>
      <text:p text:style-name="P124">"बाँट दें, महाराज ! बहुत से लेने वाले मिल जायेंगे, या ब्राह्मणों को गंगातट पर जलकुश ले दान दें, "सर्वेषामेव दानानां भार्यादानं विशिष्यते<text:span text:style-name="T87">।"</text:span></text:p>
      <text:p text:style-name="P124">"वही करना पड़ेगा। वैद्यराज चक्रपाणि का बाजीकरण-रस तो निष्फल ही गया। अब सिर्फ तुम्हारे काव्यरस की एकमात्र आशा है।"</text:p>
      <text:p text:style-name="P124">"नग्न सौन्दर्य-रस जहाँ कुंठित हो, वहाँ काव्य-रस क्या करेगा ? और अब फिर महाराज ! आप साठ साल के ऊपर के हो गए हैं!"</text:p>
      <text:p text:style-name="P124">"साठा तो पाठा होता है, कवि !"</text:p>
      <text:p text:style-name="P124">"कौन ? क्या सोलह सहस्र कलोरियों का चिरविहारी वृषभ !"</text:p>
      <text:p text:style-name="P124">"तुम काशी (बनारस) में दिखलाई नहीं दिए, मुझे कन्नौज से आये दो मास बीत गये।"</text:p>
      <text:p text:style-name="P124">"महाराज ! मैं चैत्र नवरात्र में भगवती विन्ध्यवासिनी के चरणों में गया था।"</text:p>
      <text:p text:style-name="P165">"मेरी नाव विन्ध्यवासिनी के धाम से ही गुजरी । जानता तो बुला लेता।"</text:p>
      <text:p text:style-name="P84">"या वहीं उतर कर कुमारी-पूजा में व्यस्त हो जाते ।"</text:p>
      <text:p text:style-name="P124">"तो कवि ! कुमारी-पूजा के ही लिए तो तुम वहाँ नहीं गए थे।</text:p>
      <text:p text:style-name="P124">"हम भगवती के उपासक शाक्त हैं, महाराज !"</text:p>
      <text:p text:style-name="P124">"लेकिन तुम राम-सीता की वन्दना करते हो, तो मालूम होता है कि पक्के वैष्णव हो ?"</text:p>
      <text:p text:style-name="P124">"अन्तः शाक्ता बहिश्शैवाः सभामध्ये च वैष्णवाः<text:span text:style-name="T87">।"</text:span></text:p>
      <text:p text:style-name="P124"><text:soft-page-break/>"सभामध्ये वैष्णव हो ?"</text:p>
      <text:p text:style-name="P124">"होना ही पड़ता है, महाराज ! हम आपकी तरह दूसरे की जीभ थोड़े ही खिंचवा सकते हैं ?"</text:p>
      <text:p text:style-name="P124">"धन्य हो नाना रूपधर !"</text:p>
      <text:p text:style-name="P124">"महाराज ! इतना ही नहीं, मैने सुगत (बुद्ध) को भी अपनी आराधना में शामिल कर लिया है।"</text:p>
      <text:p text:style-name="P124">"सुगत, भगवान् तथागत को भी ?"</text:p>
      <text:p text:style-name="P124">"भगवान् !"</text:p>
      <text:p text:style-name="P124">"हाँ, छिः नाम आने पर इस स्थान में मेरी आँखों में भी जरा लज्जा आने लगती है।"</text:p>
      <text:p text:style-name="P124">"वज्रयान ने महाराज ! हम शाक्तों के लिए सुगत की पूजा सरल कर दी है।"</text:p>
      <text:p text:style-name="P124">"ठीक कहा, मित्र ! इसीलिए तो उसे सहजयान कहते हैं।"</text:p>
      <text:p text:style-name="P124">"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24">"किन्तु, अब मेरे लिए, जान पड़ता है, अखंड पंचमकार की उपासना दुष्कर होगी।"</text:p>
      <text:p text:style-name="P124">"वज्रयान के साथ नागार्जुन का माध्यमिक दर्शन क्या सोने में सुगन्धि है।"</text:p>
      <text:p text:style-name="P124">"तुम्हारे काव्य का रस तो मैं चख लेता हूँ, यद्यपि कहीं-कहीं उसमें भी माथा चकराता है, किन्तु यह दर्शन तो पत्थर की तरह मेरे सिर पर बोझा बन जाता है।"</text:p>
      <text:p text:style-name="P124">"तो भी महाराज ! नागार्जुन का दर्शन बड़े काम का है। वह बहुत-सी मिथ्या धारणाओं को दूर कर देता है।"</text:p>
      <text:p text:style-name="P124">"लेकिन तुम तो वेदान्ती प्रसिद्ध हो, कवि !"</text:p>
      <text:p text:style-name="P124">"मैंने अपने ग्रन्थ को वेदान्त कहकर ही प्रसिद्ध किया है, महाराज! किन्तु, 'खंडन-खंड-खाद्य' <text:span text:style-name="T87">में</text:span> नागार्जुन की चरण-धूलि को ही सर्वत्र वितरित किया है।"</text:p>
      <text:p text:style-name="P124">"याद तो रहने का नहीं, फिर भी बतलाओ, नागार्जुन में क्या खास बात है?"</text:p>
      <text:p text:style-name="P124">"सिद्धराज मित्रपाद नागार्जुन के ही दर्शन को मानते हैं।"</text:p>
      <text:p text:style-name="P124">"मेरे दीक्षा गुरू ?"</text:p>
      <text:p text:style-name="P124">"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24">"जीवन तो मैंने भी इसी दर्शन में बिताया है, कवि !"</text:p>
      <text:p text:style-name="P124">"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24">"मैं आठ वर्ष छोटा भी तो हूँ, महाराज ! फिर मैंने एक ब्राह्मणी से ज्यादा ब्याह नहीं किये।"</text:p>
      <text:p text:style-name="P124">"ब्याह करने से क्या होता है ? इतने ब्याह करने पर तो भरों का ही आदमी थककर मर जाय।"</text:p>
      <text:p text:style-name="P124">"मेरे घर में एक ही ब्राह्मणी है, महाराज !"</text:p>
      <text:p text:style-name="P124">"और दुनिया विश्वास कर लेगी कि कवि श्रीहर्ष उसी द<text:span text:style-name="T87">ँ</text:span>तटुट्टी बुढ़िया पर सती हो रहा है !"</text:p>
      <text:p text:style-name="P124">"विश्वास करेगी, और कर ही रही है, महाराज ! मैंने अपने ग्रन्थों में अपनी समाधि लगा ब्रह्म-साक्षात्कार की बात भी लिख दी है।" <text:soft-page-break/>"तुम्हारे माध्यमिक दर्शन <text:span text:style-name="T87">में </text:span>ब्रह्मा और उसके साक्षात्कार की भी गुंजाइश है, कवि !"</text:p>
      <text:p text:style-name="P124">"महाराज, वहाँ क्या-क्या गुंजाइश नहीं है।"</text:p>
      <text:p text:style-name="P124">"प्रजा की अन्धी आँखें मौजूद रहनी चाहिए, उन्हें सबका साक्षात्कार कराया जा सकता है।"</text:p>
      <text:p text:style-name="P124">"तो महाराज, आपका धर्म पर से विश्वास उठ गया है ।"</text:p>
      <text:p text:style-name="P124">"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24"/>
      <text:p text:style-name="P46">प्रेम और धर्म से चलकर उनकी बात राज-काज पर आई। श्रीहर्ष ने कहा-"क्या सचमुच महाराज ने पृथ्वीराज का साथ देने से इन्कार कर दिया है ?"</text:p>
      <text:p text:style-name="P124">"मुझे क्या जरूरत है उसका साथ देने की ? उसने खुद तूफान से झगड़ा मोल लिया, खुद भुगतेगा।"</text:p>
      <text:p text:style-name="P124">"मेरी भी सम्मति यही है, महाराज ! चक्रपाणि झूठमूठ परेशान करता है।"</text:p>
      <text:p text:style-name="P124">"उसका काम चिकित्सा करना है, सो उसमें तो कुछ नहीं बन पड़ता। तीन बार बाजीकरण-चिकित्सा की, किन्तु सब निष्फल ! और अब चला राज-काज में सलाह देने ।"</text:p>
      <text:p text:style-name="P165">"नहीं महाराज ! वह मूर्ख है। व्यर्थ ही युवराज ने उसे सिर पर चढ़ा रखा है।"</text:p>
      <text:p text:style-name="P84"/>
      <text:p text:style-name="P38">3.</text:p>
      <text:p text:style-name="P38"/>
      <text:p text:style-name="P124">"ठीक कहा वैद्यराज! श्रीहर्ष गहडवारों की जड़ में घुन बनकर लगा है। इसने पिताजी को कामुक और अन्धा बना रखा है।"</text:p>
      <text:p text:style-name="P124">"कुमार ! मैं बीस वर्ष से कान्यकुब्जेश्वर का राजवैद्य हूँ मेरी औषधियों का कुछ गुण है।"</text:p>
      <text:p text:style-name="P124">"गुण सारी दुनिया जानती है, वैद्यराज<text:span text:style-name="T87">।"</text:span></text:p>
      <text:p text:style-name="P124">"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24">"किन्तु, पिता के दोषों के कारण हमें न छोड़ जाइये, वैद्यराज ! गहडवारों को अब बस आप से ही आशा है।"</text:p>
      <text:p text:style-name="P124">"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24">"या श्रीहर्ष की जगह वैद्यराज चक्रपाणि जयचन्द्र के नर्म सचिव होते। किन्तु वैद्यराज ! आपको गहडवार-सूर्य के अस्त होते समय तक हमारे साथ रहना चाहिए।"</text:p>
      <text:p text:style-name="P165">"अस्त के साथ अस्त होने के लिए भी मैं तैयार ह<text:span text:style-name="T87">ूँ</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24">"पृथ्वीराज वीर है, कुमार !"</text:p>
      <text:p text:style-name="P124">"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24">"यदि इस वक्त वह शासन-भार युवराज के ही हाथों में दे देते।"</text:p>
      <text:p text:style-name="P124">"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24">"कान्यकुब्ज को सिंहासन जर्जर हो गया है, कुमार ! जरा-सा भी गलत कदम रखने पर सारी इमारत ढह पड़ेगी। यह समय पिता-पुत्र के कलह का नहीं है।"</text:p>
      <text:p text:style-name="P124">"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65">"रनिवास में अपनी बहन-बेटी भेजकर जो पद पाते हैं, उनकी यही हालत है। लेकिन बीते की नहीं, हमें आगे की चिन्ता करनी चाहिए<text:span text:style-name="T87">।"</text:span> </text:p>
      <text:p text:style-name="P84">"आज मेरे हाथ में होता, तो सारे हिन्दू तरुणों को खड्गधारी बना देता।"</text:p>
      <text:p text:style-name="P124">"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24">"मैं समझता हूँ, यह जात-पाँत भी हमारे रास्ते में एक बहुत बड़ी : रुकावट है।"</text:p>
      <text:p text:style-name="P124">"रुकावट, कुमार ! यह सबसे बड़ी रुकावट है। पूर्वजों के अच्छे कार्यों का अभिमान दूसरी चीज है, किन्तु हिन्दुओं को हजारों टुकड़ों में सदा के लिए बाँट देना महापाप है।"</text:p>
      <text:p text:style-name="P124">"आज इसका फल भोगना पड़ रहा है। काबुल अब हिन्दुओं का न रहा, लाहौर गया और अब दिल्ली की बारी है।"</text:p>
      <text:p text:style-name="P124">"आज भी यदि हम पिथौरा के साथ मिलकर लड़ सकते<text:span text:style-name="T87">।"</text:span></text:p>
      <text:p text:style-name="P124">"ओह, कितनी कुफ्त है, वैद्यराज !"</text:p>
      <text:p text:style-name="P124">"एक कुफ्त है ? हमारी नाव कुफ्तों के बोझ से डूबी जा रही है; किन्तु हम मोह के मारे एक चीज को भी फेंककर नाव को हल्की करना नहीं चाहते ।"</text:p>
      <text:p text:style-name="P124">"धर्म का अर्जीर्ण है, वैद्यराज !"</text:p>
      <text:p text:style-name="P124">"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24">"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24">"द<text:span text:style-name="T88">ा</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24">"हमें भी कोशिश करनी चाहिए कि हम मिलकर तुर्को का मुकाबला करें।"</text:p>
      <text:p text:style-name="P124">"यह तो महाराज के हाथ में है। पाखंडी श्रीहर्ष उनके कान में लगा हुआ है।"</text:p>
      <text:p text:style-name="P124"/>
      <text:p text:style-name="P39">4.</text:p>
      <text:p text:style-name="P39"/>
      <text:p text:style-name="P124">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24">"हाँ आचार्य ! और आल्हण भी मेरे साथ आया है। कुमार कैसे हैं?"</text:p>
      <text:p text:style-name="P166">"हाँ, अभी तक तो होश नहीं आया है; किन्तु इसके लिए मैंने थोड़ी-सी दवा भी दे दी है; कहीं कुमार रणक्षेत्र की ओर लौट पड़ते <text:span text:style-name="T88">तो?"</text:span></text:p>
      <text:p text:style-name="P166">"लेकिन आचार्य ! वह आपकी आज्ञा का कभी उल्लंघन नहीं कर सकते।"</text:p>
      <text:p text:style-name="P166">"सो तो मुझे विश्वास है; किन्तु फिर भी यह अच्छा ही है। इससे घाव का दर्द भी कम हो जायेगा।"</text:p>
      <text:p text:style-name="P166">"घाव खतरनाक तो नहीं है, आचार्य ?"</text:p>
      <text:p text:style-name="P166">"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66">"हाँ।"</text:p>
      <text:p text:style-name="P166">"तो अब राजान्तःपुर की स्त्रियाँ महाराज को लेकर सती होंगी ?"</text:p>
      <text:p text:style-name="P166">"जिनको होना होगा, होंगी।"</text:p>
      <text:p text:style-name="P166">"और सेनापति ?"</text:p>
      <text:p text:style-name="P166">"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24">"यही बात यदि तीन वर्ष पहले हुई होती और हरिश्चन्द्र हमारे महाराज तथा माधव तुम कान्यकुब्ज के सेनापति हुए होते!"</text:p>
      <text:p text:style-name="P124">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24">"अब अफसोस करने से कोई फायदा न होगा। बतलाओ और क्या व्यवस्था की ?"</text:p>
      <text:p text:style-name="P124">"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24">"कन्नौज के राज-प्रसाद......?" </text:p>
      <text:p text:style-name="P124">"मैंने वहाँ से जितनी चीजें हटाई जा सकती थीं, हटा दी हैं। गंगा में ही बहुत सी नावें दो दिन पहले ही निकल चुकीं ।"</text:p>
      <text:p text:style-name="P124">"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24">"दूसरी नावें आती मालूम होती हैं, आचार्य ।"</text:p>
      <text:p text:style-name="P124">"सेनानायक आल्हण ! उनके आते ही सब नावों को यहाँ से चलने का आदेश कर देना।"</text:p>
      <text:p text:style-name="P124">"बहुत अच्छा, आचार्य !"-आल्हण ने नम्र स्वर में कहा।</text:p>
      <text:p text:style-name="P124">"अच्छा चलो माधव ! नीचे कोठरी में चलो। किन्तु वहाँ अँधेरा है ? मैंने जान-बूझकर वहाँ से दीपक बुझा दिये।" कुछ आगे बढ़कर-"जरा ठहरो। राधे !"</text:p>
      <text:p text:style-name="P124">"बाबा !" -एक तरुण स्त्री-कंठ से आवाज आई<text:span text:style-name="T88">।"</text:span></text:p>
      <text:p text:style-name="P124">"चकमक से दीपक जलाओ। लोहा यत्न से रखा है न ?"</text:p>
      <text:p text:style-name="P124">"अच्छा<text:span text:style-name="T88">।"</text:span></text:p>
      <text:p text:style-name="P124">"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24">"नहीं, स्त्रियों की आदत बदलनी मुश्किल है, इसलिए हम सब आपको बाबा चक्रपाणि पांडेय की जगह बाबा कहेंगे।"</text:p>
      <text:p text:style-name="P124">"अच्छा, चलो। दीपक जल गया।"</text:p>
      <text:p text:style-name="P46"/>
      <text:p text:style-name="P124">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24">"नहीं बाबा ! उनका श्वास वैसे ही एक-सा चल रहा है।"</text:p>
      <text:p text:style-name="P124">"घबरा तो नहीं रही हो, बेटी ?"</text:p>
      <text:p text:style-name="P124">"चक्रपाणि की छत्र-छाया में घबराना ? कहीं गहडवार-वंश ने पहले पहचाना होता अपने गुरु द्रोण को !"</text:p>
      <text:p text:style-name="P124">"यह हमारे सेनापति परम सहायक महाराजाधिराज हरिश्चन्द्र के सेनापति माधव आ गए।"</text:p>
      <text:p text:style-name="P124">"महादेवी भामा, आपका सेवक माधव सेवा में उपस्थित है।" -कह, माधव ने अभिवादन किया।</text:p>
      <text:p text:style-name="P124">"मैं अपने माधव से अपरिचित नहीं हूँ। कुमार के साथ पांसु-क्रीड़ा करने वाले क्या कभी मुझे भूल सकते हैं ?"</text:p>
      <text:p text:style-name="P124">"और जिसकी भुजाएँ, भामा गहडवार-वंश की धूलि-कुंठित लक्ष्मी को, फिर से उठा लाने के लिए शक्ति रखती हैं ?"</text:p>
      <text:p text:style-name="P166">"बाबा ! तुम्हारे मुँह से भामा कहलांना कितना प्रिय लगता है !" </text:p>
      <text:p text:style-name="P85">"पिता याद आते होंगे, पुत्री !"</text:p>
      <text:p text:style-name="P124">"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24">"गया पुत्री ! वह तो बहुत देर से गया। क्या तुमने कुमार के अन्तःपुर को देखा है ?"</text:p>
      <text:p text:style-name="P166">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24">"बाबा !"</text:p>
      <text:p text:style-name="P124">"सबने कुमार की अधखुली आँखों को देखा। भामा उनके पास दौड़ गई और बोली- "मेरे चन्द्र ! राह के मुँह से निकले चन्द्र!"</text:p>
      <text:p text:style-name="P124">"हाँ, मेरी भामा ! लेकिन मैं तो अभी बाबा की आवाज सुन रहा था।"</text:p>
      <text:p text:style-name="P124">"बाबा !"</text:p>
      <text:p text:style-name="P124">"वह बाबा नहीं जिसने गहडवारों के सूर्य को डुबाया; इस बाबा को, जिसे तुम बाबा कहती हो और जिसे मैं भी बाबा कहूँगा।"</text:p>
      <text:p text:style-name="P124">चक्रपाणि ने दीपक की रोशनी में कुमार के पीले तरुण चेहरे को देख ललाट पर हाथ फेरते हुए कहा-"कुमार ! तबियत कैसी है ?"</text:p>
      <text:p text:style-name="P124">"तबियत ऐसी है; मालूम होता है जैसे मैं युद्धक्षेत्र से घायल होकर नहीं लौटा हूँ।"</text:p>
      <text:p text:style-name="P124">"धाव बुरा था, कुमार !"</text:p>
      <text:p text:style-name="P124">"होगा, किन्तु मेरा पीयूषपाणि बाबा जो पास था।"</text:p>
      <text:p text:style-name="P124">"थोड़ा कम बोलो, कुमार !"</text:p>
      <text:p text:style-name="P124">"हरिश्चन्द्र के लिए बाबा चक्रपाणि के मुँह से निकला एक-एक अक्षर ब्रह्मवाक्य है।"</text:p>
      <text:p text:style-name="P124">"लेकिन ऐसा हरिश्चन्द्र चक्रपाणि के किसी काम का न होगा !"</text:p>
      <text:p text:style-name="P124">"बाबा ! यह हरिश्चन्द्र की श्रद्धा की बात है, और जहाँ मेधा की बात है, वहाँ हरिश्चन्द्र ब्रह्मा के वाक्य को भी बिना कसौटी पर कसे नहीं मान सकता।"</text:p>
      <text:p text:style-name="P124">"कुमार ! तुम्हें पाकर गहडवार-वंश नहीं, हिन्दू-देश धन्य है।"</text:p>
      <text:p text:style-name="P124">"बाबा चक्रपाणि को पाकर-जरा पानी।"</text:p>
      <text:p text:style-name="P124">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24">"नहीं बाबा ! जैसा आप दूसरे समय कहा करते थे, उसी हिन्दू-राजलक्ष्मी को लौटाने की तैयारी करें। अब यह लौटी राजलक्ष्मी</text:p>
      <text:p text:style-name="P124">हिन्दू-राजलक्ष्मी होगी। इसे हिन्दू भुज-बल से जीतकर लौटाना होगा।"</text:p>
      <text:p text:style-name="P124">"चण्डाल और ब्राह्मण को भेद मिटाकर ।"</text:p>
      <text:p text:style-name="P124">"हाँ मेरे गुरुद्रोण !"</text:p>
      <text:p text:style-name="P124"/>
      <text:h text:style-name="P221" text:outline-level="2"><text:bookmark-start text:name="__RefHeading___Toc14210_1739666397"/><text:span text:style-name="T12">बाबा नूरदीन् </text:span><text:span text:style-name="T17">(१३०० ईसवीं)</text:span> <text:bookmark-end text:name="__RefHeading___Toc14210_1739666397"/></text:h>
      <text:p text:style-name="P166">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67">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24">"अब हमें हिन्द में रहना है जहाँपनाह !"</text:p>
      <text:p text:style-name="P124">"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24">"यह मानता हूँ जहाँपनाह !"</text:p>
      <text:p text:style-name="P167">"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90">ूँ</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67">"इसलिए, हम हिन्द में बस जाने वाले मुसलमान उस दिन तक के लिए इन्तजार नहीं कर सकते; जब सारा हिन्दू मुसलमान हो जायगा। हमने एक सदी यों ही <text:span text:style-name="T93">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67">"लेकिन हुजूरेवाला ! कितने ही हिन्दू इस लालच से भी मुसलमान होते थे ! अब यह भी रास्ता बंद हो जायेग<text:span text:style-name="T90">ा।"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90">है।"</text:span> </text:p>
      <text:p text:style-name="P86">"ऐसों से सल्तनत के पाये मजबूत नहीं हो सकते-जहाँपनाह ! यह मानना पड़ेगा। मुझे ख्याल था सिर्फ बद्-अमनी का" वजीर ने <text:soft-page-break/>कहा।</text:p>
      <text:p text:style-name="P124">"ग<text:span text:style-name="T94">ाँ</text:span>व के अ<text:span text:style-name="T90">म</text:span>ले चाहेंगे वैसा करना यदि उनका बस चलेगा। किन्तु गाँव में अमले ज्यादा होते हैं या किसान ?"</text:p>
      <text:p text:style-name="P124">"किसान ! सौ पर एक कोई अमला पड़ता होगा।"</text:p>
      <text:p text:style-name="P124">"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89">ा</text:span> वफादार बनायेंगे। क्या एक के नाराज करने से सौ को खुश करना और खुशहाल देखना अच्छा नहीं है ?"</text:p>
      <text:p text:style-name="P168">"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68">"गाँवों और शहरों को ऊँची श्रेणी के कुछ लोगों के नाराज होने की परवाह नहीं। अब थोड़े दिनों के लिए बनी झोपड़ी की जगह हमें शासन की मजबूत इमारत की बुनियाद रखनी होगी।"</text:p>
      <text:p text:style-name="P168">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68">"अब आपने देखा, मुल्ला साहिब ! जो बात सल्तनत के लिए भली है, वह इस्लाम के लिए भी भली है।"</text:p>
      <text:p text:style-name="P168">"लेकिन एक बात की अर्ज है, जहाँपनाह ! आप अमीरुल्मोमिनीन (मुसलमानों के नायक) हैं..."</text:p>
      <text:p text:style-name="P168">"साथ ही मैं हिन्दुओं का सुल्तान हूँ। हिन्द में मुसलमानों की संख्या बहुत कम है, शायद हजार में एक ।"</text:p>
      <text:p text:style-name="P168">"हिन्दू इस्लाम की तौहीन करते फिरते हैं। आगे उनका हौसला और बढ़ सकता है। तौहीन बन्द होनी चाहिए !"</text:p>
      <text:p text:style-name="P87">"तौहीन ? क्या कुरान-पाक को पैरों तले रौंदते हैं ?"</text:p>
      <text:p text:style-name="P168">"इतनी हिम्मत कहाँ हो सकती है ?"</text:p>
      <text:p text:style-name="P168">"क्या मस्जिदों को नापाक करते हैं ?"</text:p>
      <text:p text:style-name="P168">"यह भी नहीं हो सकता।"</text:p>
      <text:p text:style-name="P124">"क्या रसूल-खुदा को सरे- बाजार गालियाँ सुनाते हैं ?"</text:p>
      <text:p text:style-name="P124">"नहीं जहाँपनाह ! बल्कि, जो हमारे सूफियों के संसर्ग में आये हैं, वे तो रसूल-खुदा को भी ऋषि मानते हैं। लेकिन, वे हमारे सामने कुफ्र की रस्में अदा करते हैं।"</text:p>
      <text:p text:style-name="P124">"जब उन्हें आप काफिर मानते हैं, तो कुफ्र की रस्म के लिए शिकायत क्यों ? मेरे चचा सुल्तान जलालुद्दीन मेरी तरह तय नहीं कर पाय<text:span text:style-name="T95">े</text:span> थ<text:span text:style-name="T95">े</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24">"नहीं हुजूरेवाला !"</text:p>
      <text:p text:style-name="P124">"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91">्र</text:span>-व-गरूर में छोड़े हुए ह<text:span text:style-name="T91">ूँ</text:span>। और थोड़े से तिनकों पर सब्र किये ह<text:span text:style-name="T91">ूँ</text:span> जो कि वे खैरात के तौर पर मुझे दे देते हैं।' समझता हूँ, मैं इससे बेहतर जवाब मैं भी नहीं दे सकता।"</text:p>
      <text:p text:style-name="P124">"लेकिन सुल्ताने-जमाँ ! सुल्तान को इस्लामी फर्ज भी है।"</text:p>
      <text:p text:style-name="P124">"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24">"नहीं जहाँपनाह ! गुलाम रखना तो अल्लाहताला ने भी जायज फर्माया है।"</text:p>
      <text:p text:style-name="P168">"नहीं, यदि आप कहें तो तख्त को खतरे में डाल मैं मुस्लिम, गैर-मुस्लिम सभी दास-दासियों को आजाद करने का फर्मान निकाल देता हूँ।"</text:p>
      <text:p text:style-name="P124">"नहीं! यह शरीअत के खिलाफ होगा।"</text:p>
      <text:p text:style-name="P124">"शरीअत के खिलाफ होने की बात को छोड़ें, मुल्ला साहब ! इस वक्त आपका ध्यान होगा किसी अमीना दासी पर। सबसे ज्यादा गुलाम तो हैं मुसलमानों के घरों में।"</text:p>
      <text:p text:style-name="P124">"और अल्लाहताला ने मोमिनों के लिए उन्हें जायज ठहराया है।"</text:p>
      <text:p text:style-name="P124">"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24">"मुझे और कहना नहीं है। इस्लामी सल्तनत में इस्लामी शरीअत का शासन होना चाहिये, बस मैं इतना ही कहना चाहता हूँ।"</text:p>
      <text:p text:style-name="P124">"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91">ा</text:span> सेनानायक है।"</text:p>
      <text:p text:style-name="P124">"लेकिन जहाँपनाह ! गुलाम सुल्तान भी तो दिल्ली ही में रहते थे।"</text:p>
      <text:p text:style-name="P124">"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24">"जानता हूँ, हुजूरेवाला !" मुल्ला ने कहा।</text:p>
      <text:p text:style-name="P124">"और वह खानदान समनिया मजहब को मानता है।"</text:p>
      <text:p text:style-name="P124">"समनिया ! उनके बहुत से मठों-मन्दिरों के जला देने, बर्बाद कर देने पर भी, अभी यह मजहब, कुफ्र का साकार स्वरूप हिन्द की स<text:span text:style-name="T91">रज</text:span>मीन से उठा नहीं।"</text:p>
      <text:p text:style-name="P124"><text:soft-page-break/>"कुफ्र का साकार स्वरूप वही क्यों ?"</text:p>
      <text:p text:style-name="P124">"जहाँपनाह ! हिन्दुओं-ब्राह्मणों-के मजहब में, तो सिरजनहार अल्लाह का ख्याल भी है, किन्तु समनिया तो उससे बिल्कुल इन्कार करते हैं।"</text:p>
      <text:p text:style-name="P124">"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24">"बर्बादी होती, जहाँपनाह !"</text:p>
      <text:p text:style-name="P124">"इसलिए हमें बालू की रेत पर अपने राज्य की नींव नहीं रखनी है, हम गुलामों की नकल नहीं कर सकते।"</text:p>
      <text:p text:style-name="P124">वजीर अब तक चुप था, अब उसने मुँह खोला-"लेकिन सरकार आली ! गाँव के अमलों की ताकत कमजोर होने पर सल्तनत कैसे वहाँ तक पहुँचेगी ?"</text:p>
      <text:p text:style-name="P124">"जब रेशम पहनने वाले, घोड़ों पर चलने वाले अमले थे, तब कैसे काम चलता था—आपको मालूम है ?"</text:p>
      <text:p text:style-name="P124">"मैंने इसकी खोज नहीं की।"</text:p>
      <text:p text:style-name="P124">"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91">।</text:span>समझता था कि लगान देने वाले किसान और उसके बीच संबंध स्थापित करने के लिए यही पंचायतें हैं।"</text:p>
      <text:p text:style-name="P124">"तो जहाँपनाह ! सौ बरस से मरी इन पंचायतों को फिर से हमें जिलाना होगा।"</text:p>
      <text:p text:style-name="P124">"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68">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91">ै़</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91">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24">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24">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68">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68">"आइये मौलाना अबुल-अलाई । अस्सलाम-अलैक ।"</text:p>
      <text:p text:style-name="P168">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68">मौलाना के बैठ जाने पर बाबा भी बैठ गये। बात पहले मौलाना ने ही शुरू की !</text:p>
      <text:p text:style-name="P168">"शाह साहेब ! जब यहाँ काफिरों की भीड़ लगी थी, तो मैंने ठहर कर देखा था, इस तमाशे को ।"</text:p>
      <text:p text:style-name="P168">"तमाशा भले ही कहें, मौलाना ! किन्तु काफिर न कहें, नूर के कलेजे में इससे तीर लगता है।"</text:p>
      <text:p text:style-name="P168">"यह हिन्दू काफिर नहीं तो और कौन हैं?"</text:p>
      <text:p text:style-name="P168">"सभी में वही नूर समाया हुआ है, नूर और कुफ्र, रोशनी और अँधेरी की तरह एक जगह नहीं रह सकते।"</text:p>
      <text:p text:style-name="P168">"तुम्हारा यह सारा तसव्वुफ (वेदान्त) इस्लाम नहीं, गुमराहियत है।"</text:p>
      <text:p text:style-name="P168"><text:soft-page-break/>"हम आप के ख्यालों को गुमराहियत नहीं कहते, हम 'नदिया एक, घाट बहुतेरे' के मानने वाले हैं। अच्छा आप सभी इन्सानों को खुदा के बच्चे मानते हैं या नहीं ?"</text:p>
      <text:p text:style-name="P168">"हाँ मानता हूँ।" </text:p>
      <text:p text:style-name="P87">"और यह भी कि वह मालिक सर्व-शक्तिमान् है।"</text:p>
      <text:p text:style-name="P123">"हाँ<text:span text:style-name="T91">।</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68">"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96">ूँ</text:span>). हम-ओ-स्त (सब वही ब्रह्म है) ।" </text:p>
      <text:p text:style-name="P87">"यह कुफ्र है।"</text:p>
      <text:p text:style-name="P168">"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68">"आप लोगों की वजह से इस्लाम यहाँ फैलने नहीं पाता।"</text:p>
      <text:p text:style-name="P168">"हमने तुम्हारी आग और तलवार को दिल से बुरा जरूर समझा; किन्तु, हाथ से नहीं रोका, फिर आपने कितनी सफलता पाई ?"</text:p>
      <text:p text:style-name="P168">"आप लोग उनके धर्म को सत्य बतलाते हैं।"</text:p>
      <text:p text:style-name="P168">"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68">"हिन्दू-मार्ग और सच्चा ! हिन्दू का मार्ग पूरब का, हमारा पच्छिम का, बिल्कुल उलटा।"</text:p>
      <text:p text:style-name="P168">"इतना उलटा होता तो क्यों आज शाम को गाँव के इन किसानों ने मुसलमान मठ की पूजा की ? आप मुसलमानों में हिन्दूपन की गंधमात्र नहीं देखना चाहते, मौलाना ?"</text:p>
      <text:p text:style-name="P168">"हाँ, नहीं रखना होगा।"</text:p>
      <text:p text:style-name="P168">"तो हमारी सधवा मुसलमानिनों का सिन्दूर तो जाकर धुलवाइये।"</text:p>
      <text:p text:style-name="P168">"धुलवायेंगे।"</text:p>
      <text:p text:style-name="P168">बाबा ने हँसकर कहा-"सिन्दूर धुलवायेंगे जीते जी। जुम्मन ! बताओ बेटा ! क्या तुम्हारी सलीमा मान लेगी इसे ।"</text:p>
      <text:p text:style-name="P168">"नहीं बाबा ! मौलवी साहब को मालूम नहीं है। सिन्दूर विधवा का धोया जाता है।" पास ही खड़े जुम्मन ने कहा।</text:p>
      <text:p text:style-name="P168">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91">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24">"राम-राम भाई । लेकिन जिसको चलना होता है, उसे धूप-ठंडा थोड़े ही देखना पड़ता है।"</text:p>
      <text:p text:style-name="P124">"पानी पियो भाई ! मुँह सूखा मालूम होता है। घड़े में ठंडा पानी रखा है।"</text:p>
      <text:p text:style-name="P124">"कौन बिरादरी हो ?"</text:p>
      <text:p text:style-name="P124">"अहीर, मंगल चौधरी मेरा नाम है।"</text:p>
      <text:p text:style-name="P124">"चौधरी ! लोटा-डोरी मेरे पास है। मैं ब्राह्मण हूँ। कुआँ बता दो।"</text:p>
      <text:p text:style-name="P124">"कहो तो अपने लौंडे से मँगवा हूँ, पंडितजी ।</text:p>
      <text:p text:style-name="P124">"थका हुआ हूँ, म<text:span text:style-name="T91">ँ</text:span>गवा दो चौधरी।"</text:p>
      <text:p text:style-name="P124">"बेटा घीसा ! इधर आइयो तो।" बुला, मंगल चौधरी ने द<text:span text:style-name="T91">ँ</text:span>वरी रुकवा बेटे को गुड़ की डली के साथ कुएँ से ताजा पानी भर लाने के लिए कहा।</text:p>
      <text:p text:style-name="P124">मुसाफिर ने पूछकर मालूम किया-दिल्ली अभी बीस कोस है, इसलिए आज नहीं पहुँच सकता ।</text:p>
      <text:p text:style-name="P124">मंगल चौधरी हँसने-हँसाने वाले जीव थे ! चुप रहना उनके लिए सबसे मुश्किल काम था।</text:p>
      <text:p text:style-name="P124">चौधरी ने कहा-"हमारे यहाँ इस साल तो भगवान् की कृपा से फसल बहुत अच्छी हुई। बैसाख में खलिहान उठाना मुश्किल होगा। पंडितजी ! तुम्हारे यहाँ फसल का कैसा डौल है?"</text:p>
      <text:p text:style-name="P124">"फसल बुरी नहीं है, चौधरी !"</text:p>
      <text:p text:style-name="P124">"राजा अच्छा होता है, तो देवता भी खुश होते हैं, पंडितजी ! जबसे नया सुल्तान तख्त पर बैठा है, तब से प्रजा बड़ी खुशहाल है।"</text:p>
      <text:p text:style-name="P124">"क्या ऐसी बात देखते हो, चौधरी ?"</text:p>
      <text:p text:style-name="P124">"अरे ! एक तो यही खलिहान के गंज देख रहे हो। दो वर्ष पहले आते तो देखते इनके चौथाई भी नहीं होते।"</text:p>
      <text:p text:style-name="P124">"सुतर गया है, चौधरी।"</text:p>
      <text:p text:style-name="P124">"सुतर गया है, किन्तु सुल्तान की नीयत की बरक्कत है, पंडितजी ! पहले हम किसान नंगे-भूखे डोलते थे और ध<text:span text:style-name="T92">ी</text:span>के.. रेशम- <text:span text:style-name="T92">तं</text:span>जेब पहन घोड़े पर चलते थे। गेहूँ बित्ते भर का भी नहीं होने पाता था कि उनके घोड़े हमारे खेतों में आ जमते थे। कौन बोलता ?हमारे गामड<text:span text:style-name="T97">़ों</text:span> के तो यही सुल्तान थे।"</text:p>
      <text:p text:style-name="P124">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24">"सिब्बा।"</text:p>
      <text:p text:style-name="P124">"अब न सिब्बा कहते हो, उस वक्त तो पंडित शिवराम था। कह रहा था-चौधरी छेदाराम ? दो मन गेहूँ देना पैसा हाथ में आते ही दाम दे <text:span text:style-name="T92">दूँ</text:span>गा। मुँह पर नहीं करना तो मुश्किल है - लेकिन मुझे याद है, जब वह बाभन का सीधी बात भी नहीं करता था। 'अबे छिद्दे' छोड़, कोई दूसरी बात उसके मुख से नहीं सुनी।"</text:p>
      <text:p text:style-name="P124">और अब तुम हो चौधरी छेदाराम और मैं चौधरी मंगलराम। मंगल और छिद्दे से ढाई वर्षों में हम कहाँ से कहाँ पहुँच गये<text:span text:style-name="T92">।"</text:span></text:p>
      <text:p text:style-name="P124">"मैं कहूँगा चौधरी ! वह सुल्तान की दया है, नहीं तो हम सब छिद्दे और मंगे ही बने रहते ।"</text:p>
      <text:p text:style-name="P124">"यही तो मैं कह रहा था, इन पंडितजी से।"</text:p>
      <text:p text:style-name="P124">"न हमारी यह पंचायत लौटकर मिली होती, न हमारे दिन लौटते ।"</text:p>
      <text:p text:style-name="P124">"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92">े</text:span> डंड पेलने लगते थे।"</text:p>
      <text:p text:style-name="P124">"हम तो <text:span text:style-name="T92">य</text:span>ही कहते हैं, हमारा सुल्तान लाख बरस जीता रहे।"</text:p>
      <text:p text:style-name="P124"/>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24">"हाँ पंडत ! तेरे मुँह में घी-शक्कर; लेकिन पंडत ! न जाने किसने हमारे सुल्तान का नाम अलाभदीन रख दिया। हम तो अपने गाँव में अब उसे लाभदीन कहते हैं।"</text:p>
      <text:p text:style-name="P124">"चौधरी, तुम कोई नाम रक्खो। लेकिन, जानते हो, सुल्तान ने हिन्दुओं पर कितना जुल्म ढाया है?"</text:p>
      <text:p text:style-name="P124">"हमारी अहीरियाँ तो चादर भी नहीं लेतीं, ऐसे ही छाती उतान कर खेत-हार में रात-दिन घूमती हैं। उन्हें तो कोई उड़ा नहीं ले जाता?"</text:p>
      <text:p text:style-name="P124">"इज्जत वाले घरों की इज्जत बिगाड़ते हैं।"</text:p>
      <text:p text:style-name="P124">"तो पंडत ! हम बेइज्जत वाले हैं, और कौन है सौरा इज्जत वाला ?"</text:p>
      <text:p text:style-name="P124">"तुम तो गाली देते हो, चौधरी मंगलराम !"</text:p>
      <text:p text:style-name="P124">"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69">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69">"हाँ, चौधरी ! मेरे दादा कहते थे, उन्होंने कन्नौज और दिल्ली की रानियों को नंगे मुँह घोड़े पर चढ़े देखा था।"</text:p>
      <text:p text:style-name="P169">ब्राह्मण ने कहा-"लेकिन चौधरी ! उस वक्त कोई मुसलमान हमारी इज्जत लूटने वाला न था।"</text:p>
      <text:p text:style-name="P169">"आज भी हमारी इज्जत हार-खेत में डोलती फिरती है, कोई उसे नहीं लूटता।"</text:p>
      <text:p text:style-name="P169">"और लुटती भी थी, तो चौधरी मंगलराम ! जब इस ब्राह्मण की -सिब्बे की चली थी।"</text:p>
      <text:p text:style-name="P169"><text:soft-page-break/>"मुफ्त की खाने वाले एक-दूसरे की इज्जत लूटना छोड़ और क्या करेंगे? यह हिन्दू-मुसलमानों का सवाल नहीं, पंडत ! यह मुफ्तखोरों क<text:span text:style-name="T92">ा</text:span> काम है। पक्के हिन्दू हम हैं, पंडत ! हमारी औरतें कभी सात पर्दे में नहीं रहेंगी।"</text:p>
      <text:p text:style-name="P169">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69">"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69">"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24">"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24">"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24">"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24">"और अब चाहने की बात नहीं, लोग-बाग चारों ओर खुशहाल दीखते हैं।"</text:p>
      <text:p text:style-name="P46"/>
      <text:p text:style-name="P40">4.</text:p>
      <text:p text:style-name="P40"/>
      <text:p text:style-name="P124">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24">"बाबा ! पाँच बरस में फिर हरियाने में दूध की नदियाँ बहने लगी हैं।"</text:p>
      <text:p text:style-name="P124">"ठीक कहा, बाबा ज्ञानदीन ! अब किसानों के चेहरे हरे-भरे दिखलाई पड़ते हैं।"</text:p>
      <text:p text:style-name="P124">"बाबा ! जब खेत हरे होते हैं, तभी चेहरे भी हरे होते हैं।"</text:p>
      <text:p text:style-name="P124">"आमिल-अमले तो गये, ये बनिया-महाजन और मर जाते, तो चैन की बंशी बजती ।"</text:p>
      <text:p text:style-name="P124">"बहुत लूटते हैं। और, इनके ये बड़े-बड़े मठ, बड़े-बड़े मन्दर- सदाव्रत तो इसी लूट से चल रहे हैं।"</text:p>
      <text:p text:style-name="P124">"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24"><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24">"उन दिनों की उम्मीद रखें, लिहाजा जब सभी गोरख-धन्धे मिट जायेंगे और पृथ्वी पर प्रेम का राज्य कायम होगा।"</text:p>
      <text:p text:style-name="P46"/>
      <text:p text:style-name="P169"/>
      <text:p text:style-name="P117"/>
      <text:h text:style-name="P220" text:outline-level="2"><text:bookmark-start text:name="__RefHeading___Toc13177_2258740056"/>सुरैया <text:span text:style-name="T92">(</text:span>१६०० ईसवीं)<text:bookmark-end text:name="__RefHeading___Toc13177_2258740056"/></text:h>
      <text:p text:style-name="P117"/>
      <text:p text:style-name="P88">काल : १६०० ई०</text:p>
      <text:p text:style-name="P169"/>
      <text:p text:style-name="P124">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24">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24">"कमल ! तुम देर से खड़े थे ?"</text:p>
      <text:p text:style-name="P170">"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24">"काश, सुरैया ! तुम्हारी बात सच निकलती, लेकिन जान पड़ता है, कविता मेरे भाग्य में नहीं बदी है।"</text:p>
      <text:p text:style-name="P124">"सुरैया किसी दूसरी नारी को अपने साथ रखना पसन्द नहीं करेगी।"</text:p>
      <text:p text:style-name="P124">"यह हृदय भी कहता है। किन्तु, ध्यान-मग्न हो तुम क्या सोच रही थी, मेरी सुरैया ?"</text:p>
      <text:p text:style-name="P124">"सोच रही थी, बहुत दूर-बहुत दूर-समुद्र कितना दूर है कमल !"</text:p>
      <text:p text:style-name="P124">"सबसे नजदीक है सूरत में, और वह एक मास के रास्ते पर है।"</text:p>
      <text:p text:style-name="P124"><text:soft-page-break/>"और यह जल कहाँ जाता है ?"</text:p>
      <text:p text:style-name="P124">"बंगाल की ओर वह तो और दूर है, शायद दो महीने के रास्ते पर ।"</text:p>
      <text:p text:style-name="P124">"इस बेचारे मटमैले जल को इतना बड़ा सफ़र करना पड़ेगा। तुमने समुद्र को देखा है, कमल ?"</text:p>
      <text:p text:style-name="P124">"पिताजी के साथ उड़ीसा गया था प्यारी ! उसी वक्त देखा था।"</text:p>
      <text:p text:style-name="P124">"कैसा होता है ?"</text:p>
      <text:p text:style-name="P124">"सामने आकाश तक छाई काली तरंगित घटा।"</text:p>
      <text:p text:style-name="P124">"इस जल के भाग्य में वह समुद्र है। क्या वहाँ इसका मटमैला रंग रहेगा ?"</text:p>
      <text:p text:style-name="P124">"नहीं प्यारी ! वहाँ सिर्फ एक रंग है घननील या काला।"</text:p>
      <text:p text:style-name="P124">"किसी वक्त मैं भी समुद्र देखेंगी, यदि तुम दिखाना चाहोगे !"</text:p>
      <text:p text:style-name="P124">"इस जल के साथ चलने को तैयार हूँ, प्यारी सुरैया ! तुम्हारी आज्ञा चाहिए।"</text:p>
      <text:p text:style-name="P124"/>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24">"मटमैले जल के साथ नहीं, प्यारी ?'</text:p>
      <text:p text:style-name="P124">"मटमैला न कहो, कमल ! मटमैला यह नहीं है। जब यह आकाश से गिरा, तब क्या मटमैला था ?" </text:p>
      <text:p text:style-name="P124">"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24">"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24">"नहीं प्यारी।"</text:p>
      <text:p text:style-name="P124">"इसीलिए मैं इसके मटमैलेपन को दूषण नहीं, भूषण समझती हूँ। तुम्हारी राय क्या है, कमल ?"</text:p>
      <text:p text:style-name="P170">"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72">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99">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99">"</text:span></text:p>
      <text:p text:style-name="P124">"क्या फ़जल ! इस वक्त भी हम दरबार में बैठे हुए हैं ? क्या मनुष्य कहीं भी मनुष्य के तौर पर रहने लायक नहीं है ?"</text:p>
      <text:p text:style-name="P124">"भूल जाता ह<text:span text:style-name="T99">ूँ</text:span>-<text:span text:style-name="T99">"</text:span></text:p>
      <text:p text:style-name="P124">"जलाल कहो या अकबर कहो–अथवा दोस्त कहो।"</text:p>
      <text:p text:style-name="P124">"कितनी मुश्किल है, मित्र जलाल ! हम लोगों को दोहरी जिन्दगी रखनी पड़ती है।"</text:p>
      <text:p text:style-name="P124">"दोहरी नहीं, चौहरी भाई फ़ज़लू !"</text:p>
      <text:p text:style-name="P124">"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99">"</text:span></text:p>
      <text:p text:style-name="P124">"हाँ, मुझे ताअज्जुब होता है फ़ज़लू ! यह बीरू क्या करता है। इसका कितना बड़ा दिमाग है..<text:span text:style-name="T99">"</text:span></text:p>
      <text:p text:style-name="P124">"बीरबल ही को न सब लोग हिन्दुस्तान के एक-एक खेत पर लग्गी चलाने वाला मानते हैं ?</text:p>
      <text:p text:style-name="P124">"लेकिन टोडरमल ने भी तो बीरू भाई ! हर जगह लग्गी नहीं घुमाई ।"</text:p>
      <text:p text:style-name="P124">बीरबल-"घुमाई हो या न घुमाई हो, दुनिया यही जानती है। और इस दिमाग की दाद तो हमारा जल्लू भी देगा।"</text:p>
      <text:p text:style-name="P124">अकबर-"जरूर, और यह उन किस्सों में नहीं है, जो बादशाह जलालुद्दीन अकबर से भेस बदलकर गाँव-गाँव में घूमने के बारे में मशहूर हैं।"</text:p>
      <text:p text:style-name="P124">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24">अकबर-"कहीं ऐसा न हो कि तुम्हारी अशर्फी के लिए किस्से दिमाग से सीधे तुम्हारे पास पहुँचते हों<text:span text:style-name="T99">।"</text:span></text:p>
      <text:p text:style-name="P124">बीरबल-"हो सकता है, किन्तु इससे कोई फर्क नहीं पड़ता; तब भी तो यह पता लगेगा कि क्या-क्या खुराफातें हम दोनों के नाम से रची जा रही हैं।"</text:p>
      <text:p text:style-name="P124">बीरबल-"अबे फ़ज़ला ! जाने दे, मैं सेठ छदामीमल की तरह का मक्खीचूस नहीं हूँ।"</text:p>
      <text:p text:style-name="P124">अबुल फ़ज्ल-"नहीं, बीरू ! मुझ पर नाहक नाराज न हो। और भाई ! तेरे किस्सों से मैं बहुत डरता हूँ।"</text:p>
      <text:p text:style-name="P124">बीरबल-"हाँ, मैंने ही न आईने-अकबरी जैसा पोथ<text:span text:style-name="T99">ा</text:span> लिखकर रख दिया है।</text:p>
      <text:p text:style-name="P124">अबुल फ़ज्ल-"आईने-अकबरी के पढ़ने वाले कितने मिलेंगे, भई टोडू ! तू ही ईमान-धरम से कह; और कितने होंगे बीरबल के किस्सों को दुहराने वाले?"</text:p>
      <text:p text:style-name="P124">टोडरमल-"यह बीरू भी जानता है।"</text:p>
      <text:p text:style-name="P124">अबुल फ़ज्ल-"अच्छा बीरू ! अपने अशर्फी वाले किसी किस्से को भी तो सुना।"</text:p>
      <text:p text:style-name="P124">बीरबल-"लेकिन, तुम सबने तो पहले ही तय कर लिया है, कि यह किस्सा मेरी अश<text:span text:style-name="T99">र्</text:span>फ़<text:span text:style-name="T99">ी</text:span> का नहीं, बल्कि मेरे दिमाग का होगा।"</text:p>
      <text:p text:style-name="P124">अकबर-"लेकिन, बिना बतलाये भी हम परख सकते हैं, कौन असली सिक्का है, कौन खोटा।"</text:p>
      <text:p text:style-name="P46"><text:soft-page-break/></text:p>
      <text:p text:style-name="P124">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99">ो</text:span> 'हिछ-छ-<text:span text:style-name="T99">'</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24">"क्या कर रहे हो, चौधरी !</text:p>
      <text:p text:style-name="P124">"अपना काम कर भाई ! तुझे क्या पड़ी है ?"</text:p>
      <text:p text:style-name="P124">"बड़े बेवक्त जाड़े - पाले में ठिठुर रहे हो चौधरी !"</text:p>
      <text:p text:style-name="P124">"मरना ही होगा, कल ही इसे घोड़ा बना बादशाह को देना है।"</text:p>
      <text:p text:style-name="P124">"गदहे को घोड़ा बना !"</text:p>
      <text:p text:style-name="P124">"क्या करना है, बादशाह का यही हुक्म ।</text:p>
      <text:p text:style-name="P124">बादशाह ने हँसकर अपनी आवाज में कहा-"चलो, बीरबल ! मैं समझ गया, मुसलमान का हिन्दू होना गदहे से घोड़ा बनने के बराबर है !<text:span text:style-name="T99">"</text:span></text:p>
      <text:p text:style-name="P124">"भाई फ़ज्ल ! इस कहानी को सुनकर जान पड़ा, शरीर में साँप ड<text:span text:style-name="T99">ँ</text:span>स गया।"</text:p>
      <text:p text:style-name="P124">अकबर-"और यह कहानी हमें अपने जीवन की संध्या में सुनने को मिल रही है ! क्या हमारे सारे जीवन के प्रयत्न का यही परिणाम होगा।" </text:p>
      <text:p text:style-name="P124">"अबुल् फ़ज्ल-जलाल ! हम अपनी एक ही पीढ़ी का जिम्मा ले सकते हैं। हमारे प्रयत्न को सफल-असफल बनाना बाग में वसन्तोत्सव मनाती इन सूरतों के हाथ में है।"</text:p>
      <text:p text:style-name="P124">टोडरमल-"देखिए, भाई ! हमने मुसलमान को हिन्दू या हिन्दू को मुसलमान बनाना नहीं चाहा।"</text:p>
      <text:p text:style-name="P124">अबुल् फ़ज्ल-"हमने तो दोनों को एक देखना चाहा, एक जात, एक बिरादरी बनाना चाहा।"</text:p>
      <text:p text:style-name="P124">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24">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24">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24">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24">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24">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04">ाँ</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99">ी</text:span>?"</text:p>
      <text:p text:style-name="P46"/>
      <text:p text:style-name="P124">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24">अकबर-"मैंने चाहा, तलवार चलाने वाली दोनों हिन्द<text:span text:style-name="T99">ू-</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70">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24">अकबर-"मेरी आँखें तरसती ही रह गईं, कि हिन्दू तरुण भी मुसलमान तरुणियों से ब्याह करें, बिना अपने नाम और धर्म को छोड़े।"</text:p>
      <text:p text:style-name="P46"/>
      <text:p text:style-name="P124">अबुल फ़ज्ल-"यहाँ मैं एक खुशखबरी सुनाऊँ भाई जलाल ! मेरी सुरैया ने वह काम किया जो हम नहीं कर सके।"</text:p>
      <text:p text:style-name="P124">सब उत्सुक हो अबुल फ़ज्ल की ओर देखने लगे।</text:p>
      <text:p text:style-name="P124">"तुम लोग उत्सुक हो आगे सुनने को। जरा-सा मुझे बाहर हो आने दो-" कह अबुल् फ़ज्ल ने बाहर कठघरे के किनारे खड़ा हो देखा, फिर आकर कहा-</text:p>
      <text:p text:style-name="P170">"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99">।"</text:span></text:p>
      <text:p text:style-name="P124">टोडरमल-"और मेरा कमल ! दुनिया हमारे लिए अँधेर नहीं है, भाई फ़ज्ल ! कह टोडरमल ने अबुल् फ़ज्ल को दोनों हाथों में बाँध, गले लगा लिया।</text:p>
      <text:p text:style-name="P124">दोनों मिलकर जब अलग हुए तो देखा चारों की आँखें गीली हैं।</text:p>
      <text:p text:style-name="P124">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99">मूँ</text:span>। कितना अच्छा होता, यदि वह जानते कि हम उनके इस गंगा-यमुना-संगम को हृदय से पसंद करते हैं।"</text:p>
      <text:p text:style-name="P124">अबुल फ़ज्ल-"सुरैया को यह मालूम नहीं है कि उसके माँ-बाप इस प्रणय को कितनी खुशी की बात समझते हैं।"</text:p>
      <text:p text:style-name="P124">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99">दूँ</text:span>गा।"</text:p>
      <text:p text:style-name="P124">अकबर-"सबसे पहले आशीर्वाद देने का हक़ मुझे मिलना चाहिए।"</text:p>
      <text:p text:style-name="P124">बीरबल-"और मुझे जल्लू ! अपने साथ नहीं रखोगे?"</text:p>
      <text:p text:style-name="P124">अकबर-"जरूर, ऐसा धोबी कहाँ मिलेगा ?"</text:p>
      <text:p text:style-name="P124">बीरबल-"और ऐसा घोड़ा बनाने वाला गदहा भी कहाँ ?"</text:p>
      <text:p text:style-name="P124">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24">छत पर चारों ओर किवाड़ लगा एक सजा हुआ कमरा है, जिसकी छत से लाल, हरे, सफेद झाड़ <text:span text:style-name="T100">टं</text:span>गे हुए हैं। दरवाजों पर दुहरे पर्दे हैं, जिनमें भीतरी पर्द<text:span text:style-name="T100">े</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24">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24">"बेटी ! जा, कमल तेरे लिए लाल मछलियाँ लाया है, हौज में डालने के लिए; तब तक मैं मुन्नी से शतरंज खेलती हूँ।"</text:p>
      <text:p text:style-name="P124">"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24"><text:soft-page-break/>महल के पिछले बाग में हौज के पास कमल खड़ा था। उसके पास एक नई मिट्टी की हँडिया पड़ी हुई थी। सुरैया ने जाकर कमल के हाथ को अपने हाथों में लेकर कहा-</text:p>
      <text:p text:style-name="P124">"लाल-पीली मछलियाँ लाये हो, कमल भाई !"</text:p>
      <text:p text:style-name="P124">"हाँ, और सुनहरी भी।"</text:p>
      <text:p text:style-name="P124">"देखें तो"-कह सुरैया, झुककर हँडिया में झाँकने लगी।</text:p>
      <text:p text:style-name="P124">"मैं इन्हें हौज में डालता हूँ, उसमें देखने में ज्यादा सुन्दर मालूम होंगी, बिल्लौरी हौज की चमकती तह में उन्हें देखो, सुरैया ।"</text:p>
      <text:p text:style-name="P173">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24">"अभी भी सुन्दर हैं, कमल।"</text:p>
      <text:p text:style-name="P124">"यह देखो, सुरैया ! इसका कैसा रंग है?"</text:p>
      <text:p text:style-name="P124">"गुलाबी।"</text:p>
      <text:p text:style-name="P124">"जैसे तुम्हारे गाल, सुरैया ?"</text:p>
      <text:p text:style-name="P124">"बचपन में भी तुम ऐसे ही कहा करते थे, कमल भाई !"</text:p>
      <text:p text:style-name="P124">"बचपन में भी ऐसे ही थे, सुरैया!"</text:p>
      <text:p text:style-name="P124">"बचपन में भी तुम मीठे लगते थे, कमल<text:span text:style-name="T101">।"</text:span></text:p>
      <text:p text:style-name="P124">"और अब ?"</text:p>
      <text:p text:style-name="P124">"अब बहुत मीठे !'</text:p>
      <text:p text:style-name="P124">"बहुत और कम क्यों ?" ।</text:p>
      <text:p text:style-name="P124">"न जाने क्यों, जबसे तुम्हारा स्वर, बदला तबसे ओठों पर हल्की काली-सी रोमों की पाँती उठने लगी, तभी से, जान पड़ता है, प्रेम और भीतर तक प्रविष्ट कर गया।"</text:p>
      <text:p text:style-name="P124">"और तभी से, कमल को तुमने दूर-दूर रखना शुरू किया।"</text:p>
      <text:p text:style-name="P124">"दूर-दूर रखना !"</text:p>
      <text:p text:style-name="P124">"क्यों नहीं ? पहले कैसे उछलकर मेरे कन्धे से लटकती, हाथों को तोड़ती.."</text:p>
      <text:p text:style-name="P124">"सारी शिकायतों का खसरा मत पेश करो, कमल ! कहो, कोई नई खबर?"</text:p>
      <text:p text:style-name="P124">"नई खबर है, सुरैया ! हमारा प्रेम प्रकट हो गया।"</text:p>
      <text:p text:style-name="P124">"कहाँ?"</text:p>
      <text:p text:style-name="P124">"हमारे दोनों घरों में और आला हजरत बादशाह सलामत तक।"</text:p>
      <text:p text:style-name="P124">"बादशाह सलामत तक !"</text:p>
      <text:p text:style-name="P124">"क्यों डर तो नहीं गई, सुरैया!"</text:p>
      <text:p text:style-name="P124">"नहीं, प्रेम कभी न कभी प्रकट होने ही वाला था। लेकिन, अभी कैसे हुआ ?"</text:p>
      <text:p text:style-name="P171">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03">मूँ</text:span>द-<text:span text:style-name="T103">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03">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20" text:outline-level="2"><text:bookmark-start text:name="__RefHeading___Toc13187_2258740056"/>रेखा भगत् <text:span text:style-name="T102">(१८०० ईसवीं)</text:span><text:bookmark-end text:name="__RefHeading___Toc13187_2258740056"/></text:h>
      <text:p text:style-name="P107"/>
      <text:p text:style-name="P124">काल : १८०० ई०</text:p>
      <text:p text:style-name="P124"/>
      <text:p text:style-name="P174">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24">"हमारी तो <text:span text:style-name="T105">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05">।"</text:span></text:p>
      <text:p text:style-name="P124">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24">रेखा-"अभी तक तो हम हाकिम की नज़र-बेगार, अमला-फैला की घूस-रिश्वत में ही तबाह थे, किन्तु कम से कम खेत तो हमारा था।"</text:p>
      <text:p text:style-name="P124">मौला-"सात पुश्त से जंगल काटकर हमने खेत आबाद किया था।"</text:p>
      <text:p text:style-name="P124">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05">।"</text:span></text:p>
      <text:p text:style-name="P124">इसी बीच पतली चीते की सफेद पगड़ी को नंगे काले बदन पर सँभालते भोला पंडित की ओर देखकर रेखा ने कहा-</text:p>
      <text:p text:style-name="P124">"भोला पंडित ! तुम सतयुग तक की बात जानते हो, ऐसा तो गाढ़ प्रजा पर कभी नहीं पड़ा होगा ?"</text:p>
      <text:p text:style-name="P124">मौला–"खेत हमने बनाया, जोतते-बोते हम हैं पंडित ? और अब हमारे गाँव के मालिक हैं रामपुर के मुंशीजी ।"</text:p>
      <text:p text:style-name="P124">भोला पंडित-"अधर्म है अधर्म रेखा भगत ! कम्पनी ने तो रावण और कंस के जुलुम को मात कर दिया। पुराने धर्मशास्त्र में लिखा है, राजा किसान से दशांश कर ले ।"</text:p>
      <text:p text:style-name="P124">मौला–"और पंडित ! मुझे तो अचरज है, यह रामपुर के मुंशी को हमारा मालिक-जमींदार क्यों बना दिया ?" </text:p>
      <text:p text:style-name="P124">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05">। </text:span>किन्तु, अब फसल हो चाहे न हो, जमींदार को अपना हाड़-चाम बेचकर, बेटी-बहन बेचकर मालगुजारी चुकानी होगी।"</text:p>
      <text:p text:style-name="P174">रेखा-"और मालगुजारी का भी पता नहीं, पंडित ! सालै साल बढ़ती जाती है। कोई नहीं पूछने वाला है, कि क्यों ऐसा अंधेर खाता है।"</text:p>
      <text:p text:style-name="P94"><text:soft-page-break/></text:p>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05">प</text:span>र सरकंडे की कलम अब भी <text:span text:style-name="T105">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24">"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24">रेखा-"मुंशीजी ! ठीक कहते हो, 'कंपनी बहादुर' 'कंपनी बहादुर सुनते-सुनते हम समझते थे, कम्पनी कोई राजा होगा, लेकिन असिल बात आज मालूम हुई।"</text:p>
      <text:p text:style-name="P124">मौला-"तभी तो जिधर देखो, उधर लूट मची है, कोई न्याय-अन्याय की खबर लेने वाला है ? क्या रामपुर के मुंशी जी की सात पीढ़ी का भी दयालपुर से कोई वास्ता था ?"</text:p>
      <text:p text:style-name="P124">सोबरन-"मुझे तो समझ ही में नहीं आता, मौलू भाई ! यह रामपुर का मुंशी कैसे हमारे गाँव का मालिक बन गया ? दिल्ली के बादशाह से कम्पनी ने लोहा लिया।"</text:p>
      <text:p text:style-name="P124">मुंशी-"दिल्ली नहीं, सोबरन राउत ! मकसूदाबाद ने (मुर्शिदाबाद के) नवाब से लोहा लिया। दिल्ली के तखत से मकसूदाबाद ने हमारे मुलुक को छीन लिया था, सोबरन राउत !"</text:p>
      <text:p text:style-name="P124">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24">रेखा-"सोबरन भाई ! दो-दो राज हुए ही कि <text:span text:style-name="T105">नहीं</text:span>? एक कम्पनी का राज, दूसरे रामपुर के मुंशीजी का राज<text:span text:style-name="T105">।</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05">गँ</text:span>वार, मूरख, अनाड़ी हैं, तुम्हीं हमारे में सज्ञान हो-या भोला पंडित ।"</text:p>
      <text:p text:style-name="P124">मुंशी-"रेखा भगत ! कहते तुम ठीक हो। जमींदार चक्की का दूसरा पाट है ! और वह राजा से किस बात में कम है।"</text:p>
      <text:p text:style-name="P124">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05">भैं</text:span>स नीलाम होते देखा था ?"</text:p>
      <text:p text:style-name="P124">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24">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24">मुंशी-"पंचायत में आग लगाकर कम्पनी ने यह काम जमींदार को सौंप दिया।"</text:p>
      <text:p text:style-name="P124">रेखा-"और जमींदार क्या करता है, हम उसे देख रहे हैं।"</text:p>
      <text:p text:style-name="P174">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24">रेखा-"मालिकों में अब यह बहुत चलने लगा है, मुंशीजी !"</text:p>
      <text:p text:style-name="P124">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24">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24">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24">सोबरन-"जीते हैं क्या, रेखा ! अब पेट भर अन्न, तन पर कपड़ा रखने वाला दयालपुर में कोई दिखाई पड़ता है ?"</text:p>
      <text:p text:style-name="P124">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24">रेखा-"हे भगवान् ! तुम सो गये या उफर पड़े ! तुम काहे नहीं नियाव करते ? हम तो हार गये।"</text:p>
      <text:p text:style-name="P124">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06">'</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06">'</text:span>तुम लोग <text:span text:style-name="T106">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06">"</text:span></text:p>
      <text:p text:style-name="P124">रेखा-"तभी तो चरक (कोढ़) फूटा रहता है, सारे देह में इन फिरंगियों के, ये बड़े निर्दयी होते हैं।"</text:p>
      <text:p text:style-name="P124">सोबरन-"ब<text:span text:style-name="T106">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24">मौला-"खेती-बारी तो इस तरह तबाह हुई और जुलाहों के मुँह में भी जाब लगने लगा है, सोबरन राउत ! अब कम्पनी बहादुर अपना कपड़ा बिल्लाइत से लाकर बेच रहा है।"</text:p>
      <text:p text:style-name="P124">मुंशी-"हाँ, कल पर का कता-बुना। देखो यह मेरी मिर्जई, उसी की है, सोबरन राउत ! इतना सस्ता च<text:span text:style-name="T106">र्खे</text:span> -कर्घ<text:span text:style-name="T106">े</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06">।"</text:span></text:p>
      <text:p text:style-name="P124">रेखा-"तुम्हारी इज्जत के लिए नहीं हँस रहा था, मुंशीजी ! हँस रहा था, कंपनी बहादुर राज भी करता है, और व्यापार भी। ऐसा भी राज !"</text:p>
      <text:p text:style-name="P124">भोला पंडित-"सतयुग, त्रेता, द्वापर बीते और कलयुग के भी पाँच हजार वर्ष बीत गये। इतने काल में ऐसा राज तो नहीं सुना था<text:span text:style-name="T106">।</text:span>" </text:p>
      <text:p text:style-name="P124">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24">भौला-"तो मालूम हुआ, अब कारीगरों की भी खैरियत नहीं ।"</text:p>
      <text:p text:style-name="P46"/>
      <text:p text:style-name="P101">2.</text:p>
      <text:p text:style-name="P101"/>
      <text:p text:style-name="P175">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06">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06">्वि</text:span>ग), पाँव में सटे सुत्थन, घुण्डी के फीतों में <text:span text:style-name="T106">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07">ु</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24">"ईस्ट इंडिया कंपनी व्यापार के लिए बनाई गई थी, किन्तु पीछे इसने लोगों को लूटना शुरू किया। देखते नहीं, जितने साहेब यहाँ <text:s/><text:span text:style-name="T107">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24">"किसने मुकदमा चलाया, साहेब ?"</text:p>
      <text:p text:style-name="P124">"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07">दा</text:span>न के कारण उसमें लिये जाते हैं।"</text:p>
      <text:p text:style-name="P124">"जमींदार कितने दिनों से होते आये हैं साहेब ?"</text:p>
      <text:p text:style-name="P176">"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76">"हाँ, कार्नवालिस् ।"</text:p>
      <text:p text:style-name="P176">"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07">।"</text:span></text:p>
      <text:p text:style-name="P176">"रेत दिया, इसमें शक नहीं"-तिनकौड़ी को अपनी जमींदारी के किसान याद आ रहे थे।</text:p>
      <text:p text:style-name="P176">"जागीरदारों के जुल्म के मारे सारी दुनिया के लोग तबाह हैं, लेकिन इनके दिन भी इने-गिने हैं, दे।"</text:p>
      <text:p text:style-name="P176">"कैसे, साहेब ?"</text:p>
      <text:p text:style-name="P176">"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24">"किस बात ने, साहेब ?"</text:p>
      <text:p text:style-name="P124">"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24">"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24">"दासता के रिवाज को उठाने के लिए विलायत में बड़ा जोर दिया जा रहा है।"</text:p>
      <text:p text:style-name="P124">"विलायत में भी दासता मानी जाती है?"</text:p>
      <text:p text:style-name="P124">"सारी दुनिया में अभागे नर-नारियों की खरीद-बेच चल रही है, किन्तु मुझे आशा है, विलायत में जल्दी ही उनके खिलाफ कानून बन जायेगा।"</text:p>
      <text:p text:style-name="P124">"फिर दासों के मालिक धनी लोग क्या करेंगे ?"</text:p>
      <text:p text:style-name="P124">"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07">म </text:span>ज्यादा होता है, दास उनकी परवाह नहीं करेंगे। देखते न हो, बारीक का<text:span text:style-name="T107">म </text:span>दासों को नहीं दिया जाता। जिसकी जिन्दगी - मौत से तुम रात-दिन खे<text:span text:style-name="T107">ल </text:span>किया करते हो, वह तो मौका मिलते ही तुम्हारा भारी नुकसान करके बदला लेना चाहेगा।" </text:p>
      <text:p text:style-name="P124">"माँ और बछिया को अलग कर बेचने की तरह जब मैं किसी दासी को अपने बच्चों से अलग कर बिकते देखता हूँ, तो मुझे यह बहुत असह्य मालूम होता है।"</text:p>
      <text:p text:style-name="P124">"जिसे असह्य न मालूम हो, वह आदमी नहीं, दे।"</text:p>
      <text:p text:style-name="P124">"मैं सोच रहा था, फ्रांस में बिना राजा का राज, क्या कहते हैं उसे, साहेब ?"</text:p>
      <text:p text:style-name="P124">"प्रजातंत्र।"</text:p>
      <text:p text:style-name="P124">"प्रजातन्त्र क्या राजतन्त्र से अच्छा होता है ?"</text:p>
      <text:p text:style-name="P124">"प्रजातन्त्र सबसे अच्छा राज्य है, दे ! शाहों, शाहजादों, बेगमों और शाहजादियों के ऊपर देश की कमाई क<text:span text:style-name="T107">ा</text:span> भारी खर्च हो जाता है। पंचायती राज्य को राजा से ज्यादा न्याय, ज्यादा पक्षपातहीनता और सहानुभूति रहेगी।"</text:p>
      <text:p text:style-name="P124">"हाँ, मैंने पहले अपने गाँव के पंचायती कारोबार को देखा था, उसमें सचमुच ज्यादा न्याय होता था, और खर्च में आदमी उजड़ भी नहीं जाता था; किन्तु जब से कार्नवालि<text:span text:style-name="T107">स</text:span> के जमींदारों ने आकर पंचायत को दबा दिया, तब से लोग तबाह हैं।"</text:p>
      <text:p text:style-name="P124"><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24">"हमारे देश के लिए भी ?"</text:p>
      <text:p text:style-name="P124">"तुम मनुष्य हो कि नहीं ?"</text:p>
      <text:p text:style-name="P124">"साहबों की नजर में तो हम मनुष्य नहीं <text:span text:style-name="T107">जँ</text:span>चते ।"</text:p>
      <text:p text:style-name="P124">"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24">"तो फ्रांस में राजा-बाबुओं की जगह सेठों का राज्य हो गया ?"</text:p>
      <text:p text:style-name="P124">"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24">"राजा के हाथ में, आपने कहा, इंग्लैंड में शासन की बागडोर है ही नहीं।"</text:p>
      <text:p text:style-name="P124">"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24">"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08">काँप</text:span>ता है। मैं भी आपकी राय से सहमत हूँ, समानता-स्वतन्त्रता-भ्रातृभाव के राज्य से ही पृथ्वी स्वर्ग हो सकती है, मनुष्य अपमान से बच सकता है।"</text:p>
      <text:p text:style-name="P124">"लेकिन यह सहमत होने या चाहने से नहीं होगा, दे । इसके लिए फ्रांस की भ<text:span text:style-name="T108">ाँ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08">।</text:span>"</text:p>
      <text:p text:style-name="P124">"जानते-सुनते ?"</text:p>
      <text:p text:style-name="P124">"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24">"और ?"</text:p>
      <text:p text:style-name="P177">"और हिन्दुस्तान की छुआछूत, जात-पाँत; हिन्दू-मुस्लिम का अन्तर मिटाना होगा। देखते हो, हम किसी के हाथ का खाने में छुआछूत का ख्याल रखते हैं ?"</text:p>
      <text:p text:style-name="P177">"नहीं।"</text:p>
      <text:p text:style-name="P177">"अंग्रेजों के भीतर धनी, गरीब के सिवा और छोटी-बड़ी जात-पाँत का ख्याल है?"</text:p>
      <text:p text:style-name="P177">"नहीं, और ?"</text:p>
      <text:p text:style-name="P96"><text:soft-page-break/>"सती-प्रथा बन्द करना होगा, लाखों औरतों को हर साल आग में जलाना-इसे क्या तुम समझते हो भगवान क्षमा कर देंगे।"</text:p>
      <text:p text:style-name="P177"/>
      <text:p text:style-name="P96">कोलमैन और तिनकौड़ी दे जब कलकत्ता में अलग होने लगे, तो उन्हें एक-दूसरे से बिछुड़ने का अफसोस हो रहा था। कोलमैन ने आख<text:span text:style-name="T108">ि</text:span>र में कहा-</text:p>
      <text:p text:style-name="P177">"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102">3.</text:p>
      <text:p text:style-name="P102"/>
      <text:p text:style-name="P124">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08">सींड़</text:span>-खोदने के लिए आये थे, और कितनी ही बार उसके लिए आपस में झगड़ा हो जाता था।</text:p>
      <text:p text:style-name="P124"/>
      <text:p text:style-name="P46">दूसरे साल जब वर्षा हुई. और म<text:span text:style-name="T108">ँ</text:span>डुआ (रागी) की पहली फसल में रेखा हसुआ लगा रहा था, तो म<text:span text:style-name="T108">ँ</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08">।</text:span></text:p>
      <text:p text:style-name="P124"/>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24">अगहन में जब म<text:span text:style-name="T108">ँ</text:span>गरी ने एक बेटा जना, तो रेखा को और आश्चर्य हुआ। अपने पचास साल पर नहीं, क्योंकि म<text:span text:style-name="T108">ँ</text:span>गरी तीस ही साल की थी, और कई मरे बच्चों की माँ रह चुकी थी, बल्कि अकाल में जब पहले के हाड़-चाम को बचाये रखना मुश्किल था, तब म<text:span text:style-name="T108">ँ</text:span>गरी ने एक जीव को कैसे जिलाया। सूखा (अकाल) में पैदा होने के कारण रेखा ने लड़के का नाम सुखारी रखा।</text:p>
      <text:p text:style-name="P46"/>
      <text:p text:style-name="P124">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08">़ी</text:span> ज<text:span text:style-name="T108">मींदा</text:span>री शान को सनातन चीज मानने जा रही थी<text:span text:style-name="T108">। </text:span>उसके लिए सोबरन राउत और रेखा भगत का बतलाया जमींदारी के पहले का जमाना तथा गाँव में पंचायतों का राज, कहानी होता जा रहा <text:soft-page-break/>था।</text:p>
      <text:p text:style-name="P46"/>
      <text:p text:style-name="P124">मालिक के प्यादे अकाल के बाद और शोख हो गये थे। वह समझते थे, अकाल किसानों के मन को तोड<text:span text:style-name="T108">़</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08">ाँ</text:span>टकर कहा -</text:p>
      <text:p text:style-name="P124">"कौन है, हो ?"</text:p>
      <text:p text:style-name="P124">"दीवानजी के लिए लौका तोड़ रहे हैं, देख नहीं रहे हो<text:span text:style-name="T108">।"</text:span>- गोरा-गोड़इत ने बिना सिर उठाये कहा।</text:p>
      <text:p text:style-name="P124">रेखा ने डपटकर कहा-<text:span text:style-name="T108">"</text:span>हाथ-गोड़ बचाये चुपके से उतर आओ, सुनते हो कि नहीं ?"</text:p>
      <text:p text:style-name="P124">"मालिक के गोड़इत (गाँव के चपरासी) का ख्याल है न ?"</text:p>
      <text:p text:style-name="P124">"खूब ख्याल है। भलमनसी इसी में है, कि लौका को वहीं छोड़कर उतर आओ।"</text:p>
      <text:p text:style-name="P124"/>
      <text:p text:style-name="P46">गोड़इत चुपके से उतर आया। दीवान जी सब सुन खून की <text:span text:style-name="T108">घूँ</text:span>ट उस वक्त पी गये। उन्होंने माघ महीने में मालिक के आने के वक्त के लिए इसे छोड़ रखा।</text:p>
      <text:p text:style-name="P124"/>
      <text:p text:style-name="P46">मालिक के आने पर वही गो<text:span text:style-name="T108">ड़</text:span>इत शाम को रेखा भगत के घर पर आकर बोला-"कल सबेरे ही मालिक के लिए दो सेर दूध पहुँचाना होगा।"</text:p>
      <text:p text:style-name="P124">"हमारे पास भैंस-गाय नहीं है, दूध कहाँ से पहुँचायेंगे ?"</text:p>
      <text:p text:style-name="P124">"जहाँ से हो, मालिक का हुक्म है।"</text:p>
      <text:p text:style-name="P46"/>
      <text:p text:style-name="P124">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24"/>
      <text:p text:style-name="P124">सबेरे रेखा का दूध नहीं आया। प्यादा के जाने पर रेखा ने गाय-भैंस के न होने की बात कही। मालिक ने पाँच मुसंडे प्यादों को हुक्म दिया-</text:p>
      <text:p text:style-name="P124">"जाओ; हामजादे की औरत का दूध दुहकर लाओ।"</text:p>
      <text:p text:style-name="P124">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08">ँ</text:span>गरी को पकड़ लाये। बेबस रेखा खून-भरी आँखों से देख रहा था, जबकि उन्होंने चिल्लाती हुई म<text:span text:style-name="T108">ँ</text:span>गरी के स्तन को पकड़ कर गिलास में सचमुच कई धार दूध की मारी । प्यादे रेखा को व<text:span text:style-name="T108">ै</text:span>से ही बँधे छोड़ चले गये।</text:p>
      <text:p text:style-name="P46"/>
      <text:p text:style-name="P124">म<text:span text:style-name="T108">ँ</text:span>गरी शरम के मारे वहीं मुँह छिपाये बैठी रही। रेखा ने भूली हुई जबान को कुछ देर में पाकर कहा-</text:p>
      <text:p text:style-name="P124">"म<text:span text:style-name="T108">ँ</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08">ँ</text:span>गरी ! ओ मेरे हाथों को छुड़ा।"</text:p>
      <text:p text:style-name="P124">म<text:span text:style-name="T108">ँ</text:span>गरी ने सावन-भादों बनी आँखों के साथ ही रेखा की मुश्कों को खोल दिया। उसने भीतर जा सुखारी को गोद में लेकर उसके मुंह को चूमा, फिर म<text:span text:style-name="T108">ँ</text:span>गरी से कहा-</text:p>
      <text:p text:style-name="P124">"इस घर से जो निकालना हो निकाल कर तुरन्त नैहर चली जा, मैं इस घर में आग लगा रहा हूँ।"</text:p>
      <text:p text:style-name="P124">म<text:span text:style-name="T108">ँ</text:span>गरी रेखा की आवाज पहचानती थी। उसने बच्चे और दो-तीन कपड़ों को लिया, फिर रेखा के पैरों पर पड़ गई। रेखा ने स्वर को अत्यन्त कोमल करके कहा-</text:p>
      <text:p text:style-name="P124">"तेरी इज्जत नहीं, गाँव भर की इज्जत का बदला लेना होगा । जा, और सुखारी को बतलाना कि उसका बाप कैसा था। देर न कर, मैं चला बोरसी से आग निकालने ।"</text:p>
      <text:p text:style-name="P124"/>
      <text:p text:style-name="P46">म<text:span text:style-name="T108">ँ</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08">ूँ</text:span>गा, पापियों !"</text:p>
      <text:p text:style-name="P46"/>
      <text:p text:style-name="P177">रेखा ने अपने वचन को सच किया और प्रतिज्ञा से और भी बड़े पैमाने पर।</text:p>
      <text:p text:style-name="P96"/>
      <text:p text:style-name="P177">कसाई कार्नवालिस् ने कितने ही रेखा पैदा किये।</text:p>
      <text:p text:style-name="P118"/>
      <text:p text:style-name="P108"/>
      <text:p text:style-name="P112"/>
      <text:h text:style-name="P219" text:outline-level="2"><text:bookmark-start text:name="__RefHeading___Toc12367_4218099787"/>मंगल सिंह <text:span text:style-name="T109">(१८५७ ईसवीं)</text:span><text:bookmark-end text:name="__RefHeading___Toc12367_4218099787"/></text:h>
      <text:h text:style-name="P217" text:outline-level="2"/>
      <text:p text:style-name="P46">काल : १८५७ ई०</text:p>
      <text:p text:style-name="P46"/>
      <text:p text:style-name="P124">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6"/>
      <text:p text:style-name="P124">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24">"एनी ! तुम बिजली-उद्गम (बैटरी) हो, क्या ?"</text:p>
      <text:p text:style-name="P124">"ऐसा क्यों कहा, मंगी ?"</text:p>
      <text:p text:style-name="P124">"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24">"सचमुच, तुम्हें इंग्लैंड में आना अँधेरे से उजाले में आना-सा मालूम हुआ !"</text:p>
      <text:p text:style-name="P124">"उन्हीं <text:span text:style-name="T66">अर्थो</text:span> में, जिन्हें अभी मैंने बतलाया, नहीं तो भारत छोड़ते वक्त मेरे मन में सिर्फ दो ख्याल थे-एक तो अपने प्रिय इष्ट देवता प्रभु मसीह के भक्तों के देश को दे<text:span text:style-name="T110">खूँ</text:span>गा, दूसरे अपने कुल की खोई राजलक्ष्मी को लौटाने की कोशिश करूंगा<text:span text:style-name="T110">।</text:span>"</text:p>
      <text:p text:style-name="P124">"कितने ही बार मैंने चाहा, तुमसे तुम्हारे बारे में पू<text:span text:style-name="T110">छूँ</text:span>, लेकिन बातें ऐसे ही भूल गई. आज मंगी ! उसे कहो।"</text:p>
      <text:p text:style-name="P124">"जिसने मेरे जीवन की दिशा बदल दी। उसे कहने में मुझे क्या उज<text:span text:style-name="T110">्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6"/>
      <text:p text:style-name="P124">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24">"इस टेम्स के किनारे से कितनी ही बार मैंने मानस फूल अपनी गंगा को अर्पित किये।"</text:p>
      <text:p text:style-name="P124">"गंगा को फूल चढ़ाती थी तुम्हारी माँ ?"</text:p>
      <text:p text:style-name="P124">"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24">"ईसाइयत ने जिस भावना को नष्ट करना चाहा, हमारे कवियों ने उसे फिर से उज्जीवित किया। जानते हो ना, हम लोग इसे पिता टेम्स कहते हैं।"</text:p>
      <text:p text:style-name="P124">"और हम गंगा माई।"</text:p>
      <text:p text:style-name="P124">"तुम्हारी कल्पना और मधुर है, मंगी ? अच्छा सुनाओ अपने बारे में <text:span text:style-name="T110">।</text:span>"</text:p>
      <text:p text:style-name="P178">"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10">ो</text:span>, वह कैसे उस किले को आँख खोलकर देखने का साहस करती। मेरे दादा महाराज चेतसिंह को लुटेरे वारन् <text:span text:style-name="T24">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24">"तुम्हारी माँ अब भी जिन्दा है ?"</text:p>
      <text:p text:style-name="P124">"हमारे पादरी की चिट्ठी बनारस से जब-तब आती रहती है, और उनके जरिये मैं भी माँ को पत्र लिखा करता हूँ। पाँच महीने पहले तक तो वह जीवित <text:span text:style-name="T66">थी</text:span>, एनी !"</text:p>
      <text:p text:style-name="P124">"तो तुम पहले ईसाई न थे ?"</text:p>
      <text:p text:style-name="P124">"नहीं, मेरी माँ अब भी हिन्दू हैं। मैंने पहले चाहा था, उन्हें भी ईसा<text:span text:style-name="T110">ई </text:span>बनाना किन्तु अब-"</text:p>
      <text:p text:style-name="P124">"अब तो तुम भी माँ के साथ गंगा माई को फूल चढ़ा प्रणा<text:span text:style-name="T110">म </text:span>करोगे !"</text:p>
      <text:p text:style-name="P178">"और पादरी साहब कहेंगे, इसने ईसाई धर्म को छोड़ दिया।"</text:p>
      <text:p text:style-name="P97">"तुम ईसाई कैसे हुए ?"</text:p>
      <text:p text:style-name="P124">"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24">"तुम लड़कपन में भी बड़े सुन्दर रहे होगे, मंगी ! कौन तुम्हें गोद में लेना न चाहता ?"</text:p>
      <text:p text:style-name="P124">"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10">।</text:span>"</text:p>
      <text:p text:style-name="P124">"बच्चों की पढ़ाई का क्या भारत में ख्याल नहीं किया जाता ?"</text:p>
      <text:p text:style-name="P124">"मुझे पढ़ाया जाता, किन्तु तेरह सौ वर्ष पहले के लिए जो विद्या लाभदायक होती, वही।"</text:p>
      <text:p text:style-name="P124">"फिर इंग्लैण्ड़ आने के लिए माँ की आज्ञा कैसे मिली ?"</text:p>
      <text:p text:style-name="P124">"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24">"और तुम क्या जवाब देते हो ?"</text:p>
      <text:p text:style-name="P124">"जवाब क्या, बहाना। वह समझती हैं, मैं राजधानी में हूँ, इंग्लैण्ड की रानी से मेरी मुलाकात है; और किसी वक्त मैं चेतसिंह की गद्दी का मालिक होकर लौ<text:span text:style-name="T110">टूँ</text:span>गा।"</text:p>
      <text:p text:style-name="P124">"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24">"अभी जब भारत पूँजीवादी दुनिया, और उसकी शक्ति का ही ज्ञान नहीं रखता, तो <text:span text:style-name="T24">मा</text:span><text:span text:style-name="T29">र</text:span><text:span text:style-name="T30">्क्स</text:span> के साम्यवाद को कैसे समझ पायेगा?"</text:p>
      <text:p text:style-name="P124">"मार्<text:span text:style-name="T111">क्स</text:span> से कभी भारत के बारे में भी तुमसे बातचीत हुई ?"</text:p>
      <text:p text:style-name="P124">"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24">"मार्क्स के भारत के भविष्य के बारे में क्या विचार <text:span text:style-name="T111">हैं</text:span> ?"</text:p>
      <text:p text:style-name="P124">"वह भारत के योद्धाओं की वीरता की बड़ी <text:span text:style-name="T111">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24">"प्रजातन्त्र ?"</text:p>
      <text:p text:style-name="P124">"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11">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24">"कितनी क्रूरता, कितना अत्याचार !"</text:p>
      <text:p text:style-name="P124">"किन्तु, मेरे गुरु कहते हैं, हमारा दिल रोता है, विदेशियों के इस अत्याचार के लिए; किन्तु हमारी बुद्धि खुश होती है, इस पुराणपंथी गढ़ के पतन से ।"</text:p>
      <text:p text:style-name="P124">"तब दोनों का दो रास्ता होगा?"</text:p>
      <text:p text:style-name="P124">"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11">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24">"अर्थात्-भारत में भी उद्योग धन्धा और पूँजीवाद का फैलना लाजिमी है।"</text:p>
      <text:p text:style-name="P124">"जरूर। अब इंग्लैण्ड में सामन्तवादी जमींदारों की प्रभुता नहीं है, एनी !"</text:p>
      <text:p text:style-name="P124">"हाँ जरूर।"</text:p>
      <text:p text:style-name="P124">"सुधार कानून (१८३२) ने इंग्लैण्ड के शासन की बागडोर पूँजीपतियों के हाथ में दे दी है?"</text:p>
      <text:p text:style-name="P124">"या पूँजीपतियों के शासनारूढ़ होने की सूचना है, वह कानून ।"</text:p>
      <text:p text:style-name="P124">"तुम्हीं ठीक कह रही हो। चार्टिस्टों की सभाओं और पत्रों ने तुम पर असर किया, एनी ?"</text:p>
      <text:p text:style-name="P124"><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24">"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24">"नहीं, प्रिये ! वह अब भी डरते हैं, यद्यपि प्रभु मसीह के इस १८५६ वें साल में चार्टरवाद सुनाई नहीं दे रहा<text:span text:style-name="T112">।"</text:span></text:p>
      <text:p text:style-name="P124">"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24">"और स्त्री-पुरुष का भी, मंगी ?"</text:p>
      <text:p text:style-name="P124">"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24">"हमारे यहाँ की स्त्रियों को तुम स्वतन्त्र समझते होगे, क्योंकि हमें पर्द<text:span text:style-name="T112">े </text:span>में बन्द नहीं किया जाता !"</text:p>
      <text:p text:style-name="P124">"स्वतन्त्र नहीं कहता, एनी ! सिर्फ यही कहता हूं, कि तुम अपनी भारतीय बहनों से बेहतर अवस्था में हो।"</text:p>
      <text:p text:style-name="P124">"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12">ँ</text:span> कायम कर लड़ना स<text:span text:style-name="T112">ीखेंगे</text:span>, <text:span text:style-name="T112">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6">"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24">"क्या यह नजदीक का समय हो सकता है ?"</text:p>
      <text:p text:style-name="P179">"नजदीक नहीं, एनी। वह समय आ गया है। अखबारों में पढ़ा न, सात फरवरी (१८५६ ई०) को अवध अँग्रेजी राज्य में मिला लिया गया। </text:p>
      <text:p text:style-name="P98">"हाँ, और बेईमानी से।"</text:p>
      <text:p text:style-name="P124">"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24"><text:soft-page-break/>"मा<text:span text:style-name="T112">र्क्स</text:span> के शिष्य से और क्या आशा की जा सकती है ?"</text:p>
      <text:p text:style-name="P46"/>
      <text:p text:style-name="P103">2.</text:p>
      <text:p text:style-name="P103"/>
      <text:p text:style-name="P46"/>
      <text:p text:style-name="P179">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12">ू</text:span>सी बन्दूकों को अपनी फौजों में बाँटा। इन का<text:span text:style-name="T112">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8"/>
      <text:p text:style-name="P124">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12">ु</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13">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13">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13">थे।</text:span></text:p>
      <text:p text:style-name="P46"/>
      <text:p text:style-name="P180">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99"/>
      <text:p text:style-name="P99">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99"/>
      <text:p text:style-name="P124">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24">"भारत में अँग्रेजों का राज्य निर्भर है हिन्दुस्तानी पल्टनों पर और आज वह हमारे पास आ रही हैं।"</text:p>
      <text:p text:style-name="P124">"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13">या</text:span>द रखना चाहिए कि सिख, नेपाल और रियासतों की पल्टनें हमारे साथ नहीं हैं, और जो देश के युद्ध में हमारे साथ नहीं हैं, उन्हें हमें अपने विरुद्ध समझना चाहिए।</text:p>
      <text:p text:style-name="P124">"आपका कहा ठीक है, ठाकुर साहब !" नाना ने कहा-"लेकिन यदि आरम्भिक अवस्था में हमने सफलता प्राप्त की तो फिर किसी देशद्रोही को हमारे खिलाफ आने की हिम्मत न होगी।"</text:p>
      <text:p text:style-name="P124">"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24">"पूरब के प्रतिनिधि ने कहा-"क्या इसके लिए हमारा अँग्रेजों से लोहा लेना काफी नहीं हैं ?"</text:p>
      <text:p text:style-name="P124">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24">नाना साहब-"आपको अँग्रेजों का ढंग ज्यादा पसन्द है, ठाकुर साहब ! किन्तु आपने देखा न कि अखबार से हमने कार्<text:span text:style-name="T113">तू</text:span>स की बात को फैलाकर कितना लोगों को तैयार कर लिया ।"</text:p>
      <text:p text:style-name="P124">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24">नाना साहब-"तो क्या लोग विश्वास कर लेंगे?"</text:p>
      <text:p text:style-name="P124">मंगलसिंह-"जो बात बार-बार कही जायेगी, और जिसके खिलाफ दूसरी आवाज नहीं निकलेगी; उस पर लोग विश्वास करने लगेंगे।"</text:p>
      <text:p text:style-name="P124">नाना साहब-"मैं समझता हूँ, हमने का<text:span text:style-name="T113">र्तू</text:span>स को ले धर्मद्रोही कहकर अँग्रेजों को इतना बदनाम कर दिया है, कि उनकी कोई बात नहीं चलेगी।"</text:p>
      <text:p text:style-name="P124">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81">नाना साहब- "यह तो सेनापतियों के ख्याल करने की बात है; और मैं समझता हूँ, किस वक्त क्या करना चाहिए, इसे वह खुद निश्चय कर सकते हैं।"</text:p>
      <text:p text:style-name="P124">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14">ू</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24">नाना साहब-"क्या धर्म द्रोहियों के शासन को उठा देना उनके सन्तोष के लिए पर्याप्त न होगा ?"</text:p>
      <text:p text:style-name="P124">"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14">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24">"जैसे ?"</text:p>
      <text:p text:style-name="P124">"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24"/>
      <text:p text:style-name="P124">मंगलसिंह की बातों पर किसी ने गम्भीरतापूर्वक विचार नहीं करना चाहा। सबने यह कह कर टाल दिया कि यह तख्त के हाथ में आने के बाद की बात है।</text:p>
      <text:p text:style-name="P46"/>
      <text:p text:style-name="P124">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6"/>
      <text:p text:style-name="P104">3.</text:p>
      <text:p text:style-name="P104"/>
      <text:p text:style-name="P181">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14">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0"/>
      <text:p text:style-name="P124">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6"/>
      <text:p text:style-name="P181">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0"/>
      <text:p text:style-name="P181">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14">।</text:span></text:p>
      <text:p text:style-name="P181"/>
      <text:p text:style-name="P100">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14">ु</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0"/>
      <text:p text:style-name="P100">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24"/>
      <text:h text:style-name="P216" text:outline-level="2"/>
      <text:h text:style-name="P222" text:outline-level="2"><text:bookmark-start text:name="__RefHeading___Toc11578_3046365102"/><text:span text:style-name="T12">सफ़दर </text:span><text:span text:style-name="T18">(१६२२ ईसवीं)</text:span><text:bookmark-end text:name="__RefHeading___Toc11578_3046365102"/></text:h>
      <text:p text:style-name="P197"/>
      <text:p text:style-name="P197"><text:bookmark-start text:name="__RefHeading___Toc11580_3046365102"/>काल : सन् १६२२ ई०<text:bookmark-end text:name="__RefHeading___Toc11580_3046365102"/></text:p>
      <text:p text:style-name="P213"/>
      <text:p text:style-name="P214">1.</text:p>
      <text:p text:style-name="P202"><text:span text:style-name="T62">एक छोटा, किन्तु सुन्दर बँगला है, जिसके बड़े हाते में एक और</text:span> <text:span text:style-name="T62">गुलाबों की क्यारी में बड़े-बड़े लाल-लाल और गुलाबी गुलाब फूले हुए हैं।</text:span> <text:span text:style-name="T62">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04"/>
      <text:p text:style-name="P202"><text:span text:style-name="T62">बँगले की बाहरी दीवारों पर हरी लता चिपकी है। सफ़दर साहब ने</text:span> <text:span text:style-name="T62">ऑक्सफोर्ड में ऐसी लता-चढ़े मकान देखे थे, और उन्होंने खास तौर पर</text:span> <text:span text:style-name="T62">इसको लगवाया था। बँगले के हाते में दो मोटरों के लिए 'गैरेज' था।</text:span> <text:span text:style-name="T62">सफ़दर जंग का रहन-सहन, उनके बँगले की आबोहवा-सभी में</text:span> <text:span text:style-name="T62">अँगरेजियत कूट-कूटकर भरी हुई थी। उनके आधे दर्जन नौकर बिलकुल</text:span> <text:span text:style-name="T62">उसी अदब- कायदे से रहते, जैसे कि किसी अँग्रेज अफसर के। उनकी</text:span> <text:span text:style-name="T62">कमर में लाल पटका, उनकी पक्की बँधी हुई पगड़ी में अपने साहब का</text:span> <text:span text:style-name="T62">नाम-चित्र (मोनोग्राम) रहता था। सफ़दर साहब को विलायती खाना सबसे</text:span> <text:span text:style-name="T62">ज्यादा पसन्द था और इसके लिए खानसामें रखे हुए थे।</text:span></text:p>
      <text:p text:style-name="P204"/>
      <text:p text:style-name="P202"><text:span text:style-name="T62"><text:s/>सफ़दर तो साहब थे ही, वैसे ही सकीना को सभी नौकर मेम साहब</text:span> <text:span text:style-name="T62">कहकर पुकारते थे। सकीना की कमानीदार भौंहों के अतिरिक्त रोमों को</text:span> <text:span text:style-name="T62">निकाल कर उन्हें पतला और रंग से रंगकर अधिक काला बनाया गया था।</text:span> <text:span text:style-name="T62">हर पन्द्रह मिनट पर ओठों पर अधर-राग लगाने की उसे आदत थी।</text:span> <text:span text:style-name="T62">किन्तु सकीना ने विलायती स्त्रियों की पोशाक पहननी कभी पसन्द न की।</text:span></text:p>
      <text:p text:style-name="P204"/>
      <text:p text:style-name="P202"><text:span text:style-name="T62">पिछले साल (सन् १६२० ई० में) जब सफ़दर साहब अपनी बीबी को</text:span> <text:span text:style-name="T62">लेकर पहले-पहल विलायत गये, तो उन्होंने चाहा कि सकीना 'स्कर्ट',</text:span> <text:span text:style-name="T62">'पेटी-कोट' पहने, किन्तु वह इसके लिए राजी न हुई और विलायत में</text:span> <text:span text:style-name="T62">उनके मिलने वाले अँग्रेज नर-नारियों ने सकीना के सौन्दर्य के साथ</text:span> <text:span text:style-name="T62">उसकी साड़ी की जैसी तारीफ की, उससे सफ़दर को सकीना के इनकार</text:span> <text:span text:style-name="T62">पर अफ़सोस नहीं हुआ। वैसे दोनों दम्पत्ति का रंग इतना साफ था कि</text:span> <text:span text:style-name="T62">उन्हें योरप में सभी इटालियन कहते ।</text:span></text:p>
      <text:p text:style-name="P204"/>
      <text:p text:style-name="P202"><text:span text:style-name="T62">सन् १९२१ के जाड़ों का मौसम था। उत्तरी भारत के और शहरों की</text:span> <text:span text:style-name="T62">भॉति लखनऊ के लिए भी जाड़ा सबसे सुन्दर मौसम है। सफ़दर साहब</text:span> <text:span text:style-name="T62">कचहरी से आते ही आज बँगले के पीछे के चबूतरे पर बेंत की कुरसी पर</text:span> <text:span text:style-name="T62">बैठे थे। उनका चेहरा ज्यादा गंभीर था। उनके सामने एक छोटी-सी मेज</text:span> <text:span text:style-name="T62">थी, जिस पर नोटबुक और दो-तीन किताबें थीं । पास में तीन और खाली</text:span> <text:span text:style-name="T62">कुर्सियाँ पड़ी थीं। उनके शरीर पर कलफ किया प्रथम श्रेणी का अँग्रेजी</text:span> <text:span text:style-name="T62">सूट था। उनके पूँछ-दाढी-शून्य चेहरे की उस वक्त की अवस्था को देखने</text:span> <text:span text:style-name="T62">ही से पता लग सकता था। आज साहब किसी भारी चिन्ता में हैं। ऐसे</text:span> <text:span text:style-name="T62">वक्त साहब के नौकर-चाकर मालिक के पास बहुत कम जाया करते। यद्यपि</text:span> <text:span text:style-name="T62">सफ़दर को गुस्सा शायद ही कभी आता हो, किन्तु नौकरों को उन्होंने समझा</text:span> <text:span text:style-name="T62">रक्खा था कि ऐसे समय वह अकेला रहना </text:span><text:soft-page-break/><text:span text:style-name="T62">ज्यादा पसन्द करते हैं।</text:span></text:p>
      <text:p text:style-name="P202"><text:span text:style-name="T62"><text:s/>शाम होने को आई, सफ़दर उसी आसन से बैठे हुए हैं। नौकर ने</text:span> <text:span text:style-name="T62">तार जोड़कर टेबल-लैम्प लाकर रख दिया। सफ़दर ने बँगले की ओर से</text:span> <text:span text:style-name="T62">आती किसी की आवाज को सुन लिया था। उनके पूछने पर नौकर ने</text:span> <text:span text:style-name="T62">बतलाया, मास्टर शंकर सिंह लौटे जा रहे हैं। सफ़दर ने तुरन्त नौकर को</text:span> <text:span text:style-name="T62">दौड़ाकर मास्टर जी को बुलवाया।</text:span></text:p>
      <text:p text:style-name="P204"/>
      <text:p text:style-name="P202"><text:span text:style-name="T62"><text:s/>मास्टर शंकर सिंह की उम्र तीस-बत्तीस ही साल की होगी, किन्तु</text:span> <text:span text:style-name="T62">अभी से उनके चेहरे पर बुढ़ापा झलकता है। बन्द गले का काला कोट,</text:span> <text:span text:style-name="T62">वैसा ही पायजामा, सिर पर गोल फेल्ट टोपी, ओठों पर नीचे की और</text:span> <text:span text:style-name="T62">लटकी हुई घनी काली पूँछं, वहाँ तरुणाई के वसन्त का कहीं पता न था;</text:span> <text:span text:style-name="T62">यद्यपि उनकी आँखों को देखने पर उनसे फूट निकलती किरणें बतलाती</text:span> <text:span text:style-name="T62">थीं कि उनके भीतर प्रतिभा है।</text:span></text:p>
      <text:p text:style-name="P202"><text:span text:style-name="T62">मास्टर जी के पहुँचते ही सफ़दर ने उठकर हाथ मिलाया और उन्हें</text:span> <text:span text:style-name="T62">कुर्सी पर बैठते देख कहा-</text:span><text:span text:style-name="T63">"</text:span><text:span text:style-name="T62">शंकर ! आज तुम मुझसे बिना मिले ही लौट</text:span> <text:span text:style-name="T62">जा रहे थे?"</text:span></text:p>
      <text:p text:style-name="P202"><text:span text:style-name="T62">"भाई साहब ! क्षमा करें, मैंने सोचा कि आप अकेले किसी काम में</text:span> <text:span text:style-name="T62">मशगूल हैं।"</text:span></text:p>
      <text:p text:style-name="P202"><text:span text:style-name="T62">"मुकदमें की फाइलों में लगे रहते हुए भी मेरे पास तुम्हारे लिए दो</text:span> <text:span text:style-name="T62">मिनट रहते ही हैं। और आज तो मेरे सामने फाइलें भी नहीं हैं।"</text:span></text:p>
      <text:p text:style-name="P202"><text:span text:style-name="T62">शंकर सिंह पर सफ़दर का सबसे ज्यादा स्नेह था। वह उनसे बढ़कर</text:span> <text:span text:style-name="T62">अपना दोस्त किसी को नहीं समझते थे। सौदपुर के स्कूल में चौथी श्रेणी</text:span> <text:span text:style-name="T62">से भर्ती होने से लखनऊ में बी० ए० पास होने तक दोनों एक साथ पढ़े ।</text:span> <text:span text:style-name="T62">दोनों मेधावी छात्र थे। परीक्षा में कभी कोई दो-चार नम्बर ज्यादा पा जाता,</text:span> <text:span text:style-name="T62">कभी कोई कम। किन्तु योग्यता की इस समकक्षता के कारण उनमें कभी</text:span> <text:span text:style-name="T62">झगड़ा या मनमुटाव नहीं हुआ। दोनों की दोस्ती में एक ख्याल ने और</text:span> <text:span text:style-name="T62">मदद की थी। दोनों ही गौतम राजपूत थे। यद्यपि आज एक का घर</text:span> <text:span text:style-name="T62">हिन्दू था, दूसरे का मुसलमान; किन्तु दस पीढ़ी के पहले दोनों ही हिन्दू</text:span> <text:span text:style-name="T62">ही नहीं, बल्कि दोनों के वंश एक पूर्वज में जाकर मिल जाते थे।</text:span> <text:span text:style-name="T62">खास-खास मौकों पर बिरादरी की सभाओं में अब भी उनके घर वाले मिला करते थे।</text:span></text:p>
      <text:p text:style-name="P204"/>
      <text:p text:style-name="P202"><text:span text:style-name="T62">सफ़दर अपने बाप के अकेले पुत्र थे। किसी भाई के अभाव का वह</text:span> <text:span text:style-name="T62">अनुभव करते थे, जिसे पूरा करने में शंकर ने मदद की थी। शंकर सफ़दर</text:span> <text:span text:style-name="T62">से छै महीने छोटे थे। ये तो बाहरी बातें थीं, किन्तु उनके अतिरिक्त शंकर</text:span> <text:span text:style-name="T62">में कई ऐसे गुण थे, जिनके कारण पक्के साहब सफ़दर सीधे-सादे शंकर</text:span> <text:span text:style-name="T62">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2">सिफारिश कर देते और आज वह किसी हाई स्कूल के हेड मास्टर होते।</text:span> <text:span text:style-name="T62">किन्तु जान पड़ता है, वह जिन्दगी भर सहायक शिक्षक ही बने रहना चाहते हैं। हाँ, उन्होंने एक बार दोस्तों की मदद ली थी जब लखनऊ से बाहर</text:span> <text:span text:style-name="T62">उनका तबादला हो रहा था। नम्रता के साथ आत्म-सम्मान की भाव भी</text:span> <text:span text:style-name="T62">शंकर सिंह में बहुत था, जिसके कि सफ़दर जबरदस्त कद्रदाँ थे। बारह</text:span> <text:span text:style-name="T62">साल की उम्र से स्थापित मैत्री आज बीस साल बाद भी वैसी ही बनी हुई थी</text:span><text:span text:style-name="T63">।</text:span></text:p>
      <text:p text:style-name="P204"/>
      <text:p text:style-name="P202"><text:span text:style-name="T62">अभी दो-चार ऊपरी बातें हुई थीं कि धानी रंग की साड़ी और लाल</text:span> <text:span text:style-name="T62">ब्लाउज पहने सकीना आ पहुँचीं। शंकर ने खड़े होकर कहा-"भाभी</text:span> <text:span text:style-name="T62">सलाम !"</text:span></text:p>
      <text:p text:style-name="P202"><text:span text:style-name="T62">भाभी ने मुस्कराकर 'सलाम' कहकर जवाब दिया। एक वक्त था, जब</text:span> <text:span text:style-name="T62">कि एक धनी 'सर' की ग्रेजुएट पुत्री सकीना को, इस सँवार से लगते</text:span> <text:span text:style-name="T62">शिक्षक के साथ सफ़दर की दोस्ती बुरी लगती थी। सकीना बाप के घर से</text:span> <text:span text:style-name="T62">ही पर्दे में नहीं रही, इसलिए शंकर सिंह के सामने होने, न होने का कोई</text:span> <text:span text:style-name="T62">सवाल ही नहीं था। तो भी छै महीने तक उसकी भौंहें तन जाती थीं, जब</text:span> <text:span text:style-name="T62">वह सफ़दर के साथ बेतकल्लुफी से </text:span><text:soft-page-break/><text:span text:style-name="T62">शंकर को काम करते देखती; किन्तु</text:span> <text:span text:style-name="T62">अन्त में उसे सफ़दर के सामने कबूल करना पड़ा, कि शंकर वस्तुतः हमारे</text:span> <text:span text:style-name="T62">स्नेह-सम्मान के पात्र हैं।</text:span></text:p>
      <text:p text:style-name="P204"/>
      <text:p text:style-name="P202"><text:span text:style-name="T62">और अब तो सकीना ने शंकर के साथ पक्का देवर-भाभी का नाता</text:span> <text:span text:style-name="T62">कायम कर लिया था। अपनी इच्छा से अभी अपने को सकीना ने</text:span> <text:span text:style-name="T62">सन्तान-हीन बना लिया है; किन्तु कभी-कभी वह शंकर के बच्चे को उठा</text:span> <text:span text:style-name="T62">लाती है। इधर छै वर्षों से शंकर समझते हैं कि शंकर की उन पर कृपा</text:span> <text:span text:style-name="T62">है। उनके घर में कोई-न-कोई दो साल से नीचे का बच्चा तैयार रहता</text:span> <text:span text:style-name="T62">है।</text:span></text:p>
      <text:p text:style-name="P204"><text:s/></text:p>
      <text:p text:style-name="P202"><text:span text:style-name="T62">सकीना को साहब की पिछले एक हफ्ते की गम्भीरता कुछ चिन्तित</text:span> <text:span text:style-name="T62">कर रही थी। उसे आज शंकर को देखकर बड़ा सन्तोष हुआ, क्योंकि वह</text:span> <text:span text:style-name="T62">जानती थी कि शंकर ही है जो साहब के दिल के बोझ को हलका करने</text:span> <text:span text:style-name="T62">में सहायता दे सकते हैं। सकीना ने शंकर की ओर नजर करके</text:span> <text:span text:style-name="T62">कहा-'देवर, आज तुम्हें जल्दी तो नहीं है। भाभी के हाथ की चाकलेट की</text:span> <text:span text:style-name="T62">पुडिंग कैसी रहेगी ?"</text:span></text:p>
      <text:p text:style-name="P204">सफ़दर - 'नेकी और पूछ- पूछ !"</text:p>
      <text:p text:style-name="P202"><text:span text:style-name="T62">सकीना - "मैं पहले जान लेना चाहती हूँ, देवर साहब का कहीं ठिकाना</text:span> <text:span text:style-name="T62">नहीं, कब लोप हो जायँ।"</text:span></text:p>
      <text:p text:style-name="P202"><text:span text:style-name="T62">शंकर - "मेरे साथ इन्साफ नहीं कर रही हो, भाभी ! एक भी मिसाल</text:span> <text:span text:style-name="T62">तो दो, जबकि मैंने तुम्हारे हुक्म को मानने से इन्कार किया हो ?"</text:span></text:p>
      <text:p text:style-name="P202"><text:span text:style-name="T62">सकीना - "हुक्म-अदूली की बात नहीं कर रही हूँ, देवर ! लेकिन हुक्म</text:span> <text:span text:style-name="T62">सुनने से बच निकलना भी तो कसूर है।“ </text:span></text:p>
      <text:p text:style-name="P202"><text:span text:style-name="T62">शंकर – "मैं अपनी जनैल भाभी का हुक्म सुनने के लिए तैयार हूँ </text:span><text:span text:style-name="T63">।</text:span><text:span text:style-name="T62">"</text:span></text:p>
      <text:p text:style-name="P204">सकीना – “ अच्छा, तो जा रही हूँ । ‌खाने के साथ ‘पुडिंग’ खानी होगी ।"</text:p>
      <text:p text:style-name="P204">सकीना जल्दी से निकल गई । सफ़दर और शंकर के वार्तालाप ने गंभीर <text:s/>रूप धारण किया ।</text:p>
      <text:p text:style-name="P202"><text:span text:style-name="T62">सफ़दर ने कहा – “शंकर ! हम बिलकुल एक नए क्रान्ति युग में दाखिल हो रहे हैं । मैं समझता हूँ, सन् १</text:span><text:span text:style-name="T115">८</text:span><text:span text:style-name="T62">५७ ई० के बाद यह पहला वक्त है जब कि हिंदुस्तान की सर- जमीन जड़ से डगमग होने लगी है ।“</text:span></text:p>
      <text:p text:style-name="P209">"तुम्हारा मतलब राजनितिक आन्दोलन से है, न सफ्फू भाई ?"</text:p>
      <text:p text:style-name="P209">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196"><text:span text:style-name="T62">"क्योंकि गांधीजी ने तिलक-स्वराज्य-फण्ड के लिए एक करोड़ रुपया जमा कर लिया, और स्वराज्य का हल्ला जोर-शोर से सुनाई देने लगा</text:span><text:span text:style-name="T63">।"</text:span><text:span text:style-name="T62"><text:line-break/>"क्रान्ति या क्रन्तिकारी आन्दोलन का आधार कोई एक व्यक्ति नहीं होता, शंकर ! क्रान्ति जिस भ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था) <text:s/>के नेता पद –भ्रष्ट सामन्त थे, किन्तु वह लड़ा गया था साधारण लोगों के प्राणों के बजी लगाकर । हमारी कई कमजोरियों के कारण हम सफल नहीं हुए । अंग्रेजों ने पराजितों पर खुनी गुस्सा उतारा । खैर, मैं कहना यह चाहता हूँ कि सन १८५७ ईo के बाद यह पहला </text:span><text:soft-page-break/><text:span text:style-name="T62">समय है, जबकि जनता को देश की स्वतंत्रता के युद्ध में शामिल किया जा रहा है । तुम्ही बोलो, भारतीय इतिहास के एक अच्छे विद्यार्थी होने के नाते, क्या तुम बतला</text:span> <text:span text:style-name="T62">सकते हो किसी और ऐसे आन्दोलन को, जबकि जनता ने इस तरह भाग</text:span> <text:span text:style-name="T62">लिया ?"</text:span></text:p>
      <text:p text:style-name="P202"><text:span text:style-name="T62">"सफफू भाई, नागपुर काँग्रेस (१९२०) और कलकत्ता काँग्रेस भी बीत</text:span> <text:span text:style-name="T62">गई। गाँव-गाँव की जिस उथल-पुथल का तुम जिक्र करते हो, उसे मैंने</text:span> <text:span text:style-name="T62">भी अपनी आँखों देखा है, और मैं मानता हूँ, वह अनहोनी चीज हुई; लेकिन</text:span> <text:span text:style-name="T62">इतनी बाढ़ के पार हो जाने पर भी, इसी लखनऊ में कितनी बार विदेशी</text:span> <text:span text:style-name="T62">कपड़ों की होली जल जाने पर भी तुम्हारे कान पर हूँ तक नहीं रेंगी,</text:span> <text:span text:style-name="T62">और आज तुम क्रान्ति के भंवर में पड़े जैसे आदमी की तरह बात करते</text:span> <text:span text:style-name="T62">हो।"</text:span></text:p>
      <text:p text:style-name="P202"><text:span text:style-name="T62">"तुम्हारा कहना ठीक है, शंकर, मेरे छोटे भैया! सचमुच यह भेंवर मेरे</text:span> <text:span text:style-name="T62">पैरों को उखाड़ना चाहता है। लेकिन इस भेंवर को मैं एक छोटा-सा</text:span> <text:span text:style-name="T62">स्थानीय भेंवर नहीं समझता; यह एक बड़े भ्रूवर से सम्बद्ध होकर प्रकट</text:span> <text:span text:style-name="T62">हुआ है। हर युग की सबसे जबरदस्त क्रान्तिकारी शक्ति जनता को लेकर</text:span> <text:span text:style-name="T62">प्रकट होती है।</text:span></text:p>
      <text:p text:style-name="P202"><text:span text:style-name="T62">"तुम सन् १८५७ से शुरू कर रहे हो, सफ्फू भाई ! बहुत भारी घिरावा</text:span> <text:span text:style-name="T62">मार रहे हो ?"</text:span></text:p>
      <text:p text:style-name="P204">"तो मैं कहूँ, शंकर क्यों ?"</text:p>
      <text:p text:style-name="P202"><text:span text:style-name="T62">"मैं सुनना चाहता हूँ। भाभी की पुडिंग बन ही रही है और कल है</text:span> <text:span text:style-name="T62">इतवार। बस, आदमी घर खबर दे आयेगा कि शंकर इसी लखनऊ में</text:span> <text:span text:style-name="T62">जिन्दा है, अपनी भाभी सकीना की पुडिंग खाकर खटे ले रहा है और</text:span> <text:span text:style-name="T62">फिर मैं रात भर सुनने के लिए निश्चिन्त हूँ।"</text:span></text:p>
      <text:p text:style-name="P204"/>
      <text:p text:style-name="P202"><text:span text:style-name="T62">"शंकर ! ऑक्सफोर्ड के मेरे जीवन का आधा मजा किरकिरा हो गया</text:span> <text:span text:style-name="T62">सिर्फ तुम्हारे न रहने से। खैर, मैं ही नहीं, भारत से बाहर सभी जगह</text:span> <text:span text:style-name="T62">राजनीति के विद्यार्थी मानते हैं कि पिछली सदी में और इस सदी में भी</text:span> <text:span text:style-name="T62">इंग्लैंड की राजनीति में जो भी परिवर्तन हुए हैं, वे अन्तर्राष्ट्रीय परिस्थिति,</text:span> <text:span text:style-name="T62">संसार की दूसरी राजशक्तियों की गतिविधि से मजबूर होकर; और इस</text:span> <text:span text:style-name="T62">परिस्थिति के कारणों पर भी विचार करें, तो वह मुख्यतः आर्थिक ही</text:span> <text:span text:style-name="T62">मिलेंगे। सन् १८५७ ई० की चोट के बाद हमारा मुल्क तो सो गया, या यह</text:span> <text:span text:style-name="T62">कहिए कि हमारे परिवर्तन की गति इतनी धीमी हो गई कि उसे हम सोना</text:span> <text:span text:style-name="T62">ही कह सकते हैं। किन्तु, दूसरे मुल्कों में भारी परिवर्तन हुए। हजार वर्ष</text:span> <text:span text:style-name="T62">पहले रोमन साम्राज्य के वक्त से टुकड़े-टुकड़े हुए। इटली सन् १८६०</text:span> <text:span text:style-name="T62">(ता० २ अप्रैल) में एक राष्ट्र बनने में सफल हुआ और उसने हमारे</text:span> <text:span text:style-name="T62">नौजवानों के लिए मेजिनी और गैरीबाल्डी जैसे आदर्श प्रदान किये। रोमन</text:span> <text:span text:style-name="T62">साम्राज्य को विध्वंस करने में समर्थ होकर जो जर्मन अपने को एकत्रित न कर सके, सन् १८६६ ई० में अधूरे तौर से और फ्रांस-विजय के बाद सन्</text:span> <text:span text:style-name="T62">१८७१ (ताo १८ जनवरी) में करीब-करीब पूरे तौर से पुसिया के नेतृत्व में</text:span> <text:span text:style-name="T62">अपना एक राष्ट्र बनाने में समर्थ हुए। सन् १८६६ ई० के इस परिवर्तन को</text:span> <text:span text:style-name="T62">संसार का एक भारी परिवर्तन समझिए। इसी के करने पर जर्मनी, फ्रांस</text:span> <text:span text:style-name="T62">की महान् शक्ति को सन् १८७० ई० में परास्त कर पेरिस और वर्साई पर</text:span> <text:span text:style-name="T62">अपनी विजय-ध्वजा गाड़ने में समर्थ हुआ और जिसकी वजह से इंग्लैंड,</text:span> <text:span text:style-name="T62">रूस की आँखें भयभीत हो बर्लिन की ओर देखने लगीं। यह तो हुआ बाहर</text:span> <text:span text:style-name="T62">के भय के बारे में, लेकिन इससे भी बड़ा भय हुआ पेरिस के मजदूरों के</text:span> <text:span text:style-name="T62">उस राज्य-पेरिस-कम्यून-से जो तारीख दो अप्रैल से डेढ़ महीने से कुछ ही ज्यादा (२ अप्रैल-२१ मई, सन् १८७१ ई०) रहा और जिसने बतला</text:span> <text:span text:style-name="T62">दिया कि सामन्त और बनिये ही नहीं, बल्कि मजदूर भी राज्य कर</text:span> <text:span text:style-name="T62">सकते है।"</text:span></text:p>
      <text:p text:style-name="P202"><text:span text:style-name="T62">"आप समझते हैं, इन सबके साथ भारत की राजनीतिक घटनाएँ</text:span> <text:span text:style-name="T62">सम्बद्ध हैं ?"</text:span></text:p>
      <text:p text:style-name="P202"><text:span text:style-name="T62">"राजनीतिक घटनाएँ नहीं, बल्कि हमारे शासक अँग्रेज भारत के बारे</text:span> <text:span text:style-name="T62">में जो भी नीति अख्तियार करते हैं, उसकी तह में उनका भारी हाथ होता</text:span> <text:span text:style-name="T62">है। यूरोप में जर्मनी-जैसी दुर्जेय शक्ति के पैदा होते ही फ्रांस, इंग्लैंड का</text:span> <text:span text:style-name="T62">प्रतिद्वन्दी नहीं रहा। अब उसे खतरा हो गया जर्मनी से। मृत पेरिस कम्यून</text:span> <text:span text:style-name="T62">और सन् १८६१ में आस्ट्रिया छोड़ सारी जर्मन रियासतों के एक जीवित</text:span> <text:span text:style-name="T62">जर्मन राष्ट्र ने हमारे पूँजीपति शासकों की नींद हराम कर दी--इसे कहने</text:span> <text:span text:style-name="T62">की जरूरत नहीं। साथ ही इसी वक्त और परिवर्तन होता है। सन् १६७२</text:span> <text:span text:style-name="T62">ई० में अँग्रेज </text:span><text:soft-page-break/><text:span text:style-name="T62">व्यापारी से पूँजीपति बने और कच्चे माल की खरीद से</text:span> <text:span text:style-name="T62">लेकर, उसे तैयार करके बेचने तक हर अवस्था में नफा उठाने के सस्ते</text:span> <text:span text:style-name="T62">पूँजीवाद को उन्होंने अपनाया। व्यापारवाद में सिर्फ कारीगरों के माल को इधर से उधर ले जाकर बेचने भर का नफा है, किन्तु पूँजीवाद में नफ़ा</text:span> <text:span text:style-name="T62">पग-पग पर है। रूई को खरीदने में नफ़ा, निकालने और गाँठ बाँधने में</text:span> <text:span text:style-name="T62">नफ़ा, रेल पर ढोने में नफ़ा, जहाज पर ले जाने में (किराये में) नफ़ा,</text:span> <text:span text:style-name="T62">मैनचेस्टर की मिल में सूत- कताई और कपड़ा-बुनाई में नफा, फिर जहाज</text:span> <text:span text:style-name="T62">से कपड़े के लौटाने में जहाज कम्पनी का नफा, रेल का नफा-इन सब</text:span> <text:span text:style-name="T62">नफों की तुलना कीजिए कारीगर के हाथ के बने माल को बेचने वाले</text:span> <text:span text:style-name="T62">व्यापारी के नफे से।"</text:span></text:p>
      <text:p text:style-name="P204">"व्यापारवाद से पूँजीवाद का नफ़ा, यह इष्ट है।</text:p>
      <text:p text:style-name="P202"><text:span text:style-name="T62">"और सन् १८७१ ई० में वर्साई से जब विजयी जर्मनी ने पुसिया के</text:span> <text:span text:style-name="T62">राजा विलियम प्रथम की सारी जर्मनी का कैसर (सम्राट) घोषित किया,</text:span> <text:span text:style-name="T62">उसके दूसरे साल (सन् १८७२ ई०) में कट्टर अँग्रेज पूँजीपतियों-टोरियों-ने</text:span> <text:span text:style-name="T62">इंग्लैंड के प्रधानमंत्री यहूदी डिस्राइली द्वारा साम्राज्यवाद की घोषणा कराई।</text:span> <text:span text:style-name="T62">घोषणा शब्दिक नहीं, बल्कि वस्तुस्थिति का प्राकट्य थी। फैक्टरियाँ इतनी</text:span> <text:span text:style-name="T62">बढ़ चुकी थीं कि उनके लिए सुरक्षित बाजार मिलने चाहिए। ऐसे बाजार,</text:span> <text:span text:style-name="T62">जहाँ जर्मनी और फ्रांस के बने माल की प्रतियोगिता का डर न हो, अर्थात्</text:span> <text:span text:style-name="T62">जहाँ के बाजार की इजारेदारी बिलकुल अपने हाथ में हो, साथ ही पूँजी भी</text:span> <text:span text:style-name="T62">इतनी जमा हो गई थी, कि उसको नफे पर लगाने के लिए सुरक्षित स्थान</text:span> <text:span text:style-name="T62">चाहिए। यह काल भी दूसरे मुल्कों को पूरी तौर से अपने हाथ में करने से</text:span> <text:span text:style-name="T62">ही होगा। साम्राज्य शब्द के भीतर डिस्राइली का यही अर्थ था। भारत में</text:span> <text:span text:style-name="T62">दोनों बातों का सुभीता था। योरप से भारत की ओर जाने वाला सबसे</text:span> <text:span text:style-name="T62">छोटा रास्ता था स्वेज नहर जो सन् १८६६ ई० में खुली थी। सन् १८७५</text:span> <text:span text:style-name="T62">ई० में मिस्र के खदीब के १,७७,००० शेयरों को चालीस लाख पौंडों में तार</text:span> <text:span text:style-name="T62">द्वारा डिस्राइली ने खरीदा। साम्राज्य-घोषणा को और आगे बढ़ाने में यह</text:span> <text:span text:style-name="T62">दूसरा कदम था, और पहली जनवरी, सन् १८७७ ई० को दिल्ली में दरबार</text:span> <text:span text:style-name="T62">कर रानी विक्टोरिया को साम्राज्ञी घोषित करके डिस्राइली की सरकार ने</text:span> <text:span text:style-name="T62">साम्राज्यवाद को इतनी दूर तक पहुँचा दिया कि अब उदार दल के</text:span> <text:span text:style-name="T62">ग्लैडेस्टन के दादा भी मंत्री बनकर आयें, किन्तु डिस्राइली की नीति को</text:span> <text:span text:style-name="T62">बदलने का सामर्थ्य नहीं रखते थे।" </text:span></text:p>
      <text:p text:style-name="P202"><text:span text:style-name="T62">"हम तो अभी तक अपने विद्यार्थियों को यही पढा रहे थे कि महारानी</text:span> <text:span text:style-name="T62">विक्टोरिया ने भारत-साम्राज्ञी कैसर-हिन्द की पदवी धारण कर भारत के</text:span> <text:span text:style-name="T62">ऊपर भारी अनुग्रह किया</text:span><text:span text:style-name="T63">।"</text:span></text:p>
      <text:p text:style-name="P202"><text:span text:style-name="T62">"और याद रखिए, छै साल पहले प्रुसिया के राजा ने भी उसी "कैसर’</text:span> <text:span text:style-name="T62">भेजे, जिन्होंने साम्राज्यवाद की गाँठों को और मजबूत करने की कोशिश</text:span> <text:span text:style-name="T62">की पदवी धारण की थी। कैसर का नाम कितना महँगा हो गया था। रोमन</text:span> <text:span text:style-name="T62">साम्राज्य के वक्त से 'परित्यक्त' शब्द की कीमत बाजार में झटपट कितनी तेज हो गई !</text:span></text:p>
      <text:p text:style-name="P211">"साथ ही रोमन भाषा के शब्द कैसर को सिर्फ हिन्दुस्तान में चलाना और अँग्रेजी में उसकी जगह 'इम्प्रेस’ रखना, इसमें भी कोई रहस्य तो नहीं है ?" </text:p>
      <text:p text:style-name="P202"><text:span text:style-name="T62">'हो सकता है। खैर, 'कैसर’ शब्द के साथ सन् १८७१ से हम साम्राज्यवाद के युग में प्रविष्ट होते हैं। इंग्लैंड पहले आता है। पराजित</text:span> <text:span text:style-name="T62">प्रजातन्त्रीय फ्रांस कुछ सँभलने के बाद सन् १८८१ ई० में तूनिस (अफ्रीका)</text:span> <text:span text:style-name="T62">पर अधिकार जमा साम्राज्यवाद का प्रारम्भ करता है। और नई फैक्टरियों</text:span> <text:span text:style-name="T62">और पूँजीपतियों से लैस जर्मनी भी सन् १८८४ ई० से उपनिवेश की माँग</text:span> <text:span text:style-name="T62">पेशकर साम्राज्यवाद की स्थापना का प्रयत्न करता है।</text:span></text:p>
      <text:p text:style-name="P211">"लेकिन इसका भारत में अँग्रेजों की नीति - परिवर्तन से क्या सम्बन्ध है ?"</text:p>
      <text:p text:style-name="P203"><text:span text:style-name="T62">“ नित्य नये सुधार होते यंत्रों, बढ़ते हुए कारखानों तथा उनसे होने वाले वाले पूँजी के रूप में नफे को लगाने का कोई इन्तजाम होना चाहिए । सन्</text:span> <text:span text:style-name="T62">१८७४-८० ई में डिस्राइली के मन्त्रिमण्डल ने उसे कर डाला। सन्</text:span> <text:span text:style-name="T62">१८८०-१२ तक रही न उदारदली </text:span><text:soft-page-break/><text:span text:style-name="T62">ग्लैड्स्टन सरकार, वह डिस्राइली के</text:span> <text:span text:style-name="T62">बढ़ाये कदम से पीछे नहीं जा सकती थी। हाँ, पूँजी की नंगी साम्राज्यवादी दानवता को कुछ भद्र वेश देने 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६५ से सन् १६०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2">किन्तु परिणाम उल्टा हुआ ! "</text:span></text:p>
      <text:p text:style-name="P196"><text:span text:style-name="T62">"क्या आपका मतलब लाल (लाजपतराय) बाल (बाल गंगाधर तिलक),</text:span> <text:span text:style-name="T62">पाल (विपिनचन्द्र पाल) से है ?’</text:span></text:p>
      <text:p text:style-name="P202"><text:span text:style-name="T62">"यह लाल, बाल, पाल उसी के बाहरी प्रतीक थे। जापान ने रूस को</text:span> <text:span text:style-name="T62">(८ फरवरी, सन् १६०४-सितम्बर, सन् १६०५ ई०) हराकर अपने को बड़ों</text:span> <text:span text:style-name="T62">की बिरादरी में शामिल कर एशिया में नई जागृति फैलाई । कर्जन से बंग-भंग और इस एशियायी विजय ने मिलकर कॉं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3">"</text:span></text:p>
      <text:p text:style-name="P204">"जरूर, वस्तुतः दुनिया एक दूसरे से नथी हुई है।“</text:p>
      <text:p text:style-name="P202"><text:span text:style-name="T62">"शंकर ! किसी क्रान्तिकारी आन्दोलन की ताकत निर्भर करती है दो</text:span> <text:span text:style-name="T62">बातों पर-उसे अन्तर्राष्ट्रीय परिस्थिति तथा उदाहरणों से कितनी प्रेरणा</text:span> <text:span text:style-name="T62">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2">निकल जाने का जिसको डर हो, वह क्रान्ति का सैनिक नहीं बन सकता।</text:span> <text:span text:style-name="T62">इसलिए मैं कहता हूँ कि क्रान्ति का वाहक साधारण जनता ही हो सकती</text:span> <text:span text:style-name="T62">है।"</text:span></text:p>
      <text:p text:style-name="P204">"मैं सहमत हूँ।"</text:p>
      <text:p text:style-name="P202">"अच्छा, तो आज इस जनता में जो उत्तेजना है, उसे जान रहे हो <text:span text:style-name="T62">और दूसरी ओर अन्तर्राष्ट्रीय परिस्थिति से क्या प्रेरणा मिल रही है, इसकी</text:span> <text:span text:style-name="T62">ओर भी ध्यान दो। पिछला महायुद्ध (सन् १९१४-१८) दुनिया में भारी आग</text:span> <text:span text:style-name="T62">लगा गया है। वह युद्ध था ही साम्राज्यवाद की उपज-पूँजी और तैयार</text:span> <text:span text:style-name="T62">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2">और क्रास-से जर्मनी की ठन गई। खैर, जर्मनी उसमें असफल रहा; लेकिन साथ ही साम्राज्यवाद की नींद में जबर्दस्त खलल डालने वाला एक</text:span> <text:span text:style-name="T62">और दुश्मन तैयार हो गया, यानी साम्यवाद-चीजें नफ़ा के लिए नहीं,</text:span> <text:span text:style-name="T62">बल्कि मानव-वंश को सुखी और समृद्ध बनाने के लिए पैदा की जाये।</text:span> <text:span text:style-name="T62">मशीन में सुधार होता है, फैक्टरी बढ़ती है, माल ज्यादा पैदा होता है और</text:span> <text:span text:style-name="T62">उनके लिए ज्यादा बाज़ार की जरूरत होती है। फिर उसे खरीदने के लिए</text:span> <text:span text:style-name="T62">हाथ में पैसे की जरूरत होती है, जिसके लिए हर खरीददार को पूरा वेतन</text:span> <text:span text:style-name="T62">मिलना चाहिए। जितना ही हाथ में <text:s/>पैसा कम रहेगा, उतना ही माल खरीदा</text:span> <text:span text:style-name="T62">नहीं जायेगा। उतना ही माल बाजार में या गोदाम में पड़ा रहेगा – मन्दी</text:span> <text:span text:style-name="T62">होगी उतना ही माल को कम पैदा करना होगा, उतने ही कारखाने बन्द</text:span> <text:span text:style-name="T62">रहेंगे, उतने ही मजदूर बेकार होंगे, उतना ही उनके पास माल खरीदने के</text:span> <text:span text:style-name="T62">लिए पैसा नहीं रहेगा, फिर माल क्या खाक खरीदेंगे; फैक्टरी क्या धूल</text:span> <text:span text:style-name="T62">चलेगी ? साम्यवाद कहता है, नफ़ा का ख्याल छोड़ो। अपने राष्ट्र या सारे</text:span> <text:span text:style-name="T62">संसार को एक परिवार मानकर उसके लिए जितनी आवश्यकताएँ हों, उन्हें</text:span> <text:span text:style-name="T62">पैदा करो, हर </text:span><text:soft-page-break/><text:span text:style-name="T62">एक से उसकी क्षमता के अनुसार काम लो, हर एक को</text:span> <text:span text:style-name="T62">उसकी आवश्यकता के मुताबिक जीवनोपयोगी सामग्री दो। हाँ, जब तक</text:span> <text:span text:style-name="T62">आवश्यकता पूरी करने भर के लिए कल-कारखाने और कारीगर, इंजीनियर</text:span> <text:span text:style-name="T62">न हों, तब तक काम के अनुसार दो और यह तभी हो सकता है, जब कि</text:span> <text:span text:style-name="T62">वैयक्तिक सम्पत्ति का अधिकार ने भूमि पर रहे, न फैक्टरी पर, अर्थात् सारे</text:span> <text:span text:style-name="T62">उत्पादन के साधनों पर उस महापरिवार का अधिकार हो ।"</text:span></text:p>
      <text:p text:style-name="P204">"कल्पना सुन्दर है।</text:p>
      <text:p text:style-name="P202"><text:span text:style-name="T62">"यह अब कल्पना ही नहीं है, शंकर ! दुनिया के छठे हिस्से-रूस पर</text:span> <text:span text:style-name="T62">७ नवम्बर, सन् १६१७ ई० से साम्यवादी सरकार कायम हो चुकी है। आज</text:span> <text:span text:style-name="T62">भी पूँजीवादी दुनिया मानवता की उस एक मात्र आशा को मिटाना चाहती</text:span> <text:span text:style-name="T62">है, किन्तु पहली जबरदस्त परीक्षा में सोवियत सरकार उत्तीर्ण हो चुकी है।</text:span> <text:span text:style-name="T62">हाँ, फ्रांस, अमेरिका के पूँजीपतियों की मदद से हंगरी में छै मास (मार्च-अगस्त, सन् १६१६ ई०) के बाद वहाँ से सोवियत शासन को खत्म कर</text:span> <text:span text:style-name="T62">दिया गया। सोवियत रूस की मजदूर किसान सरकार का अस्तित्व दुनिया</text:span> <text:span text:style-name="T62">के लिए भारी प्रेरणा है, और जिन शक्तियों ने सोवियत शासन को कायम</text:span> <text:span text:style-name="T62">किया, वह हर मुल्क में काम कर रही हैं। लड़ाई बन्द होने के साथ अँग्रेजों</text:span> <text:span text:style-name="T62">ने रोलट-कानून पास करने की जल्दी क्यों की ? उसी विश्व की</text:span> <text:span text:style-name="T62">क्रान्तिकारिणी शक्ति को कुण्ठित करने के लिए। फिर सोचिए-न वह</text:span> <text:span text:style-name="T62">क्रान्तिकारी शक्ति दुनिया को उलटने के लिए भूमण्डल के कोने-कोने में</text:span> <text:span text:style-name="T62">दौड़ती, न अँग्रेज रोलट- कानून बनाते, न रोलट-कानून बनता और न</text:span> <text:span text:style-name="T62">गाँधी उसके विरुद्ध जनता को उठाने के लिए आवाज लगाते और न छिपा</text:span> <text:span text:style-name="T62">हुआ दावानल सन् १८५७ के बाद फिर आज जगता। इसीलिए मैंने कहा</text:span> <text:span text:style-name="T62">कि हम बिलकुल एक नये क्रान्तिकारी युग में दाखिल हो रहे हैं।“</text:span></text:p>
      <text:p text:style-name="P202"><text:span text:style-name="T62">"तो आपका ख्याल है–गाँधी क्रान्तिकारी नेता हैं ? जो गाँधी,</text:span> <text:span text:style-name="T62">गोखले-जैसे नर्मदली नेता को अपना गुरु मानते हैं, वह कैसे क्रान्तिकारी</text:span> <text:span text:style-name="T62">नेता बन सकते हैं, सफफ् भाई ?"</text:span></text:p>
      <text:p text:style-name="P202"><text:span text:style-name="T62">"गाँधी की तमाम बातों और उनके तमाम विचारों को मैं क्रान्तिकारी</text:span> <text:span text:style-name="T62">नहीं मानता, शंकर ! क्रान्तिकारी शक्ति के स्रोत साधारण जनता का जो</text:span> <text:span text:style-name="T62">उन्होंने आह्वान किया है, मैं उतने अंश में उनके इस काम को क्रान्तिकारी</text:span> <text:span text:style-name="T62">कहता हूँ। उनकी धर्म की दुहाई-खिलाफ़त की खासकर-को मैं सरासर</text:span> <text:span text:style-name="T62">क्रान्ति-विरोधी चाल समझता हूँ। उनके कलों-मशीनों को छोड़ पीछे की</text:span> <text:span text:style-name="T62">ओर लौटने को भी मैं प्रतिगामिता समझता हूँ। उनके स्कूलों, कॉलेजों को</text:span> <text:span text:style-name="T62">बन्द करने की बात को भी मैं इसी कोटि में रखता हूँ।"</text:span></text:p>
      <text:p text:style-name="P202"><text:span text:style-name="T62">"तुम्हारा बेटा जीवे, सफ्फू भैया ! मेरी तो साँस रँगने लगी थी, जब</text:span> <text:span text:style-name="T62">तुम गाँधी की प्रशंसा में आगे बढ़ रहे थे। मैंने सोचा था-कहीं स्कूल,</text:span> <text:span text:style-name="T62">कॉलेजों को शैतान का कारखाना तुम भी तो नहीं कहने जा रहे हो ?’</text:span></text:p>
      <text:p text:style-name="P202"><text:span text:style-name="T62"><text:s text:c="2"/>'शिक्षा-प्रणाली दोषपूर्ण हो सकती है, शंकर ! किन्तु आज के स्कूलों,</text:span> <text:span text:style-name="T62">कॉलेजों से हमें साइंस का परिचय होता है, जिसके बिना आज मनुष्य</text:span> <text:span text:style-name="T62">मनुष्य नहीं रह सकता। हमारी मुक्ति जब भी होगी, उसमें साइंस का खास</text:span> <text:span text:style-name="T62">हाथ होगा। दिन-दिन बढ़ती मानव-जाति की भविष्य की समृद्धि उसी साइंस</text:span> <text:span text:style-name="T62">पर निर्भर है, इसलिए साइंस को छोड़कर पीछे हटना आत्महत्या है।</text:span> <text:span text:style-name="T62">स्कूलों, कॉलेजों को बन्द कर चर्खे-कर्घ की पाठशालाएँ कायम करना</text:span> <text:span text:style-name="T62">बिलकुल अन्धकार-युग की ओर खींचने की चेष्टा है। क्रान्ति-सैनिक बनने</text:span> <text:span text:style-name="T62">के लिए विद्यार्थियों का आह्वान करना बुरा नहीं है, इसे तो तुम भी मानोगे,</text:span> <text:span text:style-name="T62">शंकर !"</text:span></text:p>
      <text:p text:style-name="P204">"जरूर ! और दूसरे बायकाट ?" </text:p>
      <text:p text:style-name="P202"><text:span text:style-name="T62">"कचहरियों का बायकाट ? ठीक इसके द्वारा हम अपने विदेशी</text:span> <text:span text:style-name="T62">शासकों को अपनी क्षमता और रोष दिखलाते हैं। विलायती माल का</text:span> <text:span text:style-name="T62">बायकाट भी अँग्रेजी बनियों के मुँह पर जबरदस्त चपत है, और इससे</text:span> <text:span text:style-name="T62">हमारे स्वदेशी उद्योग-धंधे को मदद मिलेगी।</text:span><text:span text:style-name="T63">"</text:span></text:p>
      <text:p text:style-name="P204">"तो सफ्फू भाई ! मैं देखता हूँ तुम बहुत दूर तक चले गये हो।</text:p>
      <text:p text:style-name="P204">"अभी नहीं, अब जाना चाहता हूँ।"</text:p>
      <text:p text:style-name="P204">"जाना चाहते हो ?’</text:p>
      <text:p text:style-name="P204"><text:soft-page-break/>"पहले यह बताओ, हम क्रान्ति-युग से गुजर रहे हैं कि नहीं ?"</text:p>
      <text:p text:style-name="P202"><text:span text:style-name="T62">"मैंने तुमसे कितने ही सवाल पूछने ही के लिए पूछे, सफ्फू भाई !</text:span> <text:span text:style-name="T62">नहीं तो, जिस दिन से रूसी क्रान्ति की खबर मुझे मिली; तब से ही मैंने</text:span> <text:span text:style-name="T62">हूँढ़-ढूँढ़कर साम्यवादी साहित्य को पढ़ना और उससे भी ज्यादा अपनी</text:span> <text:span text:style-name="T62">समस्याओं पर साम्यवादी दृष्टि से विचार करना शुरू किया। मैं समझता हूँ।</text:span> <text:span text:style-name="T62">भारत और विश्व के कल्याण का यही रास्ता है। मैं अभी तक सिर्फ इस</text:span> <text:span text:style-name="T62">सन्देह में पड़ा हुआ था कि गाँधी को असहयोग उस महान् उद्देश्य में</text:span> <text:span text:style-name="T62">साधक होगा या नहीं, किन्तु जैसे ही तुमने क्रान्तिवाहक जनता की और</text:span> <text:span text:style-name="T62">मेरा ध्यान आकर्षित किया, वैसे ही मेरा सन्देह दूर हो गया। मैं गाँधी को</text:span> <text:span text:style-name="T62">क्रान्ति का योग्य वाहक नहीं समझता, सफ्फू भैया ! तुमसे साफ कहूँ,</text:span> <text:span text:style-name="T62">किन्तु जनता को मैं मानता हूँ। सन् १८५७ ई० में पदच्युत सामन्तों ने चर्बी,</text:span> <text:span text:style-name="T62">कारतूस और 'धर्म खतरे में' की झूठी दुहाई देकर जनता के जबरदस्त</text:span> <text:span text:style-name="T62">हिस्से को खींचा था, किन्तु अब जनता रोटी के सवाल पर खींची जा रही</text:span> <text:span text:style-name="T62">है। मैं समझता हूँ, दुहाई ठीक है, क्रान्ति का रव ठीक है, और गाँधी पीछे</text:span> <text:span text:style-name="T62">यदि अपने वास्तविक रूप में भी आयेंगे तो भी मैं समनता हूँ, क्रान्ति के</text:span> <text:span text:style-name="T62">चक्र को वह उलट नहीं सकेंगे।"</text:span></text:p>
      <text:p text:style-name="P202"><text:span text:style-name="T62">"इसीलिए मैं निश्चय कर रहा हूँ क्रान्ति की सेना में दाखिल होने का,</text:span> <text:span text:style-name="T62">असहयोगी बनने का।"</text:span></text:p>
      <text:p text:style-name="P204">"इतनी जल्दी !"</text:p>
      <text:p text:style-name="P202"><text:span text:style-name="T62">"जल्दी करनी होती, तो मैं बहुत पहले मैदान में उतरा होता। बहुत</text:span> <text:span text:style-name="T62">सोचने-समझने के बाद और आज तुम्हारी राय लेकर मैं इस निश्चय को</text:span> <text:span text:style-name="T62">प्रकट कर रहा हूँ।"</text:span></text:p>
      <text:p text:style-name="P204"/>
      <text:p text:style-name="P202"><text:span text:style-name="T62">सफ़दर के गंभीर चेहरे से जिस वक्त ये शब्द निकल रहे थे, उस</text:span> <text:span text:style-name="T62">वक्त शंकर की दृष्टि कुछ दूर गई हुई थी। उन्हें चुप देख सफ़दर ने फिर</text:span> <text:span text:style-name="T62">कहा-"अज़ीजम ! तुम सोच रहे होगे, अपनी भाभी के अधर-राग को,</text:span> <text:span text:style-name="T62">उसकी रेशमी साड़ी की मखमली गुर्गाबी को अथवा इस बँगले और</text:span> <text:span text:style-name="T62">खानसामों को। मैं सकीना पर जोर न देंगा, वह चाहे जैसी जिन्दगी पसन्द</text:span> <text:span text:style-name="T62">करे, उसके पास अपनी भी जायदाद है और यह बँगला, अपने कितने गाँव</text:span> <text:span text:style-name="T62">तथा कुछ नकद भी हैं। मेरे लिए वह कोई आकर्षण नहीं रखते | उसकी</text:span> <text:span text:style-name="T62">इच्छा चाहे जिस तरह की जिन्दगी पसन्द करे ।"</text:span></text:p>
      <text:p text:style-name="P202"><text:span text:style-name="T62">"मैं भाभी और तुम्हारी ही बात नहीं सोच रहा था; सोच रहा था अपने</text:span> <text:span text:style-name="T62">बारे में। मेरे रास्ते में जो मानसिक रुकावट थी, वह भी दूर हो गयी !</text:span> <text:span text:style-name="T62">आओ, हम दोनों भाई साथ ही क्रान्ति के पथ पर उतरें ।"</text:span></text:p>
      <text:p text:style-name="P202"><text:span text:style-name="T62">डबडबाई आँखों से सफ़दर ने कहा-"ऑक्सफोर्ड में शंकर ! तुम्हारे</text:span> <text:span text:style-name="T62">लिए मैं तरसता था। अब मैं फाँसी के तख्ते पर भी हँसते-हँसते चढ़</text:span> <text:span text:style-name="T62">जाऊँगा !”</text:span></text:p>
      <text:p text:style-name="P204">सकीना ने आकर खाने का पैगाम दिया, मजलिस बर्खास्त हुई।</text:p>
      <text:p text:style-name="P204"/>
      <text:p text:style-name="P205">2.</text:p>
      <text:p text:style-name="P207"/>
      <text:p text:style-name="P202"><text:span text:style-name="T62">उसी रास्ते सकीना ने सफ़दर के चेहरे को ज्यादा उत्फुल्ल देखा था;</text:span> <text:span text:style-name="T62">किन्तु वह यही समझती थी कि वह देवर शंकर के साथ बातचीत का</text:span> <text:span text:style-name="T62">परिणाम है। सफ़दर के लिए सबसे मुश्किल था, अपने निश्चय को सकीना</text:span> <text:span text:style-name="T62">तक पहुँचाना। वैसे सफ़दर भी लाड़-प्यार में पले थे; किन्तु वह गाँव के</text:span> <text:span text:style-name="T62">रहने वाले थे और नंगी गरीबी को सहानुभूतिपूर्ण आँखों से देखते-देखते</text:span> <text:span text:style-name="T62">वह अपने में विश्वास रखते थे, कि जिस परीक्षा में वह अपने को डालने</text:span> <text:span text:style-name="T62">जा रहे हैं, उसमें उत्तीर्ण होंगे। किन्तु सकीना की बात दूसरी थी। वह</text:span> <text:span text:style-name="T62">शहर के एक रईस के घर में पली थी। उसके लिए कहा जा सकता</text:span> <text:span text:style-name="T62">था—“सिय न दीन्ह पग अवनि कठोरा।" इतवार को भी सफ़दर हिम्मत नहीं</text:span> <text:span text:style-name="T62">कर सके। सोमवार को चीफ कोर्ट में वह अपने कुछ नजदीकं दोस्तों को</text:span> <text:span text:style-name="T62">भी जब अपने निश्चय को सुना चुके, तो सकीना को निश्चय </text:span><text:soft-page-break/><text:span text:style-name="T62">सुनाना उनके</text:span> <text:span text:style-name="T62">लिए लाजिमी हो उठा।</text:span> </text:p>
      <text:p text:style-name="P202"><text:span text:style-name="T62">उस रात को उन्होंने लखनऊ में मिलने वाली सर्वश्रेष्ठ शम्पेन मॅगवाई</text:span> <text:span text:style-name="T62">थी। सकीना ने समझा कि आज कोई और दोस्त आवेगा, किन्तु जब</text:span> <text:span text:style-name="T62">उन्होंने खाने के बाद बैरा को शम्पेन खोलकर लाने को कहा, तो सकीना</text:span> <text:span text:style-name="T62">को कुछ कौतूहल हुआ। सफ़दर ने सकीना के ओठों में शम्पेन के प्याले</text:span> <text:span text:style-name="T62">को लगाते हुए कहा-"प्यारी सकीना ! मेरे लिए यह तुम्हारा अन्तिम प्रसाद</text:span> <text:span text:style-name="T62">होगा।"</text:span></text:p>
      <text:p text:style-name="P204">"शराब छोड़ रहे हो, प्रियतम ?"</text:p>
      <text:p text:style-name="P202"><text:span text:style-name="T62">"हाँ, प्यारी ! और भी बहुत कुछ; किन्तु तुम्हें नहीं। अबसे तुम्हीं मेरी</text:span> <text:span text:style-name="T62">शराब रहोगी, तुम्हारे सौन्दर्य को पीकर ही मेरी आँखें सुर्ख हो जाया</text:span> <text:span text:style-name="T62">करेंगी।" सकीना के चेहरे को उदास पड़ते देख फिर कहा - 'प्यारी सकीना !</text:span> <text:span text:style-name="T62">अभी हम लोग इस शम्पेन को खत्म करें, हमें और भी बातें करनी हैं ।"</text:span> </text:p>
      <text:p text:style-name="P202"><text:span text:style-name="T62">सकीना को शराब में लुत्फ नहीं आयी, यद्यपि सफ़दर ने उमर</text:span> <text:span text:style-name="T62">खय्याम की कितनी ही रुबाइयाँ उसके प्यालों पर खर्च कीं ।</text:span></text:p>
      <text:p text:style-name="P204"/>
      <text:p text:style-name="P202"><text:span text:style-name="T62">नौकर-चाकर चले गये, और अब सकीना सफ़दर के पास आकर</text:span> <text:span text:style-name="T62">किसी अनिष्ट की आशंका से सिकुड़ी जाती-सी लेट रही, तब सफ़दर ने</text:span> <text:span text:style-name="T62">अपनी जबान खोली-"प्यारी सकीना ! मैंने एक बड़ा निश्चय कर डाला है,</text:span> <text:span text:style-name="T62">यद्यपि मैं अपना अपराध स्वीकार करता हैं, कि ऐसे निश्चय के करने में</text:span> <text:span text:style-name="T62">मुझे तुम्हें भी बोलने का मौका देना चाहिए था। मैंने ऐसा अपराध क्यों किया, इसे तुम आगे की बात से समझ जाओगी। संक्षेप में वह निश्चय</text:span> <text:span text:style-name="T62">है-मैं अब देश की स्वतन्त्रता का सैनिक बनने जा रहा हूँ।"</text:span></text:p>
      <text:p text:style-name="P202"><text:span text:style-name="T62">सकीना के हृदय पर ये शब्द वज्र से पड़े, इसमें सन्देह नहीं, और</text:span> <text:span text:style-name="T62">इसीलिए वह मुँह से कुछ बोल न सकी। उसे चुप देखकर सफ़दर ने फिर</text:span> <text:span text:style-name="T62">कहा-"किन्तु प्यारी सकीना ! तुम्हारे लड़कपन से सुख के जीवन को</text:span> <text:span text:style-name="T62">देखते हुए मैं तुम्हें काँटों में घसीटना नहीं चाहता।"</text:span></text:p>
      <text:p text:style-name="P204"><text:s text:c="2"/></text:p>
      <text:p text:style-name="P202"><text:span text:style-name="T62">सकीना को मालूम हुआ उसके हृदय पर एक और जबर्दस्त चोट</text:span> <text:span text:style-name="T62">लगी, जिससे पहली चोट उसे भूल गई, और उसका जागृत आत्म-सम्मान</text:span> <text:span text:style-name="T62">एकाएक उसके मुँह से कहला गया-"प्रियतम ! क्या तुमने सचमुच मुझे</text:span> <text:span text:style-name="T62">इतना आरामतलब समझा है कि तुम्हें काँटों पर घिसटते देख मैं पलँग पर</text:span> <text:span text:style-name="T62">बैठना चाहूँगी। सफ़दर ! यदि मैंने तुम्हें दिल से प्यार किया है, तो वह मुझे</text:span> <text:span text:style-name="T62">तुम्हारे साथ कहीं भी जाने में मेरी सहायता करेगा। मैंने अगरबत्तियाँ बहुत</text:span> <text:span text:style-name="T62">खर्च कीं; मैनें अपने समय का बहुत-सा हिस्सा बनाव-श्रृंगार में लगाया;</text:span> <text:span text:style-name="T62">मैंने कठोर जीवन से परिचय प्राप्त करने का कभी प्रयत्न नहीं किया; किन्तु</text:span> <text:span text:style-name="T62">सफ़दर ! मेरे तुम्हीं सब कुछ हो, इसलिए नहीं कि मैं तुम पर भार होऊँ;</text:span> <text:span text:style-name="T62">बल्कि यह इसलिए मैं कह रही हूँ कि मैं तुम्हारे साथ रहूँगी, और जैसे</text:span> <text:span text:style-name="T62">तुमने इस जीवन में पथ-प्रदर्शन किया, वैसे ही आने वाले जीवन में भी</text:span> <text:span text:style-name="T62">पथ-प्रदर्शन करना।"</text:span></text:p>
      <text:p text:style-name="P204"><text:s/></text:p>
      <text:p text:style-name="P202"><text:span text:style-name="T62">सफ़दर को इतनी आशा न थी, यद्यपि वह जानते थे कि सकीना का</text:span> <text:span text:style-name="T62">संकल्प बहुत दृढ़ होता है। सफ़दर ने फिर कहा-"मैंने नये मुकदमें लेने</text:span> <text:span text:style-name="T62">बन्द कर दिये हैं। पुरानों में से भी कितनों को दूसरों के सुपुर्द करने जा रहा हूँ। मुझे आशा है, इसी हफ्ते में कचहरी से मुझे छुट्टी हो जायेगी।"</text:span></text:p>
      <text:p text:style-name="P204">"एक बात और सुनाऊँ, सकीना ! शंकर भी मेरे साथ कूद रहे हैं।“</text:p>
      <text:p text:style-name="P204">"शंकर !” सकीना ने विस्मय से कहा।</text:p>
      <text:p text:style-name="P202"><text:span text:style-name="T62">"शंकर रत्न है सकीन</text:span><text:span text:style-name="T63">ा</text:span><text:span text:style-name="T62">, रत्न ! मेरे साथ वह दुनिया के छोर तक</text:span> <text:span text:style-name="T62">जाता, ऑक्सफोर्ड में मैं बराबर उसकी याद करता रहा।"</text:span></text:p>
      <text:p text:style-name="P204">"लेकिन सफ़दर ! शंकर की कुर्बानी तुमसे ज्यादा है।"</text:p>
      <text:p text:style-name="P202"><text:span text:style-name="T62">"उसने कुर्बानी के जीवन को स्वयं अख्तियार कर रखा है. सकीना !</text:span> <text:span text:style-name="T62">जान-बूझकर वह वहाँ से टस से मस नहीं हुआ, नहीं तो वह </text:span><text:soft-page-break/><text:span text:style-name="T62">अच्छा वकील</text:span> <text:span text:style-name="T62">हो सकता था, अपने महकमे में भी तरक्की कर सकता था।"</text:span></text:p>
      <text:p text:style-name="P202"><text:span text:style-name="T62">"उसके दो बच्चों के मरने पर तो मैं बहुत रोई थी; किन्तु अब</text:span> <text:span text:style-name="T62">समझती हूँ, चार में से दो का बोझा कम होना अच्छा ही हुआ।“</text:span></text:p>
      <text:p text:style-name="P204">"और चम्पा शंकर के इस निश्चय को कैसे लेगी. सकीना ?"</text:p>
      <text:p text:style-name="P204">"वह आँख पूँदकर स्वीकार करेगी, उसने मुझे तुम्हारा प्रेम सिखलाया, सफ्फू !"</text:p>
      <text:p text:style-name="P204">"हमें अपने भविष्य के रहन-सहन के बारे में भी तय करना है।“</text:p>
      <text:p text:style-name="P204">"तुमने तो अभी कहा, साचने का अवसर कहाँ पाया? तुम्हीं बतलाओ ?"</text:p>
      <text:p text:style-name="P202"><text:span text:style-name="T62">"हमारे गाँव की दाई शरीफन और मंगर को छोड़कर बाकी सारे</text:span> <text:span text:style-name="T62">नौकरों को महीने की तनख्वाह इनाम में देकर विदा कर देना होगा।“</text:span></text:p>
      <text:p text:style-name="P204">"ठीक ।</text:p>
      <text:p text:style-name="P204">"दोनों मोटरों को बेच देना होगा।</text:p>
      <text:p text:style-name="P204">"बिल्कुल ठीक ।</text:p>
      <text:p text:style-name="P202"><text:span text:style-name="T62">"एक-दो चारपाई और कुछ कुर्सियों के सिवाय घर के सभी सामान</text:span> <text:span text:style-name="T62">को बँटवा या नीलाम कर देना होगा ।</text:span></text:p>
      <text:p text:style-name="P204">"यह भी ठीक ।"</text:p>
      <text:p text:style-name="P202"><text:span text:style-name="T62">"लाश रोड पर जो खाला की हवेली हमें मिली है, उसी में हमें</text:span> <text:span text:style-name="T62">चलकर रहना होगा और इस बँगले को किराये पर लगा देना होगा।</text:span></text:p>
      <text:p text:style-name="P204">"बहुत अच्छा ।</text:p>
      <text:p text:style-name="P202"><text:span text:style-name="T63">"</text:span><text:span text:style-name="T62">और तो कोई बात याद नहीं पड़ रही है।</text:span></text:p>
      <text:p text:style-name="P204">"मेरे कपड़े-विलायती कपड़े ?’</text:p>
      <text:p text:style-name="P202"><text:span text:style-name="T62">"गाँधी के असहयोग में दाखिल हो रहा हूँ, इसीलिए कह रहा हूँ। मैं</text:span> <text:span text:style-name="T62">इन्हें जलाने के पक्ष में नहीं हूँ, खासकर जब कि विलायती कपड़ों की</text:span> <text:span text:style-name="T62">होली काफी जलाई जा चुकी है। लेकिन मेरा खद्दर का कुर्ता और</text:span> <text:span text:style-name="T62">पायजामा सिलकर परसों ही आ रहा है।"</text:span></text:p>
      <text:p text:style-name="P204">"बड़े खुदगर्ज हो, सफफू !”</text:p>
      <text:p text:style-name="P204">"खद्दर की भारी-भरकम साड़ी पहनोगी, सकीना ?"</text:p>
      <text:p text:style-name="P204">"मैं तुम्हारे साथ दुनिया के अन्त तक चलँगी।"</text:p>
      <text:p text:style-name="P204">"और इन कपड़ों को ?’</text:p>
      <text:p text:style-name="P204">"यही समझ में नहीं आता।"</text:p>
      <text:p text:style-name="P202"><text:span text:style-name="T62">"यदि नीलाम में बिक जाते, तो उसी दाम से गरीबों के लिए कपड़े</text:span> <text:span text:style-name="T62">खरीदकर बाँट देती; खैर बाँट-बँट की कोशिश करूंगी।"</text:span></text:p>
      <text:p text:style-name="P208"/>
      <text:p text:style-name="P206">3.</text:p>
      <text:p text:style-name="P207"/>
      <text:p text:style-name="P202"><text:span text:style-name="T62">सफ़दर जैसे उदीयमान बैरिस्टर के इस महात्याग का चारों और</text:span> <text:span text:style-name="T62">बखान होने लगा, यद्यपि खुद सफ़दर इसके लिए अपने से ज्यादा शंकर</text:span> <text:span text:style-name="T62">को मुश्तहक समझते थे। अक्टूबर और नवम्बर भर सफ़दर को घूमकर</text:span> <text:span text:style-name="T62">लोगों में प्रचार करने का मौका मिला था। कितनी ही बार उनके साथ</text:span> <text:span text:style-name="T62">सकीना और कितनी ही बार शंकर भी रहते थे। उनका मन गाँवों में ज्यादा</text:span> <text:span text:style-name="T62">लगता था, क्योंकि उनका विश्वास जितना गाँव के किसानों और श्रमिकों</text:span> <text:span text:style-name="T62">पर था, उतना शहर के पढ़े-लिखों पर नहीं । लेकिन हफ्ते के भीतर ही</text:span> <text:span text:style-name="T62">उन्हें पता लगा, कि उनकी फसीह उर्दू का चौथाई भी लोगों के पल्ले नहीं</text:span> <text:span text:style-name="T62">पड़ रहा है। शंकर ने शुरू ही से "आइन गइन’ में व्याख्यान देना शुरू</text:span> <text:span text:style-name="T62">किया था, जिसके असर को देख सफ़दर ने अवधी में बोलने का निश्चय</text:span> <text:span text:style-name="T62">किया। पहले उनकी भाषा में किताबी शब्द ज्यादा आते थे; किन्तु </text:span><text:soft-page-break/><text:span text:style-name="T62">अपने</text:span> <text:span text:style-name="T62">परिश्रम और शंकर की सहायता से दो महीने बीतते-बीतते उन्हें अवधी के</text:span> <text:span text:style-name="T62">बहुत भूले और नये शब्द याद हो गये, और ग्रामीण जनता उनकी एक-एक</text:span> <text:span text:style-name="T62">बात को झूम-झूमकर सुनती।।</text:span></text:p>
      <text:p text:style-name="P202"><text:span text:style-name="T62">दिसम्बर (सन्१६२० ई०) के पहले सप्ताह में अपने यहाँ के बहुत से</text:span> <text:span text:style-name="T62">राष्ट्रकर्मियों की भाँति शंकर के साथ सफ़दर भी साल भर की सजा पा</text:span> <text:span text:style-name="T62">फैजाबाद जेल में भेज दिये गये। चम्पा और सकीना उसके बाद भी काम</text:span> <text:span text:style-name="T62">करती रहीं, किन्तु उन्हें नहीं पकड़ा गया।</text:span></text:p>
      <text:p text:style-name="P204"/>
      <text:p text:style-name="P202"><text:span text:style-name="T62">जेल में जाने पर सफ़दर नियम से एक घंटा चरखा चलाते थे। जो</text:span> <text:span text:style-name="T62">लोग उनके गाँधी-विरोधी राजनीतिक विचारों को जानते थे, उनके चर्खे पर</text:span> <text:span text:style-name="T62">कटाक्ष करते थे। सफ़दर का कहना था- "विलायती कपड़े के बायकाट को</text:span> <text:span text:style-name="T62">मैं एक राजनीतिक हथियार समझता हूँ, और साथ ही मैं यह भी जानता हूँ।</text:span> <text:span text:style-name="T62">कि हमारे देश में अभी पर्याप्त कपड़ा तैयार नहीं होता, इसलिए हमें</text:span> <text:span text:style-name="T62">कपड़ा भी पैदा करना चाहिए; किन्तु जिस वक्त देश में मिल पर्याप्त</text:span> <text:span text:style-name="T62">कपड़ा तैयार करने लगे, उस वक्त भी चर्खा चलाने का मैं पक्षपाती</text:span> <text:span text:style-name="T62">नहीं हूँ।"</text:span></text:p>
      <text:p text:style-name="P204"/>
      <text:p text:style-name="P202"><text:span text:style-name="T62">जेल में बैठे-ठाले लोगों की संख्या ही ज्यादा थी। ये लोग गाँधीजी</text:span> <text:span text:style-name="T62">के साल भर में स्वराज्य के वचन पर विश्वास कर बैठे हुए थे, और</text:span> <text:span text:style-name="T62">समझते थे-जेल में आ जाने के साथ ही उनका काम खतम हो गया।</text:span> <text:span text:style-name="T62">अभी तक गाँधीवाद ने पाखंड, धोखा और दिखलावे का ठेका नहीं लिया था,</text:span> <text:span text:style-name="T62">इसलिए कह सकते थे कि असहयोगी कैदियों में ईमानदार राष्ट्रकर्मियों</text:span> <text:span text:style-name="T62">की ही संख्या ज्यादा थी। तो भी सफ़दर और शंकर को यह देखकर क्षोभ</text:span> <text:span text:style-name="T62">होता था, कि उनमें अपने राजनीतिक ज्ञान के बढ़ाने की और शायद ही</text:span> <text:span text:style-name="T62">किसी का ध्यान हो। उनमें से कितने ही रामायण, गीता या कुरान पढ़ते;</text:span> <text:span text:style-name="T62">हाथ में सुमिरनी ले नाम जपते; कितने सिर्फ ताश और शतरंज में ही</text:span> <text:span text:style-name="T62">अपना सारा समय खतम कर देते।</text:span></text:p>
      <text:p text:style-name="P204"><text:s/></text:p>
      <text:p text:style-name="P202"><text:span text:style-name="T62">एक दिन गाँधीवादी राजनीतिक दिग्गज विद्वान् विनायकप्रसाद से</text:span> <text:span text:style-name="T62">सफ़दर की छिड़ गई। शंकर भी उस वक्त वहीं थे। विनायकप्रसाद ने कहा-"अहिंसा का राजनीति में इस्तेमाल गाँधीजी का महान् आविष्कार है,</text:span> <text:span text:style-name="T62">और यह अमोघ हथियार है।"</text:span></text:p>
      <text:p text:style-name="P202"><text:span text:style-name="T62">"हमारी वर्तमान स्थिति में वह उपयोगी हो सकता है; किन्तु अहिंसा; कोई अमोघ-वमोघ हथियार नहीं है। दुनिया में जितने अहिंसक पशु हैं,</text:span> <text:span text:style-name="T62">वही ज्यादा दूसरे के शिकार होते हैं।</text:span></text:p>
      <text:p text:style-name="P202"><text:span text:style-name="T62">"पशु में न हो, किन्तु मनुष्य में अहिंसा एक अद्भुत बल का संचार करती</text:span> <text:span text:style-name="T62">है।"</text:span></text:p>
      <text:p text:style-name="P204">"राजनीतिक क्षेत्र में कोई इसका उदाहरण नहीं है।"</text:p>
      <text:p text:style-name="P204">"नये आविष्कार का उदाहरण नहीं हुआ करता।"</text:p>
      <text:p text:style-name="P202"><text:span text:style-name="T62">"नया आविष्कार भी नहीं है." शंकर ने कहा-"बुद्ध, महावीर, आदि</text:span> <text:span text:style-name="T62">कितने ही धर्मोपदेशकों ने इस पर जोर दिया है।"</text:span></text:p>
      <text:p text:style-name="P204">"किन्तु राजनीतिक क्षेत्र में नहीं।“</text:p>
      <text:p text:style-name="P202"><text:span text:style-name="T62">सफ़दर-"राजनीतिक क्षेत्र में इसकी उपयोगिता जो कुछ बढ़ गई है,</text:span> <text:span text:style-name="T62">वह इसलिए कि आज मानवता का तल कुछ ऊँचा उठ गया है, और</text:span> <text:span text:style-name="T62">अखबारों में निहत्थों पर गोली चलाने को लोग बहुत बुरा समझते हैं।</text:span> <text:span text:style-name="T62">अँग्रेज जलियाँवाला में गोली चलाकर इसके परिणाम को देख चुके हैं।“</text:span></text:p>
      <text:p text:style-name="P202"><text:span text:style-name="T62">"तो आप समझते हैं, हमारा यह अहिंसात्मक असहयोग स्वराज्य के</text:span> <text:span text:style-name="T62">लिए काफी नहीं है ?"</text:span></text:p>
      <text:p text:style-name="P204">"पहले आप स्वराज्य की व्याख्या करें ।</text:p>
      <text:p text:style-name="P204">"आप भी तो स्वराज्य के युद्ध में आये हैं। आप क्या समझते हैं ?"</text:p>
      <text:p text:style-name="P204">"मैं समझता हूँ, कमाने वालों का राज्य-केवल कमाने वालों का ।</text:p>
      <text:p text:style-name="P202"><text:soft-page-break/><text:span text:style-name="T62">"तो आपके स्वराज्य में तन-मन-धन से सहायता करने वाले, कष्ट</text:span> <text:span text:style-name="T62">सहकर जेल आने वाले शिक्षितों, सेठों, तालुकदारों का कोई अधिकार</text:span> <text:span text:style-name="T62">नहीं रहेगा ?"</text:span></text:p>
      <text:p text:style-name="P202"><text:span text:style-name="T62">"पहले तो आप देख रहे हैं कि सेठों, तालुकदारों को अमन-सभा</text:span> <text:span text:style-name="T62">बनाने से ही फुर्सत नहीं है, वह बेचारे जेल क्यों आने लगे ? और यदि</text:span> <text:span text:style-name="T62">कोई आया हो, तो उसे कमाने वाले के स्वार्थ से अपने स्वार्थ को अलग</text:span> <text:span text:style-name="T62">नहीं रखना चाहिए।"</text:span></text:p>
      <text:p text:style-name="P204"/>
      <text:p text:style-name="P202"><text:span text:style-name="T62">शंकर और सफ़दर बराबर पुस्तकों के पढ़ने तथा देश की आर्थिक,</text:span> <text:span text:style-name="T62">सामाजिक समस्याओं पर मिलकर विचार किया करते थे। पहले तो दूसरे उनकी बातों को कम सुनने के लिए तैयार थे; किन्तु जब ३१ दिसम्बर</text:span> <text:span text:style-name="T62">(सन् १६२१ ई०) की आधी रात भी बीत गई और जेल का फाटक नहीं</text:span> <text:span text:style-name="T62">खुला, तो उन्हें निराशा हुई, और अब चौरीचौरा में आतंकित, उत्तेजित</text:span> <text:span text:style-name="T62">जनता द्वारा चन्द पुलिस के आदमियों के मारे जाने की खबर सुनकर गाँधीजी ने सत्याग्रह स्थगित कर दिया, तो कितने ही लोग गम्भीरता से</text:span> <text:span text:style-name="T62">सोचने पर मजबूर हुए, और वे कुछ आगे चलकर सफ़दर और शंकर की</text:span> <text:span text:style-name="T62">इस राय से सहमत हुए--"क्रान्ति का शक्तिस्रोत सिर्फ जनता है, गाँधी का</text:span> <text:span text:style-name="T62">दिमाग नहीं; गाँधी ने जनता की शक्ति के प्रति अविश्वास प्रकट कर अपने</text:span> <text:span text:style-name="T62">को क्रान्ति-विरोधी साबित किया।"</text:span></text:p>
      <text:p text:style-name="P202"/>
      <text:p text:style-name="P202"/>
      <text:p text:style-name="P202"/>
      <text:p text:style-name="P202"/>
      <text:p text:style-name="P202"/>
      <text:p text:style-name="P182"/>
      <text:p text:style-name="P112"/>
      <text:p text:style-name="P112"/>
      <text:h text:style-name="P219" text:outline-level="2"><text:bookmark-start text:name="__RefHeading___Toc11583_3046365102"/>सुमेर <text:span text:style-name="T116">(१६४२ ईसवीं)</text:span><text:bookmark-end text:name="__RefHeading___Toc11583_3046365102"/></text:h>
      <text:p text:style-name="P108"/>
      <text:p text:style-name="P112">काल : १६४२ई०</text:p>
      <text:p text:style-name="P112">अगस्त (१९४१) का महीना था। अबकी वर्षा बहुत जोर से हो रही थी,</text:p>
      <text:p text:style-name="P112">और कितनी ही बार कितने ही दिनों तक सूर्य का दर्शन नहीं होता था।</text:p>
      <text:p text:style-name="P112">पटना में गंगा बहुत बढ़ गई थी और हर वक्त बाँध तोड़कर उसके शहर</text:p>
      <text:p text:style-name="P112">के भीतर आने का डर बना रहता था। ऐसे समय बाँध को चौकसी की।</text:p>
      <text:p text:style-name="P112">भारी जरूरत होती है, और पटना के तरुणों ने-जिनमें छात्रों की संख्या</text:p>
      <text:p text:style-name="P112">अधिक थी-बाँध की रखवाली का जिम्मा अपने ऊपर लिया था। सुमेर</text:p>
      <text:p text:style-name="P112">पटना कॉलेज के एम० ए०, प्रथम वर्ष का छात्र था। उसकी ड्यूटी</text:p>
      <text:p text:style-name="P112">दीघाघाट के पास थी। आज आधी रात को मालूम हुआ, कि गंगा बढ़ती जा</text:p>
      <text:p text:style-name="P112">रही है। सबेरे भी उसका बढ़ना रुका नहीं था, और बाँध की बारी एक बीते</text:p>
      <text:p text:style-name="P112">से भी कम पानी से ऊपर थी। लोगों में भारी आतंक छाया हुआ था, और</text:p>
      <text:p text:style-name="P112">हजारों आदमी जहाँ-तहाँ कुदाल-टोकरी लिए खड़े थे, यद्यपि इसमें सन्देह</text:p>
      <text:p text:style-name="P112">था कि ईंट के बाँध को वह एक अंगुल भी ऊँचा कर सकते । सुमेर भी</text:p>
      <text:p text:style-name="P112">सवेरे ही से बहुत चिन्तित हो बाँध पर टहल रहा था। दोपहर को पानी</text:p>
      <text:p text:style-name="P112">धीरे-धीरे उतरने लगा, चिन्ता के मारे दबे जाते सुमेर के दिल को कुछ</text:p>
      <text:p text:style-name="P112">सान्त्वना मिली। अपने पास वाले हिस्से में सुमेर ने एक और सौम्य मूर्ति</text:p>
      <text:p text:style-name="P112">को बाँध की रखवाली करते कितनी ही बार देखा था, और कभी-कभी उसे</text:p>
      <text:p text:style-name="P112">इच्छा भी हुई थी कि उससे बात करे, किन्तु बाढ़ की चिन्ता ने इधर इतना</text:p>
      <text:p text:style-name="P112">परेशान कर रखा था कि उसे बात छेड़ने की हिम्मत न हुई। आज जब</text:p>
      <text:p text:style-name="P112">बाढ़ उतरने लगी और आकाश में बादल भी फटने लगे, सुमेर को अपने</text:p>
      <text:p text:style-name="P112">पड़ोसी प्रहरी को सामने देख बात करने की इच्छा हो आई।</text:p>
      <text:p text:style-name="P112">दोनों में एक का रंग गेहुँआ दूसरे का काला था, किन्तु कद एक-सा</text:p>
      <text:p text:style-name="P112">ही मॅझोला। उम्र में जहाँ सुमेर इक्कीस साल का छरहरा जवान था, वहाँ।</text:p>
      <text:p text:style-name="P112">दूसरा चालीस साल का ढीला-ढाला कुछ स्थूल शरीर का आदमी मालूम</text:p>
      <text:p text:style-name="P112">होता था। सुमेर के शरीर पर खाकी हाफपैंट, उलटे कालर की खाकी</text:p>
      <text:p text:style-name="P112">हाफशर्ट, कन्धे पर बरसाती, पैर में रबर की काली गुर्गाबी थी। उसके साथी</text:p>
      <text:p text:style-name="P112">के बदन पर खद्दर की सफेद धोती, वैसा ही कुर्ता, गाँधी टोपी और एक</text:p>
      <text:p text:style-name="P112">कम्बल था, पैर नंगा था। सुमेर और आगे बढ़ गया, और मुँह पर हँसी की</text:p>
      <text:p text:style-name="P112">रेखा लाकर बोला-</text:p>
      <text:p text:style-name="P112">"शुक्र है, आज बाढ़ उतर रही है।"</text:p>
      <text:p text:style-name="P112"><text:soft-page-break/>"और बादल भी फट रहा है।"</text:p>
      <text:p text:style-name="P112">"हाँ, हम लोग कितने चिन्तित थे। मैंने एक बार पढ़ा था कि आज से</text:p>
      <text:p text:style-name="P112">ढाई हजार वर्ष पूर्व जब पाटलिपुत्र (पटना) बसाया जा रहा था, तो गौतम</text:p>
      <text:p text:style-name="P112">बुद्ध ने और तरह से इसे समृद्ध नगर होने की बात करते हुए पाटलिपुत्र</text:p>
      <text:p text:style-name="P112">के तीन शत्रु बतलाये थे-आग, पानी और आपस की फूट ।</text:p>
      <text:p text:style-name="P112">"तो आप इतिहास के विद्यार्थी हैं?"</text:p>
      <text:p text:style-name="P112">"विद्यार्थी तो मैं राजनीति का हैं, किन्तु इतिहास में भी शौक है,</text:p>
      <text:p text:style-name="P112">खासकर मूल के अनुवादों के पढ़ने का।"</text:p>
      <text:p text:style-name="P112">"हाँ, पानी शत्रु को तो हम आज कई दिन से देख ही रहे हैं।"</text:p>
      <text:p text:style-name="P112">"और आग का भय उस वक्त रहा होगा, जब कि पाटलिपुत्र के मकान</text:p>
      <text:p text:style-name="P112">अधिकतर लकड़ी के बनते रहे होंगे। शाल के जंगलों की अधिकता के</text:p>
      <text:p text:style-name="P112">वक्त यह होना ही था।"</text:p>
      <text:p text:style-name="P112">"और फूट ने तो सारे भारत की लक्ष्मी को बर्बाद कर दिया। अच्छा, मैं</text:p>
      <text:p text:style-name="P112">आपका नाम जान सकता हूँ ?"</text:p>
      <text:p text:style-name="P112">"मेरा नाम सुमेर है, मैं पटना कॉलेज के पंचम वर्ष का विद्यार्थी हूँ।"</text:p>
      <text:p text:style-name="P112">"और मेरा नाम रामबालक ओझा है। मैं भी एक वक्त पटना कॉलेज</text:p>
      <text:p text:style-name="P112">का विद्यार्थी रह चुका हैं, किन्तु उसे बीस साल से ऊपर हुए । एक मित्र ने</text:p>
      <text:p text:style-name="P112">जोर दिया, नहीं तो मैं एम० ए० किये बिना ही असहयोग कर रहा था।</text:p>
      <text:p text:style-name="P112">खैर ! वैसा होने पर भी मुझे अफसोस न होता। मुझे इन वर्षों में साफ</text:p>
      <text:p text:style-name="P112">मालूम होने लगा है कि यह स्कूल-कॉलेज की पढ़ाई अनर्थकारी विद्या है।"</text:p>
      <text:p text:style-name="P112">"तो आपने वह विद्या भुला दी होगी ?"</text:p>
      <text:p text:style-name="P112">"करीब-करीब बिल्कुल भूल जाती, मैं कोरी सलेट हो जाता, तो</text:p>
      <text:p text:style-name="P112">कितना अच्छा होता। उस वक्त मैं सच्चाई को अच्छी तरह पकड़ पाता।"</text:p>
      <text:p text:style-name="P112"/>
      <text:p text:style-name="P112">"अर्थात् बुद्धि के नहीं, बल्कि श्रद्धा के पथ पर आँख मुँदकर आरूढ़</text:p>
      <text:p text:style-name="P112">होते ?"</text:p>
      <text:p text:style-name="P112">"श्रद्धा के पथ को आप बुरा समझते हैं, सुमेर बाबू ?"</text:p>
      <text:p text:style-name="P112">"मैं बाबू नहीं हूँ, ओझा जी ! मैं एक साधारण चमार को लड़का हूँ।</text:p>
      <text:p text:style-name="P112">मेरे घर में एक धूर भर भी जमीन नहीं है; थी, किन्तु जमींदार ने</text:p>
      <text:p text:style-name="P112">जबरदस्ती दखल कर वहाँ अपना बगीचा बनवा लिया। माँ कूट-पीसकर</text:p>
      <text:p text:style-name="P112">अब भी पेट पालती है। मुझे पहले एक सज्जन की कृपा, फिर स्कालरशिप</text:p>
      <text:p text:style-name="P112">यहाँ तक लाई। इस तरह आप समझ सकते हैं कि मैं बाबू शब्द का</text:p>
      <text:p text:style-name="P112">मुश्तहक नहीं हूँ।"</text:p>
      <text:p text:style-name="P112"><text:soft-page-break/>"आदतवश समझिए, सुमेर जी ! लेकिन मुझे आपका जो परिचय अभी</text:p>
      <text:p text:style-name="P112">मिला है, उससे मुझे बड़ी खुशी हुई है। जानते हैं गाँधीजी के एक शिष्य को,</text:p>
      <text:p text:style-name="P112">हरिजन-तरुण को इस प्रकार संग्राम करते देख कितना आनन्द होता होगा ।</text:p>
      <text:p text:style-name="P112">ओझा जी ! मैं आपसे और बातें करना चाहता हूँ और स्नेह के साथ, ।</text:p>
      <text:p text:style-name="P112">इसलिए यदि आप मेरे मतभेद को पहले ही से जाने लें, तो मैं समझता हूँ,</text:p>
      <text:p text:style-name="P112">अच्छा होगा। मैं हरिजन नाम से सख्त घृणा करता हूँ। मैं 'हरिजन' पत्र</text:p>
      <text:p text:style-name="P112">को पुराण-पन्थी—भारत को अन्धकार युग की ओर खींचने वाला-पत्र</text:p>
      <text:p text:style-name="P112">समझता हूँ, और गाँधीजी को अपनी जाति का जबरदस्त दुश्मन ।"...</text:p>
      <text:p text:style-name="P112">"आप अपनी जाति पर गाँधीजी का कोई उपकार नहीं मानते ?"</text:p>
      <text:p text:style-name="P112">'उतना ही उपकार मानता हूँ; जितना मजदूर को मिल-मालिक का</text:p>
      <text:p text:style-name="P112">मानना चाहिए।</text:p>
      <text:p text:style-name="P112">"गाँधी जी मालिक बनने के लिए नहीं कहते ।"</text:p>
      <text:p text:style-name="P112">"जमींदारों, पूँजीपतियों, राजाओं को वली-संरक्षक-गार्जियन-कहने</text:p>
      <text:p text:style-name="P112">का दूसरा क्या अर्थ हो सकता है ? गाँधी जी का हमारे साथ प्रेम इसीलिए</text:p>
      <text:p text:style-name="P112">है कि हम हिन्दुओं में से निकल न जायँ। पूना में आमरण अनशन</text:p>
      <text:p text:style-name="P112">इसीलिए किया, था कि हम हिन्दुओं से अलग अपनी सत्ता न कायम कर</text:p>
      <text:p text:style-name="P112">लें। हिन्दुओं को हजार वर्षों से सस्ते दासों की जरूरत थी, और हमारी</text:p>
      <text:p text:style-name="P112">जाति ने उसकी पूर्ति की। पहले हमें दास ही कहा जाता था, अब गाँधीजी</text:p>
      <text:p text:style-name="P112">'हरिजन' कहकर हमारा उद्धार करने की बात करते हैं। शायद हिन्दुओं के</text:p>
      <text:p text:style-name="P112">बाद हरि ही हमारा सबसे बड़ा दुश्मन रहा है। आप खुद समझ सकते हैं,</text:p>
      <text:p text:style-name="P112">ऐसे हरि का जन बनना हम कब पसन्द करेंगे ?"</text:p>
      <text:p text:style-name="P112">"तो आप भगवान् को भी नहीं मानते ?"</text:p>
      <text:p text:style-name="P112">"किस उपकार पर ? हजारों वर्षों से हमारी जाति पशु से भी बदतर,</text:p>
      <text:p text:style-name="P112">अछूत, अपमानित समझी जा रही है, और उसी भगवान् के नाम पर जो</text:p>
      <text:p text:style-name="P112">हिन्दुओं की बड़ी जातियों की जरा-जरा-सी बात पर अवतार लेता रहा,</text:p>
      <text:p text:style-name="P112">रथ हाँकता रहा; किन्तु सैकड़ों पीढ़ियों से हमारी स्त्रियों की इज्जत बिगाड़ी</text:p>
      <text:p text:style-name="P112">जाती रही। हम बाजारों में, सोनपुर के मेले में पशुओं की तरह बिकते रहे;</text:p>
      <text:p text:style-name="P112">आज भी गाली-मार खाना, भूखे मरना ही हमारे लिए भगवान् की दया</text:p>
      <text:p text:style-name="P112">बतलाई जाती है। इतना होने पर भी जिस भगवान् के कान पर हूँ तक</text:p>
      <text:p text:style-name="P112">नहीं रेंगी, उसे माने हमारी बला ।।</text:p>
      <text:p text:style-name="P112">"तो आप डॉक्टर अम्बेदकर के रास्ते को पसन्द करते होंगे ?"</text:p>
      <text:p text:style-name="P112">"गलत। डाक्टर अम्बेदकर भुक्तभोगी हैं। मुझे भी प्रथम-द्वितीय वर्ष में</text:p>
      <text:p text:style-name="P112">हिन्दू लड़कों ने होस्टल में नहीं रहने दिया, किन्तु मैं अम्बेदकर के रास्ते</text:p>
      <text:p text:style-name="P112"><text:soft-page-break/>और काँग्रेसी अछूत-नेताओं के रास्ते में कोई अन्तर नहीं देखता। और मेरी</text:p>
      <text:p text:style-name="P112">समझ में वह रास्ता गाँधी-बिड़ला-बजाज रास्ते से भी मिल जाता है।</text:p>
      <text:p text:style-name="P112">उसका अर्थ है, अछूतों में से भी कुछ पाँच-पाँच, छै-छै हजार महीना पाने</text:p>
      <text:p text:style-name="P112">वाले बन जायें। अछूतों में भी बिड़ला-बजाज नहीं तो हजारीमल ही बन</text:p>
      <text:p text:style-name="P112">जायें। अछूतों के पास यदि एक-दो देशी रियासतें नहीं, तो एक-दो</text:p>
      <text:p text:style-name="P112">छोटी-मोटी जमींदारियाँ ही आ जायँ। मगर इससे दस करोड़ अछूतों की</text:p>
      <text:p text:style-name="P112">दयनीय दशा दूर नहीं की जा सकती।"</text:p>
      <text:p text:style-name="P112">"तो आपका मतलब है, शोषण बन्द होना चाहिए ?"</text:p>
      <text:p text:style-name="P112">"हाँ, गरीबों की कमाई पर मोटे होने वालों का भारत में नामो-निशान</text:p>
      <text:p text:style-name="P112">यदि न रहे, तभी हमारी समस्या हल हो सकती है।"</text:p>
      <text:p text:style-name="P112">"गाँधीजी इसीलिए तो हाथ के कपड़े, हाथ के गुड़, हाथ के</text:p>
      <text:p text:style-name="P112">चावल-सभी हाथ की चीजों के इस्तेमाल करने पर जोर देते हैं।"</text:p>
      <text:p text:style-name="P112">"हाँ, बिड़ले और बजाजों के रुपये के बल पर ! जब खादी संघ को</text:p>
      <text:p text:style-name="P112">लाख, दो लाख का घाटा होता, तो कोई सेठ उठकर चेक काट देता है।</text:p>
      <text:p text:style-name="P112">यदि यकीन होता है, कि गाँधी के चर्खे-कर्षे से उनकी मिलें बन्द हो</text:p>
      <text:p text:style-name="P112">जायेंगी और मोती के हार और रेशम की साड़ियाँ सपना हो जायेंगी, तो</text:p>
      <text:p text:style-name="P112">याद रखिये ओझा जी ! कोई सेठ-सेठानी गाँधीजी की आरती उतारने न</text:p>
      <text:p text:style-name="P112">आते।"</text:p>
      <text:p text:style-name="P112"/>
      <text:p text:style-name="P112">"तो आप गाँधीवादियों को दलाल समझते हैं ?"</text:p>
      <text:p text:style-name="P112">"मुझे इसमें जरा भी सन्देह नहीं है। जो कुछ कोर-कसर थी, उसे</text:p>
      <text:p text:style-name="P112">उन्होंने 'घर-फेंक' नीति के विरुद्ध हिन्दुस्तानी सेठों के हुआँ- हुआँ में</text:p>
      <text:p text:style-name="P112">शामिल हो पूरा कर दिया।</text:p>
      <text:p text:style-name="P112">"तो आप चाहते हैं, जहाँ जापानी पैर रखने वाले हों, वहाँ के</text:p>
      <text:p text:style-name="P112">कल-कारखानों को जलाकर खाक कर दिया जाय ? भारतीयों ने कितने</text:p>
      <text:p text:style-name="P112">संकट, कितने श्रम के साथ ये कारखाने कायम किये । जरा आप इस पर</text:p>
      <text:p text:style-name="P112">भी विचार कीजिए, सुमेर जी ! ।</text:p>
      <text:p text:style-name="P112">"मैंने संकट और श्रम पर विचार किया है, और इस पर भी कि</text:p>
      <text:p text:style-name="P112">गॉधीवादी मशीनों के अस्तित्व को एक क्षण के लिए भी बर्दाश्त नहीं करने</text:p>
      <text:p text:style-name="P112">की बात करते रहे हैं। साथ ही यह भी जानता हूँ-सेठ लोग चाहते हैं कि</text:p>
      <text:p text:style-name="P112">हमारे कारखाने सुरक्षित ही जापानियों के हाथों में चले जायँ। जापानी</text:p>
      <text:p text:style-name="P112">पूँजीवाद के जबरदस्त समर्थक हैं। जापानी रेडियो को सुनकर सेठों को</text:p>
      <text:p text:style-name="P112">विश्वास है, कि जापानी शासन में कारखाने के मालिक वहीं रहेंगे। यह</text:p>
      <text:p text:style-name="P112"><text:soft-page-break/>छोड़ बतलाइए. उनके दिल में और कौन-से उच्च आदर्श के निमित्त</text:p>
      <text:p text:style-name="P112">त्यागभाव छलछला आया है?"</text:p>
      <text:p text:style-name="P112">"देश की अर्जित सम्पत्ति की वह रक्षा करना चाहते हैं।"</text:p>
      <text:p text:style-name="P112">"ओझा जी ! मत जले पर नमक छिड़किए। सेठों को देश की सम्पत्ति</text:p>
      <text:p text:style-name="P112">को नहीं अपनी सम्पत्ति का ख्याल है। उनके लिए देश जाये चूल्हा-भाड़</text:p>
      <text:p text:style-name="P112">में | वह चाहते हैं, ज्यादा से ज्यादा नफा कमाना। मजदूरों की चार पैसा</text:p>
      <text:p text:style-name="P112">मजदूरी बढ़ाने की जगह जो लोग हड़तालियों को मोटर से कुचलवा देते</text:p>
      <text:p text:style-name="P112">हैं, उनके लिए देश की सम्पत्ति के अर्जन-रक्षण की बात न कीजिए।"</text:p>
      <text:p text:style-name="P112">"यदि उनके बारे में यह मान भी लिया जाये, तो गाँधीजी की</text:p>
      <text:p text:style-name="P112">ईमानदारी पर तो आपको संदेह नहीं होना चाहिए ।</text:p>
      <text:p text:style-name="P112">"मैं ईमान को आदमी के काम से, उसके वचन से तौलता हूँ। मैं</text:p>
      <text:p text:style-name="P112">गाँधीजी को दूध पीने वाला बच्चा नहीं मानता। इंडूज के फंड के लिए</text:p>
      <text:p text:style-name="P112">उन्हें पाँच लाख की जरूरत थी। पाँच ही दिन में बम्बई के सेठों ने गाँधी</text:p>
      <text:p text:style-name="P112">जी के चरणों में सात लाख अर्पित कर दिये। सेठों का जितना बड़ा काम</text:p>
      <text:p text:style-name="P112">वह कर रहे हैं, उनके लिए इंग्लैंड-अमेरिका के सेठ सात करोड़ की थैली</text:p>
      <text:p text:style-name="P112">पेश कर सकते थे, यह तो अत्यन्त सस्ता सौदा रहा।"</text:p>
      <text:p text:style-name="P112">"इनका मतलब है रिश्वत ।</text:p>
      <text:p text:style-name="P112">"सेट भगवान् को भी कुछ चढ़ाते हैं, तो सिर्फ उसी ख्याल से। उनके</text:p>
      <text:p text:style-name="P112">द्वार पर 'लाभ शुभ’ लिखा रहता है।</text:p>
      <text:p text:style-name="P112">"तो चर्खे-कर्षे को आप शोषण का शत्रु नहीं मानते ?"</text:p>
      <text:p text:style-name="P112">"उलटा मैं उन्हें शोषण का जबरदस्त पोषक मानता हूँ।"</text:p>
      <text:p text:style-name="P112">"तब तो मिल को भी आप शोषण का शत्रु समझते होंगे।"</text:p>
      <text:p text:style-name="P112">"सुनिए भी तो, मैं क्यों शोषक मानता हूँ। दुनिया जिस तरह पत्थर के</text:p>
      <text:p text:style-name="P112">हथियारों को छोड़कर बहुत आगे चली आई है, उसी तरह चर्खे-कर्षे से भी</text:p>
      <text:p text:style-name="P112">बहुत आगे चली आई है। मैंने पटना म्युजियम में हजार वर्ष पुरानी तालपत्र</text:p>
      <text:p text:style-name="P112">पर लिखी पुस्तकें देखी हैं। उस वक्त सेठों के बही-खाते, तथा नालंदा के</text:p>
      <text:p text:style-name="P112">विद्यार्थियों की पुस्तकें और नोटबुकें इसी तालपत्र पर लिखी जाती थीं।</text:p>
      <text:p text:style-name="P112">गाँधीजी सात जन्म तक कहते रह जायें, लौट चलो तालपत्र के युग में,</text:p>
      <text:p text:style-name="P112">मगर दुनिया टीटागढ़ के कागज, मोनो-टाइप, रोटरी छापेखाने के युग से</text:p>
      <text:p text:style-name="P112">लौटकर तालपत्र के युग में नहीं जायेगी। न जाने में ही उसका कल्याण</text:p>
      <text:p text:style-name="P112">है, क्योंकि इससे सेवाग्राम की भजनावली के फैलने में भले ही दिक्कत न</text:p>
      <text:p text:style-name="P112">हो, किन्तु हर एक व्यक्ति को शिक्षित-सो भी आज तक के अर्जित</text:p>
      <text:p text:style-name="P112">ज्ञान-विज्ञान में देखना असम्भव होगा। फ़ासिस्ट लुटेरों के टैंकों, हवाई</text:p>
      <text:p text:style-name="P112"><text:soft-page-break/>जहाजों, पनडुब्बियों, गैसों के मुकाबले में यदि गाँधीजी पत्थर के हथियारों</text:p>
      <text:p text:style-name="P112">की ओर लौटने की कोई बात करें, तो इसे रत्ती भर अकल रखने वाली</text:p>
      <text:p text:style-name="P112">जाति भी नहीं मान सकेगी, क्योंकि वह सीधी आत्महत्या होगी।"</text:p>
      <text:p text:style-name="P112">"तो आप अहिंसा के महान् सिद्धान्त को भी नहीं मानते ?"</text:p>
      <text:p text:style-name="P112">"गाँधी जी की अहिंसा, खुदा बचाये उससे । जो अहिंसा किसानों और</text:p>
      <text:p text:style-name="P112">मजदूरों पर काँग्रेसी सरकारों द्वारा चलाई जाती गोलियों का समर्थन करे</text:p>
      <text:p text:style-name="P112">और फासिस्ट लुटेरों के सामने निहत्था बन जाने के लिए कहे, उसे</text:p>
      <text:p text:style-name="P112">समझना हमारे लिए असम्भव । मैं आपके पहले प्रश्न को खतम कर देता</text:p>
      <text:p text:style-name="P112">हूँ। सेठ जानते हैं कि चर्खे-कर्षे से उनके कारखानों का बाल बाँका नहीं</text:p>
      <text:p text:style-name="P112">हो सकता-चर्खे-कर्षे जब तक मिलों के माल से सस्ते और अच्छे कपड़े</text:p>
      <text:p text:style-name="P112">बाजार में नहीं ला सकते, तब तक उनका अस्तित्व सेठों के दान पर निर्भर</text:p>
      <text:p text:style-name="P112">है। चर्खा-कर्घावाद शोषण की असली दवा साम्यवाद के रास्ते में भारी</text:p>
      <text:p text:style-name="P112">बाधक हैं। कितने ही लोग बेवकूफी से समझते हैं, कि शोषण रोकने के</text:p>
      <text:p text:style-name="P112">22</text:p>
      <text:p text:style-name="P112"/>
      <text:p text:style-name="P112">लिए साम्यवाद कल-कारखानों पर जनता के अधिकार-से अच्छी दवा</text:p>
      <text:p text:style-name="P112">चर्खा-कर्घावाद है। इसी नीयत से दुनिया को मिल का कपड़ा पहनाने वाले</text:p>
      <text:p text:style-name="P112">सेठ चर्खा के भक्त हैं और गाँधीजी इसे भली-भाँति समझते हैं।"</text:p>
      <text:p text:style-name="P112">"यह उनकी नीयत पर हमला है ?"</text:p>
      <text:p text:style-name="P112">"उनकी एक-एक हरकत मुझे शोषितों-और भारत में सबसे अधिक</text:p>
      <text:p text:style-name="P112">शोषित हमारी जाति के लिए खतरनाक है। हमें दिमागी गुलामी के अड्डे,</text:p>
      <text:p text:style-name="P112">शोषकों के जबरदस्त पोषक पुरोहितों की दुकानों-इन मन्दिरों में ताला</text:p>
      <text:p text:style-name="P112">लगवाना चाहिए और उलटे हमें फँसाने के लिए गाँधीजी उन्हें खुलवाना</text:p>
      <text:p text:style-name="P112">चाहते हैं। पुरानी पोथियों, अमीरों के टुकड़ों से पलने वाले संतों की ।</text:p>
      <text:p text:style-name="P112">वाणियों को यदि हम आग में नहीं जलाते, तो सात ताले में तो बन्द कर</text:p>
      <text:p text:style-name="P112">देना चाहिए; किन्तु उन्हीं की दुहाई देकर गाँधीजी हमें गुमराह कर देना</text:p>
      <text:p text:style-name="P112">चाहते हैं। वर्ण-व्यवस्था जैसी मरण-व्यवस्था का भारत में नाम नहीं रहने</text:p>
      <text:p text:style-name="P112">देना चाहिए, किन्तु गाँधीजी उसकी अनासक्ति योग से लच्छेदार व्याख्या</text:p>
      <text:p text:style-name="P112">करते हैं । इन सबके बाद हरिजन-उद्धार सिर्फ ढोंग नहीं तो क्या है ?</text:p>
      <text:p text:style-name="P112">इससे कुछ ऊँची जाति के हरिजन-उद्धारकों को जीविका भले ही मिल</text:p>
      <text:p text:style-name="P112">जाये, मगर उद्धार की आशा अन्धा ही कर सकता है।"</text:p>
      <text:p text:style-name="P112">"तो आप नहीं चाहते कि अछूत सवर्ण सब एक हो जायँ ?"</text:p>
      <text:p text:style-name="P112">"काल ने हमें एक कर दिया है; किन्तु गाँधी जी के प्रिय धर्म, भगवान्,</text:p>
      <text:p text:style-name="P112"><text:soft-page-break/>पुराण-पंथिता उसे हमें समझने नहीं देती। मुझे देखिये, ओझा जी ! मेरा</text:p>
      <text:p text:style-name="P112">रंग गेंहुँआ, नाक ज्यादा पतली, ऊँची और आपका रंग काला, नाक</text:p>
      <text:p text:style-name="P112">बिलकुल चिपटी। इसका क्या अर्थ है ? मेरे में आर्य रक्त अधिक है। आप</text:p>
      <text:p text:style-name="P112">में मेरे पूर्वजों का रक्त अधिक है। आपके पूर्वजों ने वर्ण-व्यवस्था की लोहे</text:p>
      <text:p text:style-name="P112">की दीवार खड़ी कर बहुत चाहा, कि रक्त- सम्मिश्रण न होने पाये, किन्तु</text:p>
      <text:p text:style-name="P112">चाह नहीं पूरी हुई, इसके सबूत हम आप मौजूद हैं। वोल्गा और गंगा तट</text:p>
      <text:p text:style-name="P112">के खून आपस में मिश्रित हो गये हैं। आज वर्ण (रंग) को लेकर झगड़ा</text:p>
      <text:p text:style-name="P112">नहीं है-आपको कोई ब्राह्मण जाति से खारिज करने के लिए तैयार नहीं</text:p>
      <text:p text:style-name="P112">है। सारी बातें ठीक हो जायें, यदि धर्म, भगवान, पुराणपंथिता हमारा पिंड</text:p>
      <text:p text:style-name="P112">छोड़ दे; और यह तब तक नहीं हो सकता, जब तक कि शोषक और</text:p>
      <text:p text:style-name="P112">गाँधीजी जैसे उनके पोषक मौजूद हैं !"</text:p>
      <text:p text:style-name="P112">"मैं आपके तीखे शब्दों को सुनकर नाराज नहीं होता।</text:p>
      <text:p text:style-name="P112">'जला हुआ दिल और जवानी उसके पीछे है, ओझा जी ! इसलिए</text:p>
      <text:p text:style-name="P112">मेरी बात से कष्ट हुआ हो तो क्षमा कीजियेगा।"</text:p>
      <text:p text:style-name="P112">"नहीं, मैं बुरा नहीं मानता। किन्तु यदि चखें -कर्षे जैसी भारत की</text:p>
      <text:p text:style-name="P112">चीज को आप फिर से स्थापित होना सम्भव नहीं समझते. तो क्या विदेशी</text:p>
      <text:p text:style-name="P112">साम्यवाद के लिए भारत की भूमि को उर्वर समझते हैं ?"</text:p>
      <text:p text:style-name="P112">*शोषकों को जो बात पसन्द नहीं, वहीं विदेशी और असम्भव है। चूँकि</text:p>
      <text:p text:style-name="P112">इनकी कृपा से करोड़पति हो गये, इसलिए सेठ लोगों के लिए चीनी की</text:p>
      <text:p text:style-name="P112">मिलें, विदेशी जहाज, मोटर, काँच, फाउन्टेनपेन, जूते ...... की बिजली या</text:p>
      <text:p text:style-name="P112">भाप से चलने वाली लाखों-करोड़ों की फैक्टरियाँ विदेशी नहीं रही। रेडियो,</text:p>
      <text:p text:style-name="P112">टेलीविजन (दूरदर्शक रेडियो), फिल्म, टैंक आदि जैसे ही सेठों के पाकेट में</text:p>
      <text:p text:style-name="P112">मजदूरों की कमाई के करोड़ों रुपये चुपके से डालने लगेंगे.. वैसे ही</text:p>
      <text:p text:style-name="P112">उनकी विदेशीयता जाती रहेगी। शोषण में सहायक सारे विदेशी यंत्र उनके</text:p>
      <text:p text:style-name="P112">लिए स्वदेशी हैं, किन्तु शोषक-ध्वंशक उपाय-साम्यवाद-सदा विदेशी बर</text:p>
      <text:p text:style-name="P112">रहेगा। ईमानदारी इसे कहते हैं, ओझाजी !" ।</text:p>
      <text:p text:style-name="P112">"साम्यवाद धर्म का विरोधी है, और भारत सदा से धर्मप्राण रहा है, जरा</text:p>
      <text:p text:style-name="P112">इस दिक्कत का भी ख्याल करें, सुमेर जी !"</text:p>
      <text:p text:style-name="P112">आप कॉलेज की सारी पढ़ी-पढ़ाई विद्या को भूल गया कहते हैं.</text:p>
      <text:p text:style-name="P112">इसलिए मैं क्या कहूँ ? जब धर्म का नाम आप लोग लेते हैं, तो आपके</text:p>
      <text:p text:style-name="P112">सामने सिर्फ हिन्दू धर्म रहता है। गाँधीजी ने बजाजजी के गोसेवा-मंडलों</text:p>
      <text:p text:style-name="P112">को भी आशीर्वाद दिया है, जिसमें माँस छोड़ सब चीज गाय की ही खाने</text:p>
      <text:p text:style-name="P112">की प्रतिज्ञा कराई जाती है–पेशाब और पाखाने की भी। यदि गोभक्षक,</text:p>
      <text:p text:style-name="P112"><text:soft-page-break/>अगोभक्षक का भेद करें, तो भारत में, गोभक्षक आधे से बढ़ जायेंगे। हमारी</text:p>
      <text:p text:style-name="P112">जाति भी गोभक्षक है, आप जानते हैं। वैसे भी तो भारत में एक चौथाई के</text:p>
      <text:p text:style-name="P112">करीब लोग मुसलमान हैं। करोड़ के करीब ईसाई, और कुछ लाख बौद्ध ।</text:p>
      <text:p text:style-name="P112">यदि इन धर्मों को भी आप धर्म में शुमार करते हैं; तो पृथ्वी का कौन देश</text:p>
      <text:p text:style-name="P112">है जहाँ धर्म के पक्के विश्वासी नहीं हैं ? गाँधीजी के मित्र भूतपूर्व लार्ड</text:p>
      <text:p text:style-name="P112">इर्विन तथा आज के लाड हैलीफेक्स एक जबरदस्त ईसाई संत हैं। आज</text:p>
      <text:p text:style-name="P112">तक धर्म की दुहाई देकर ही धर्मप्राण अँग्रेजों को साम्यवाद से दूर रहने के</text:p>
      <text:p text:style-name="P112">लिए यह संत लोग प्रचार करते रहे। अरब, तुर्की, ईरान, अफगानिस्तान के</text:p>
      <text:p text:style-name="P112">मुसलमान हिन्दी मुसलमानों से कम धर्मप्राण नहीं हैं। लाखों सुन्दरियों के</text:p>
      <text:p text:style-name="P112"/>
      <text:p text:style-name="P112">YY {</text:p>
      <text:p text:style-name="P112">स्वेच्छा से कटवाये केशों के रस्से से जहाँ मन्दिर बनाने के लिए लकड़ियाँ</text:p>
      <text:p text:style-name="P112">ढोई गईं. उस जापान को आप कम धर्मप्राण नहीं कह सकते। सभी शोषक</text:p>
      <text:p text:style-name="P112">जबरदस्त धर्मप्राण होते हैं, ओझा जी ! और सभी शोषण-शत्र धर्म-शत्र</text:p>
      <text:p text:style-name="P112">घोषित किये जाते हैं। यदि साम्यवाद को विदेशी ही मान लें, तो भी ईसाई,</text:p>
      <text:p text:style-name="P112">इस्लाम जैसे विदेशी धर्म, रेल, तार, हवाई-जहाज, कल-कारखाने जैसी</text:p>
      <text:p text:style-name="P112">विदेशी चीजें हमारी आँखों के सामने स्वदेशी बनकर मौजूद हैं, वैसे ही</text:p>
      <text:p text:style-name="P112">साम्यवाद भी स्वदेशी हो जायेगा-बल्कि हो गया है।"</text:p>
      <text:p text:style-name="P112">पटना में शाम के वक्त घूमने के लिए लान और हार्डिग- पार्क दो ही</text:p>
      <text:p text:style-name="P112">जगह हैं, और दोनों ही को ऐसी मनहूस हालत में रखा गया है, कि वह</text:p>
      <text:p text:style-name="P112">स्वयं किसी को खींच लाने का सामर्थ्य नहीं रखते, तो भी जिनकी</text:p>
      <text:p text:style-name="P112">दिल बहलाव, चहलकदमी, दोस्तों से मिलने की ख्वाहिश होती है, वे इन्हीं</text:p>
      <text:p text:style-name="P112">जगहों में पहुँचते हैं। अँधेरा हो रहा था, तो भी तीन तरुणों की बात खतम्</text:p>
      <text:p text:style-name="P112">नहीं हो रही थी और वे बाँकीपुर (पटना) के लान-मैदान–में डटे हुए थे। ।</text:p>
      <text:p text:style-name="P112">एक कह रहा था--</text:p>
      <text:p text:style-name="P112">"साथी सुमेर ! मैं फिर भी कहूँगा-तुम एक बार फिर सोचो, तुम बहुत</text:p>
      <text:p text:style-name="P112">भारी कदम उठाने जा रहे हो।"</text:p>
      <text:p text:style-name="P112">"मौत से खेलने से बढ़कर कदम उठाने की क्या बात हो सकती है ? ।</text:p>
      <text:p text:style-name="P112">और रूप ! इसे तो पक्का समझो, कि मैंने जल्दी नहीं की है। कदम ही</text:p>
      <text:p text:style-name="P112">यह जल्दी का नहीं हो सकता था।</text:p>
      <text:p text:style-name="P112">"हवा में उड़ना भाई । मुझे तो कोठे की छत के किनारे खड़ा होने में)</text:p>
      <text:p text:style-name="P112">भी डर लगता है।</text:p>
      <text:p text:style-name="P112">"कितने ही लोगों को साइकिल पर चढ़ने में भी डर लगता है, और</text:p>
      <text:p text:style-name="P112"><text:soft-page-break/>तुम उसे दोनों हाथ छोड़कर दौड़ाते हो ।"</text:p>
      <text:p text:style-name="P112">"खैर, लेकिन यह बात मेरी समझ में नहीं आई कि मजदूरिन के</text:p>
      <text:p text:style-name="P112">लड़के सुमेर को इस साम्राज्यवादी लड़ाई में जान देने की क्या सूझी ?"</text:p>
      <text:p text:style-name="P112">"इसलिए कि इसी लड़ाई के साथ मजदूरिन के लड़के और उसकी</text:p>
      <text:p text:style-name="P112">सारी जमात का भविष्य बँधा हुआ है। इसीलिए कि यह लड़ाई अब</text:p>
      <text:p text:style-name="P112">सिर्फ साम्राज्यों का ही फैसला नहीं करेगी बल्कि शोषण का भी फैसला</text:p>
      <text:p text:style-name="P112">करेगी।"</text:p>
      <text:p text:style-name="P112">"तो क्या तुम इसे कबूल नहीं करते, कि इस लड़ाई के लिए सबसे</text:p>
      <text:p text:style-name="P112">बड़े दोषी अँग्रेज पूँजीपति हैं ?"</text:p>
      <text:p text:style-name="P112">"बाल्डविन्, चेम्बरलेन किनके स्वार्थ के प्रतिनिधि थे ? हाँ, मैं स्वीकार</text:p>
      <text:p text:style-name="P112">करता हूँ। उन्होंने ही मुसोलिनी, हिटलर को पोसकर बड़ा किया, जिसमें</text:p>
      <text:p text:style-name="P112">साम्यवादियों से शोषक वर्ग को त्राण मिले। लेकिन भस्मासुर ने पहले</text:p>
      <text:p text:style-name="P112">बैजनाथ ही पर हाथ साफ करना चाहा, और जब तक यह तमाशा होता</text:p>
      <text:p text:style-name="P112">रहा, तब तक मैंने भी इस बड़े कदम को उठाने का निश्चय नहीं किया।</text:p>
      <text:p text:style-name="P112">लेकिन आज भस्मासुर बैजनाथ पर नहीं हमारे ऊपर हाथ रखना चाहता</text:p>
      <text:p text:style-name="P112">है।"</text:p>
      <text:p text:style-name="P112">"हमारे ऊपर ! मुझे तो कोई अन्तर नहीं मालूम होता, पहले से ।</text:p>
      <text:p text:style-name="P112">"आपको अन्तर नहीं मालूम होता क्योंकि आपका वर्ग-सेठ-वर्ग</text:p>
      <text:p text:style-name="P112">फासिस्ट शासन में भी घी-चुपड़ी की आशा रखता है। क्रुर् मित्सुई की</text:p>
      <text:p text:style-name="P112">पांचों घी में हैं इस लड़ाई के होने से: किन्तु, सोवियत के पराचित होने पर</text:p>
      <text:p text:style-name="P112">शोषितों-मजदूरों, किसानों-को कोई आशा नहीं। कसाई हिटलर और</text:p>
      <text:p text:style-name="P112">तोजो के राज्य में किसान कोश्त की लड़ाई नहीं लड़ सकते, रूपकिशोर</text:p>
      <text:p text:style-name="P112">बाबू ! न ही मजदूर बड़े-से-बड़े अत्याचार के लिए हड़ताल कर सकते हैं।</text:p>
      <text:p text:style-name="P112">फासिज्म मजदूर-किसानों को पक्के मानी में दास बनाना चाहता है। हमारे</text:p>
      <text:p text:style-name="P112">लिए सोवियत बहुत से राष्ट्रों में एक नहीं, बल्कि वही एकमात्र राष्ट्र है।</text:p>
      <text:p text:style-name="P112">उसे ही दुनिया के किसान-मजदूर अपनी आशा, अपना राष्ट्र कह सकते</text:p>
      <text:p text:style-name="P112">हैं। डेढ़ शताब्दी के लाखों-करोड़ों कुर्बानियों के बाद मानवता के लिए,</text:p>
      <text:p text:style-name="P112">सनातन शोषितों के लिए यह साम्यवादी प्रदीप पृथ्वी पर आलोकित हुआ।</text:p>
      <text:p text:style-name="P112">एक बार इस प्रदीप को बुझ जाने दीजिए, फिर देखिए कितने दिनों के</text:p>
      <text:p text:style-name="P112">लिए दुनिया अँधेरे में चली जाती है। हम जीते जी इस भीषण कांड को</text:p>
      <text:p text:style-name="P112">अपनी आँखों के सामने होते चुपचाप नहीं देख सकते।"</text:p>
      <text:p text:style-name="P112">"लेकिन, सुमेर भाई ! और भी तो समाजवादी देश में हैं; वे भी दुनिया</text:p>
      <text:p text:style-name="P112">से शोषण को मिटाना चाहते हैं।"</text:p>
      <text:p text:style-name="P112"><text:soft-page-break/>'जिनको सेवाग्राम से फैलता अंधकार ही प्रकाश मालूम होता है; ऐसे</text:p>
      <text:p text:style-name="P112">समाजवादियों से शैतान बचाये। ऐसे तो हिटलर भी अपने को समाजवादी</text:p>
      <text:p text:style-name="P112"/>
      <text:p text:style-name="P112">"हाँ, देख नहीं रहे हो, जिन लोगों की सूरतें अमन-सभाओं में ही</text:p>
      <text:p text:style-name="P112">शोभा देती थीं, अब वही राष्ट्रीय मोर्चे के नायक बनकर जनता के सामने</text:p>
      <text:p text:style-name="P112">दहाड़ रहे हैं। हमारे गवर्नर, गवर्नर-जनरल जनता को कुर्बानियाँ करने का</text:p>
      <text:p text:style-name="P112">उपदेश दे रहे हैं, जबकि उनके अपने खर्चे को देखकर हमारा माथा</text:p>
      <text:p text:style-name="P112">चकराता है। हमारे यहाँ कम-से-कम मजदूरी है एक आना रोज, जिसके</text:p>
      <text:p text:style-name="P112">हिसाब से २५) सालाना आमदनी हुई और इनकी तनख्वाह ?-"</text:p>
      <text:p text:style-name="P112">रुपया</text:p>
      <text:p text:style-name="P112">वाइसराय</text:p>
      <text:p text:style-name="P112">२,५०.८००</text:p>
      <text:p text:style-name="P112">अर्थात् घुरहू मजदूर की</text:p>
      <text:p text:style-name="P112">आमदनी का १०,००० गुना</text:p>
      <text:p text:style-name="P112">४,८०० गुना</text:p>
      <text:p text:style-name="P112">१,२०,०००</text:p>
      <text:p text:style-name="P112">बंगाल गवर्नर</text:p>
      <text:p text:style-name="P112">युक्तप्रान्त गवर्नर</text:p>
      <text:p text:style-name="P112">बिहार गवर्नर</text:p>
      <text:p text:style-name="P112">१,००,०००</text:p>
      <text:p text:style-name="P112">४,००० गुना</text:p>
      <text:p text:style-name="P112">कहता है। गाँधीजी के चेले भी उन्हें समाजवादी कहते हैं। समाजवादी</text:p>
      <text:p text:style-name="P112">कहने से कोई समाजवादी नहीं होता। जानते हैं हिटलर, तोजो की विजय</text:p>
      <text:p text:style-name="P112">से हिन्दुस्तान का पूँजीवाद और पूँजीपति वर्ग बर्बाद नहीं, बल्कि कहीं और</text:p>
      <text:p text:style-name="P112">मजबूत होगा; किन्तु फासिस्ट दस्यु मजदूरों, किसानों को साँस तक लेने</text:p>
      <text:p text:style-name="P112">नहीं देंगे, और साम्यवादियों की क्या हालत होगी, इसके लिए, इटली और</text:p>
      <text:p text:style-name="P112">जर्मनी का हाल का इतिहास देखिये। वही क्यों ? सिर्फ फ्रांस में हर रोज</text:p>
      <text:p text:style-name="P112">जो कम्युनिस्ट गोली से उड़ाये जा रहे हैं, उन्हीं को देख लीजिये। जो</text:p>
      <text:p text:style-name="P112">अपने को मार्क्सवादी कहकर अपने को इस युद्ध से अलग रखना चाहता है.</text:p>
      <text:p text:style-name="P112">वह या तो अपने को धोखा दे रहा है या दूसरों को । हिटलर और तोजो के</text:p>
      <text:p text:style-name="P112">शासन में मार्क्सवादी समाजवादियों की जान की कीमत एक गोली मात्र है,</text:p>
      <text:p text:style-name="P112">इसे हम सब अच्छी तरह जानते हैं। फिर कोई समाजवादी यदि अपने को</text:p>
      <text:p text:style-name="P112">तटस्थ कह सकता है, तो चमगादड़ की नीति से ही। सोवियत के ध्वंस के</text:p>
      <text:p text:style-name="P112"><text:soft-page-break/>बाद जो समाजवाद का झंडा उड़ाने की हॉक रहे हैं, उन्हें हम तो पागल</text:p>
      <text:p text:style-name="P112">कह सकते हैं या धोखेबाज ।"</text:p>
      <text:p text:style-name="P112">"तो आपका ख्याल है, इस युद्ध में कोई तटस्थ रही नहीं सकता ?"</text:p>
      <text:p text:style-name="P112">"हाँ यह मेरी पक्की राय है, कि जिसका मस्तिष्क ठीक से काम कर</text:p>
      <text:p text:style-name="P112">रहा है, उसने अपने लिए एक पक्ष स्वीकार कर लिया है, क्योंकि इस</text:p>
      <text:p text:style-name="P112">लड़ाई का परिणाम शोषण-विरोधी शक्तियों को या तो खतम करना होगा</text:p>
      <text:p text:style-name="P112">या उनकी शक्ति को इतना प्रबल कर देगा, कि फिर मुसोलिनी, हिटलर,</text:p>
      <text:p text:style-name="P112">तोजो या उनके पिताओं-बाल्डविन, चेम्बरलेन, हैलीफैक्सों के लिए दुनिया</text:p>
      <text:p text:style-name="P112">में जगह नहीं रह जायेगी। हिन्दुस्तान में सुभाषचन्द्र और उनके अनुयायियों</text:p>
      <text:p text:style-name="P112">ने अपना स्थान चुन लिया है; और जिनको आप तटस्थ समझते हैं, वह भी</text:p>
      <text:p text:style-name="P112">तय कर चुके हैं। उनकी तटस्थता सिर्फ ऊपरी दिखावा है, क्योंकि</text:p>
      <text:p text:style-name="P112">फासिस्टों के रवैये से वह नावाकिफ नहीं हैं।"</text:p>
      <text:p text:style-name="P112">"लेकिन हमारे यहाँ के अँग्रेज शासकों के मनोभाव को देख रहे हो न ?"</text:p>
      <text:p text:style-name="P112">"अन्धे हैं ये लोग, तीस बरस पहले के जमाने में अब भी अपने को</text:p>
      <text:p text:style-name="P112">रखने की कोशिश कर रहे हैं। लेकिन क्या समझते हो, लड़ाई के बाद की</text:p>
      <text:p text:style-name="P112">दुनिया इन पुरानी फोसीलों के लिए जीती जा रही है। हम जानते हैं, ये</text:p>
      <text:p text:style-name="P112">लोग हमारी युद्ध की तैयारी में पग-पग पर बाधा डालेंगे, क्योंकि वह हर</text:p>
      <text:p text:style-name="P112">एक चीज को गुजरे जमाने की दृष्टि से देखते हैं।"</text:p>
      <text:p text:style-name="P112">"यह बाकी खर्च छोड़ने पर है, यदि दूसरे खर्च भी लिए जायँ, तो</text:p>
      <text:p text:style-name="P112">मार्ग-व्यय और छुट्टी-व्यय छोड़कर भी बंगाल-गवर्नर का सालाना खर्च है।</text:p>
      <text:p text:style-name="P112">६,०७,२०० रुपया अर्थात् घुरहू मजदूर की आमदनी का ४२.२६१ गुना। इससे</text:p>
      <text:p text:style-name="P112">जरा मिलाइए इंग्लैंड के मजदूर को जिसकी अल्पतम मजदूरी ८५ शिलिंग</text:p>
      <text:p text:style-name="P112">(साढ़े ५६ रु० से अधिक) या ७८ शिलिंग (५२ रु० से अधिक) प्रति सप्ताह</text:p>
      <text:p text:style-name="P112">कोयले के खानों में मंजूर हुई है। खेती के मजदूर भी ४५ रु० सप्ताह से</text:p>
      <text:p text:style-name="P112">ज्यादा पाते हैं। जिसका अर्थ है २०० या १२१ पौंड वार्षिक मजदूरी और</text:p>
      <text:p text:style-name="P112">महामंत्री इस हिसाब से सिर्फ ३६ गुना ज्यादा तनख्वाह पाता है। सोवियत</text:p>
      <text:p text:style-name="P112">में १२,००० रुबल महामंत्री को मिलता है, और मजदूरों की बहुत भारी</text:p>
      <text:p text:style-name="P112">तादाद है जो इतना वेतन पाती है, जबकि सबसे कम तनख्वाह पाने वाला</text:p>
      <text:p text:style-name="P112">मजदूर उससे छठे हिस्से से कम नहीं पाता। अब मिलाइए--</text:p>
      <text:p text:style-name="P112">भारत में बंगाल गवर्नर घुरहू से</text:p>
      <text:p text:style-name="P112">इंग्लैंड में महामंत्री</text:p>
      <text:p text:style-name="P112">सोवियत रूस में</text:p>
      <text:p text:style-name="P112">४२.२६२ गुना</text:p>
      <text:p text:style-name="P112"><text:soft-page-break/>३६ गुना</text:p>
      <text:p text:style-name="P112">६ गुना</text:p>
      <text:p text:style-name="P112"/>
      <text:p text:style-name="P112">"और सेठों की आमदनी से घुरहू की आमदनी को मिलाओगे तो</text:p>
      <text:p text:style-name="P112">कलेजा फटने लगेगा।"</text:p>
      <text:p text:style-name="P112">"यह सरासर लूट है भाई सुमेर ।"</text:p>
      <text:p text:style-name="P112">"इसीलिए मैं कहता हूँ, हिन्दुस्तान में नौकरी करने वाले स्वार्थी,</text:p>
      <text:p text:style-name="P112">कायर, दूर तक देखने में असमर्थ इन अँग्रेजों से हम कोई आशा नहीं कर</text:p>
      <text:p text:style-name="P112">सकते। हम इनके लिए इस लड़ाई को लड़ने और जीतने नहीं जा रहे हैं।</text:p>
      <text:p text:style-name="P112">हम मर रहे हैं उस दुनिया के लिए जो इस पृथ्वी के छठे हिस्से पर है।</text:p>
      <text:p text:style-name="P112">और जिसको फासिस्ट खतम करने जा रहे हैं। हम उस आने वाली दुनिया</text:p>
      <text:p text:style-name="P112">के लिए मरने जा रहे हैं, जिसमें कि मानवता स्वतन्त्र और समृद्ध होगी।"</text:p>
      <text:p text:style-name="P112">समद अब तक चुप था, अब उसने भी कुछ पूछने की इच्छा से</text:p>
      <text:p text:style-name="P112">कहा-</text:p>
      <text:p text:style-name="P112">"साथी सुमेर ! तुमसे कितनी ही बातों में मैं सहमत हैं, और कितनी</text:p>
      <text:p text:style-name="P112">ही बातों में असहमत । किन्तु तुम्हारी राय की मैं कितनी इज्जत करता हूँ।</text:p>
      <text:p text:style-name="P112">यह तुमसे छिपा नहीं है। मैं भी समझता हूँ, इस संसार-व्यापी संघर्ष में हम</text:p>
      <text:p text:style-name="P112">तटस्थ नहीं रह सकते। लेकिन दोस्त ! जब चुनाव आदि तय होकर तुम</text:p>
      <text:p text:style-name="P112">भरती हो गये, तब तुमने हमें खबर दी; कुछ पहले तो बतलाना चाहिए ?"</text:p>
      <text:p text:style-name="P112">"पहले बतलाता, और चुनाव में ऊँट जाता। इसलिए भरती के बाद</text:p>
      <text:p text:style-name="P112">चौबीस घंटे की उड़ान करके मैंने मित्रों से कहा। अब कहने में कोई हर्ज</text:p>
      <text:p text:style-name="P112">भी नहीं, क्योंकि परसों ही मैं जा रहा हूँ अम्बाला उड़न्तू स्कूल में ।</text:p>
      <text:p text:style-name="P112">"और माँ को खबर दे दी ?"</text:p>
      <text:p text:style-name="P112">"माँ के लिए जैसा पटना वैसा ही अम्बाला, जब तक मैं खोलकर</text:p>
      <text:p text:style-name="P112">साफ न लिख दें कि मैं लड़ाई में मृत्यु के मुँह में जा रहा हूँ, बल्कि उसके</text:p>
      <text:p text:style-name="P112">लिए एक-सा ही है। खोलकर लिखने का मतलब है, सदा के लिए उसकी ।</text:p>
      <text:p text:style-name="P112">नींद को हराम कर देना। मैंने निश्चय किया है कि जब तक जीवित रहूँगा,</text:p>
      <text:p text:style-name="P112">पत्र लिखता रहूँगा, उसी से उसको संतोष रहेगा।"</text:p>
      <text:p text:style-name="P112">"मुझे तुम्हारे साहस का बार-बार ख्याल आता है?"</text:p>
      <text:p text:style-name="P112">"मानव होने की कीमत को हमें हर वक्त चुकाने के लिए तैयार रहना</text:p>
      <text:p text:style-name="P112">चाहिए, समद ! और फिर एक आदर्शवादी मानव होने पर तो हमारी</text:p>
      <text:p text:style-name="P112">जिम्मेदारियाँ और बढ़ जाती हैं ?"</text:p>
      <text:p text:style-name="P112">"तो तुम्हारा विश्वास है, यह लड़ाई जबरदस्त उथल-पुथल लायेगी।"</text:p>
      <text:p text:style-name="P112"><text:soft-page-break/>"पिछली लड़ाई ने भी कुछ कम नहीं किया, सोवियत रूस का</text:p>
      <text:p text:style-name="P112">अस्तित्व-दुनिया के छठे हिस्से पर समानता का राज्य-यह कम चीज नहीं</text:p>
      <text:p text:style-name="P112">है; किन्तु इस लड़ाई के साथ जो परिवर्तन उपस्थित होगा, वह नई धरती,</text:p>
      <text:p text:style-name="P112">नये आसमान को लायेगा, दोस्त ! जिधर सोवियत राष्ट्र है, जिधर लाल</text:p>
      <text:p text:style-name="P112">सेना है; जिधर की विजय के लिए आज चीन, इंग्लैण्ड, अमेरिका की जनता</text:p>
      <text:p text:style-name="P112">सर्वस्व की बाजी लगाकर लड़ रही है, उस पक्ष की जीत में मुझे जरा भी</text:p>
      <text:p text:style-name="P112">सन्देह नहीं है।"</text:p>
      <text:p text:style-name="P112">समद और रूपकिशोर की इधर पाकिस्तान को लेकर बहस चल रही</text:p>
      <text:p text:style-name="P112">थी. आज रूपकिशोर ने फिर उसी सवाल को छेड दिया-</text:p>
      <text:p text:style-name="P112">"गाँधीवादी स्वराज्य हो या साम्यवादी, इसमें हमारा और तुम्हारा मित्र,</text:p>
      <text:p text:style-name="P112">सुमेर ! मतभेद हो सकता है, किन्तु स्वराज्य भारत के लिए होगा, इसमें तो</text:p>
      <text:p text:style-name="P112">सन्देह नहीं ?"</text:p>
      <text:p text:style-name="P112">'भारत भी एक निराकार शब्द है, रूप बाबू ! जिसके नाम पर</text:p>
      <text:p text:style-name="P112">बहुत-सी भूल-भुलैयों में डाला जा सकता है, स्वराज्य भारतीयों के लिए</text:p>
      <text:p text:style-name="P112">चाहिए, जिसमें भारतीय अपने भाग्य का आप निर्णय करें, और उसमें भी</text:p>
      <text:p text:style-name="P112">आसमान से टपका स्वराज्य जल्द बड़े आदमियों तक ही सीमित नहीं होना</text:p>
      <text:p text:style-name="P112">चाहिए ।</text:p>
      <text:p text:style-name="P112">। रूप-"खैर, वैसे भी ले लीजिए, किन्तु स्वराज्य में जीवित भारत को</text:p>
      <text:p text:style-name="P112">टुकड़े-टुकड़े तो खंडित नहीं होने देना चाहिए।</text:p>
      <text:p text:style-name="P112">। सुमेर-"तुम फिर भूल-भुलैया के शब्द को इस्तेमाल कर रहे हो।</text:p>
      <text:p text:style-name="P112">भारत का खंडित और अखंड रहना, उसके निवासियों पर निर्भर है। मौर्यों</text:p>
      <text:p text:style-name="P112">के समय हिन्दूकुश से परे आमू दरिया भारत की सीमा थी, और भाषा,</text:p>
      <text:p text:style-name="P112">रीति-रिवाज, इतिहास की दृष्टि से अफगान जाति (पठान) भारत के</text:p>
      <text:p text:style-name="P112">अन्तर्गत है। दसवीं सदी तक काबुल हिन्दू-राज्य रहा, इस तरह हिन्दुस्तान</text:p>
      <text:p text:style-name="P112">की सीमा हिन्दूकुश है। क्या अखंड हिन्दुस्तान वाले हिन्दूकुश तक दावा</text:p>
      <text:p text:style-name="P112">करने के लिए तैयार हैं ? यदि अफगानों की इच्छा के विरुद्ध नहीं कहो;</text:p>
      <text:p text:style-name="P112">तो सिन्धु के पश्चिम बसने वाले सरहदी अफगानों (पठानों) को भी उनकी</text:p>
      <text:p text:style-name="P112">इच्छा के विरुद्ध अखंड हिन्दुस्तान में नहीं रखा जा सकता। फिर वही बात</text:p>
      <text:p text:style-name="P112">सिन्धु, पंजाब, कश्मीर, पूर्वी बंगाल में क्यों नहीं लेनी चाहिए?</text:p>
      <text:p text:style-name="P112">रूप-"अर्थात् उन्हें भारत से निकल जाने देना चाहिए ?"</text:p>
      <text:p text:style-name="P112"/>
      <text:p text:style-name="P112">सुमेर-"हाँ, यदि वे इसी पर तुले हुए हैं। हम जनता की लड़ाई लड़</text:p>
      <text:p text:style-name="P112">रहे हैं, इसका अर्थ है, किसी देश की जनता को उसकी इच्छा के विरुद्ध</text:p>
      <text:p text:style-name="P112"><text:soft-page-break/>राजनीतिक परतन्त्रता में नहीं रखा जा सकता। पाकिस्तान को फैसला</text:p>
      <text:p text:style-name="P112">हिन्दुओं को नहीं करना है, उसकी निर्णायक है मुस्लिम बहुमत-प्रान्तों की</text:p>
      <text:p text:style-name="P112">जनता। यदि हम भारत में जनता का नहीं, शोषकों का शासन कायम</text:p>
      <text:p text:style-name="P112">करना चाहते हैं, तो पाकिस्तान होकर रहेगा। यदि दिमागी और शारीरिक</text:p>
      <text:p text:style-name="P112">श्रम करने वाली जनता का शासन कायम करना चाहते हैं, तो भारत अनेक</text:p>
      <text:p text:style-name="P112">स्वतन्त्र जातियों का एक अखंड देश रहेगा। एक जाति, एक जातीयता के</text:p>
      <text:p text:style-name="P112">लिए एक भाषा, एक खान-पान, एक ब्याह-शादी सम्बन्ध की जरूरत है,</text:p>
      <text:p text:style-name="P112">जो साम्यवाद ही करा सकता है। इस पर भी भाषाओं के ख्याल से हमें ८०</text:p>
      <text:p text:style-name="P112">से ऊपर स्वतन्त्र जातियाँ माननी पड़ेगी।"</text:p>
      <text:p text:style-name="P112">"अस्सी से ज्यादा ! तुमने तो पाकिस्तान को भी मात कर दिया ।"</text:p>
      <text:p text:style-name="P112">"भाषाओं को मैंने नहीं बनाया। जनता के राज्य में उसकी मातृभाषा</text:p>
      <text:p text:style-name="P112">को ही शिक्षा का माध्यम बनाना होगा, और मातृभाषा वही है, जिसके</text:p>
      <text:p text:style-name="P112">व्याकरण में बच्चा भी कभी गलती नहीं करता। सोवियत-संघ ७० जातियों</text:p>
      <text:p text:style-name="P112">का एक बहुजातिक राष्ट्र है, उससे दूनी जनसंख्या वाला भारत यदि ८०</text:p>
      <text:p text:style-name="P112">जातियों का बहुजातिक राष्ट्र है, तो आश्चर्य की क्या जरूरत ?"</text:p>
      <text:p text:style-name="P112">"तो तुम पाकिस्तान के पक्ष में हो ?"</text:p>
      <text:p text:style-name="P112">"जब तक मुस्लिम जनता का उसके लिए आग्रह है। आज हर विचार</text:p>
      <text:p text:style-name="P112">के मुस्लिम नेता एकमत हैं, कि पाकिस्तान की माँग को मान लेना चाहिए</text:p>
      <text:p text:style-name="P112">और मैं समझता हूँ, गैर-मुस्लिमों को इस न्याय की माँग को ठुकराने का</text:p>
      <text:p text:style-name="P112">कोई हक नहीं। जिस मुसलमान बहुमत प्रान्त की बहुसंख्यक जनता</text:p>
      <text:p text:style-name="P112">भारतीय संघ से अलग जाना चाहती है, उसे वह अधिकार होना चाहिए ।"</text:p>
      <text:p text:style-name="P112">प्रति घंटे की चाल से बने यान का उड़ाना ! सुमेर का ख्याल एक बार</text:p>
      <text:p text:style-name="P112">उस युग में चला गया, जब कि मनुष्य पत्थर के अनगढ़ हथियारों को ही</text:p>
      <text:p text:style-name="P112">अपना सबसे बड़ा अविष्कार, सबसे बड़ी शक्ति समझता था, किन्तु आज</text:p>
      <text:p text:style-name="P112">| वह आकाश का राजा है। मानवता कितनी उन्नत हुई है। किन्तु, उसी वक्त</text:p>
      <text:p text:style-name="P112">उसका ख्याल मानवता के शत्रुओं-फासिस्टों की ओर गया, जो कि मनुष्य</text:p>
      <text:p text:style-name="P112">के दिमाग की इस अद्भुत देन को मानवता के पैरों में गुलामी की बेड़ियाँ</text:p>
      <text:p text:style-name="P112">डालने में लगा रहे हैं। सुमेर का बदन सिहर गया. जब ख्याल आया कि</text:p>
      <text:p text:style-name="P112">जापानी फासिस्ट भारत के पड़ोसी बर्मा में आ गये हैं। उस वक्त उसकी</text:p>
      <text:p text:style-name="P112">नजरों के सामने कदमकुआँ के वह घर और उनमें रहने वाली वे स्त्रियाँ</text:p>
      <text:p text:style-name="P112">एक-एक कर आने लगीं; जिनमें एक उसकी प्रिया है। दूसरी भी कितनी</text:p>
      <text:p text:style-name="P112">ही हैं, जिन्होंने इस अछूत माँ के मेधावी आदर्शवादी लड़के को बेटा और</text:p>
      <text:p text:style-name="P112">भाई के तौर पर ग्रहण किया। फासिस्टों के लिए अपार घृणा से उसका</text:p>
      <text:p text:style-name="P112"><text:soft-page-break/>दिल खौलने लगा। उसी वक्त उसे सामने तीन सूर्य वाले विमान उड़ते</text:p>
      <text:p text:style-name="P112">दीख पड़े। सुमेर ने अपने मशीन गनर को फोन से कहा, और दो मिनट में</text:p>
      <text:p text:style-name="P112">फासिस्ट विमानों के बीच में पहुँच गया। बात करने में देर लगती है.</text:p>
      <text:p text:style-name="P112">लिखने में तो और भी, किन्तु पता नहीं लगा, सुमेर के गनर शरीफ ने किस</text:p>
      <text:p text:style-name="P112">तरह अपनी मशीनगन को टू-टू-टू किया, और किस तरह सुमेर ने अपने</text:p>
      <text:p text:style-name="P112">विमान को ठीक जगह पर पहुँचाया, और किस तरह दस मिनट के भीतर</text:p>
      <text:p text:style-name="P112">ही तीनों फासिस्ट विमान परकटी चील की भाँति समुद्र में गिरे।</text:p>
      <text:p text:style-name="P112">सुमेर को अपना जौहर दिखलाने का यह पहला मौका था, किन्तु इस</text:p>
      <text:p text:style-name="P112">सफलता पर उसे बहुत संतोष हुआ। उसने विमान से लौटते वक्त शरीफ</text:p>
      <text:p text:style-name="P112">से कहा-</text:p>
      <text:p text:style-name="P112">"शुरू भाई ! हमने अपनी कीमत अदा करा ली। हममें से हर एक</text:p>
      <text:p text:style-name="P112">यदि तीन-तीन फासिस्टों को खत्म करे, तो कितना अच्छा हो ?"</text:p>
      <text:p text:style-name="P112">"मेरा मन भी अब बड़ा हलका मालूम होता। अब मरना मुफ्त नहीं</text:p>
      <text:p text:style-name="P112">कहा जायेगा।"</text:p>
      <text:p text:style-name="P112">|"अब हम जितने दिन जियेंगे, जापानी फासिस्टों को मार-मार नफे</text:p>
      <text:p text:style-name="P112">पर नफे कमाते रहेंगे।"</text:p>
      <text:p text:style-name="P112">सुमेर दो सौ दिन जीता रहा। उसने सौ जापानी विमानों को नष्ट</text:p>
      <text:p text:style-name="P112">किया। अंतिम दिन बंगाल की खाड़ी में उसे काम मिला। अंडमन के</text:p>
      <text:p text:style-name="P112">नीचे काला समुद्र है, जिसके शान्त जल पर कहीं जीवन का चिह्न</text:p>
      <text:p text:style-name="P112">नहीं मालूम होता और सामने दूर सफेद बादलों का एक विशाल क्षेत्र। वहाँ</text:p>
      <text:p text:style-name="P112">आसमान में अपनी गति के जानने का कोई साधन नहीं, सिवाय</text:p>
      <text:p text:style-name="P112">गति-मापक यंत्र के जो कि सुमेर के आगे लगा हुआ है। तीन सौ मील</text:p>
      <text:p text:style-name="P112"/>
      <text:p text:style-name="P112">परिशिष्ट</text:p>
      <text:p text:style-name="P112">पच्छिम जापानी जंगी बेड़ा जा रहा था। सुमरे ने चालीस हजार टने का</text:p>
      <text:p text:style-name="P112">एक जंगी महापोत देखा। बेड़े के आस-पास रक्षक विमान उड़ रहे थे,</text:p>
      <text:p text:style-name="P112">किन्तु दूर बादलों में से झाँकती सुमेर की आँखों को उन्होंने नहीं देखा।।</text:p>
      <text:p text:style-name="P112">सुमेर ने अपने गनर को टारपीडो तैयार रखने की आज्ञा दी। बादल</text:p>
      <text:p text:style-name="P112">वहाँ से बेड़े के ऊपर तक चला गया था। सुमेर ने पूरी गति से अपने</text:p>
      <text:p text:style-name="P112">विमान को चलाया, दुश्मन के विमानों को पता नहीं लग सका, कि कब</text:p>
      <text:p text:style-name="P112">कोई विमान जंगी पोत के ऊपर पहुँचा, कब भारतीय विमान-वाहक ने</text:p>
      <text:p text:style-name="P112">टारपीडो के लिए अपने विमान को महापोत पर झोंक दिया। सुमेर और</text:p>
      <text:p text:style-name="P112">उसके गनर का पता नहीं लगा, किन्तु अपने साथ ही वह उस जंगी</text:p>
      <text:p text:style-name="P112"><text:soft-page-break/>महापोत को भी लेते गये।</text:p>
      <text:p text:style-name="P112">सभी भारतीय भाषाओं में अद्वितीयं ग्रन्थ</text:p>
      <text:p text:style-name="P112">भदन्त आनन्द कौसल्यायन</text:p>
      <text:p text:style-name="P112">"वोल्गा से गंगा' की कुछ कहानियाँ मैं हिन्दी की पत्रिकाओं में पढ़</text:p>
      <text:p text:style-name="P112">चुका था, और जिस समय पुस्तक प्रकाशित हुई. उसकी पहली प्रति भी</text:p>
      <text:p text:style-name="P112">शायद मुझे ही मिली। मैंने सारी पुस्तक को एक बार और कई कहानियों</text:p>
      <text:p text:style-name="P112">को एक से अधिक बार पढ़ा है, पढ़कर सुनाया है, सभी तरह और अवस्था</text:p>
      <text:p text:style-name="P112">के लोगों को। मेरी आलोचना थी कि कई कहानियाँ, कहानियाँ कम और</text:p>
      <text:p text:style-name="P112">इतिहास अधिक हैं। सचमुच कुछ कहानियाँ मुझे ज्ञान के बोझ से दबी सी</text:p>
      <text:p text:style-name="P112">लगीं-कहानी होनी चाहिए हल्की-फुल्की। मैंने अपनी यह सम्मत्ति एक बार</text:p>
      <text:p text:style-name="P112">राहुल जी को लिख भेजी। उनका उत्तर था-यदि इन कहानियों को रोचक</text:p>
      <text:p text:style-name="P112">ढंग से लिखा इतिहास-मात्र भी समझ लिया जाय, तो भी मैं सन्तुष्ट हूँ।</text:p>
      <text:p text:style-name="P112">'वोल्गा से गंगा' की प्रशंसा मैंने की है और सुनी है। लेकिन उस दिन</text:p>
      <text:p text:style-name="P112">जब एक महाराष्ट्र विद्वान्-जो विश्व साहित्य से परिचय रखते हैं-की यह</text:p>
      <text:p text:style-name="P112">राय पढ़ने को मिली कि "किसी भारतीय भाषा में इस हिन्दी पुस्तक के</text:p>
      <text:p text:style-name="P112">समान कोई ग्रन्थ नहीं" तो मेरा हिन्दी-भक्त मन सचमुच नाच उठा।</text:p>
      <text:p text:style-name="P112">लेकिन हाय ! कल किसी सज्जन ने २० सितम्बर के 'विश्व-बन्धु' की</text:p>
      <text:p text:style-name="P112">एक कतरन भेज दी जिसमें पढ़ने को मिला 'नग्नवादी वेदनिन्दक राहुल</text:p>
      <text:p text:style-name="P112">लेखक का नाम है 'श्री स्वामी जी। लेकिन उन्हें 'गुप्त' रहने की क्या</text:p>
      <text:p text:style-name="P112">आवश्यकता थी ? हाँ, किसी ने अपना नाम ही 'स्वामी जी’ रखा हो तो बात</text:p>
      <text:p text:style-name="P112">दूसरी है।</text:p>
      <text:p text:style-name="P112">पुस्तक का प्रिय लगना, अप्रिय लगना, अपनी-अपनी रुचि की बात ही</text:p>
      <text:p text:style-name="P112">नहीं योग्यता की भी बात है। सभी को कोई भी ग्रन्थ एक-सा कभी भी</text:p>
      <text:p text:style-name="P112">नहीं भाता। 'वोल्गा से गंगा’ ही इसका अपवाद क्यों हो ?</text:p>
      <text:p text:style-name="P112">लेकिन मैं केवल इतना जानना चाहता हूँ कि श्री स्वामी जी ने जनता</text:p>
      <text:p text:style-name="P112">के सामने जो यह इच्छा की है कि 'वह ऐसी घृणित पुस्तक पर प्रतिबन्ध</text:p>
      <text:p text:style-name="P112"/>
      <text:p text:style-name="P112">लगवाने की पूरी कोशिश करें, उस इच्छा को कार्य रूप में परिणत करने</text:p>
      <text:p text:style-name="P112">का प्रयत्न करने से हम सम्मानित होते हैं, या अपमानित ? आर्य जाति की</text:p>
      <text:p text:style-name="P112">तो सुनते आये हैं कि आज तक यही विशेषता ही है कि मिथ्यामतों को</text:p>
      <text:p text:style-name="P112">उसने अपनी बुद्धिबल से ही परास्त करने की कोशिश की है। 'वादे वादे</text:p>
      <text:p text:style-name="P112">जायते तत्वबोधः’ क्या आर्य पूर्वजों की ही घोषणा नहीं है ? ।</text:p>
      <text:p text:style-name="P112">मैं राहुलजी की इस युगान्तरकारी कृति से समीप से परिचित हूँ और</text:p>
      <text:p text:style-name="P112"><text:soft-page-break/>जानता हूँ कि उसमें हमारे देश के एक असाधारण चिन्तक के जीवनभर के</text:p>
      <text:p text:style-name="P112">अध्ययन के परिणाम समाविष्ट हैं। उनके निष्कर्ष हमें गलत लगें तो हम</text:p>
      <text:p text:style-name="P112">उन्हें वैसा सिद्ध करें । स्वतंत्र चिन्तकों के सामने यदि वे ईमानदार हैं और</text:p>
      <text:p text:style-name="P112">ईमानदारी के पौधे को सींचना चाहते हैं तो और कोई दूसरा उपाय नहीं।</text:p>
      <text:p text:style-name="P112">राहुलजी द्वारा रचित 'वोल्गा से गंगा' की प्रथम चारे कहानियों के नाम हैं।</text:p>
      <text:p text:style-name="P112">निशा, दिवा, अमृताश्व, पुरुहूत । उन चार कहानियों में ६००० ई० पू० से</text:p>
      <text:p text:style-name="P112">लेकर २५०० ई० पू० तक के समाज का चित्रण है। वह प्रागैतिहासिक काल</text:p>
      <text:p text:style-name="P112">है; और ये कहानियाँ हैं। इसलिए यह तो मानी हुई बात है कि उन</text:p>
      <text:p text:style-name="P112">कहानियों में कल्पना का हाथ विशेष है, लेकिन वह केवल कल्पनाजन्य</text:p>
      <text:p text:style-name="P112">कृति नहीं है। उन कहानियों में जो-जो मार्के की बातें है वह सब राहुलजी</text:p>
      <text:p text:style-name="P112">के इन्दु-यूरोपी तथा इन्दु-ईरानी भाषा शास्त्र (Philogy) विषयक</text:p>
      <text:p text:style-name="P112">अध्ययन का परिणाम है। परिवार की उत्पत्ति (Origin of Family</text:p>
      <text:p text:style-name="P112">Private Property and state by Engels) वे एक</text:p>
      <text:p text:style-name="P112">प्रसिद्ध ग्रन्थ है। उन कहानियों पर प्रतिबन्ध लगवाने से पहले हमें उस</text:p>
      <text:p text:style-name="P112">ग्रन्थ पर प्रतिबन्ध लगवाना होगा।</text:p>
      <text:p text:style-name="P112">अगली चार कहानियाँ हैं-पुरुधान, अंगिरा, सुदास् और प्रवाहण। इन</text:p>
      <text:p text:style-name="P112">सभी कहानियों के पीछे भी साहित्यिक प्रमाण हैं-वेद, ब्राह्मण, महाभारत,</text:p>
      <text:p text:style-name="P112">पुराण और बौद्धग्रन्थों के 'अट्ठकथा’ नाम से प्रसिद्ध भाष्य। सुदास् कहानी</text:p>
      <text:p text:style-name="P112">का आधार स्वयं ऋग्वेद है और कई पाठकों को-बौद्धों, अबौद्धों सभी को</text:p>
      <text:p text:style-name="P112">चिढ़ाने वाली कथा प्रवाहण जैवलिका आधार है छान्दोग्य तथा वृहदारण्यक</text:p>
      <text:p text:style-name="P112">उपनिषद् और बौद्धों की उक्त अट्ठकथायें। इन चार कथाओं में २००० ई०</text:p>
      <text:p text:style-name="P112">पू० से ७०० ई० पू० तक के सामाजिक विकास को देने का प्रयत्न किया</text:p>
      <text:p text:style-name="P112">गया है। पाठक देखें, अभी हम बुद्ध के समय तक नहीं पहुँचे हैं।</text:p>
      <text:p text:style-name="P112">अगली कहानी बंधुल मल्ल है (४६० ई० पू०)। इस कहानी की सारी ।</text:p>
      <text:p text:style-name="P112">सामग्री बौद्ध-ग्रन्थों से ली गई है। वहाँ इतनी अधिक सामग्री है कि</text:p>
      <text:p text:style-name="P112">राहुलजी को उस समय की अवस्था चित्रित करने के लिए 'सिंह सेनापति</text:p>
      <text:p text:style-name="P112">नाम से एक पृथक् उपन्यास लिखना पड़ा है।</text:p>
      <text:p text:style-name="P112">दसवीं कहानी नागदत्त है यदि आप कौटिल्य का अर्थशास्त्र पढ़े, यवन</text:p>
      <text:p text:style-name="P112">यात्रियों के वृत्तान्त पढ़ें, जायसवाल जी की हिन्दू पालिटी पढ़े और आपके</text:p>
      <text:p text:style-name="P112">सभी स्कूलों-कालेजों में पढ़ाया जाने वाला विन्सेंट-स्मिथ का इतिहास को</text:p>
      <text:p text:style-name="P112">कोई आश्चर्य नहीं कि आपके हाथ भी उनमें से कुछ ऐतिहासिक तथा में</text:p>
      <text:p text:style-name="P112">जिन्हें राहुलजी ने 'नागदत्त' में व्यक्त किया है।</text:p>
      <text:p text:style-name="P112">ग्यारहवीं कहानी प्रभा कहानी के रूप में भी अच्छी [110 ।।1 ।।</text:p>
      <text:p text:style-name="P112"><text:soft-page-break/>उस कहानी के पीछे अश्वघोष के बुद्धचरित तथा सौन्दरानन्द ।। ५ ।।</text:p>
      <text:p text:style-name="P112">सभी संस्कृत-नाटक है, विन्टर्निट्ज को लिखा "भारती ॥१५५ ॥</text:p>
      <text:p text:style-name="P112">इतिहास' है, और रीज डेविड्स का लिखा 'बौद्ध-भारत' ।। ७कहानी</text:p>
      <text:p text:style-name="P112">का समय ५० ई० पू० है।</text:p>
      <text:p text:style-name="P112">बारहवीं कहानी सुपर्ण यौधेय गुप्त-काल की कहानी है। उसकी कुछ</text:p>
      <text:p text:style-name="P112">सामग्री गुप्त-कालीन अभिलेखों से मिली है, जो अमिट है और गरे द्वारा</text:p>
      <text:p text:style-name="P112">नित्य पढ़े जाने वाले रघुवंश, कुमारसम्भव, अभिज्ञानशाकुंतल से। उसमें</text:p>
      <text:p text:style-name="P112">पाणिनि की भी देन है और चीनी यात्री फाहियान की भी।।</text:p>
      <text:p text:style-name="P112">तेरहवीं कहानी दुर्मुख है-सचमुच तीर की तरह चुगने ।। क्या</text:p>
      <text:p text:style-name="P112">किया जाय ? उसके पीछे हर्ष चरित है, कादम्बरी है, हेनराग और राग</text:p>
      <text:p text:style-name="P112">के यात्रा-वृतान्त हैं।</text:p>
      <text:p text:style-name="P112">चौदहवीं कहानी का समय है १२०० ई० और नाम है चक्रपाणि। उस</text:p>
      <text:p text:style-name="P112">कहानी का स्रोत आपको नैषध में ढूँढ़ना होगा, खंडनखंडखाद्य में ढूंढ़ना</text:p>
      <text:p text:style-name="P112">होगा और अनेक शिलालेखों तथा अभिलेखों में।</text:p>
      <text:p text:style-name="P112">बाबा नूरदीन से लेकर सुमेर तक छह-कहानियाँ और हैं जिनका</text:p>
      <text:p text:style-name="P112">समय है १०वीं सदी से बीसवीं सदी तक। उन सब कहानियों के पीछे भी</text:p>
      <text:p text:style-name="P112">ऐतिहासिक प्रामाणिकता है, लगभग वैसी ही जैसी इन कहानियों के पीछे।</text:p>
      <text:p text:style-name="P112">लेकिन उन पर देखता हूँ किसी की कुछ विशेष आपत्ति नहीं। शायद</text:p>
      <text:p text:style-name="P112">इसलिये कि वह सर्व अपेक्षाकृत वर्तमान काल से सम्बन्ध रखती है और हम</text:p>
      <text:p text:style-name="P112">ठहरे अतीत के पुजारी।</text:p>
      <text:p text:style-name="P112">पुस्तक में-कहानियों में व्यक्त-सभी निष्कर्षों से सहमत-असहमत</text:p>
      <text:p text:style-name="P112"/>
      <text:p text:style-name="P112">होने की इन पंक्तियों के लेखक की धाक-सामर्थ्य नहीं, क्योंकि उसके लिए</text:p>
      <text:p text:style-name="P112">राहुलजी जैसी न सही तो उसके आसपास का-सा अध्ययन होना चाहिए।</text:p>
      <text:p text:style-name="P112">ये पंक्तियाँ तो श्री स्वामीजी जैसों से केवल यह निवेदन करने के लिए</text:p>
      <text:p text:style-name="P112">लिखी गई हैं कि इन कहानियों में 'अनाप-सनाप’ नहीं है, वर्षों का अध्ययन</text:p>
      <text:p text:style-name="P112">है।</text:p>
      <text:p text:style-name="P112">अभी पिछले दिनों कुछ अनपढ़ जैनियों ने आचार्य धम्मानन्दो जी</text:p>
      <text:p text:style-name="P112">कोसम्बी द्वारा व्यक्त विचारों के विरुद्ध हुल्ला मचाया था। जैन पंडित जी ने</text:p>
      <text:p text:style-name="P188"><text:span text:style-name="T10">ही कहा-"हम कोसम्बी जी के पक्ष में गवाही देंगे।</text:span><text:span text:style-name="T11">"</text:span><text:span text:style-name="T10"> उसकी आवश्यकता</text:span></text:p>
      <text:p text:style-name="P112">नहीं पड़ी।</text:p>
      <text:p text:style-name="P112">मुझे डर है कि हमारे प्राचीन ग्रन्थ और उसके रचयिता ऋषि-महर्षि</text:p>
      <text:p text:style-name="P112">श्री राहुलजी की गवाही दे रहे हैं-अरे ? ठीक तो कहता है। "सत्य से बढ़</text:p>
      <text:p text:style-name="P112"><text:soft-page-break/>कर धर्म नहीं ।"</text:p>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5T06:24:34.283242095</dc:date>
    <meta:editing-duration>PT18H4M5S</meta:editing-duration>
    <meta:editing-cycles>121</meta:editing-cycles>
    <meta:generator>LibreOffice/6.0.2.1.0$Linux_X86_64 LibreOffice_project/00m0$Build-1</meta:generator>
    <meta:print-date>2018-03-22T19:31:14.646648384</meta:print-date>
    <meta:document-statistic meta:table-count="0" meta:image-count="0" meta:object-count="0" meta:page-count="223" meta:paragraph-count="3262" meta:word-count="107688" meta:character-count="359495" meta:non-whitespace-character-count="254947"/>
  </office:meta>
</office:document-meta>
</file>